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8854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42" style:family="table-column">
      <style:table-column-properties fo:break-before="auto" style:column-width="0.2339in"/>
    </style:style>
    <style:style style:name="co43" style:family="table-column">
      <style:table-column-properties fo:break-before="auto" style:column-width="0.3429in"/>
    </style:style>
    <style:style style:name="co9" style:family="table-column">
      <style:table-column-properties fo:break-before="auto" style:column-width="0.5445in"/>
    </style:style>
    <style:style style:name="co44" style:family="table-column">
      <style:table-column-properties fo:break-before="auto" style:column-width="0.078in"/>
    </style:style>
    <style:style style:name="co45" style:family="table-column">
      <style:table-column-properties fo:break-before="auto" style:column-width="0.6138in"/>
    </style:style>
    <style:style style:name="co23" style:family="table-column">
      <style:table-column-properties fo:break-before="auto" style:column-width="0.5618in"/>
    </style:style>
    <style:style style:name="co46" style:family="table-column">
      <style:table-column-properties fo:break-before="auto" style:column-width="0.5071in"/>
    </style:style>
    <style:style style:name="co27" style:family="table-column">
      <style:table-column-properties fo:break-before="auto" style:column-width="0.5535in"/>
    </style:style>
    <style:style style:name="co18" style:family="table-column">
      <style:table-column-properties fo:break-before="auto" style:column-width="1.2717in"/>
    </style:style>
    <style:style style:name="co19" style:family="table-column">
      <style:table-column-properties fo:break-before="auto" style:column-width="1.1327in"/>
    </style:style>
    <style:style style:name="co20" style:family="table-column">
      <style:table-column-properties fo:break-before="auto" style:column-width="0.8043in"/>
    </style:style>
    <style:style style:name="co21" style:family="table-column">
      <style:table-column-properties fo:break-before="auto" style:column-width="0.622in"/>
    </style:style>
    <style:style style:name="co22" style:family="table-column">
      <style:table-column-properties fo:break-before="auto" style:column-width="0.752in"/>
    </style:style>
    <style:style style:name="co24" style:family="table-column">
      <style:table-column-properties fo:break-before="auto" style:column-width="0.4063in"/>
    </style:style>
    <style:style style:name="co25" style:family="table-column">
      <style:table-column-properties fo:break-before="auto" style:column-width="0.8646in"/>
    </style:style>
    <style:style style:name="co26" style:family="table-column">
      <style:table-column-properties fo:break-before="auto" style:column-width="0.3717in"/>
    </style:style>
    <style:style style:name="co28" style:family="table-column">
      <style:table-column-properties fo:break-before="auto" style:column-width="0.9756in"/>
    </style:style>
    <style:style style:name="co29" style:family="table-column">
      <style:table-column-properties fo:break-before="auto" style:column-width="0.8909in"/>
    </style:style>
    <style:style style:name="co30" style:family="table-column">
      <style:table-column-properties fo:break-before="auto" style:column-width="0.7957in"/>
    </style:style>
    <style:style style:name="co31" style:family="table-column">
      <style:table-column-properties fo:break-before="auto" style:column-width="0.9598in"/>
    </style:style>
    <style:style style:name="co32" style:family="table-column">
      <style:table-column-properties fo:break-before="auto" style:column-width="0.9689in"/>
    </style:style>
    <style:style style:name="co33" style:family="table-column">
      <style:table-column-properties fo:break-before="auto" style:column-width="0.4917in"/>
    </style:style>
    <style:style style:name="co34" style:family="table-column">
      <style:table-column-properties fo:break-before="auto" style:column-width="0.3543in"/>
    </style:style>
    <style:style style:name="co35" style:family="table-column">
      <style:table-column-properties fo:break-before="auto" style:column-width="0.4528in"/>
    </style:style>
    <style:style style:name="co36" style:family="table-column">
      <style:table-column-properties fo:break-before="auto" style:column-width="0.6744in"/>
    </style:style>
    <style:style style:name="co37" style:family="table-column">
      <style:table-column-properties fo:break-before="auto" style:column-width="0.4138in"/>
    </style:style>
    <style:style style:name="co38" style:family="table-column">
      <style:table-column-properties fo:break-before="auto" style:column-width="0.5154in"/>
    </style:style>
    <style:style style:name="co39" style:family="table-column">
      <style:table-column-properties fo:break-before="auto" style:column-width="0.5382in"/>
    </style:style>
    <style:style style:name="co40" style:family="table-column">
      <style:table-column-properties fo:break-before="auto" style:column-width="0.6047in"/>
    </style:style>
    <style:style style:name="co41" style:family="table-column">
      <style:table-column-properties fo:break-before="auto" style:column-width="0.6398in"/>
    </style:style>
    <style:style style:name="co47" style:family="table-column">
      <style:table-column-properties fo:break-before="auto" style:column-width="0.4583in"/>
    </style:style>
    <style:style style:name="co48" style:family="table-column">
      <style:table-column-properties fo:break-before="auto" style:column-width="0.5362in"/>
    </style:style>
    <style:style style:name="co49" style:family="table-column">
      <style:table-column-properties fo:break-before="auto" style:column-width="0.5272in"/>
    </style:style>
    <style:style style:name="co50" style:family="table-column">
      <style:table-column-properties fo:break-before="auto" style:column-width="0.4929in"/>
    </style:style>
    <style:style style:name="co51" style:family="table-column">
      <style:table-column-properties fo:break-before="auto" style:column-width="0.398in"/>
    </style:style>
    <style:style style:name="co52" style:family="table-column">
      <style:table-column-properties fo:break-before="auto" style:column-width="0.3902in"/>
    </style:style>
    <style:style style:name="co53" style:family="table-column">
      <style:table-column-properties fo:break-before="auto" style:column-width="0.4146in"/>
    </style:style>
    <style:style style:name="co54" style:family="table-column">
      <style:table-column-properties fo:break-before="auto" style:column-width="0.5189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0752in" fo:break-before="auto" style:use-optimal-row-height="false"/>
    </style:style>
    <style:style style:name="ro8" style:family="table-row">
      <style:table-row-properties style:row-height="0.1583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0827in" fo:break-before="auto" style:use-optimal-row-height="false"/>
    </style:style>
    <style:style style:name="ro11" style:family="table-row">
      <style:table-row-properties style:row-height="0.1925in" fo:break-before="auto" style:use-optimal-row-height="false"/>
    </style:style>
    <style:style style:name="ro12" style:family="table-row">
      <style:table-row-properties style:row-height="0.1165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925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data-style-name="N0"/>
    <style:style style:name="ce49" style:family="table-cell" style:parent-style-name="Default" style:data-style-name="N178"/>
    <style:style style:name="ce54" style:family="table-cell" style:parent-style-name="Default">
      <style:text-properties fo:font-weight="bold" style:font-weight-asian="bold" style:font-weight-complex="bold"/>
    </style:style>
    <style:style style:name="ce9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93" style:family="table-cell" style:parent-style-name="Default">
      <style:table-cell-properties fo:background-color="#000000" style:text-align-source="fix" style:repeat-content="false" style:vertical-align="middle"/>
      <style:paragraph-properties fo:text-align="center"/>
    </style:style>
    <style:style style:name="ce94" style:family="table-cell" style:parent-style-name="Default">
      <style:table-cell-properties fo:background-color="#000000"/>
    </style:style>
    <style:style style:name="ce95" style:family="table-cell" style:parent-style-name="Default" style:data-style-name="N186"/>
    <style:style style:name="ce96" style:family="table-cell" style:parent-style-name="Default">
      <style:table-cell-properties fo:background-color="#e6e6e6"/>
    </style:style>
    <style:style style:name="ce9"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10"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11" style:family="table-cell" style:parent-style-name="Default">
      <style:text-properties style:font-name="Arial" fo:font-size="10pt" style:font-size-asian="10pt" style:font-size-complex="10pt"/>
    </style:style>
    <style:style style:name="ce12"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13"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14"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15"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7"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9" style:family="table-cell" style:parent-style-name="Default">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21" style:family="table-cell" style:parent-style-name="Default">
      <style:table-cell-properties fo:border="none"/>
    </style:style>
    <style:style style:name="ce22" style:family="table-cell" style:parent-style-name="Default">
      <style:table-cell-properties fo:border="none"/>
      <style:text-properties style:font-name="Arial" style:font-name-asian="Lucida Sans Unicode" style:font-name-complex="Tahoma"/>
    </style:style>
    <style:style style:name="ce23" style:family="table-cell" style:parent-style-name="Default">
      <style:table-cell-properties fo:border-bottom="0.0008in solid #000000" fo:border-left="none" fo:border-right="none" fo:border-top="none"/>
    </style:style>
    <style:style style:name="ce24" style:family="table-cell" style:parent-style-name="Default">
      <style:table-cell-properties fo:border-bottom="none" fo:background-color="#000000" fo:border-left="none" fo:border-right="none" fo:border-top="0.0008in solid #000000"/>
      <style:text-properties fo:color="#000000"/>
    </style:style>
    <style:style style:name="ce25"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6"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7"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8"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9"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31" style:family="table-cell" style:parent-style-name="Default" style:data-style-name="N179"/>
    <style:style style:name="ce32" style:family="table-cell" style:parent-style-name="Default">
      <style:text-properties style:font-name="Arial" style:font-name-asian="Lucida Sans Unicode" style:font-name-complex="Tahoma"/>
    </style:style>
    <style:style style:name="ce33" style:family="table-cell" style:parent-style-name="Default">
      <style:text-properties fo:color="#1a1a1a" style:font-name="Arial" style:font-name-asian="Lucida Sans Unicode" style:font-name-complex="Tahoma"/>
    </style:style>
    <style:style style:name="ce34"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35" style:family="table-cell" style:parent-style-name="Default">
      <style:text-properties fo:font-style="normal" style:font-style-asian="normal" style:font-style-complex="normal"/>
    </style:style>
    <style:style style:name="ce36" style:family="table-cell" style:parent-style-name="Default" style:data-style-name="N180"/>
    <style:style style:name="ce37" style:family="table-cell" style:parent-style-name="Default" style:data-style-name="N179">
      <style:text-properties style:font-name="Arial" style:font-name-asian="Lucida Sans Unicode" style:font-name-complex="Tahoma"/>
    </style:style>
    <style:style style:name="ce3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40"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41"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42"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43"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44"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45" style:family="table-cell" style:parent-style-name="Default">
      <style:table-cell-properties fo:background-color="transparent"/>
      <style:text-properties fo:font-style="normal" style:font-style-asian="normal" style:font-style-complex="normal"/>
    </style:style>
    <style:style style:name="ce46" style:family="table-cell" style:parent-style-name="Default">
      <style:table-cell-properties fo:border-bottom="0.0008in solid #000000" fo:background-color="transparent" fo:border-left="none" fo:border-right="none" fo:border-top="none"/>
    </style:style>
    <style:style style:name="ce47" style:family="table-cell" style:parent-style-name="Default">
      <style:table-cell-properties fo:background-color="transparent"/>
    </style:style>
    <style:style style:name="ce4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50"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51"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52" style:family="table-cell" style:parent-style-name="Default">
      <style:table-cell-properties fo:border-bottom="0.0008in solid #000000" fo:background-color="transparent" fo:border-left="none" fo:border-right="0.0008in solid #000000" fo:border-top="none"/>
    </style:style>
    <style:style style:name="ce53"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55"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56" style:family="table-cell" style:parent-style-name="Default" style:data-style-name="N179">
      <style:table-cell-properties fo:background-color="#e6e6ff"/>
      <style:text-properties fo:font-weight="bold" style:font-weight-asian="bold" style:font-weight-complex="bold"/>
    </style:style>
    <style:style style:name="ce57"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8" style:family="table-cell" style:parent-style-name="Default">
      <style:table-cell-properties fo:background-color="#000000"/>
      <style:text-properties fo:color="#000000"/>
    </style:style>
    <style:style style:name="ce59" style:family="table-cell" style:parent-style-name="Default" style:data-style-name="N179">
      <style:table-cell-properties fo:border-bottom="0.0008in solid #000000" fo:border-left="none" fo:border-right="none" fo:border-top="none"/>
    </style:style>
    <style:style style:name="ce60" style:family="table-cell" style:parent-style-name="Default" style:data-style-name="N179">
      <style:text-properties style:font-name="Arial" fo:font-weight="bold" style:font-name-asian="Lucida Sans Unicode" style:font-weight-asian="bold" style:font-name-complex="Tahoma" style:font-weight-complex="bold"/>
    </style:style>
    <style:style style:name="ce61"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none" fo:border-left="0.0008in solid #000000" fo:border-right="none" fo:border-top="none"/>
    </style:style>
    <style:style style:name="ce63" style:family="table-cell" style:parent-style-name="Default">
      <style:table-cell-properties fo:border-bottom="0.0008in solid #000000" fo:border-left="0.0008in solid #000000" fo:border-right="none" fo:border-top="none"/>
    </style:style>
    <style:style style:name="ce64"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65" style:family="table-cell" style:parent-style-name="Default">
      <style:table-cell-properties style:diagonal-bl-tr="none" style:diagonal-tl-br="none" fo:border="none" style:rotation-align="none"/>
    </style:style>
    <style:style style:name="ce66" style:family="table-cell" style:parent-style-name="Excel_5f_BuiltIn_5f_Hyperlink">
      <style:text-properties style:use-window-font-color="true" style:text-underline-style="none"/>
    </style:style>
    <style:style style:name="ce67" style:family="table-cell" style:parent-style-name="Default">
      <style:text-properties style:use-window-font-color="true"/>
    </style:style>
    <style:style style:name="ce6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9" style:family="table-cell" style:parent-style-name="Default">
      <style:text-properties fo:font-style="italic" style:font-style-asian="italic" style:font-style-complex="italic"/>
    </style:style>
    <style:style style:name="ce7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71" style:family="table-cell" style:parent-style-name="Default">
      <style:table-cell-properties style:text-align-source="fix" style:repeat-content="false"/>
      <style:paragraph-properties fo:text-align="center" fo:margin-left="0in"/>
    </style:style>
    <style:style style:name="ce72" style:family="table-cell" style:parent-style-name="Default">
      <style:table-cell-properties style:text-align-source="fix" style:repeat-content="false"/>
      <style:paragraph-properties fo:text-align="end" fo:margin-left="0in"/>
    </style:style>
    <style:style style:name="ce73"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74" style:family="table-cell" style:parent-style-name="Default">
      <style:table-cell-properties style:text-align-source="fix" style:repeat-content="false" style:vertical-align="middle"/>
      <style:paragraph-properties fo:text-align="center"/>
    </style:style>
    <style:style style:name="ce75" style:family="table-cell" style:parent-style-name="Default" style:data-style-name="N0">
      <style:table-cell-properties style:text-align-source="fix" style:repeat-content="false" style:vertical-align="middle"/>
      <style:paragraph-properties fo:text-align="center"/>
    </style:style>
    <style:style style:name="ce76"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7"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8" style:family="table-cell" style:parent-style-name="Default">
      <style:text-properties fo:font-size="8pt" style:font-size-asian="8pt" style:font-size-complex="8pt"/>
    </style:style>
    <style:style style:name="ce79" style:family="table-cell" style:parent-style-name="Default">
      <style:table-cell-properties style:diagonal-bl-tr="none" style:diagonal-tl-br="none" fo:border="none" style:rotation-align="none"/>
      <style:text-properties fo:font-size="8pt" style:font-size-asian="8pt" style:font-size-complex="8pt"/>
    </style:style>
    <style:style style:name="ce80"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81"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82" style:family="table-cell" style:parent-style-name="Default">
      <style:table-cell-properties style:text-align-source="fix" style:repeat-content="false" style:vertical-align="middle"/>
      <style:paragraph-properties fo:text-align="center" fo:margin-left="0in"/>
    </style:style>
    <style:style style:name="ce83" style:family="table-cell" style:parent-style-name="Default">
      <style:table-cell-properties style:diagonal-bl-tr="none" style:diagonal-tl-br="none" fo:background-color="transparent" fo:border="none" style:rotation-align="none"/>
    </style:style>
    <style:style style:name="ce84" style:family="table-cell" style:parent-style-name="Default">
      <style:text-properties style:font-name="Arial" fo:font-style="italic" style:font-name-asian="Lucida Sans Unicode" style:font-style-asian="italic" style:font-name-complex="Tahoma" style:font-style-complex="italic"/>
    </style:style>
    <style:style style:name="ce85" style:family="table-cell" style:parent-style-name="Default">
      <style:table-cell-properties style:text-align-source="value-type" style:repeat-content="false"/>
      <style:paragraph-properties fo:margin-left="0in"/>
    </style:style>
    <style:style style:name="ce86"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7"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8" style:family="table-cell" style:parent-style-name="Default">
      <style:table-cell-properties style:text-align-source="fix" style:repeat-content="false" fo:border="none" style:vertical-align="middle"/>
      <style:paragraph-properties fo:text-align="center"/>
    </style:style>
    <style:style style:name="ce89"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style:text-align-source="fix" style:repeat-content="false" fo:wrap-option="wrap" style:vertical-align="middle"/>
      <style:paragraph-properties fo:text-align="center"/>
    </style:style>
    <style:style style:name="ce9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97" style:family="table-cell" style:parent-style-name="Default">
      <style:table-cell-properties fo:border-bottom="none" fo:border-left="none" fo:border-right="none" fo:border-top="0.0008in solid #000000"/>
    </style:style>
    <style:style style:name="ce98"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99" style:family="table-cell" style:parent-style-name="Default">
      <style:table-cell-properties fo:border-bottom="none" fo:border-left="none" fo:border-right="0.0008in solid #000000" fo:border-top="none"/>
    </style:style>
    <style:style style:name="ce100" style:family="table-cell" style:parent-style-name="Default">
      <style:table-cell-properties fo:border-bottom="0.0008in solid #000000" fo:border-left="none" fo:border-right="0.0008in solid #000000" fo:border-top="none"/>
    </style:style>
    <style:style style:name="ce101"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02"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gr3" style:family="graphic">
      <style:graphic-properties draw:ole-draw-aspect="1" style:protect="size"/>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8" table:default-cell-style-name="ce11"/>
        <table:table-column table:style-name="co19" table:default-cell-style-name="Default"/>
        <table:table-column table:style-name="co20" table:default-cell-style-name="Default"/>
        <table:table-column table:style-name="co21" table:default-cell-style-name="Default"/>
        <table:table-column table:style-name="co9" table:default-cell-style-name="Default"/>
        <table:table-column table:style-name="co22" table:default-cell-style-name="Default"/>
        <table:table-column table:style-name="co24" table:number-columns-repeated="2" table:default-cell-style-name="Default"/>
        <table:table-column table:style-name="co25" table:default-cell-style-name="Default"/>
        <table:table-column table:style-name="co26" table:default-cell-style-name="Default"/>
        <table:table-column table:style-name="co28" table:default-cell-style-name="Default"/>
        <table:table-column table:style-name="co29" table:default-cell-style-name="Default"/>
        <table:table-column table:style-name="co30" table:default-cell-style-name="Default"/>
        <table:table-column table:style-name="co20" table:default-cell-style-name="Default"/>
        <table:table-column table:style-name="co31" table:default-cell-style-name="Default"/>
        <table:table-column table:style-name="co14" table:number-columns-repeated="1009" table:default-cell-style-name="Default"/>
        <table:table-row table:style-name="ro1">
          <table:table-cell table:style-name="ce9" office:value-type="string">
            <text:p>Pavadinimas</text:p>
          </table:table-cell>
          <table:table-cell table:style-name="ce20" office:value-type="string">
            <text:p>Atributas</text:p>
          </table:table-cell>
          <table:table-cell table:style-name="ce29" office:value-type="string">
            <text:p>const (a)</text:p>
          </table:table-cell>
          <table:table-cell table:style-name="ce29" office:value-type="string">
            <text:p>lin (b)</text:p>
          </table:table-cell>
          <table:table-cell table:style-name="ce29" office:value-type="string">
            <text:p>b1</text:p>
          </table:table-cell>
          <table:table-cell table:style-name="ce29" office:value-type="string">
            <text:p>pow (c)</text:p>
          </table:table-cell>
          <table:table-cell table:style-name="ce29" office:value-type="string">
            <text:p>c1</text:p>
          </table:table-cell>
          <table:table-cell table:style-name="ce29" office:value-type="string">
            <text:p>c2</text:p>
          </table:table-cell>
          <table:table-cell table:style-name="ce29" office:value-type="string">
            <text:p>exp (d)</text:p>
          </table:table-cell>
          <table:table-cell table:style-name="ce29" office:value-type="string">
            <text:p>d1</text:p>
          </table:table-cell>
          <table:table-cell table:style-name="ce29" office:value-type="string">
            <text:p>max lvl</text:p>
            <draw:frame table:end-cell-address="Main.K153" table:end-x="0.502in" table:end-y="0.0106in" draw:z-index="0" draw:style-name="gr3"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57" office:value-type="string">
            <text:p>Multiply?</text:p>
          </table:table-cell>
          <table:table-cell table:style-name="ce57" office:value-type="string">
            <text:p>Multiplier</text:p>
          </table:table-cell>
          <table:table-cell table:style-name="ce54" table:number-columns-repeated="1011"/>
        </table:table-row>
        <table:table-row table:style-name="ro1" table:visibility="filter">
          <table:table-cell table:style-name="ce10" office:value-type="string">
            <text:p>B Mex t1</text:p>
          </table:table-cell>
          <table:table-cell table:style-name="ce21" office:value-type="string">
            <office:annotation draw:style-name="gr5" draw:text-style-name="P2" svg:width="1.35in" svg:height="0.2346in" svg:x="2.6311in" svg:y="0.0075in" draw:caption-point-x="-0.2402in" draw:caption-point-y="0.1756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21" office:value-type="string">
            <text:p>metal rate</text:p>
          </table:table-cell>
          <table:table-cell office:value-type="float" office:value="0">
            <text:p>0</text:p>
          </table:table-cell>
          <table:table-cell table:style-name="ce31"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table:formula="of:=[.K2]" office:value-type="float" office:value="10">
            <text:p>10</text:p>
          </table:table-cell>
          <table:table-cell office:value-type="float" office:value="1">
            <text:p>1</text:p>
          </table:table-cell>
          <table:table-cell table:style-name="ce31"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21" office:value-type="string">
            <office:annotation draw:style-name="gr5" draw:text-style-name="P2" svg:width="3.1134in" svg:height="0.2346in" svg:x="2.6311in" svg:y="0.0075in" draw:caption-point-x="-0.2402in" draw:caption-point-y="0.1756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table:formula="of:=[.K3]" office:value-type="float" office:value="10">
            <text:p>10</text:p>
          </table:table-cell>
          <table:table-cell office:value-type="float" office:value="1">
            <text:p>1</text:p>
          </table:table-cell>
          <table:table-cell table:style-name="ce31"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21" office:value-type="string">
            <office:annotation draw:style-name="gr6" draw:text-style-name="P2" svg:width="3.0437in" svg:height="0.3902in" svg:x="2.6311in" svg:y="0.0075in" draw:caption-point-x="-0.2402in" draw:caption-point-y="0.1756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21" table:formula="of:=[.K4]" office:value-type="float" office:value="10">
            <text:p>10</text:p>
          </table:table-cell>
          <table:table-cell office:value-type="float" office:value="0">
            <text:p>0</text:p>
          </table:table-cell>
          <table:table-cell table:style-name="ce31"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21" office:value-type="string">
            <office:annotation draw:style-name="gr6" draw:text-style-name="P2" svg:width="2.6441in" svg:height="0.3902in" svg:x="2.6311in" svg:y="0.0075in" draw:caption-point-x="-0.2402in" draw:caption-point-y="0.1756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1" table:formula="of:=[.K5]" office:value-type="float" office:value="10">
            <text:p>10</text:p>
          </table:table-cell>
          <table:table-cell office:value-type="float" office:value="0">
            <text:p>0</text:p>
          </table:table-cell>
          <table:table-cell table:style-name="ce31" office:value-type="float" office:value="50">
            <text:p>50.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visibility="filter">
          <table:table-cell office:value-type="string">
            <text:p>B Mex t2</text:p>
          </table:table-cell>
          <table:table-cell table:style-name="ce21" office:value-type="string">
            <office:annotation draw:style-name="gr6" draw:text-style-name="P2" svg:width="1.8449in" svg:height="0.3902in" svg:x="2.6311in" svg:y="0.0075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21" office:value-type="string">
            <office:annotation draw:style-name="gr4" draw:text-style-name="P2" svg:width="1.1413in" svg:height="0.8567in" svg:x="2.6311in" svg:y="0.0075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31"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21" table:formula="of:=[.$K$8]" office:value-type="float" office:value="4">
            <text:p>4</text:p>
          </table:table-cell>
          <table:table-cell office:value-type="float" office:value="1">
            <text:p>1</text:p>
          </table:table-cell>
          <table:table-cell table:style-name="ce31"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21" office:value-type="string">
            <office:annotation draw:style-name="gr4" draw:text-style-name="P2" svg:width="1.1413in" svg:height="0.5457in" svg:x="2.6311in" svg:y="0.0075in" draw:caption-point-x="-0.2402in" draw:caption-point-y="0.1756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21" table:formula="of:=[.$K$8]" office:value-type="float" office:value="4">
            <text:p>4</text:p>
          </table:table-cell>
          <table:table-cell table:formula="of:=[.L21]" office:value-type="float" office:value="1">
            <text:p>1</text:p>
          </table:table-cell>
          <table:table-cell table:style-name="ce31"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21" office:value-type="string">
            <office:annotation draw:style-name="gr6" draw:text-style-name="P2" svg:width="4.5378in" svg:height="0.3902in" svg:x="2.6311in" svg:y="0.0075in" draw:caption-point-x="-0.2402in" draw:caption-point-y="0.1756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21"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6" draw:text-style-name="P2" svg:width="3.9213in" svg:height="0.3902in" svg:x="2.6311in" svg:y="0.0075in" draw:caption-point-x="-0.2402in" draw:caption-point-y="0.1756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21"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7" draw:text-style-name="P2" svg:width="2.4791in" svg:height="0.7012in" svg:x="2.6311in" svg:y="0.0075in" draw:caption-point-x="-0.2402in" draw:caption-point-y="0.1756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31"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visibility="filter">
          <table:table-cell office:value-type="string">
            <text:p>B Collector t1</text:p>
          </table:table-cell>
          <table:table-cell table:style-name="ce21" office:value-type="string">
            <office:annotation draw:style-name="gr4" draw:text-style-name="P2" svg:width="1.1413in" svg:height="0.3902in" svg:x="2.6311in" svg:y="0.0075in" draw:caption-point-x="-0.2402in" draw:caption-point-y="0.1756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21" office:value-type="string">
            <text:p>energy rate</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office:value-type="float" office:value="10">
            <text:p>10</text:p>
          </table:table-cell>
          <table:table-cell office:value-type="float" office:value="1">
            <text:p>1</text:p>
          </table:table-cell>
          <table:table-cell table:style-name="ce31"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21"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31"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21" office:value-type="string">
            <text:p>energy cost</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1" office:value-type="float" office:value="10">
            <text:p>10</text:p>
          </table:table-cell>
          <table:table-cell office:value-type="float" office:value="0">
            <text:p>0</text:p>
          </table:table-cell>
          <table:table-cell table:style-name="ce31" office:value-type="float" office:value="30">
            <text:p>30.0000</text:p>
          </table:table-cell>
          <table:table-cell table:number-columns-repeated="1011"/>
        </table:table-row>
        <table:table-row table:style-name="ro2" table:visibility="filter">
          <table:table-cell/>
          <table:table-cell table:style-name="ce21"/>
          <table:table-cell/>
          <table:table-cell table:style-name="ce31"/>
          <table:table-cell/>
          <table:table-cell table:style-name="ce30"/>
          <table:table-cell table:number-columns-repeated="4"/>
          <table:table-cell table:style-name="ce21"/>
          <table:table-cell/>
          <table:table-cell table:style-name="ce31"/>
          <table:table-cell table:number-columns-repeated="1011"/>
        </table:table-row>
        <table:table-row table:style-name="ro3" table:visibility="filter">
          <table:table-cell office:value-type="string">
            <text:p>B Collector t2</text:p>
          </table:table-cell>
          <table:table-cell table:style-name="ce21" office:value-type="string">
            <office:annotation draw:style-name="gr6" draw:text-style-name="P2" svg:width="2.7138in" svg:height="0.3902in" svg:x="2.6311in" svg:y="0.0075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6"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21" office:value-type="string">
            <office:annotation draw:style-name="gr8" draw:text-style-name="P2" svg:width="2.7657in" svg:height="1.3232in" svg:x="2.6311in" svg:y="0.0075in" draw:caption-point-x="-0.2402in" draw:caption-point-y="0.1756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31"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1"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21"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21" office:value-type="string">
            <text:p>energy cost</text:p>
          </table:table-cell>
          <table:table-cell office:value-type="float" office:value="4">
            <text:p>4</text:p>
          </table:table-cell>
          <table:table-cell table:style-name="ce31"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1"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21" office:value-type="string">
            <office:annotation draw:style-name="gr7" draw:text-style-name="P2" svg:width="3.313in" svg:height="0.7012in" svg:x="2.6311in" svg:y="0.0075in" draw:caption-point-x="-0.2402in" draw:caption-point-y="0.1756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31"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table-cell table:style-name="ce31"/>
          <table:table-cell/>
          <table:table-cell table:style-name="ce30"/>
          <table:table-cell table:number-columns-repeated="4"/>
          <table:table-cell table:style-name="ce21"/>
          <table:table-cell/>
          <table:table-cell table:style-name="ce31"/>
          <table:table-cell table:number-columns-repeated="1011"/>
        </table:table-row>
        <table:table-row table:style-name="ro1" table:visibility="filter">
          <table:table-cell office:value-type="string">
            <text:p>B Collector t3</text:p>
          </table:table-cell>
          <table:table-cell table:style-name="ce21" office:value-type="string">
            <office:annotation draw:style-name="gr4" draw:text-style-name="P2" svg:width="1.1413in" svg:height="0.2346in" svg:x="2.6311in" svg:y="0.0075in" draw:caption-point-x="-0.2402in" draw:caption-point-y="0.1756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21" office:value-type="float" office:value="2">
            <text:p>2</text:p>
          </table:table-cell>
          <table:table-cell office:value-type="float" office:value="0">
            <text:p>0</text:p>
          </table:table-cell>
          <table:table-cell table:style-name="ce31"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21" office:value-type="string">
            <office:annotation draw:style-name="gr4" draw:text-style-name="P2" svg:width="1.1413in" svg:height="0.3902in" svg:x="2.6311in" svg:y="0.0075in" draw:caption-point-x="-0.2402in" draw:caption-point-y="0.1756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31"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21" office:value-type="float" office:value="2">
            <text:p>2</text:p>
          </table:table-cell>
          <table:table-cell office:value-type="float" office:value="1">
            <text:p>1</text:p>
          </table:table-cell>
          <table:table-cell table:style-name="ce31"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21"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31"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21"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31"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21" office:value-type="string">
            <office:annotation draw:style-name="gr4" draw:text-style-name="P2" svg:width="1.1413in" svg:height="0.2346in" svg:x="2.6311in" svg:y="0.0075in" draw:caption-point-x="-0.2402in" draw:caption-point-y="0.1756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Zex t1</text:p>
          </table:table-cell>
          <table:table-cell table:style-name="ce21"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21" office:value-type="string">
            <text:p>zetium rate</text:p>
          </table:table-cell>
          <table:table-cell office:value-type="float" office:value="0">
            <text:p>0</text:p>
          </table:table-cell>
          <table:table-cell table:style-name="ce31"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1" office:value-type="float" office:value="10">
            <text:p>10</text:p>
          </table:table-cell>
          <table:table-cell office:value-type="float" office:value="1">
            <text:p>1</text:p>
          </table:table-cell>
          <table:table-cell table:style-name="ce31"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21" office:value-type="string">
            <office:annotation draw:style-name="gr5" draw:text-style-name="P2" svg:width="2.2185in" svg:height="0.2346in" svg:x="2.6311in" svg:y="0.0075in" draw:caption-point-x="-0.2402in" draw:caption-point-y="0.1756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31"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21" office:value-type="string">
            <office:annotation draw:style-name="gr5" draw:text-style-name="P2" svg:width="1.7146in" svg:height="0.2346in" svg:x="2.6311in" svg:y="0.0075in" draw:caption-point-x="-0.2402in" draw:caption-point-y="0.1756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31"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21" office:value-type="string">
            <office:annotation draw:style-name="gr7" draw:text-style-name="P2" svg:width="3.287in" svg:height="0.7012in" svg:x="2.6311in" svg:y="0.0075in" draw:caption-point-x="-0.2402in" draw:caption-point-y="0.1756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31" table:formula="of:=[.M16]*SHOURS(35)" office:value-type="float" office:value="1260">
            <text:p>1260.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3" table:visibility="filter">
          <table:table-cell office:value-type="string">
            <text:p>B Zex t2</text:p>
          </table:table-cell>
          <table:table-cell table:style-name="ce21" office:value-type="string">
            <office:annotation draw:style-name="gr9" draw:text-style-name="P2" svg:width="2.9831in" svg:height="0.8567in" svg:x="2.6311in" svg:y="0.0075in" draw:caption-point-x="-0.2402in" draw:caption-point-y="0.1756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21" office:value-type="string">
            <office:annotation draw:style-name="gr4" draw:text-style-name="P2" svg:width="1.1413in" svg:height="0.8567in" svg:x="2.6311in" svg:y="0.0075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31"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1"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5" draw:text-style-name="P2" svg:width="1.9665in" svg:height="0.2346in" svg:x="2.6311in" svg:y="0.0075in" draw:caption-point-x="-0.2402in" draw:caption-point-y="0.1756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6" draw:text-style-name="P2" svg:width="2.8701in" svg:height="0.3902in" svg:x="2.6311in" svg:y="0.0075in" draw:caption-point-x="-0.2402in" draw:caption-point-y="0.1756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6" draw:text-style-name="P2" svg:width="2.4531in" svg:height="0.3902in" svg:x="2.6311in" svg:y="0.0075in" draw:caption-point-x="-0.2402in" draw:caption-point-y="0.1756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6" draw:text-style-name="P2" svg:width="3.4433in" svg:height="0.3902in" svg:x="2.6311in" svg:y="0.0075in" draw:caption-point-x="-0.2402in" draw:caption-point-y="0.1756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4">
            <text:p>4.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visibility="filter">
          <table:table-cell office:value-type="string">
            <text:p>B Metal Storage</text:p>
          </table:table-cell>
          <table:table-cell table:style-name="ce21"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1" office:value-type="float" office:value="8">
            <text:p>8</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21" office:value-type="string">
            <office:annotation draw:style-name="gr6" draw:text-style-name="P2" svg:width="2.9929in" svg:height="0.3902in" svg:x="2.6311in" svg:y="0.0075in" draw:caption-point-x="-0.2402in" draw:caption-point-y="0.1756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1"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21" office:value-type="string">
            <office:annotation draw:style-name="gr4" draw:text-style-name="P2" svg:width="2.8799in" svg:height="0.2346in" svg:x="2.6311in" svg:y="0.0075in" draw:caption-point-x="-0.2402in" draw:caption-point-y="0.1756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21" office:value-type="string">
            <office:annotation draw:style-name="gr4" draw:text-style-name="P2" svg:width="3.2795in" svg:height="0.2346in" svg:x="2.6311in" svg:y="0.0075in" draw:caption-point-x="-0.2402in" draw:caption-point-y="0.1756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21"/>
          <table:table-cell table:number-columns-repeated="8"/>
          <table:table-cell table:style-name="ce21"/>
          <table:table-cell/>
          <table:table-cell table:style-name="ce31"/>
          <table:table-cell table:number-columns-repeated="1011"/>
        </table:table-row>
        <table:table-row table:style-name="ro1" table:visibility="filter">
          <table:table-cell office:value-type="string">
            <text:p>B Energy Storage</text:p>
          </table:table-cell>
          <table:table-cell table:style-name="ce21"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1" office:value-type="float" office:value="8">
            <text:p>8</text:p>
          </table:table-cell>
          <table:table-cell/>
          <table:table-cell table:style-name="ce31"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21" office:value-type="string">
            <office:annotation draw:style-name="gr6" draw:text-style-name="P2" svg:width="3.6008in" svg:height="0.3902in" svg:x="2.6311in" svg:y="0.0075in" draw:caption-point-x="-0.2402in" draw:caption-point-y="0.1756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1"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21" office:value-type="string">
            <office:annotation draw:style-name="gr4" draw:text-style-name="P2" svg:width="1.1413in" svg:height="0.2346in" svg:x="2.6311in" svg:y="0.0075in" draw:caption-point-x="-0.2402in" draw:caption-point-y="0.1756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21" office:value-type="string">
            <office:annotation draw:style-name="gr4" draw:text-style-name="P2" svg:width="1.1413in" svg:height="0.2346in" svg:x="2.6311in" svg:y="0.0075in" draw:caption-point-x="-0.2402in" draw:caption-point-y="0.1756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21"/>
          <table:table-cell table:number-columns-repeated="8"/>
          <table:table-cell table:style-name="ce21"/>
          <table:table-cell/>
          <table:table-cell table:style-name="ce31"/>
          <table:table-cell table:number-columns-repeated="1011"/>
        </table:table-row>
        <table:table-row table:style-name="ro1" table:visibility="filter">
          <table:table-cell office:value-type="string">
            <text:p>B Zetium Storage</text:p>
          </table:table-cell>
          <table:table-cell table:style-name="ce21"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1" office:value-type="float" office:value="8">
            <text:p>8</text:p>
          </table:table-cell>
          <table:table-cell/>
          <table:table-cell table:style-name="ce31"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21" office:value-type="string">
            <office:annotation draw:style-name="gr7" draw:text-style-name="P2" svg:width="3.6531in" svg:height="0.7012in" svg:x="2.6311in" svg:y="0.0075in" draw:caption-point-x="-0.2402in" draw:caption-point-y="0.1756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1"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21" office:value-type="string">
            <office:annotation draw:style-name="gr4" draw:text-style-name="P2" svg:width="1.1413in" svg:height="0.2346in" svg:x="2.6311in" svg:y="0.0075in" draw:caption-point-x="-0.2402in" draw:caption-point-y="0.1756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21" office:value-type="string">
            <office:annotation draw:style-name="gr4" draw:text-style-name="P2" svg:width="1.1413in" svg:height="0.2346in" svg:x="2.6311in" svg:y="0.0075in" draw:caption-point-x="-0.2402in" draw:caption-point-y="0.1756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21" office:value-type="string">
            <office:annotation draw:style-name="gr4" draw:text-style-name="P2" svg:width="1.1413in" svg:height="0.2346in" svg:x="2.6311in" svg:y="0.0075in" draw:caption-point-x="-0.2402in" draw:caption-point-y="0.1756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21"/>
          <table:table-cell table:number-columns-repeated="1022"/>
        </table:table-row>
        <table:table-row table:style-name="ro1" table:visibility="filter">
          <table:table-cell office:value-type="string">
            <text:p>B Mothership</text:p>
          </table:table-cell>
          <table:table-cell table:style-name="ce21" office:value-type="string">
            <office:annotation draw:style-name="gr4" draw:text-style-name="P2" svg:width="1.1413in" svg:height="0.2346in" svg:x="2.6311in" svg:y="0.0075in" draw:caption-point-x="-0.2402in" draw:caption-point-y="0.1756in">
              <dc:creator>AŠ</dc:creator>
              <dc:date>2010-12-18T00:00:00</dc:date>
              <text:p text:style-name="P2"><text:span text:style-name="T1">Kaip MEX t1 lvl5</text:span></text:p>
            </office:annotation>
            <text:p>metal rate</text:p>
          </table:table-cell>
          <table:table-cell table:style-name="ce31"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21" office:value-type="string">
            <office:annotation draw:style-name="gr5" draw:text-style-name="P2" svg:width="1.5941in" svg:height="0.2346in" svg:x="2.6311in" svg:y="0.0075in" draw:caption-point-x="-0.2402in" draw:caption-point-y="0.1756in">
              <dc:creator>AŠ</dc:creator>
              <dc:date>2010-12-18T00:00:00</dc:date>
              <text:p text:style-name="P2"><text:span text:style-name="T1">Kaip Collector t1 lvl5</text:span></text:p>
            </office:annotation>
            <text:p>energy rate</text:p>
          </table:table-cell>
          <table:table-cell table:style-name="ce31"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21" office:value-type="string">
            <office:annotation draw:style-name="gr5" draw:text-style-name="P2" svg:width="1.3421in" svg:height="0.2346in" svg:x="2.6311in" svg:y="0.0075in" draw:caption-point-x="-0.2402in" draw:caption-point-y="0.1756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21" office:value-type="string">
            <office:annotation draw:style-name="gr5" draw:text-style-name="P2" svg:width="1.3772in" svg:height="0.2346in" svg:x="2.6311in" svg:y="0.0075in" draw:caption-point-x="-0.2402in" draw:caption-point-y="0.1756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21" office:value-type="string">
            <office:annotation draw:style-name="gr4" draw:text-style-name="P2" svg:width="1.1413in" svg:height="0.2346in" svg:x="2.6311in" svg:y="0.0075in" draw:caption-point-x="-0.2402in" draw:caption-point-y="0.1756in">
              <dc:creator>AŠ</dc:creator>
              <dc:date>2010-12-18T00:00:00</dc:date>
              <text:p text:style-name="P2"><text:span text:style-name="T1">ZEX T1 lvl5 x 4d.</text:span></text:p>
            </office:annotation>
            <text:p>zetium storage</text:p>
          </table:table-cell>
          <table:table-cell table:style-name="ce32"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21" office:value-type="string">
            <office:annotation draw:style-name="gr4" draw:text-style-name="P2" svg:width="1.1413in" svg:height="0.2346in" svg:x="2.6311in" svg:y="0.0075in" draw:caption-point-x="-0.2402in" draw:caption-point-y="0.1756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21" office:value-type="string">
            <office:annotation draw:style-name="gr4" draw:text-style-name="P2" svg:width="1.1413in" svg:height="0.2346in" svg:x="2.6311in" svg:y="0.0075in" draw:caption-point-x="-0.2402in" draw:caption-point-y="0.1756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21"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21" office:value-type="string">
            <office:annotation draw:style-name="gr6" draw:text-style-name="P2" svg:width="2.2898in" svg:height="0.3902in" svg:x="2.6311in" svg:y="0.0075in" draw:caption-point-x="-0.2402in" draw:caption-point-y="0.1756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21"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21"/>
          <table:table-cell table:number-columns-repeated="1022"/>
        </table:table-row>
        <table:table-row table:style-name="ro3" table:visibility="filter">
          <table:table-cell office:value-type="string">
            <text:p>B Headquarters</text:p>
          </table:table-cell>
          <table:table-cell table:style-name="ce21" office:value-type="string">
            <office:annotation draw:style-name="gr5" draw:text-style-name="P2" svg:width="2.863in" svg:height="0.2346in" svg:x="2.6311in" svg:y="0.0075in" draw:caption-point-x="-0.2402in" draw:caption-point-y="0.1756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21" office:value-type="string">
            <office:annotation draw:style-name="gr4" draw:text-style-name="P2" svg:width="1.1413in" svg:height="0.5457in" svg:x="2.6311in" svg:y="0.0075in" draw:caption-point-x="-0.2402in" draw:caption-point-y="0.1756in">
              <dc:creator>AŠ</dc:creator>
              <dc:date>2011-03-04T00:00:00</dc:date>
              <text:p text:style-name="P2"><text:span text:style-name="T1">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21"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21"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21" office:value-type="string">
            <office:annotation draw:style-name="gr4" draw:text-style-name="P2" svg:width="1.1413in" svg:height="0.2346in" svg:x="2.6311in" svg:y="0.0075in" draw:caption-point-x="-0.2402in" draw:caption-point-y="0.1756in">
              <dc:creator>AŠ</dc:creator>
              <dc:date>2010-12-18T00:00:00</dc:date>
              <text:p text:style-name="P2"><text:span text:style-name="T1">Mothership x 0,3</text:span></text:p>
            </office:annotation>
            <text:p>metal rate</text:p>
          </table:table-cell>
          <table:table-cell table:style-name="ce31"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21" office:value-type="string">
            <office:annotation draw:style-name="gr4" draw:text-style-name="P2" svg:width="1.1413in" svg:height="0.2346in" svg:x="2.6311in" svg:y="0.0075in" draw:caption-point-x="-0.2402in" draw:caption-point-y="0.1756in">
              <dc:creator>AŠ</dc:creator>
              <dc:date>2010-12-18T00:00:00</dc:date>
              <text:p text:style-name="P2"><text:span text:style-name="T1">Mothership x 0,3</text:span></text:p>
            </office:annotation>
            <text:p>energy rate</text:p>
          </table:table-cell>
          <table:table-cell table:style-name="ce31"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21" office:value-type="string">
            <office:annotation draw:style-name="gr4" draw:text-style-name="P2" svg:width="1.1413in" svg:height="0.2346in" svg:x="2.6311in" svg:y="0.0075in" draw:caption-point-x="-0.2402in" draw:caption-point-y="0.1756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21" office:value-type="string">
            <office:annotation draw:style-name="gr4" draw:text-style-name="P2" svg:width="1.1413in" svg:height="0.2346in" svg:x="2.6311in" svg:y="0.0075in" draw:caption-point-x="-0.2402in" draw:caption-point-y="0.1756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21" office:value-type="string">
            <office:annotation draw:style-name="gr4" draw:text-style-name="P2" svg:width="1.1413in" svg:height="0.2346in" svg:x="2.6311in" svg:y="0.0075in" draw:caption-point-x="-0.2402in" draw:caption-point-y="0.1756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21" office:value-type="string">
            <office:annotation draw:style-name="gr4" draw:text-style-name="P2" svg:width="1.1413in" svg:height="0.3902in" svg:x="2.6311in" svg:y="0.0075in" draw:caption-point-x="-0.2402in" draw:caption-point-y="0.1756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21"/>
          <table:table-cell table:number-columns-repeated="1022"/>
        </table:table-row>
        <table:table-row table:style-name="ro1" table:visibility="filter">
          <table:table-cell office:value-type="string">
            <text:p>B Market</text:p>
          </table:table-cell>
          <table:table-cell table:style-name="ce21" office:value-type="string">
            <office:annotation draw:style-name="gr10" draw:text-style-name="P2" svg:width="2.1744in" svg:height="0.5457in" svg:x="2.6311in" svg:y="0.0075in" draw:caption-point-x="-0.2402in" draw:caption-point-y="0.1756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0.0075in" draw:caption-point-x="-0.2402in" draw:caption-point-y="0.1756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21"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21"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21"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21" office:value-type="string">
            <office:annotation draw:style-name="gr4" draw:text-style-name="P2" svg:width="1.1413in" svg:height="0.3902in" svg:x="2.6311in" svg:y="0.0075in" draw:caption-point-x="-0.2402in" draw:caption-point-y="0.1756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21"/>
          <table:table-cell table:number-columns-repeated="1022"/>
        </table:table-row>
        <table:table-row table:style-name="ro1" table:visibility="filter">
          <table:table-cell office:value-type="string">
            <text:p>T Market</text:p>
          </table:table-cell>
          <table:table-cell table:style-name="ce21"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21"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21"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21"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21"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21"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21"/>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21" office:value-type="string">
            <office:annotation draw:style-name="gr6" draw:text-style-name="P2" svg:width="1.8358in" svg:height="0.3902in" svg:x="2.6311in" svg:y="0.0075in" draw:caption-point-x="-0.2402in" draw:caption-point-y="0.1756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0.0075in" draw:caption-point-x="-0.2402in" draw:caption-point-y="0.1756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0.0075in" draw:caption-point-x="-0.2402in" draw:caption-point-y="0.1756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0.0075in" draw:caption-point-x="-0.2402in" draw:caption-point-y="0.1756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21"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21"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21" office:value-type="string">
            <office:annotation draw:style-name="gr9" draw:text-style-name="P2" svg:width="2.7484in" svg:height="0.8567in" svg:x="2.6311in" svg:y="0.0075in" draw:caption-point-x="-0.2402in" draw:caption-point-y="0.1756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21" office:value-type="string">
            <office:annotation draw:style-name="gr4" draw:text-style-name="P2" svg:width="1.1413in" svg:height="0.7012in" svg:x="2.6311in" svg:y="0.0075in" draw:caption-point-x="-0.2402in" draw:caption-point-y="0.1756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21" office:value-type="string">
            <office:annotation draw:style-name="gr6" draw:text-style-name="P2" svg:width="2.687in" svg:height="0.3902in" svg:x="2.6311in" svg:y="0.0075in" draw:caption-point-x="-0.2402in" draw:caption-point-y="0.1756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5" table:visibility="filter">
          <table:table-cell office:value-type="string">
            <text:p>B Radar</text:p>
          </table:table-cell>
          <table:table-cell table:style-name="ce21" office:value-type="string">
            <office:annotation draw:style-name="gr6" draw:text-style-name="P2" svg:width="3.1681in" svg:height="0.3902in" svg:x="2.6311in" svg:y="0.0075in" draw:caption-point-x="-0.2402in" draw:caption-point-y="0.1756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21" office:value-type="string">
            <office:annotation draw:style-name="gr7" draw:text-style-name="P2" svg:width="3.3417in" svg:height="0.7012in" svg:x="2.6311in" svg:y="0.0075in" draw:caption-point-x="-0.2402in" draw:caption-point-y="0.1756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21" office:value-type="string">
            <office:annotation draw:style-name="gr6" draw:text-style-name="P2" svg:width="2.5598in" svg:height="0.3902in" svg:x="2.6311in" svg:y="0.0075in" draw:caption-point-x="-0.2402in" draw:caption-point-y="0.1756in">
              <dc:creator>AŠ</dc:creator>
              <dc:date>2011-08-06T00:00:00</dc:date>
              <text:p text:style-name="P2"><text:span text:style-name="T1">1lvl: kaip T2 Collector 1lvl</text:span></text:p>
            </office:annotation>
            <text:p>energy usage</text:p>
          </table:table-cell>
          <table:table-cell table:style-name="ce31" office:value-type="float" office:value="0.0989">
            <text:p>0.0989</text:p>
          </table:table-cell>
          <table:table-cell table:style-name="ce36"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31" office:value-type="float" office:value="1">
            <text:p>1.0000</text:p>
          </table:table-cell>
          <table:table-cell office:value-type="float" office:value="5">
            <office:annotation draw:style-name="gr4" draw:text-style-name="P2" svg:width="1.1413in" svg:height="0.3902in" svg:x="10.8386in" svg:y="0.0075in" draw:caption-point-x="-0.2402in" draw:caption-point-y="0.1756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21" office:value-type="string">
            <office:annotation draw:style-name="gr6" draw:text-style-name="P2" svg:width="2.1602in" svg:height="0.3902in" svg:x="2.6311in" svg:y="0.0075in" draw:caption-point-x="-0.2402in" draw:caption-point-y="0.1756in">
              <dc:creator>AŠ</dc:creator>
              <dc:date>2011-08-06T00:00:00</dc:date>
              <text:p text:style-name="P2"><text:span text:style-name="T1">1lvl: MEX t1 lvl5 x 2d</text:span></text:p>
            </office:annotation>
            <text:p>metal cost</text:p>
          </table:table-cell>
          <table:table-cell table:style-name="ce32"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1" office:value-type="float" office:value="1">
            <text:p>1.0000</text:p>
          </table:table-cell>
          <table:table-cell office:value-type="float" office:value="120">
            <office:annotation draw:style-name="gr4" draw:text-style-name="P2" svg:width="1.1413in" svg:height="0.2346in" svg:x="10.8386in" svg:y="0.0075in" draw:caption-point-x="-0.2402in" draw:caption-point-y="0.1756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21" office:value-type="string">
            <office:annotation draw:style-name="gr6" draw:text-style-name="P2" svg:width="2.0039in" svg:height="0.3902in" svg:x="2.6311in" svg:y="0.0075in" draw:caption-point-x="-0.2402in" draw:caption-point-y="0.1756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21" office:value-type="string">
            <office:annotation draw:style-name="gr6" draw:text-style-name="P2" svg:width="1.7606in" svg:height="0.3902in" svg:x="2.6311in" svg:y="0.0075in" draw:caption-point-x="-0.2402in" draw:caption-point-y="0.1756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Barracks</text:p>
          </table:table-cell>
          <table:table-cell table:style-name="ce21" office:value-type="string">
            <office:annotation draw:style-name="gr6" draw:text-style-name="P2" svg:width="2.1248in" svg:height="0.3902in" svg:x="2.6311in" svg:y="0.0075in" draw:caption-point-x="-0.2402in" draw:caption-point-y="0.1756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21" office:value-type="string">
            <office:annotation draw:style-name="gr6" draw:text-style-name="P2" svg:width="2.863in" svg:height="0.3902in" svg:x="2.6311in" svg:y="0.0075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21" office:value-type="string">
            <office:annotation draw:style-name="gr6" draw:text-style-name="P2" svg:width="2.2465in" svg:height="0.3902in" svg:x="2.6311in" svg:y="0.0075in" draw:caption-point-x="-0.2402in" draw:caption-point-y="0.1756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21" office:value-type="string">
            <office:annotation draw:style-name="gr6" draw:text-style-name="P2" svg:width="2.3161in" svg:height="0.3902in" svg:x="2.6311in" svg:y="0.0075in" draw:caption-point-x="-0.2402in" draw:caption-point-y="0.1756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21" office:value-type="string">
            <office:annotation draw:style-name="gr5" draw:text-style-name="P2" svg:width="2.8614in" svg:height="0.2346in" svg:x="2.6311in" svg:y="0.0075in" draw:caption-point-x="-0.2402in" draw:caption-point-y="0.1756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Ground Factory</text:p>
          </table:table-cell>
          <table:table-cell table:style-name="ce21" office:value-type="string">
            <office:annotation draw:style-name="gr6" draw:text-style-name="P2" svg:width="2.2378in" svg:height="0.3902in" svg:x="2.6311in" svg:y="0.0075in" draw:caption-point-x="-0.2402in" draw:caption-point-y="0.1756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32"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21" office:value-type="string">
            <office:annotation draw:style-name="gr6" draw:text-style-name="P2" svg:width="2.5244in" svg:height="0.3902in" svg:x="2.6311in" svg:y="0.0075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21" office:value-type="string">
            <office:annotation draw:style-name="gr6" draw:text-style-name="P2" svg:width="2.2984in" svg:height="0.3902in" svg:x="2.6311in" svg:y="0.0075in" draw:caption-point-x="-0.2402in" draw:caption-point-y="0.1756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21" office:value-type="string">
            <office:annotation draw:style-name="gr6" draw:text-style-name="P2" svg:width="2.6374in" svg:height="0.3902in" svg:x="2.6311in" svg:y="0.0075in" draw:caption-point-x="-0.2402in" draw:caption-point-y="0.1756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21" office:value-type="string">
            <office:annotation draw:style-name="gr6" draw:text-style-name="P2" svg:width="2.6894in" svg:height="0.3902in" svg:x="2.6311in" svg:y="0.0075in" draw:caption-point-x="-0.2402in" draw:caption-point-y="0.1756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Space Factory</text:p>
          </table:table-cell>
          <table:table-cell table:style-name="ce21" office:value-type="string">
            <office:annotation draw:style-name="gr6" draw:text-style-name="P2" svg:width="2.2724in" svg:height="0.3902in" svg:x="2.6311in" svg:y="0.0075in" draw:caption-point-x="-0.2402in" draw:caption-point-y="0.1756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32"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21" office:value-type="string">
            <office:annotation draw:style-name="gr6" draw:text-style-name="P2" svg:width="2.8197in" svg:height="0.3902in" svg:x="2.6311in" svg:y="0.0075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21" office:value-type="string">
            <office:annotation draw:style-name="gr6" draw:text-style-name="P2" svg:width="2.4984in" svg:height="0.3902in" svg:x="2.6311in" svg:y="0.0075in" draw:caption-point-x="-0.2402in" draw:caption-point-y="0.1756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21" office:value-type="string">
            <office:annotation draw:style-name="gr6" draw:text-style-name="P2" svg:width="2.5157in" svg:height="0.3902in" svg:x="2.6311in" svg:y="0.0075in" draw:caption-point-x="-0.2402in" draw:caption-point-y="0.1756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21" office:value-type="string">
            <office:annotation draw:style-name="gr6" draw:text-style-name="P2" svg:width="2.0295in" svg:height="0.3902in" svg:x="2.6311in" svg:y="0.0075in" draw:caption-point-x="-0.2402in" draw:caption-point-y="0.1756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Research Center</text:p>
          </table:table-cell>
          <table:table-cell table:style-name="ce21" office:value-type="string">
            <office:annotation draw:style-name="gr6" draw:text-style-name="P2" svg:width="2.4374in" svg:height="0.3902in" svg:x="2.6311in" svg:y="0.0075in" draw:caption-point-x="-0.2402in" draw:caption-point-y="0.1756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21" office:value-type="string">
            <office:annotation draw:style-name="gr6" draw:text-style-name="P2" svg:width="2.585in" svg:height="0.3902in" svg:x="2.6311in" svg:y="0.0075in" draw:caption-point-x="-0.2402in" draw:caption-point-y="0.1756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table-cell office:value-type="float" office:value="0.6">
            <office:annotation draw:style-name="gr4" draw:text-style-name="P2" svg:width="1.1413in" svg:height="0.5457in" svg:x="11.7949in" svg:y="0.0075in" draw:caption-point-x="-0.2402in" draw:caption-point-y="0.1756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0.0075in" draw:caption-point-x="-0.2402in" draw:caption-point-y="0.1756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21" office:value-type="string">
            <office:annotation draw:style-name="gr6" draw:text-style-name="P2" svg:width="2.5591in" svg:height="0.3902in" svg:x="2.6311in" svg:y="0.0075in" draw:caption-point-x="-0.2402in" draw:caption-point-y="0.1756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21" office:value-type="string">
            <office:annotation draw:style-name="gr6" draw:text-style-name="P2" svg:width="2.1421in" svg:height="0.3902in" svg:x="2.6311in" svg:y="0.0075in" draw:caption-point-x="-0.2402in" draw:caption-point-y="0.1756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2">
            <text:p>2.0000</text:p>
          </table:table-cell>
          <table:table-cell/>
          <table:table-cell office:value-type="float" office:value="1.4">
            <text:p>1.4</text:p>
          </table:table-cell>
          <table:table-cell table:style-name="ce32"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22" office:value-type="string">
            <office:annotation draw:style-name="gr4" draw:text-style-name="P2" svg:width="1.1413in" svg:height="0.3902in" svg:x="2.6311in" svg:y="0.0075in" draw:caption-point-x="-0.2402in" draw:caption-point-y="0.1756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B Crane</text:p>
          </table:table-cell>
          <table:table-cell table:style-name="ce21" office:value-type="string">
            <office:annotation draw:style-name="gr4" draw:text-style-name="P2" svg:width="1.1413in" svg:height="0.2346in" svg:x="2.6311in" svg:y="0.0075in" draw:caption-point-x="-0.2402in" draw:caption-point-y="0.1756in">
              <dc:creator>AŠ</dc:creator>
              <dc:date>2011-01-25T00:00:00</dc:date>
              <text:p text:style-name="P2"><text:span text:style-name="T1">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31"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21"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31"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21"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31"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21"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31" table:formula="of:=[.M136]" office:value-type="float" office:value="0.6">
            <text:p>0.6000</text:p>
          </table:table-cell>
          <table:table-cell table:number-columns-repeated="1011"/>
        </table:table-row>
        <table:table-row table:style-name="ro6"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Defensive Portal</text:p>
          </table:table-cell>
          <table:table-cell table:style-name="ce21" office:value-type="string">
            <office:annotation draw:style-name="gr12" draw:text-style-name="P2" svg:width="2.0094in" svg:height="1.1677in" svg:x="2.6311in" svg:y="0.0075in" draw:caption-point-x="-0.2402in" draw:caption-point-y="0.1756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table-cell office:value-type="float" office:value="4.5">
            <office:annotation draw:style-name="gr4" draw:text-style-name="P2" svg:width="1.1413in" svg:height="0.5457in" svg:x="11.7949in" svg:y="0.0075in" draw:caption-point-x="-0.2402in" draw:caption-point-y="0.1756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0.0075in" draw:caption-point-x="-0.2402in" draw:caption-point-y="0.1756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21"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21"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21"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21" office:value-type="string">
            <office:annotation draw:style-name="gr6" draw:text-style-name="P2" svg:width="1.6012in" svg:height="0.3902in" svg:x="2.6311in" svg:y="0.0075in" draw:caption-point-x="-0.2402in" draw:caption-point-y="0.1756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21" office:value-type="string">
            <office:annotation draw:style-name="gr6" draw:text-style-name="P2" svg:width="1.5579in" svg:height="0.3902in" svg:x="2.6311in" svg:y="0.0075in" draw:caption-point-x="-0.2402in" draw:caption-point-y="0.1756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table:style-name="Default" office:value-type="string">
            <text:p>T Defensive Portal</text:p>
          </table:table-cell>
          <table:table-cell table:style-name="ce21" office:value-type="string">
            <office:annotation draw:style-name="gr9" draw:text-style-name="P2" svg:width="1.6185in" svg:height="0.8567in" svg:x="2.6311in" svg:y="0.0075in" draw:caption-point-x="-0.2402in" draw:caption-point-y="0.1756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31" office:value-type="float" office:value="0.7">
            <text:p>0.7000</text:p>
          </table:table-cell>
          <table:table-cell/>
          <table:table-cell office:value-type="float" office:value="2">
            <office:annotation draw:style-name="gr4" draw:text-style-name="P2" svg:width="1.1413in" svg:height="0.7012in" svg:x="11.7949in" svg:y="0.0075in" draw:caption-point-x="-0.2402in" draw:caption-point-y="0.1756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21"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21"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21"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21"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21"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table-cell office:value-type="string">
            <text:p>B Healing Center</text:p>
          </table:table-cell>
          <table:table-cell table:style-name="ce21" office:value-type="string">
            <office:annotation draw:style-name="gr7" draw:text-style-name="P2" svg:width="1.8358in" svg:height="0.7012in" svg:x="2.6311in" svg:y="0.0075in" draw:caption-point-x="-0.2402in" draw:caption-point-y="0.1756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table-cell office:value-type="float" office:value="3">
            <office:annotation draw:style-name="gr4" draw:text-style-name="P2" svg:width="1.1413in" svg:height="0.2346in" svg:x="11.7949in" svg:y="0.0075in" draw:caption-point-x="-0.2402in" draw:caption-point-y="0.1756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53]" office:value-type="string" office:string-value="B Healing Center">
            <text:p>B Healing Center</text:p>
          </table:table-cell>
          <table:table-cell table:style-name="ce21" office:value-type="string">
            <text:p>metal cost</text:p>
          </table:table-cell>
          <table:table-cell table:style-name="ce32"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table-cell table:formula="of:=[.A154]" office:value-type="string" office:string-value="B Healing Center">
            <text:p>B Healing Center</text:p>
          </table:table-cell>
          <table:table-cell table:style-name="ce21"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table-cell table:formula="of:=[.A155]" office:value-type="string" office:string-value="B Healing Center">
            <text:p>B Healing Center</text:p>
          </table:table-cell>
          <table:table-cell table:style-name="ce21" office:value-type="string">
            <text:p>zetium cost</text:p>
          </table:table-cell>
          <table:table-cell table:style-name="ce32"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table-cell table:formula="of:=[.A156]" office:value-type="string" office:string-value="B Healing Center">
            <text:p>B Healing Center</text:p>
          </table:table-cell>
          <table:table-cell table:style-name="ce21" office:value-type="string">
            <text:p>healing time mod</text:p>
          </table:table-cell>
          <table:table-cell table:style-name="ce32" office:value-type="float" office:value="3">
            <text:p>3</text:p>
          </table:table-cell>
          <table:table-cell office:value-type="float" office:value="-0.8">
            <text:p>-0.8</text:p>
          </table:table-cell>
          <table:table-cell office:value-type="float" office:value="-1">
            <text:p>-1</text:p>
          </table:table-cell>
          <table:table-cell table:number-columns-repeated="5"/>
          <table:table-cell table:formula="of:=[.K156]" office:value-type="float" office:value="3">
            <text:p>3</text:p>
          </table:table-cell>
          <table:table-cell/>
          <table:table-cell table:style-name="ce31" office:value-type="float" office:value="1">
            <text:p>1.0000</text:p>
          </table:table-cell>
          <table:table-cell table:number-columns-repeated="1011"/>
        </table:table-row>
        <table:table-row table:style-name="ro1">
          <table:table-cell table:formula="of:=[.A157]" office:value-type="string" office:string-value="B Healing Center">
            <text:p>B Healing Center</text:p>
          </table:table-cell>
          <table:table-cell table:style-name="ce21" office:value-type="string">
            <text:p>healing cost mod</text:p>
          </table:table-cell>
          <table:table-cell table:style-name="ce32" office:value-type="float" office:value="2.25">
            <text:p>2.25</text:p>
          </table:table-cell>
          <table:table-cell office:value-type="float" office:value="-0.5">
            <text:p>-0.5</text:p>
          </table:table-cell>
          <table:table-cell office:value-type="float" office:value="-1">
            <text:p>-1</text:p>
          </table:table-cell>
          <table:table-cell table:number-columns-repeated="5"/>
          <table:table-cell table:formula="of:=[.K157]" office:value-type="float" office:value="3">
            <text:p>3</text:p>
          </table:table-cell>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Healing Center</text:p>
          </table:table-cell>
          <table:table-cell table:style-name="ce21" office:value-type="string">
            <office:annotation draw:style-name="gr5" draw:text-style-name="P2" svg:width="1.6185in" svg:height="0.2346in" svg:x="2.6311in" svg:y="1.0823in" draw:caption-point-x="-0.2402in" draw:caption-point-y="0.1756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21"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21"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21"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3]" office:value-type="string" office:string-value="T Healing Center">
            <text:p>T Healing Center</text:p>
          </table:table-cell>
          <table:table-cell table:style-name="ce21" office:value-type="string">
            <text:p>scientists min</text:p>
          </table:table-cell>
          <table:table-cell table:number-matrix-columns-spanned="11" table:number-matrix-rows-spanned="1" table:formula="of:=RESEARCHTIME([.C160:.M160])"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164]" office:value-type="string" office:string-value="T Healing Center">
            <text:p>T Healing Center</text:p>
          </table:table-cell>
          <table:table-cell table:style-name="ce21" office:value-type="string">
            <text:p>war points</text:p>
          </table:table-cell>
          <table:table-cell table:style-name="ce32" table:number-matrix-columns-spanned="11" table:number-matrix-rows-spanned="1" table:formula="of:=TECH_WAR_POINTS([.C161:.M163];[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1"/>
          <table:table-cell table:style-name="ce32"/>
          <table:table-cell table:number-columns-repeated="9"/>
          <table:table-cell table:style-name="ce31"/>
          <table:table-cell table:number-columns-repeated="1011"/>
        </table:table-row>
        <table:table-row table:style-name="ro1">
          <table:table-cell office:value-type="string">
            <text:p>T Building Repair</text:p>
          </table:table-cell>
          <table:table-cell table:style-name="ce21" office:value-type="string">
            <office:annotation draw:style-name="gr5" draw:text-style-name="P2" svg:width="1.6185in" svg:height="0.2346in" svg:x="2.6311in" svg:y="1.0823in" draw:caption-point-x="-0.2402in" draw:caption-point-y="0.1756in">
              <dc:creator>AŠ</dc:creator>
              <dc:date>2011-03-09T00:00:00</dc:date>
              <text:p text:style-name="P2"><text:span text:style-name="T1">2 5x Ground Factory</text:span></text:p>
            </office:annotation>
            <text:p>time</text:p>
          </table:table-cell>
          <table:table-cell table:style-name="ce32" table:number-matrix-columns-spanned="9" table:number-matrix-rows-spanned="1" table:formula="of:=LINEAR_DEP(1; [.C160:.M160];[.$O$167]; 1; [.C160:.M160]; [.$P$167]; [.$Q$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table-cell office:value-type="float" office:value="1.5">
            <office:annotation draw:style-name="gr4" draw:text-style-name="P2" svg:width="1.1413in" svg:height="0.8567in" svg:x="11.7949in" svg:y="1.0823in" draw:caption-point-x="-0.2402in" draw:caption-point-y="0.1756in">
              <dc:creator>AŠ</dc:creator>
              <dc:date>2011-11-11T00:00:00</dc:date>
              <text:p text:style-name="P2"><text:span text:style-name="T1">First level multiplier of healing center technology.</text:span></text:p>
              <text:p text:style-name="P2"><text:span text:style-name="T1"/></text:p>
            </office:annotation>
            <text:p>1.5</text:p>
          </table:table-cell>
          <table:table-cell office:value-type="float" office:value="3.5">
            <office:annotation draw:style-name="gr4" draw:text-style-name="P2" svg:width="1.1413in" svg:height="0.7012in" svg:x="12.6839in" svg:y="1.0823in" draw:caption-point-x="-0.2402in" draw:caption-point-y="0.1756in">
              <dc:creator>AŠ</dc:creator>
              <dc:date>2011-11-11T00:00:00</dc:date>
              <text:p text:style-name="P2"><text:span text:style-name="T1">Last level multiplier of healing center technology</text:span></text:p>
            </office:annotation>
            <text:p>3.5</text:p>
          </table:table-cell>
          <table:table-cell table:formula="of:=[.O153]" office:value-type="float" office:value="3">
            <office:annotation draw:style-name="gr4" draw:text-style-name="P2" svg:width="1.1413in" svg:height="0.2346in" svg:x="13.5728in" svg:y="1.0823in" draw:caption-point-x="-0.2402in" draw:caption-point-y="0.1756in">
              <dc:creator>AŠ</dc:creator>
              <dc:date>2011-11-11T00:00:00</dc:date>
              <text:p text:style-name="P2"><text:span text:style-name="T1">Max level.</text:span></text:p>
            </office:annotation>
            <text:p>3</text:p>
          </table:table-cell>
          <table:table-cell table:number-columns-repeated="1007"/>
        </table:table-row>
        <table:table-row table:style-name="ro1">
          <table:table-cell table:formula="of:=[.A167]" office:value-type="string" office:string-value="T Building Repair">
            <text:p>T Building Repair</text:p>
          </table:table-cell>
          <table:table-cell table:style-name="ce21" office:value-type="string">
            <text:p>metal cost</text:p>
          </table:table-cell>
          <table:table-cell table:style-name="ce32" table:number-matrix-columns-spanned="9" table:number-matrix-rows-spanned="1" table:formula="of:=LINEAR_DEP(1; [.C161:.M161];[.$O$167]; 1; [.C161:.M161]; [.$P$167]; [.$Q$167])" office:value-type="float" office:value="93521.25">
            <text:p>93521.25</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number-columns-repeated="1011"/>
        </table:table-row>
        <table:table-row table:style-name="ro1">
          <table:table-cell table:formula="of:=[.A168]" office:value-type="string" office:string-value="T Building Repair">
            <text:p>T Building Repair</text:p>
          </table:table-cell>
          <table:table-cell table:style-name="ce21" office:value-type="string">
            <text:p>energy cost</text:p>
          </table:table-cell>
          <table:table-cell table:style-name="ce32" table:number-matrix-columns-spanned="9" table:number-matrix-rows-spanned="1" table:formula="of:=LINEAR_DEP(1; [.C162:.M162];[.$O$167]; 1; [.C162:.M162]; [.$P$167]; [.$Q$167])" office:value-type="float" office:value="144957.9375">
            <text:p>144957.94</text:p>
          </table:table-cell>
          <table:table-cell office:value-type="float" office:value="96638.625">
            <text:p>96638.6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number-columns-repeated="1011"/>
        </table:table-row>
        <table:table-row table:style-name="ro1">
          <table:table-cell table:formula="of:=[.A169]" office:value-type="string" office:string-value="T Building Repair">
            <text:p>T Building Repair</text:p>
          </table:table-cell>
          <table:table-cell table:style-name="ce21" office:value-type="string">
            <text:p>zetium cost</text:p>
          </table:table-cell>
          <table:table-cell table:style-name="ce32" table:number-matrix-columns-spanned="9" table:number-matrix-rows-spanned="1" table:formula="of:=LINEAR_DEP(1; [.C163:.M163];[.$O$167]; 1; [.C163:.M163]; [.$P$167]; [.$Q$167])" office:value-type="float" office:value="9352.125">
            <text:p>9352.13</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number-columns-repeated="1011"/>
        </table:table-row>
        <table:table-row table:style-name="ro1">
          <table:table-cell table:formula="of:=[.A170]" office:value-type="string" office:string-value="T Building Repair">
            <text:p>T Building Repair</text:p>
          </table:table-cell>
          <table:table-cell table:style-name="ce21" office:value-type="string">
            <office:annotation draw:style-name="gr4" draw:text-style-name="P2" svg:width="1.1413in" svg:height="0.3902in" svg:x="2.6311in" svg:y="1.7992in" draw:caption-point-x="-0.2402in" draw:caption-point-y="0.1756in">
              <dc:creator>AŠ</dc:creator>
              <dc:date>2011-11-11T00:00:00</dc:date>
              <text:p text:style-name="P2"><text:span text:style-name="T1">Same as B Healing Center</text:span></text:p>
            </office:annotation>
            <text:p>healing time mod</text:p>
          </table:table-cell>
          <table:table-cell table:style-name="ce32" table:number-matrix-columns-spanned="10" table:number-matrix-rows-spanned="1" table:formula="of:=[.C157:.L157]" office:value-type="float" office:value="3">
            <text:p>3</text:p>
          </table:table-cell>
          <table:table-cell office:value-type="float" office:value="-0.8">
            <text:p>-0.8</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31" table:formula="of:=[.M157]*3" office:value-type="float" office:value="3">
            <text:p>3.0000</text:p>
          </table:table-cell>
          <table:table-cell table:number-columns-repeated="1011"/>
        </table:table-row>
        <table:table-row table:style-name="ro1">
          <table:table-cell table:formula="of:=[.A171]" office:value-type="string" office:string-value="T Building Repair">
            <text:p>T Building Repair</text:p>
          </table:table-cell>
          <table:table-cell table:style-name="ce21" office:value-type="string">
            <text:p>healing cost mod</text:p>
          </table:table-cell>
          <table:table-cell table:style-name="ce32" table:number-matrix-columns-spanned="11" table:number-matrix-rows-spanned="1" table:formula="of:=[.C158:.M158]" office:value-type="float" office:value="2.25">
            <text:p>2.25</text:p>
          </table:table-cell>
          <table:table-cell office:value-type="float" office:value="-0.5">
            <text:p>-0.5</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31" office:value-type="float" office:value="1">
            <text:p>1.0000</text:p>
          </table:table-cell>
          <table:table-cell table:number-columns-repeated="1011"/>
        </table:table-row>
        <table:table-row table:style-name="ro1">
          <table:table-cell table:formula="of:=[.A172]" office:value-type="string" office:string-value="T Building Repair">
            <text:p>T Building Repair</text:p>
          </table:table-cell>
          <table:table-cell table:style-name="ce21" office:value-type="string">
            <text:p>scientists min</text:p>
          </table:table-cell>
          <table:table-cell table:style-name="ce32" table:number-matrix-columns-spanned="11" table:number-matrix-rows-spanned="1" table:formula="of:=RESEARCHTIME([.C167:.M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table-cell table:formula="of:=[.A173]" office:value-type="string" office:string-value="T Building Repair">
            <text:p>T Building Repair</text:p>
          </table:table-cell>
          <table:table-cell table:style-name="ce21" office:value-type="string">
            <text:p>war points</text:p>
          </table:table-cell>
          <table:table-cell table:style-name="ce32" table:number-matrix-columns-spanned="11" table:number-matrix-rows-spanned="1" table:formula="of:=TECH_WAR_POINTS([.C168:.M170];[Variables.$B$12:.$B$14];[Variables.$B$23])" office:value-type="float" office:value="52177.0640625">
            <text:p>52177.06</text:p>
          </table:table-cell>
          <table:table-cell office:value-type="float" office:value="34784.709375">
            <text:p>34784.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6" table:visibility="filter">
          <table:table-cell/>
          <table:table-cell table:style-name="ce21"/>
          <table:table-cell table:style-name="ce32"/>
          <table:table-cell table:number-columns-repeated="9"/>
          <table:table-cell table:style-name="ce31"/>
          <table:table-cell table:number-columns-repeated="1011"/>
        </table:table-row>
        <table:table-row table:style-name="ro1" table:visibility="filter">
          <table:table-cell office:value-type="string">
            <text:p>B Npc Infantry Factory</text:p>
          </table:table-cell>
          <table:table-cell table:style-name="ce21" office:value-type="string">
            <office:annotation draw:style-name="gr4" draw:text-style-name="P2" svg:width="1.1413in" svg:height="0.2346in" svg:x="2.6311in" svg:y="2.5161in" draw:caption-point-x="-0.2402in" draw:caption-point-y="0.1756in">
              <dc:creator>AŠ</dc:creator>
              <dc:date>2011-09-19T00:00:00</dc:date>
              <text:p text:style-name="P2"><text:span text:style-name="T1">Gnats + glancers</text:span></text:p>
            </office:annotation>
            <text:p>metal rate</text:p>
          </table:table-cell>
          <table:table-cell table:style-name="ce32"/>
          <table:table-cell table:style-name="ce31" table:formula="of:=([Units.R$72]*[.$P$176]+[Units.R$73]*[.$Q$176])/SHOURS([.$O$176])/[.K176]"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31" office:value-type="float" office:value="1">
            <text:p>1.0000</text:p>
          </table:table-cell>
          <table:table-cell/>
          <table:table-cell office:value-type="float" office:value="6">
            <office:annotation draw:style-name="gr4" draw:text-style-name="P2" svg:width="1.1413in" svg:height="0.3902in" svg:x="11.7949in" svg:y="2.5161in" draw:caption-point-x="-0.2402in" draw:caption-point-y="0.1756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2.5161in" draw:caption-point-x="-0.2402in" draw:caption-point-y="0.1756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2.5161in" draw:caption-point-x="-0.2402in" draw:caption-point-y="0.1756in">
              <dc:creator>AŠ</dc:creator>
              <dc:date>2011-09-19T00:00:00</dc:date>
              <text:p text:style-name="P2"><text:span text:style-name="T1">Number of glancers</text:span></text:p>
            </office:annotation>
            <text:p>2</text:p>
          </table:table-cell>
          <table:table-cell table:number-columns-repeated="1007"/>
        </table:table-row>
        <table:table-row table:style-name="ro1" table:visibility="filter">
          <table:table-cell table:formula="of:=[.A176]" office:value-type="string" office:string-value="B Npc Infantry Factory">
            <text:p>B Npc Infantry Factory</text:p>
          </table:table-cell>
          <table:table-cell table:style-name="ce21" office:value-type="string">
            <text:p>energy rate</text:p>
          </table:table-cell>
          <table:table-cell table:style-name="ce32"/>
          <table:table-cell table:style-name="ce31" table:formula="of:=([Units.S$72]*[.$P$176]+[Units.S$73]*[.$Q$176])/SHOURS([.$O$176])/[.K177]" office:value-type="float" office:value="0.0384559259259259">
            <text:p>0.0385</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1" table:visibility="filter">
          <table:table-cell table:formula="of:=[.A177]" office:value-type="string" office:string-value="B Npc Infantry Factory">
            <text:p>B Npc Infantry Factory</text:p>
          </table:table-cell>
          <table:table-cell table:style-name="ce21" office:value-type="string">
            <text:p>zetium rate</text:p>
          </table:table-cell>
          <table:table-cell table:style-name="ce32"/>
          <table:table-cell table:style-name="ce31" table:formula="of:=([Units.T$72]*[.$P$176]+[Units.T$73]*[.$Q$176])/SHOURS([.$O$176])/[.K178]" office:value-type="float" office:value="0.000380430555555556">
            <text:p>0.000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1" table:visibility="filter">
          <table:table-cell table:formula="of:=[.A178]" office:value-type="string" office:string-value="B Npc Infantry Factory">
            <text:p>B Npc Infantry Factory</text:p>
          </table:table-cell>
          <table:table-cell table:style-name="ce21" office:value-type="string">
            <text:p>construction mod</text:p>
          </table:table-cell>
          <table:table-cell table:style-name="ce32"/>
          <table:table-cell office:value-type="float" office:value="15">
            <text:p>15</text:p>
          </table:table-cell>
          <table:table-cell office:value-type="float" office:value="-1">
            <text:p>-1</text:p>
          </table:table-cell>
          <table:table-cell table:number-columns-repeated="5"/>
          <table:table-cell table:formula="of:=[.K178]"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79]" office:value-type="string" office:string-value="B Npc Infantry Factory">
            <text:p>B Npc Infantry Factory</text:p>
          </table:table-cell>
          <table:table-cell table:style-name="ce21" office:value-type="string">
            <text:p>metal storage</text:p>
          </table:table-cell>
          <table:table-cell table:formula="of:=[.D176]*SHOURS([Variables.$B$27])" office:value-type="float" office:value="46516.288">
            <text:p>46516.29</text:p>
          </table:table-cell>
          <table:table-cell table:number-columns-repeated="7"/>
          <table:table-cell table:formula="of:=[.K179]"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80]" office:value-type="string" office:string-value="B Npc Infantry Factory">
            <text:p>B Npc Infantry Factory</text:p>
          </table:table-cell>
          <table:table-cell table:style-name="ce21" office:value-type="string">
            <text:p>energy storage</text:p>
          </table:table-cell>
          <table:table-cell table:formula="of:=[.D177]*SHOURS([Variables.$B$27])" office:value-type="float" office:value="93032.576">
            <text:p>93032.58</text:p>
          </table:table-cell>
          <table:table-cell table:number-columns-repeated="7"/>
          <table:table-cell table:formula="of:=[.K180]"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81]" office:value-type="string" office:string-value="B Npc Infantry Factory">
            <text:p>B Npc Infantry Factory</text:p>
          </table:table-cell>
          <table:table-cell table:style-name="ce21" office:value-type="string">
            <text:p>zetium storage</text:p>
          </table:table-cell>
          <table:table-cell table:formula="of:=[.D178]*SHOURS([Variables.$B$27])" office:value-type="float" office:value="920.3376">
            <text:p>920.34</text:p>
          </table:table-cell>
          <table:table-cell table:number-columns-repeated="7"/>
          <table:table-cell table:formula="of:=[.K181]"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82]" office:value-type="string" office:string-value="B Npc Infantry Factory">
            <text:p>B Npc Infantry Factory</text:p>
          </table:table-cell>
          <table:table-cell table:style-name="ce21" office:value-type="string">
            <text:p>population</text:p>
          </table:table-cell>
          <table:table-cell/>
          <table:table-cell office:value-type="float" office:value="20">
            <text:p>20</text:p>
          </table:table-cell>
          <table:table-cell table:number-columns-repeated="6"/>
          <table:table-cell table:formula="of:=[.K182]"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style-name="ce32"/>
          <table:table-cell table:number-columns-repeated="9"/>
          <table:table-cell table:style-name="ce31"/>
          <table:table-cell table:number-columns-repeated="1011"/>
        </table:table-row>
        <table:table-row table:style-name="ro8" table:visibility="filter">
          <table:table-cell office:value-type="string">
            <text:p>B Npc Tank Factory</text:p>
          </table:table-cell>
          <table:table-cell table:style-name="ce21" office:value-type="string">
            <text:p>metal rate</text:p>
          </table:table-cell>
          <table:table-cell table:style-name="ce32"/>
          <table:table-cell table:style-name="ce37" table:formula="of:=([Units.R$74]*[.$P$185]+[Units.R$77]*[.$Q$185])/SHOURS([.$O$185])/[.K185]" office:value-type="float" office:value="0.040871875">
            <text:p>0.0409</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31" office:value-type="float" office:value="1">
            <text:p>1.0000</text:p>
          </table:table-cell>
          <table:table-cell/>
          <table:table-cell office:value-type="float" office:value="12">
            <office:annotation draw:style-name="gr4" draw:text-style-name="P2" svg:width="1.1413in" svg:height="0.3902in" svg:x="11.7949in" svg:y="2.5161in" draw:caption-point-x="-0.2402in" draw:caption-point-y="0.1756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2.5161in" draw:caption-point-x="-0.2402in" draw:caption-point-y="0.1756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2.5161in" draw:caption-point-x="-0.2402in" draw:caption-point-y="0.1756in">
              <dc:creator>AŠ</dc:creator>
              <dc:date>2011-09-19T00:00:00</dc:date>
              <text:p text:style-name="P2"><text:span text:style-name="T1">Number of gnawers</text:span></text:p>
            </office:annotation>
            <text:p>2</text:p>
          </table:table-cell>
          <table:table-cell table:number-columns-repeated="1007"/>
        </table:table-row>
        <table:table-row table:style-name="ro8" table:visibility="filter">
          <table:table-cell table:formula="of:=[.A185]" office:value-type="string" office:string-value="B Npc Tank Factory">
            <text:p>B Npc Tank Factory</text:p>
          </table:table-cell>
          <table:table-cell table:style-name="ce21" office:value-type="string">
            <text:p>energy rate</text:p>
          </table:table-cell>
          <table:table-cell table:style-name="ce32"/>
          <table:table-cell table:style-name="ce37" table:formula="of:=([Units.S$74]*[.$P$185]+[Units.S$77]*[.$Q$185])/SHOURS([.$O$185])/[.K186]" office:value-type="float" office:value="0.0624407118055556">
            <text:p>0.062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86]" office:value-type="string" office:string-value="B Npc Tank Factory">
            <text:p>B Npc Tank Factory</text:p>
          </table:table-cell>
          <table:table-cell table:style-name="ce21" office:value-type="string">
            <text:p>zetium rate</text:p>
          </table:table-cell>
          <table:table-cell table:style-name="ce32"/>
          <table:table-cell table:style-name="ce37" table:formula="of:=([Units.T$74]*[.$P$185]+[Units.T$77]*[.$Q$185])/SHOURS([.$O$185])/[.K187]" office:value-type="float" office:value="0.00530144675925926">
            <text:p>0.0053</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87]" office:value-type="string" office:string-value="B Npc Tank Factory">
            <text:p>B Npc Tank Factory</text:p>
          </table:table-cell>
          <table:table-cell table:style-name="ce21" office:value-type="string">
            <text:p>construction mod</text:p>
          </table:table-cell>
          <table:table-cell table:style-name="ce32"/>
          <table:table-cell table:formula="of:=[.D179]" office:value-type="float" office:value="15">
            <text:p>15</text:p>
          </table:table-cell>
          <table:table-cell table:formula="of:=[.E179]" office:value-type="float" office:value="-1">
            <text:p>-1</text:p>
          </table:table-cell>
          <table:table-cell table:number-columns-repeated="5"/>
          <table:table-cell table:formula="of:=[.K187]"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88]" office:value-type="string" office:string-value="B Npc Tank Factory">
            <text:p>B Npc Tank Factory</text:p>
          </table:table-cell>
          <table:table-cell table:style-name="ce21" office:value-type="string">
            <text:p>metal storage</text:p>
          </table:table-cell>
          <table:table-cell table:formula="of:=[.D185]*SHOURS([Variables.$B$27])" office:value-type="float" office:value="98877.24">
            <text:p>98877.24</text:p>
          </table:table-cell>
          <table:table-cell table:number-columns-repeated="7"/>
          <table:table-cell table:formula="of:=[.K188]"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89]" office:value-type="string" office:string-value="B Npc Tank Factory">
            <text:p>B Npc Tank Factory</text:p>
          </table:table-cell>
          <table:table-cell table:style-name="ce21" office:value-type="string">
            <text:p>energy storage</text:p>
          </table:table-cell>
          <table:table-cell table:formula="of:=[.D186]*SHOURS([Variables.$B$27])" office:value-type="float" office:value="151056.57">
            <text:p>151056.57</text:p>
          </table:table-cell>
          <table:table-cell table:number-columns-repeated="7"/>
          <table:table-cell table:formula="of:=[.K189]"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0]" office:value-type="string" office:string-value="B Npc Tank Factory">
            <text:p>B Npc Tank Factory</text:p>
          </table:table-cell>
          <table:table-cell table:style-name="ce21" office:value-type="string">
            <text:p>zetium storage</text:p>
          </table:table-cell>
          <table:table-cell table:formula="of:=[.D187]*SHOURS([Variables.$B$27])" office:value-type="float" office:value="12825.26">
            <text:p>12825.26</text:p>
          </table:table-cell>
          <table:table-cell table:number-columns-repeated="7"/>
          <table:table-cell table:formula="of:=[.K190]"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1]" office:value-type="string" office:string-value="B Npc Tank Factory">
            <text:p>B Npc Tank Factory</text:p>
          </table:table-cell>
          <table:table-cell table:style-name="ce21" office:value-type="string">
            <text:p>population</text:p>
          </table:table-cell>
          <table:table-cell/>
          <table:table-cell office:value-type="float" office:value="40">
            <text:p>40</text:p>
          </table:table-cell>
          <table:table-cell table:number-columns-repeated="6"/>
          <table:table-cell table:formula="of:=[.K191]"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style-name="ce32"/>
          <table:table-cell table:number-columns-repeated="9"/>
          <table:table-cell table:style-name="ce31"/>
          <table:table-cell table:number-columns-repeated="1011"/>
        </table:table-row>
        <table:table-row table:style-name="ro8" table:visibility="filter">
          <table:table-cell office:value-type="string">
            <text:p>B Npc Space Factory</text:p>
          </table:table-cell>
          <table:table-cell table:style-name="ce21" office:value-type="string">
            <text:p>metal rate</text:p>
          </table:table-cell>
          <table:table-cell table:style-name="ce32"/>
          <table:table-cell table:style-name="ce31" table:formula="of:=([Units.R$83]*[.$P$194]+[Units.R$84]*[.$Q$194]+[Units.R$80]*[.$R$194])/SHOURS([.$O$194])/[.K194]" office:value-type="float" office:value="0.0480987594762732">
            <text:p>0.0481</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31" office:value-type="float" office:value="1">
            <text:p>1.0000</text:p>
          </table:table-cell>
          <table:table-cell/>
          <table:table-cell office:value-type="float" office:value="48">
            <office:annotation draw:style-name="gr4" draw:text-style-name="P2" svg:width="1.1413in" svg:height="0.3902in" svg:x="11.7949in" svg:y="2.5161in" draw:caption-point-x="-0.2402in" draw:caption-point-y="0.1756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2.5161in" draw:caption-point-x="-0.2402in" draw:caption-point-y="0.1756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2.5161in" draw:caption-point-x="-0.2402in" draw:caption-point-y="0.1756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2.5161in" draw:caption-point-x="-0.2402in" draw:caption-point-y="0.1756in">
              <dc:creator>AŠ</dc:creator>
              <dc:date>2011-09-19T00:00:00</dc:date>
              <text:p text:style-name="P2"><text:span text:style-name="T1">Number of demosis</text:span></text:p>
            </office:annotation>
            <text:p>2</text:p>
          </table:table-cell>
          <table:table-cell table:number-columns-repeated="1006"/>
        </table:table-row>
        <table:table-row table:style-name="ro8" table:visibility="filter">
          <table:table-cell table:formula="of:=[.A194]" office:value-type="string" office:string-value="B Npc Space Factory">
            <text:p>B Npc Space Factory</text:p>
          </table:table-cell>
          <table:table-cell table:style-name="ce21" office:value-type="string">
            <text:p>energy rate</text:p>
          </table:table-cell>
          <table:table-cell table:style-name="ce32"/>
          <table:table-cell table:style-name="ce31" table:formula="of:=([Units.S$83]*[.$P$194]+[Units.S$84]*[.$Q$194]+[Units.S$80]*[.$R$194])/SHOURS([.$O$194])/[.K195]" office:value-type="float" office:value="0.0690491725260417">
            <text:p>0.0690</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95]" office:value-type="string" office:string-value="B Npc Space Factory">
            <text:p>B Npc Space Factory</text:p>
          </table:table-cell>
          <table:table-cell table:style-name="ce21" office:value-type="string">
            <text:p>zetium rate</text:p>
          </table:table-cell>
          <table:table-cell table:style-name="ce32"/>
          <table:table-cell table:style-name="ce31" table:formula="of:=([Units.T$83]*[.$P$194]+[Units.T$84]*[.$Q$194]+[Units.T$80]*[.$R$194])/SHOURS([.$O$194])/[.K196]" office:value-type="float" office:value="0.00598648019748264">
            <text:p>0.0060</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96]" office:value-type="string" office:string-value="B Npc Space Factory">
            <text:p>B Npc Space Factory</text:p>
          </table:table-cell>
          <table:table-cell table:style-name="ce21" office:value-type="string">
            <text:p>construction mod</text:p>
          </table:table-cell>
          <table:table-cell table:style-name="ce32"/>
          <table:table-cell table:formula="of:=[.D188]" office:value-type="float" office:value="15">
            <text:p>15</text:p>
          </table:table-cell>
          <table:table-cell table:formula="of:=[.E188]" office:value-type="float" office:value="-1">
            <text:p>-1</text:p>
          </table:table-cell>
          <table:table-cell table:number-columns-repeated="5"/>
          <table:table-cell table:formula="of:=[.K196]"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7]" office:value-type="string" office:string-value="B Npc Space Factory">
            <text:p>B Npc Space Factory</text:p>
          </table:table-cell>
          <table:table-cell table:style-name="ce21" office:value-type="string">
            <text:p>metal storage</text:p>
          </table:table-cell>
          <table:table-cell table:formula="of:=[.D194]*SHOURS([Variables.$B$27])" office:value-type="float" office:value="116360.518925">
            <text:p>116360.52</text:p>
          </table:table-cell>
          <table:table-cell table:number-columns-repeated="7"/>
          <table:table-cell table:formula="of:=[.K197]"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8]" office:value-type="string" office:string-value="B Npc Space Factory">
            <text:p>B Npc Space Factory</text:p>
          </table:table-cell>
          <table:table-cell table:style-name="ce21" office:value-type="string">
            <text:p>energy storage</text:p>
          </table:table-cell>
          <table:table-cell table:formula="of:=[.D195]*SHOURS([Variables.$B$27])" office:value-type="float" office:value="167043.758175">
            <text:p>167043.76</text:p>
          </table:table-cell>
          <table:table-cell table:number-columns-repeated="7"/>
          <table:table-cell table:formula="of:=[.K198]"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9]" office:value-type="string" office:string-value="B Npc Space Factory">
            <text:p>B Npc Space Factory</text:p>
          </table:table-cell>
          <table:table-cell table:style-name="ce21" office:value-type="string">
            <text:p>zetium storage</text:p>
          </table:table-cell>
          <table:table-cell table:formula="of:=[.D196]*SHOURS([Variables.$B$27])" office:value-type="float" office:value="14482.49289375">
            <text:p>14482.49</text:p>
          </table:table-cell>
          <table:table-cell table:number-columns-repeated="7"/>
          <table:table-cell table:formula="of:=[.K199]"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200]" office:value-type="string" office:string-value="B Npc Space Factory">
            <text:p>B Npc Space Factory</text:p>
          </table:table-cell>
          <table:table-cell table:style-name="ce21" office:value-type="string">
            <text:p>population</text:p>
          </table:table-cell>
          <table:table-cell/>
          <table:table-cell office:value-type="float" office:value="40">
            <text:p>40</text:p>
          </table:table-cell>
          <table:table-cell table:number-columns-repeated="6"/>
          <table:table-cell table:formula="of:=[.K200]"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Fiery Melters</text:p>
          </table:table-cell>
          <table:table-cell table:style-name="ce21" office:value-type="string">
            <office:annotation draw:style-name="gr9" draw:text-style-name="P2" svg:width="2.6028in" svg:height="0.8567in" svg:x="2.6311in" svg:y="2.5161in" draw:caption-point-x="-0.2402in" draw:caption-point-y="0.1756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32"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203]" office:value-type="string" office:string-value="T Fiery Melters">
            <text:p>T Fiery Melters</text:p>
          </table:table-cell>
          <table:table-cell table:style-name="ce21" office:value-type="string">
            <office:annotation draw:style-name="gr9" draw:text-style-name="P2" svg:width="2.0988in" svg:height="0.8567in" svg:x="2.6311in" svg:y="2.5161in" draw:caption-point-x="-0.2402in" draw:caption-point-y="0.1756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33" table:number-matrix-columns-spanned="9" table:number-matrix-rows-spanned="1" table:formula="of:=POW_DEP(6; [.C$3:.M$3]; SDAYS(1); 4; [.C$9:.M$9]; SDAYS(20); [.$K203])" office:value-type="float" office:value="1451.03156337113">
            <text:p>1451.03</text:p>
          </table:table-cell>
          <table:table-cell office:value-type="float" office:value="0">
            <text:p>0</text:p>
          </table:table-cell>
          <table:table-cell office:value-type="float" office:value="0">
            <text:p>0</text:p>
          </table:table-cell>
          <table:table-cell table:style-name="ce39" office:value-type="float" office:value="4.84134049898511">
            <text:p>4.84</text:p>
          </table:table-cell>
          <table:table-cell office:value-type="float" office:value="0">
            <text:p>0</text:p>
          </table:table-cell>
          <table:table-cell office:value-type="float" office:value="1">
            <text:p>1</text:p>
          </table:table-cell>
          <table:table-cell table:style-name="ce48"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31" office:value-type="float" office:value="0.5">
            <text:p>0.5000</text:p>
          </table:table-cell>
          <table:table-cell table:number-columns-repeated="1011"/>
        </table:table-row>
        <table:table-row table:style-name="ro1" table:visibility="filter">
          <table:table-cell table:formula="of:=[.A204]" office:value-type="string" office:string-value="T Fiery Melters">
            <text:p>T Fiery Melters</text:p>
          </table:table-cell>
          <table:table-cell table:style-name="ce21" office:value-type="string">
            <office:annotation draw:style-name="gr10" draw:text-style-name="P2" svg:width="2.3594in" svg:height="0.5457in" svg:x="2.6311in" svg:y="2.5161in" draw:caption-point-x="-0.2402in" draw:caption-point-y="0.175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32" table:number-matrix-columns-spanned="9" table:number-matrix-rows-spanned="1" table:formula="of:=POW_DEP(6; [.C$16:.M$16]; SDAYS(1); 4; [.C$21:.M$21]; SDAYS(20); [.$K203])" office:value-type="float" office:value="3212.12625348452">
            <text:p>3212.13</text:p>
          </table:table-cell>
          <table:table-cell office:value-type="float" office:value="0">
            <text:p>0</text:p>
          </table:table-cell>
          <table:table-cell office:value-type="float" office:value="0">
            <text:p>0</text:p>
          </table:table-cell>
          <table:table-cell table:style-name="ce32"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05]" office:value-type="string" office:string-value="T Fiery Melters">
            <text:p>T Fiery Melters</text:p>
          </table:table-cell>
          <table:table-cell table:style-name="ce22" office:value-type="string">
            <office:annotation draw:style-name="gr10" draw:text-style-name="P2" svg:width="2.7677in" svg:height="0.5457in" svg:x="2.6311in" svg:y="2.5161in" draw:caption-point-x="-0.2402in" draw:caption-point-y="0.1756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32" table:number-matrix-columns-spanned="9" table:number-matrix-rows-spanned="1" table:formula="of:=POW_DEP(6; [.C$33:.M$33]; SDAYS(1); 4; [.C$39:.M$39]; SDAYS(20); [.$K203])" office:value-type="float" office:value="393.886312674226">
            <text:p>393.89</text:p>
          </table:table-cell>
          <table:table-cell office:value-type="float" office:value="0">
            <text:p>0</text:p>
          </table:table-cell>
          <table:table-cell office:value-type="float" office:value="0">
            <text:p>0</text:p>
          </table:table-cell>
          <table:table-cell table:style-name="ce32"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31" office:value-type="float" office:value="0.2">
            <text:p>0.2000</text:p>
          </table:table-cell>
          <table:table-cell table:number-columns-repeated="1011"/>
        </table:table-row>
        <table:table-row table:style-name="ro1" table:visibility="filter">
          <table:table-cell table:formula="of:=[.A206]" office:value-type="string" office:string-value="T Fiery Melters">
            <text:p>T Fiery Melters</text:p>
          </table:table-cell>
          <table:table-cell table:style-name="ce22" office:value-type="string">
            <text:p>scientists min</text:p>
          </table:table-cell>
          <table:table-cell table:number-matrix-columns-spanned="11" table:number-matrix-rows-spanned="1" table:formula="of:=RESEARCHTIME([.C203:.M203])"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 table:visibility="filter">
          <table:table-cell table:formula="of:=[.A207]" office:value-type="string" office:string-value="T Fiery Melters">
            <text:p>T Fiery Melters</text:p>
          </table:table-cell>
          <table:table-cell table:style-name="ce21" office:value-type="string">
            <office:annotation draw:style-name="gr4" draw:text-style-name="P2" svg:width="1.1413in" svg:height="0.2346in" svg:x="2.6311in" svg:y="2.5161in" draw:caption-point-x="-0.2402in" draw:caption-point-y="0.1756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207]" office:value-type="float" office:value="10">
            <text:p>10</text:p>
          </table:table-cell>
          <table:table-cell table:formula="of:=[.L205]"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08]" office:value-type="string" office:string-value="T Fiery Melters">
            <text:p>T Fiery Melters</text:p>
          </table:table-cell>
          <table:table-cell table:style-name="ce21" office:value-type="string">
            <office:annotation draw:style-name="gr4" draw:text-style-name="P2" svg:width="1.1413in" svg:height="0.2346in" svg:x="2.6311in" svg:y="2.5161in" draw:caption-point-x="-0.2402in" draw:caption-point-y="0.1756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208]" office:value-type="float" office:value="10">
            <text:p>10</text:p>
          </table:table-cell>
          <table:table-cell table:formula="of:=[.L206]"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09]" office:value-type="string" office:string-value="T Fiery Melters">
            <text:p>T Fiery Melters</text:p>
          </table:table-cell>
          <table:table-cell table:style-name="ce21" office:value-type="string">
            <text:p>war points</text:p>
          </table:table-cell>
          <table:table-cell table:style-name="ce32" table:number-matrix-columns-spanned="11" table:number-matrix-rows-spanned="1" table:formula="of:=TECH_WAR_POINTS([.C204:.M206];[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Mex t2</text:p>
          </table:table-cell>
          <table:table-cell table:style-name="ce21" office:value-type="string">
            <office:annotation draw:style-name="gr5" draw:text-style-name="P2" svg:width="1.6618in" svg:height="0.2346in" svg:x="2.6311in" svg:y="2.5161in" draw:caption-point-x="-0.2402in" draw:caption-point-y="0.1756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31" table:formula="of:=[.M2]*10" office:value-type="float" office:value="10">
            <text:p>10.0000</text:p>
          </table:table-cell>
          <table:table-cell table:number-columns-repeated="1011"/>
        </table:table-row>
        <table:table-row table:style-name="ro1" table:visibility="filter">
          <table:table-cell table:formula="of:=[.A212]" office:value-type="string" office:string-value="T Mex t2">
            <text:p>T Mex t2</text:p>
          </table:table-cell>
          <table:table-cell table:style-name="ce21" office:value-type="string">
            <office:annotation draw:style-name="gr5" draw:text-style-name="P2" svg:width="1.6969in" svg:height="0.2346in" svg:x="2.6311in" svg:y="2.5161in" draw:caption-point-x="-0.2402in" draw:caption-point-y="0.1756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12]" office:value-type="float" office:value="1">
            <text:p>1</text:p>
          </table:table-cell>
          <table:table-cell office:value-type="float" office:value="0">
            <text:p>0</text:p>
          </table:table-cell>
          <table:table-cell table:style-name="ce31" table:formula="of:=[.M11]*10" office:value-type="float" office:value="16">
            <text:p>16.0000</text:p>
          </table:table-cell>
          <table:table-cell table:number-columns-repeated="1011"/>
        </table:table-row>
        <table:table-row table:style-name="ro1" table:visibility="filter">
          <table:table-cell table:formula="of:=[.A213]" office:value-type="string" office:string-value="T Mex t2">
            <text:p>T Mex t2</text:p>
          </table:table-cell>
          <table:table-cell table:style-name="ce21" office:value-type="string">
            <office:annotation draw:style-name="gr5" draw:text-style-name="P2" svg:width="1.5055in" svg:height="0.2346in" svg:x="2.6311in" svg:y="2.5161in" draw:caption-point-x="-0.2402in" draw:caption-point-y="0.1756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13]" office:value-type="float" office:value="1">
            <text:p>1</text:p>
          </table:table-cell>
          <table:table-cell/>
          <table:table-cell table:style-name="ce31" table:formula="of:=[.M12]*10" office:value-type="float" office:value="1620">
            <text:p>1620.0000</text:p>
          </table:table-cell>
          <table:table-cell table:number-columns-repeated="1011"/>
        </table:table-row>
        <table:table-row table:style-name="ro1" table:visibility="filter">
          <table:table-cell table:formula="of:=[.A214]" office:value-type="string" office:string-value="T Mex t2">
            <text:p>T Mex t2</text:p>
          </table:table-cell>
          <table:table-cell table:style-name="ce22" office:value-type="string">
            <office:annotation draw:style-name="gr5" draw:text-style-name="P2" svg:width="1.5228in" svg:height="0.2346in" svg:x="2.6311in" svg:y="2.5161in" draw:caption-point-x="-0.2402in" draw:caption-point-y="0.1756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14]" office:value-type="float" office:value="1">
            <text:p>1</text:p>
          </table:table-cell>
          <table:table-cell/>
          <table:table-cell table:style-name="ce31" table:formula="of:=[.M13]*10" office:value-type="float" office:value="10">
            <text:p>10.0000</text:p>
          </table:table-cell>
          <table:table-cell table:number-columns-repeated="1011"/>
        </table:table-row>
        <table:table-row table:style-name="ro1" table:visibility="filter">
          <table:table-cell table:formula="of:=[.A215]" office:value-type="string" office:string-value="T Mex t2">
            <text:p>T Mex t2</text:p>
          </table:table-cell>
          <table:table-cell table:style-name="ce22" office:value-type="string">
            <text:p>scientists min</text:p>
          </table:table-cell>
          <table:table-cell table:style-name="ce32" table:number-matrix-columns-spanned="11" table:number-matrix-rows-spanned="1" table:formula="of:=RESEARCHTIME([.C212:.M21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16]" office:value-type="string" office:string-value="T Mex t2">
            <text:p>T Mex t2</text:p>
          </table:table-cell>
          <table:table-cell table:style-name="ce22" office:value-type="string">
            <text:p>war points</text:p>
          </table:table-cell>
          <table:table-cell table:style-name="ce32" table:number-matrix-columns-spanned="11" table:number-matrix-rows-spanned="1" table:formula="of:=TECH_WAR_POINTS([.C213:.M215];[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0"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etal Storage</text:p>
          </table:table-cell>
          <table:table-cell table:style-name="ce21" office:value-type="string">
            <office:annotation draw:style-name="gr9" draw:text-style-name="P2" svg:width="2.6028in" svg:height="0.8567in" svg:x="2.6311in" svg:y="2.5161in" draw:caption-point-x="-0.2402in" draw:caption-point-y="0.1756in">
              <dc:creator>AŠ</dc:creator>
              <dc:date>2011-10-21T00:00:00</dc:date>
              <text:p text:style-name="P2"><text:span text:style-name="T1">Metal storage build time x 25</text:span></text:p>
            </office:annotation>
            <text:p>time</text:p>
          </table:table-cell>
          <table:table-cell table:style-name="ce32" table:formula="of:=[.C45]" office:value-type="float" office:value="-1200">
            <text:p>-1200</text:p>
          </table:table-cell>
          <table:table-cell table:style-name="ce32" table:formula="of:=[.D45]" office:value-type="float" office:value="750">
            <text:p>750</text:p>
          </table:table-cell>
          <table:table-cell table:style-name="ce32" table:formula="of:=[.E45]" office:value-type="float" office:value="2">
            <text:p>2</text:p>
          </table:table-cell>
          <table:table-cell table:style-name="ce32" table:formula="of:=[.F45]" office:value-type="float" office:value="3">
            <text:p>3</text:p>
          </table:table-cell>
          <table:table-cell table:style-name="ce32" table:formula="of:=[.G45]" office:value-type="float" office:value="10">
            <text:p>10</text:p>
          </table:table-cell>
          <table:table-cell table:style-name="ce32" table:formula="of:=[.H45]" office:value-type="float" office:value="1">
            <text:p>1</text:p>
          </table:table-cell>
          <table:table-cell table:style-name="ce32" table:formula="of:=[.I45]" office:value-type="float" office:value="2">
            <text:p>2</text:p>
          </table:table-cell>
          <table:table-cell table:style-name="ce32" table:formula="of:=[.J45]" office:value-type="float" office:value="6">
            <text:p>6</text:p>
          </table:table-cell>
          <table:table-cell table:style-name="ce32" office:value-type="float" office:value="10">
            <text:p>10</text:p>
          </table:table-cell>
          <table:table-cell table:style-name="ce32" table:formula="of:=[.L45]" office:value-type="float" office:value="0">
            <text:p>0</text:p>
          </table:table-cell>
          <table:table-cell table:style-name="ce32" table:formula="of:=[.M45]*25" office:value-type="float" office:value="25">
            <text:p>25</text:p>
          </table:table-cell>
          <table:table-cell table:number-columns-repeated="1011"/>
        </table:table-row>
        <table:table-row table:style-name="ro1" table:visibility="filter">
          <table:table-cell table:formula="of:=[.A219]" office:value-type="string" office:string-value="T Metal Storage">
            <text:p>T Metal Storage</text:p>
          </table:table-cell>
          <table:table-cell table:style-name="ce21" office:value-type="string">
            <office:annotation draw:style-name="gr9" draw:text-style-name="P2" svg:width="2.0988in" svg:height="0.8567in" svg:x="2.6311in" svg:y="2.5161in" draw:caption-point-x="-0.2402in" draw:caption-point-y="0.1756in">
              <dc:creator>AŠ</dc:creator>
              <dc:date>2011-10-21T00:00:00</dc:date>
              <text:p text:style-name="P2"><text:span text:style-name="T1">Metal Storage x 10</text:span></text:p>
            </office:annotation>
            <text:p>metal cost</text:p>
          </table:table-cell>
          <table:table-cell table:style-name="ce32" table:number-matrix-columns-spanned="8" table:number-matrix-rows-spanned="3" table:formula="of:=[.C46:.J46]" office:value-type="float" office:value="4353.09469011339">
            <text:p>4353.09</text:p>
          </table:table-cell>
          <table:table-cell table:style-name="ce32" office:value-type="float" office:value="2414.47218712666">
            <text:p>2414.47</text:p>
          </table:table-cell>
          <table:table-cell table:style-name="ce32" office:value-type="float" office:value="-1">
            <text:p>-1</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formula="of:=[.K219]" office:value-type="float" office:value="10">
            <text:p>10</text:p>
          </table:table-cell>
          <table:table-cell/>
          <table:table-cell table:style-name="ce31" table:formula="of:=[.M46]*10" office:value-type="float" office:value="20">
            <text:p>20.0000</text:p>
          </table:table-cell>
          <table:table-cell table:number-columns-repeated="1011"/>
        </table:table-row>
        <table:table-row table:style-name="ro1" table:visibility="filter">
          <table:table-cell table:formula="of:=[.A220]" office:value-type="string" office:string-value="T Metal Storage">
            <text:p>T Metal Storage</text:p>
          </table:table-cell>
          <table:table-cell table:style-name="ce21" office:value-type="string">
            <office:annotation draw:style-name="gr10" draw:text-style-name="P2" svg:width="2.3594in" svg:height="0.5457in" svg:x="2.6311in" svg:y="2.5161in" draw:caption-point-x="-0.2402in" draw:caption-point-y="0.1756in">
              <dc:creator>AŠ</dc:creator>
              <dc:date>2011-10-21T00:00:00</dc:date>
              <text:p text:style-name="P2"><text:span text:style-name="T1">Metal storage x 25</text:span></text:p>
            </office:annotation>
            <text:p>energy cost</text:p>
          </table:table-cell>
          <table:table-cell table:style-name="ce32" office:value-type="float" office:value="4353.09469011339">
            <text:p>4353.09</text:p>
          </table:table-cell>
          <table:table-cell table:style-name="ce32" office:value-type="float" office:value="2414.47218712666">
            <text:p>2414.47</text:p>
          </table:table-cell>
          <table:table-cell table:style-name="ce32" office:value-type="float" office:value="-1">
            <text:p>-1</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formula="of:=[.K220]" office:value-type="float" office:value="10">
            <text:p>10</text:p>
          </table:table-cell>
          <table:table-cell/>
          <table:table-cell table:style-name="ce31" table:formula="of:=[.M46]*25" office:value-type="float" office:value="50">
            <text:p>50.0000</text:p>
          </table:table-cell>
          <table:table-cell table:number-columns-repeated="1011"/>
        </table:table-row>
        <table:table-row table:style-name="ro1" table:visibility="filter">
          <table:table-cell table:formula="of:=[.A221]" office:value-type="string" office:string-value="T Metal Storage">
            <text:p>T Metal Storage</text:p>
          </table:table-cell>
          <table:table-cell table:style-name="ce22" office:value-type="string">
            <office:annotation draw:style-name="gr10" draw:text-style-name="P2" svg:width="2.7677in" svg:height="0.5457in" svg:x="2.6311in" svg:y="2.5161in" draw:caption-point-x="-0.2402in" draw:caption-point-y="0.1756in">
              <dc:creator>AŠ</dc:creator>
              <dc:date>2011-10-21T00:00:00</dc:date>
              <text:p text:style-name="P2"><text:span text:style-name="T1">Metal storage x 2</text:span></text:p>
            </office:annotation>
            <text:p>zetium cost</text:p>
          </table:table-cell>
          <table:table-cell table:style-name="ce32"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1]" office:value-type="float" office:value="10">
            <text:p>10</text:p>
          </table:table-cell>
          <table:table-cell/>
          <table:table-cell table:style-name="ce31" table:formula="of:=[.M46]*2" office:value-type="float" office:value="4">
            <text:p>4.0000</text:p>
          </table:table-cell>
          <table:table-cell table:number-columns-repeated="1011"/>
        </table:table-row>
        <table:table-row table:style-name="ro1" table:visibility="filter">
          <table:table-cell table:formula="of:=[.A222]" office:value-type="string" office:string-value="T Metal Storage">
            <text:p>T Metal Storage</text:p>
          </table:table-cell>
          <table:table-cell table:style-name="ce22" office:value-type="string">
            <text:p>scientists min</text:p>
          </table:table-cell>
          <table:table-cell table:style-name="ce32" table:number-matrix-columns-spanned="11" table:number-matrix-rows-spanned="1" table:formula="of:=RESEARCHTIME([.C219:.M219])"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31" office:value-type="float" office:value="0.0833333333333333">
            <text:p>0.0833</text:p>
          </table:table-cell>
          <table:table-cell table:number-columns-repeated="1011"/>
        </table:table-row>
        <table:table-row table:style-name="ro1" table:visibility="filter">
          <table:table-cell table:formula="of:=[.A223]" office:value-type="string" office:string-value="T Metal Storage">
            <text:p>T Metal Storage</text:p>
          </table:table-cell>
          <table:table-cell table:style-name="ce21" office:value-type="string">
            <text:p>M store mod</text:p>
          </table:table-cell>
          <table:table-cell table:style-name="ce32"/>
          <table:table-cell office:value-type="float" office:value="180">
            <text:p>180</text:p>
          </table:table-cell>
          <table:table-cell table:number-columns-repeated="6"/>
          <table:table-cell table:formula="of:=[.K223]"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24]" office:value-type="string" office:string-value="T Metal Storage">
            <text:p>T Metal Storage</text:p>
          </table:table-cell>
          <table:table-cell table:style-name="ce21" office:value-type="string">
            <text:p>war points</text:p>
          </table:table-cell>
          <table:table-cell table:style-name="ce32" table:number-matrix-columns-spanned="11" table:number-matrix-rows-spanned="1" table:formula="of:=TECH_WAR_POINTS([.C220:.M222];[Variables.$B$12:.$B$14];[Variables.$B$23])"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21" office:value-type="string">
            <office:annotation draw:style-name="gr9" draw:text-style-name="P2" svg:width="2.6114in" svg:height="0.8567in" svg:x="2.6311in" svg:y="2.5161in" draw:caption-point-x="-0.2402in" draw:caption-point-y="0.1756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32" table:number-matrix-columns-spanned="9" table:number-matrix-rows-spanned="1" table:formula="of:=POW_DEP(6; [.C15:.M15]; 1; 4; [.C20:.M20]; 1; [.K203])" office:value-type="float" office:value="2304">
            <text:p>2304</text:p>
          </table:table-cell>
          <table:table-cell table:style-name="ce32"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203]" office:value-type="float" office:value="3">
            <text:p>3.0000</text:p>
          </table:table-cell>
          <table:table-cell table:number-columns-repeated="1011"/>
        </table:table-row>
        <table:table-row table:style-name="ro1" table:visibility="filter">
          <table:table-cell table:formula="of:=[.A227]" office:value-type="string" office:string-value="T SCond. Tech.">
            <text:p>T SCond. Tech.</text:p>
          </table:table-cell>
          <table:table-cell table:style-name="ce21" office:value-type="string">
            <office:annotation draw:style-name="gr10" draw:text-style-name="P2" svg:width="2.3594in" svg:height="0.5457in" svg:x="2.6311in" svg:y="2.5161in" draw:caption-point-x="-0.2402in" draw:caption-point-y="0.175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04]" office:value-type="float" office:value="1451.03156337113">
            <text:p>1451.03</text:p>
          </table:table-cell>
          <table:table-cell table:formula="of:=[.D204]" office:value-type="float" office:value="0">
            <text:p>0</text:p>
          </table:table-cell>
          <table:table-cell table:formula="of:=[.E204]" office:value-type="float" office:value="0">
            <text:p>0</text:p>
          </table:table-cell>
          <table:table-cell table:formula="of:=[.F204]" office:value-type="float" office:value="4.84134049898511">
            <text:p>4.84</text:p>
          </table:table-cell>
          <table:table-cell table:formula="of:=[.G204]" office:value-type="float" office:value="0">
            <text:p>0</text:p>
          </table:table-cell>
          <table:table-cell table:formula="of:=[.H204]" office:value-type="float" office:value="1">
            <text:p>1</text:p>
          </table:table-cell>
          <table:table-cell table:formula="of:=[.I204]" office:value-type="float" office:value="0">
            <text:p>0</text:p>
          </table:table-cell>
          <table:table-cell table:formula="of:=[.J204]" office:value-type="float" office:value="0">
            <text:p>0</text:p>
          </table:table-cell>
          <table:table-cell table:formula="of:=[.K204]" office:value-type="float" office:value="10">
            <text:p>10</text:p>
          </table:table-cell>
          <table:table-cell table:formula="of:=[.L204]"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28]" office:value-type="string" office:string-value="T SCond. Tech.">
            <text:p>T SCond. Tech.</text:p>
          </table:table-cell>
          <table:table-cell table:style-name="ce21" office:value-type="string">
            <office:annotation draw:style-name="gr9" draw:text-style-name="P2" svg:width="2.698in" svg:height="0.8567in" svg:x="2.6311in" svg:y="2.5161in" draw:caption-point-x="-0.2402in" draw:caption-point-y="0.1756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205]" office:value-type="float" office:value="3212.12625348452">
            <text:p>3212.13</text:p>
          </table:table-cell>
          <table:table-cell table:formula="of:=[.D205]" office:value-type="float" office:value="0">
            <text:p>0</text:p>
          </table:table-cell>
          <table:table-cell table:formula="of:=[.E205]" office:value-type="float" office:value="0">
            <text:p>0</text:p>
          </table:table-cell>
          <table:table-cell table:formula="of:=[.F205]" office:value-type="float" office:value="5.34110418573393">
            <text:p>5.34</text:p>
          </table:table-cell>
          <table:table-cell table:formula="of:=[.G205]" office:value-type="float" office:value="0">
            <text:p>0</text:p>
          </table:table-cell>
          <table:table-cell table:formula="of:=[.H205]" office:value-type="float" office:value="1">
            <text:p>1</text:p>
          </table:table-cell>
          <table:table-cell table:formula="of:=[.I205]" office:value-type="float" office:value="0">
            <text:p>0</text:p>
          </table:table-cell>
          <table:table-cell table:formula="of:=[.J205]" office:value-type="float" office:value="0">
            <text:p>0</text:p>
          </table:table-cell>
          <table:table-cell table:formula="of:=[.K205]" office:value-type="float" office:value="10">
            <text:p>10</text:p>
          </table:table-cell>
          <table:table-cell table:formula="of:=[.L205]" office:value-type="float" office:value="0">
            <text:p>0</text:p>
          </table:table-cell>
          <table:table-cell table:style-name="ce31" office:value-type="float" office:value="0.5">
            <text:p>0.5000</text:p>
          </table:table-cell>
          <table:table-cell table:number-columns-repeated="1011"/>
        </table:table-row>
        <table:table-row table:style-name="ro1" table:visibility="filter">
          <table:table-cell table:formula="of:=[.A229]" office:value-type="string" office:string-value="T SCond. Tech.">
            <text:p>T SCond. Tech.</text:p>
          </table:table-cell>
          <table:table-cell table:style-name="ce22" office:value-type="string">
            <office:annotation draw:style-name="gr10" draw:text-style-name="P2" svg:width="2.5591in" svg:height="0.5457in" svg:x="2.6311in" svg:y="2.5161in" draw:caption-point-x="-0.2402in" draw:caption-point-y="0.175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206]" office:value-type="float" office:value="393.886312674226">
            <text:p>393.89</text:p>
          </table:table-cell>
          <table:table-cell table:formula="of:=[.D206]" office:value-type="float" office:value="0">
            <text:p>0</text:p>
          </table:table-cell>
          <table:table-cell table:formula="of:=[.E206]" office:value-type="float" office:value="0">
            <text:p>0</text:p>
          </table:table-cell>
          <table:table-cell table:formula="of:=[.F206]" office:value-type="float" office:value="4.41468531126333">
            <text:p>4.41</text:p>
          </table:table-cell>
          <table:table-cell table:formula="of:=[.G206]" office:value-type="float" office:value="0">
            <text:p>0</text:p>
          </table:table-cell>
          <table:table-cell table:formula="of:=[.H206]" office:value-type="float" office:value="1">
            <text:p>1</text:p>
          </table:table-cell>
          <table:table-cell table:formula="of:=[.I206]" office:value-type="float" office:value="0">
            <text:p>0</text:p>
          </table:table-cell>
          <table:table-cell table:formula="of:=[.J206]" office:value-type="float" office:value="0">
            <text:p>0</text:p>
          </table:table-cell>
          <table:table-cell table:formula="of:=[.K206]" office:value-type="float" office:value="10">
            <text:p>10</text:p>
          </table:table-cell>
          <table:table-cell table:formula="of:=[.L206]" office:value-type="float" office:value="0">
            <text:p>0</text:p>
          </table:table-cell>
          <table:table-cell table:style-name="ce31" office:value-type="float" office:value="0.2">
            <text:p>0.2000</text:p>
          </table:table-cell>
          <table:table-cell table:number-columns-repeated="1011"/>
        </table:table-row>
        <table:table-row table:style-name="ro1" table:visibility="filter">
          <table:table-cell table:formula="of:=[.A230]" office:value-type="string" office:string-value="T SCond. Tech.">
            <text:p>T SCond. Tech.</text:p>
          </table:table-cell>
          <table:table-cell table:style-name="ce22" office:value-type="string">
            <text:p>scientists min</text:p>
          </table:table-cell>
          <table:table-cell table:number-matrix-columns-spanned="11" table:number-matrix-rows-spanned="1" table:formula="of:=RESEARCHTIME([.C227:.M22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1" table:visibility="filter">
          <table:table-cell table:formula="of:=[.A231]" office:value-type="string" office:string-value="T SCond. Tech.">
            <text:p>T SCond. Tech.</text:p>
          </table:table-cell>
          <table:table-cell table:style-name="ce21" office:value-type="string">
            <office:annotation draw:style-name="gr4" draw:text-style-name="P2" svg:width="1.1413in" svg:height="0.2346in" svg:x="2.6311in" svg:y="2.5161in" draw:caption-point-x="-0.2402in" draw:caption-point-y="0.1756in">
              <dc:creator>AŠ</dc:creator>
              <dc:date>2010-12-29T00:00:00</dc:date>
              <text:p text:style-name="P2"><text:span text:style-name="T1">Iki 100%</text:span></text:p>
            </office:annotation>
            <text:p>E gen mod</text:p>
          </table:table-cell>
          <table:table-cell office:value-type="float" office:value="0">
            <text:p>0</text:p>
          </table:table-cell>
          <table:table-cell table:formula="of:=[.D208]" office:value-type="float" office:value="10">
            <text:p>10</text:p>
          </table:table-cell>
          <table:table-cell table:number-columns-repeated="6"/>
          <table:table-cell table:formula="of:=[.K231]" office:value-type="float" office:value="10">
            <text:p>10</text:p>
          </table:table-cell>
          <table:table-cell table:formula="of:=[.L208]"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32]" office:value-type="string" office:string-value="T SCond. Tech.">
            <text:p>T SCond. Tech.</text:p>
          </table:table-cell>
          <table:table-cell table:style-name="ce21" office:value-type="string">
            <office:annotation draw:style-name="gr4" draw:text-style-name="P2" svg:width="1.1413in" svg:height="0.2346in" svg:x="2.6311in" svg:y="2.5161in" draw:caption-point-x="-0.2402in" draw:caption-point-y="0.1756in">
              <dc:creator>AŠ</dc:creator>
              <dc:date>2010-12-29T00:00:00</dc:date>
              <text:p text:style-name="P2"><text:span text:style-name="T1">Iki 200%</text:span></text:p>
            </office:annotation>
            <text:p>E store mod</text:p>
          </table:table-cell>
          <table:table-cell office:value-type="float" office:value="0">
            <text:p>0</text:p>
          </table:table-cell>
          <table:table-cell table:formula="of:=[.D209]" office:value-type="float" office:value="20">
            <text:p>20</text:p>
          </table:table-cell>
          <table:table-cell table:number-columns-repeated="6"/>
          <table:table-cell table:formula="of:=[.K232]" office:value-type="float" office:value="10">
            <text:p>10</text:p>
          </table:table-cell>
          <table:table-cell table:formula="of:=[.L209]"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33]" office:value-type="string" office:string-value="T SCond. Tech.">
            <text:p>T SCond. Tech.</text:p>
          </table:table-cell>
          <table:table-cell table:style-name="ce21" office:value-type="string">
            <text:p>war points</text:p>
          </table:table-cell>
          <table:table-cell table:style-name="ce32" table:number-matrix-columns-spanned="11" table:number-matrix-rows-spanned="1" table:formula="of:=TECH_WAR_POINTS([.C228:.M230];[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ollector t2</text:p>
          </table:table-cell>
          <table:table-cell table:style-name="ce21" office:value-type="string">
            <office:annotation draw:style-name="gr5" draw:text-style-name="P2" svg:width="1.9488in" svg:height="0.2346in" svg:x="2.6311in" svg:y="2.5161in" draw:caption-point-x="-0.2402in" draw:caption-point-y="0.1756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31" table:formula="of:=[.M20]*10" office:value-type="float" office:value="10">
            <text:p>10.0000</text:p>
          </table:table-cell>
          <table:table-cell table:number-columns-repeated="1011"/>
        </table:table-row>
        <table:table-row table:style-name="ro1" table:visibility="filter">
          <table:table-cell table:formula="of:=[.A236]" office:value-type="string" office:string-value="T Collector t2">
            <text:p>T Collector t2</text:p>
          </table:table-cell>
          <table:table-cell table:style-name="ce21" office:value-type="string">
            <office:annotation draw:style-name="gr5" draw:text-style-name="P2" svg:width="2.0358in" svg:height="0.2346in" svg:x="2.6311in" svg:y="2.5161in" draw:caption-point-x="-0.2402in" draw:caption-point-y="0.1756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36]" office:value-type="float" office:value="1">
            <text:p>1</text:p>
          </table:table-cell>
          <table:table-cell/>
          <table:table-cell table:style-name="ce31" table:formula="of:=[.M22]*10" office:value-type="float" office:value="1800">
            <text:p>1800.0000</text:p>
          </table:table-cell>
          <table:table-cell table:number-columns-repeated="1011"/>
        </table:table-row>
        <table:table-row table:style-name="ro1" table:visibility="filter">
          <table:table-cell table:formula="of:=[.A237]" office:value-type="string" office:string-value="T Collector t2">
            <text:p>T Collector t2</text:p>
          </table:table-cell>
          <table:table-cell table:style-name="ce21" office:value-type="string">
            <office:annotation draw:style-name="gr5" draw:text-style-name="P2" svg:width="1.9835in" svg:height="0.2346in" svg:x="2.6311in" svg:y="2.5161in" draw:caption-point-x="-0.2402in" draw:caption-point-y="0.1756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37]" office:value-type="float" office:value="1">
            <text:p>1</text:p>
          </table:table-cell>
          <table:table-cell/>
          <table:table-cell table:style-name="ce31" table:formula="of:=[.M23]*10" office:value-type="float" office:value="2200">
            <text:p>2200.0000</text:p>
          </table:table-cell>
          <table:table-cell table:number-columns-repeated="1011"/>
        </table:table-row>
        <table:table-row table:style-name="ro1" table:visibility="filter">
          <table:table-cell table:formula="of:=[.A238]" office:value-type="string" office:string-value="T Collector t2">
            <text:p>T Collector t2</text:p>
          </table:table-cell>
          <table:table-cell table:style-name="ce22" office:value-type="string">
            <office:annotation draw:style-name="gr5" draw:text-style-name="P2" svg:width="1.8531in" svg:height="0.2346in" svg:x="2.6311in" svg:y="2.5161in" draw:caption-point-x="-0.2402in" draw:caption-point-y="0.1756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38]" office:value-type="float" office:value="1">
            <text:p>1</text:p>
          </table:table-cell>
          <table:table-cell/>
          <table:table-cell table:style-name="ce31" table:formula="of:=[.M24]*10" office:value-type="float" office:value="10">
            <text:p>10.0000</text:p>
          </table:table-cell>
          <table:table-cell table:number-columns-repeated="1011"/>
        </table:table-row>
        <table:table-row table:style-name="ro1" table:visibility="filter">
          <table:table-cell table:formula="of:=[.A239]" office:value-type="string" office:string-value="T Collector t2">
            <text:p>T Collector t2</text:p>
          </table:table-cell>
          <table:table-cell table:style-name="ce22" office:value-type="string">
            <text:p>scientists min</text:p>
          </table:table-cell>
          <table:table-cell table:number-matrix-columns-spanned="11" table:number-matrix-rows-spanned="1" table:formula="of:=RESEARCHTIME([.C236:.M2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40]" office:value-type="string" office:string-value="T Collector t2">
            <text:p>T Collector t2</text:p>
          </table:table-cell>
          <table:table-cell table:style-name="ce22" office:value-type="string">
            <text:p>war points</text:p>
          </table:table-cell>
          <table:table-cell table:style-name="ce32" table:number-matrix-columns-spanned="11" table:number-matrix-rows-spanned="1" table:formula="of:=TECH_WAR_POINTS([.C237:.M239];[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ollector t3</text:p>
          </table:table-cell>
          <table:table-cell table:style-name="ce21" office:value-type="string">
            <office:annotation draw:style-name="gr5" draw:text-style-name="P2" svg:width="1.8965in" svg:height="0.2346in" svg:x="2.6311in" svg:y="2.5161in" draw:caption-point-x="-0.2402in" draw:caption-point-y="0.1756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31" table:formula="of:=[.M26]*10" office:value-type="float" office:value="11">
            <text:p>11.0000</text:p>
          </table:table-cell>
          <table:table-cell table:number-columns-repeated="1011"/>
        </table:table-row>
        <table:table-row table:style-name="ro1" table:visibility="filter">
          <table:table-cell table:formula="of:=[.A243]" office:value-type="string" office:string-value="T Collector t3">
            <text:p>T Collector t3</text:p>
          </table:table-cell>
          <table:table-cell table:style-name="ce21" office:value-type="string">
            <office:annotation draw:style-name="gr4" draw:text-style-name="P2" svg:width="1.1413in" svg:height="0.3902in" svg:x="2.6311in" svg:y="2.5161in" draw:caption-point-x="-0.2402in" draw:caption-point-y="0.1756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31" table:formula="of:=[.M28]*10" office:value-type="float" office:value="1080">
            <text:p>1080.0000</text:p>
          </table:table-cell>
          <table:table-cell table:number-columns-repeated="1011"/>
        </table:table-row>
        <table:table-row table:style-name="ro1" table:visibility="filter">
          <table:table-cell table:formula="of:=[.A244]" office:value-type="string" office:string-value="T Collector t3">
            <text:p>T Collector t3</text:p>
          </table:table-cell>
          <table:table-cell table:style-name="ce21" office:value-type="string">
            <office:annotation draw:style-name="gr4" draw:text-style-name="P2" svg:width="1.1413in" svg:height="0.3902in" svg:x="2.6311in" svg:y="2.5161in" draw:caption-point-x="-0.2402in" draw:caption-point-y="0.1756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31" table:formula="of:=[.M29]*10" office:value-type="float" office:value="2160">
            <text:p>2160.0000</text:p>
          </table:table-cell>
          <table:table-cell table:number-columns-repeated="1011"/>
        </table:table-row>
        <table:table-row table:style-name="ro1" table:visibility="filter">
          <table:table-cell table:formula="of:=[.A245]" office:value-type="string" office:string-value="T Collector t3">
            <text:p>T Collector t3</text:p>
          </table:table-cell>
          <table:table-cell table:style-name="ce22" office:value-type="string">
            <office:annotation draw:style-name="gr4" draw:text-style-name="P2" svg:width="1.1413in" svg:height="0.3902in" svg:x="2.6311in" svg:y="2.5161in" draw:caption-point-x="-0.2402in" draw:caption-point-y="0.1756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31" table:formula="of:=[.M30]*10" office:value-type="float" office:value="30">
            <text:p>30.0000</text:p>
          </table:table-cell>
          <table:table-cell table:number-columns-repeated="1011"/>
        </table:table-row>
        <table:table-row table:style-name="ro1" table:visibility="filter">
          <table:table-cell table:formula="of:=[.A246]" office:value-type="string" office:string-value="T Collector t3">
            <text:p>T Collector t3</text:p>
          </table:table-cell>
          <table:table-cell table:style-name="ce22" office:value-type="string">
            <text:p>scientists min</text:p>
          </table:table-cell>
          <table:table-cell table:style-name="ce32" table:number-matrix-columns-spanned="11" table:number-matrix-rows-spanned="1" table:formula="of:=RESEARCHTIME([.C243:.M24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31" office:value-type="float" office:value="0.0366666666666667">
            <text:p>0.0367</text:p>
          </table:table-cell>
          <table:table-cell table:number-columns-repeated="1011"/>
        </table:table-row>
        <table:table-row table:style-name="ro1" table:visibility="filter">
          <table:table-cell table:formula="of:=[.A247]" office:value-type="string" office:string-value="T Collector t3">
            <text:p>T Collector t3</text:p>
          </table:table-cell>
          <table:table-cell table:style-name="ce22" office:value-type="string">
            <text:p>war points</text:p>
          </table:table-cell>
          <table:table-cell table:style-name="ce32" table:number-matrix-columns-spanned="11" table:number-matrix-rows-spanned="1" table:formula="of:=TECH_WAR_POINTS([.C244:.M246];[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Energy Storage</text:p>
          </table:table-cell>
          <table:table-cell table:style-name="ce21" office:value-type="string">
            <office:annotation draw:style-name="gr5" draw:text-style-name="P2" svg:width="1.8965in" svg:height="0.2346in" svg:x="2.6311in" svg:y="2.5161in" draw:caption-point-x="-0.2402in" draw:caption-point-y="0.1756in">
              <dc:creator>AŠ</dc:creator>
              <dc:date>2011-10-21T00:00:00</dc:date>
              <text:p text:style-name="P2"><text:span text:style-name="T1">Energy Storage time x 40</text:span></text:p>
            </office:annotation>
            <text:p>time</text:p>
          </table:table-cell>
          <table:table-cell table:style-name="ce32"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31" table:formula="of:=[.M50]*40" office:value-type="float" office:value="40">
            <text:p>40.0000</text:p>
          </table:table-cell>
          <table:table-cell table:number-columns-repeated="1011"/>
        </table:table-row>
        <table:table-row table:style-name="ro1" table:visibility="filter">
          <table:table-cell table:formula="of:=[.A250]" office:value-type="string" office:string-value="T Energy Storage">
            <text:p>T Energy Storage</text:p>
          </table:table-cell>
          <table:table-cell table:style-name="ce21" office:value-type="string">
            <office:annotation draw:style-name="gr5" draw:text-style-name="P2" svg:width="1.5579in" svg:height="0.2346in" svg:x="2.6311in" svg:y="2.5161in" draw:caption-point-x="-0.2402in" draw:caption-point-y="0.1756in">
              <dc:creator>AŠ</dc:creator>
              <dc:date>2011-10-21T00:00:00</dc:date>
              <text:p text:style-name="P2"><text:span text:style-name="T1">Energy storage x 2.5</text:span></text:p>
            </office:annotation>
            <text:p>metal cost</text:p>
          </table:table-cell>
          <table:table-cell table:style-name="ce32"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0">
            <text:p>10</text:p>
          </table:table-cell>
          <table:table-cell/>
          <table:table-cell table:style-name="ce31" table:formula="of:=[.M51]*3" office:value-type="float" office:value="6">
            <text:p>6.0000</text:p>
          </table:table-cell>
          <table:table-cell table:number-columns-repeated="1011"/>
        </table:table-row>
        <table:table-row table:style-name="ro1" table:visibility="filter">
          <table:table-cell table:formula="of:=[.A251]" office:value-type="string" office:string-value="T Energy Storage">
            <text:p>T Energy Storage</text:p>
          </table:table-cell>
          <table:table-cell table:style-name="ce21" office:value-type="string">
            <office:annotation draw:style-name="gr4" draw:text-style-name="P2" svg:width="1.1413in" svg:height="0.3902in" svg:x="2.6311in" svg:y="2.5161in" draw:caption-point-x="-0.2402in" draw:caption-point-y="0.1756in">
              <dc:creator>AŠ</dc:creator>
              <dc:date>2011-10-21T00:00:00</dc:date>
              <text:p text:style-name="P2"><text:span text:style-name="T1">Energy storage x 15</text:span></text:p>
            </office:annotation>
            <text:p>energy cost</text:p>
          </table:table-cell>
          <table:table-cell table:style-name="ce32"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0">
            <text:p>10</text:p>
          </table:table-cell>
          <table:table-cell/>
          <table:table-cell table:style-name="ce31" table:formula="of:=[.M51]*15" office:value-type="float" office:value="30">
            <text:p>30.0000</text:p>
          </table:table-cell>
          <table:table-cell table:number-columns-repeated="1011"/>
        </table:table-row>
        <table:table-row table:style-name="ro1" table:visibility="filter">
          <table:table-cell table:formula="of:=[.A252]" office:value-type="string" office:string-value="T Energy Storage">
            <text:p>T Energy Storage</text:p>
          </table:table-cell>
          <table:table-cell table:style-name="ce22" office:value-type="string">
            <office:annotation draw:style-name="gr4" draw:text-style-name="P2" svg:width="1.1413in" svg:height="0.3902in" svg:x="2.6311in" svg:y="2.5161in" draw:caption-point-x="-0.2402in" draw:caption-point-y="0.1756in">
              <dc:creator>AŠ</dc:creator>
              <dc:date>2011-10-21T00:00:00</dc:date>
              <text:p text:style-name="P2"><text:span text:style-name="T1">Energy storage x 0.75</text:span></text:p>
            </office:annotation>
            <text:p>zetium cost</text:p>
          </table:table-cell>
          <table:table-cell table:style-name="ce32"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2]" office:value-type="float" office:value="10">
            <text:p>10</text:p>
          </table:table-cell>
          <table:table-cell/>
          <table:table-cell table:style-name="ce31" table:formula="of:=[.M51]*0.75" office:value-type="float" office:value="1.5">
            <text:p>1.5000</text:p>
          </table:table-cell>
          <table:table-cell table:number-columns-repeated="1011"/>
        </table:table-row>
        <table:table-row table:style-name="ro1" table:visibility="filter">
          <table:table-cell table:formula="of:=[.A253]" office:value-type="string" office:string-value="T Energy Storage">
            <text:p>T Energy Storage</text:p>
          </table:table-cell>
          <table:table-cell table:style-name="ce22" office:value-type="string">
            <text:p>scientists min</text:p>
          </table:table-cell>
          <table:table-cell table:style-name="ce32" table:number-matrix-columns-spanned="11" table:number-matrix-rows-spanned="1" table:formula="of:=RESEARCHTIME([.C250:.M2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31" office:value-type="float" office:value="0.133333333333333">
            <text:p>0.1333</text:p>
          </table:table-cell>
          <table:table-cell table:number-columns-repeated="1011"/>
        </table:table-row>
        <table:table-row table:style-name="ro1" table:visibility="filter">
          <table:table-cell table:formula="of:=[.A254]" office:value-type="string" office:string-value="T Energy Storage">
            <text:p>T Energy Storage</text:p>
          </table:table-cell>
          <table:table-cell office:value-type="string">
            <text:p>E store mod</text:p>
          </table:table-cell>
          <table:table-cell table:style-name="ce32"/>
          <table:table-cell table:formula="of:=[.D224]" office:value-type="float" office:value="180">
            <text:p>180</text:p>
          </table:table-cell>
          <table:table-cell table:number-columns-repeated="6"/>
          <table:table-cell table:formula="of:=[.K254]" office:value-type="float" office:value="10">
            <text:p>10</text:p>
          </table:table-cell>
          <table:table-cell/>
          <table:table-cell table:style-name="ce31" office:value-type="float" office:value="1">
            <text:p>1.0000</text:p>
          </table:table-cell>
          <table:table-cell table:number-columns-repeated="1011"/>
        </table:table-row>
        <table:table-row table:style-name="ro1" table:visibility="filter">
          <table:table-cell table:formula="of:=[.A255]" office:value-type="string" office:string-value="T Energy Storage">
            <text:p>T Energy Storage</text:p>
          </table:table-cell>
          <table:table-cell table:style-name="ce22" office:value-type="string">
            <text:p>war points</text:p>
          </table:table-cell>
          <table:table-cell table:style-name="ce32" table:number-matrix-columns-spanned="11" table:number-matrix-rows-spanned="1" table:formula="of:=TECH_WAR_POINTS([.C251:.M253];[Variables.$B$12:.$B$14];[Variables.$B$23])" office:value-type="float" office:value="59504.6388458008">
            <text:p>59504.64</text:p>
          </table:table-cell>
          <table:table-cell office:value-type="float" office:value="50394.3430105075">
            <text:p>5039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Zetium Extraction</text:p>
          </table:table-cell>
          <table:table-cell table:style-name="ce21" office:value-type="string">
            <office:annotation draw:style-name="gr4" draw:text-style-name="P2" svg:width="1.1413in" svg:height="0.3902in" svg:x="2.6311in" svg:y="2.5161in" draw:caption-point-x="-0.2402in" draw:caption-point-y="0.1756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31" table:formula="of:=[.M32]*10" office:value-type="float" office:value="10">
            <text:p>10.0000</text:p>
          </table:table-cell>
          <table:table-cell table:number-columns-repeated="1011"/>
        </table:table-row>
        <table:table-row table:style-name="ro1" table:visibility="filter">
          <table:table-cell table:formula="of:=[.A258]" office:value-type="string" office:string-value="T Zetium Extraction">
            <text:p>T Zetium Extraction</text:p>
          </table:table-cell>
          <table:table-cell table:style-name="ce21" office:value-type="string">
            <office:annotation draw:style-name="gr4" draw:text-style-name="P2" svg:width="1.1413in" svg:height="0.3902in" svg:x="2.6311in" svg:y="2.5161in" draw:caption-point-x="-0.2402in" draw:caption-point-y="0.1756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table:formula="of:=[.M35]*10" office:value-type="float" office:value="2250">
            <text:p>2250.0000</text:p>
          </table:table-cell>
          <table:table-cell table:number-columns-repeated="1011"/>
        </table:table-row>
        <table:table-row table:style-name="ro1" table:visibility="filter">
          <table:table-cell table:formula="of:=[.A259]" office:value-type="string" office:string-value="T Zetium Extraction">
            <text:p>T Zetium Extraction</text:p>
          </table:table-cell>
          <table:table-cell table:style-name="ce21" office:value-type="string">
            <office:annotation draw:style-name="gr4" draw:text-style-name="P2" svg:width="1.1413in" svg:height="0.3902in" svg:x="2.6311in" svg:y="2.5161in" draw:caption-point-x="-0.2402in" draw:caption-point-y="0.1756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table:formula="of:=[.M36]*10" office:value-type="float" office:value="12600">
            <text:p>1260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21"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31" office:value-type="float" office:value="0">
            <text:p>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22" office:value-type="string">
            <text:p>scientists min</text:p>
          </table:table-cell>
          <table:table-cell table:number-matrix-columns-spanned="11" table:number-matrix-rows-spanned="1" table:formula="of:=RESEARCHTIME([.C258:.M25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62]" office:value-type="string" office:string-value="T Zetium Extraction">
            <text:p>T Zetium Extraction</text:p>
          </table:table-cell>
          <table:table-cell table:style-name="ce22" office:value-type="string">
            <text:p>war points</text:p>
          </table:table-cell>
          <table:table-cell table:style-name="ce32" table:number-matrix-columns-spanned="11" table:number-matrix-rows-spanned="1" table:formula="of:=TECH_WAR_POINTS([.C259:.M261];[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Powd. Zet.</text:p>
          </table:table-cell>
          <table:table-cell table:style-name="ce21" office:value-type="string">
            <office:annotation draw:style-name="gr9" draw:text-style-name="P2" svg:width="2.785in" svg:height="0.8567in" svg:x="2.6311in" svg:y="2.5161in" draw:caption-point-x="-0.2402in" draw:caption-point-y="0.1756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32" table:number-matrix-columns-spanned="9" table:number-matrix-rows-spanned="1" table:formula="of:=POW_DEP(6; [.C32:.M32]; 1; 4; [.C38:.M38]; 1; [.K203])" office:value-type="float" office:value="9017">
            <text:p>9017</text:p>
          </table:table-cell>
          <table:table-cell table:style-name="ce32"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227]" office:value-type="float" office:value="3">
            <text:p>3.0000</text:p>
          </table:table-cell>
          <table:table-cell table:number-columns-repeated="1011"/>
        </table:table-row>
        <table:table-row table:style-name="ro1" table:visibility="filter">
          <table:table-cell table:formula="of:=[.A265]" office:value-type="string" office:string-value="T Powd. Zet.">
            <text:p>T Powd. Zet.</text:p>
          </table:table-cell>
          <table:table-cell table:style-name="ce21" office:value-type="string">
            <office:annotation draw:style-name="gr10" draw:text-style-name="P2" svg:width="2.5417in" svg:height="0.5457in" svg:x="2.6311in" svg:y="2.5161in" draw:caption-point-x="-0.2402in" draw:caption-point-y="0.175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28]" office:value-type="float" office:value="1451.03156337113">
            <text:p>1451.03</text:p>
          </table:table-cell>
          <table:table-cell table:formula="of:=[.D228]" office:value-type="float" office:value="0">
            <text:p>0</text:p>
          </table:table-cell>
          <table:table-cell table:formula="of:=[.E228]" office:value-type="float" office:value="0">
            <text:p>0</text:p>
          </table:table-cell>
          <table:table-cell table:formula="of:=[.F228]" office:value-type="float" office:value="4.84134049898511">
            <text:p>4.84</text:p>
          </table:table-cell>
          <table:table-cell table:formula="of:=[.G228]" office:value-type="float" office:value="0">
            <text:p>0</text:p>
          </table:table-cell>
          <table:table-cell table:formula="of:=[.H228]" office:value-type="float" office:value="1">
            <text:p>1</text:p>
          </table:table-cell>
          <table:table-cell table:formula="of:=[.I228]" office:value-type="float" office:value="0">
            <text:p>0</text:p>
          </table:table-cell>
          <table:table-cell table:formula="of:=[.J228]" office:value-type="float" office:value="0">
            <text:p>0</text:p>
          </table:table-cell>
          <table:table-cell table:formula="of:=[.K228]" office:value-type="float" office:value="10">
            <text:p>10</text:p>
          </table:table-cell>
          <table:table-cell table:formula="of:=[.L228]" office:value-type="float" office:value="0">
            <text:p>0</text:p>
          </table:table-cell>
          <table:table-cell table:style-name="ce31" office:value-type="float" office:value="1.2">
            <text:p>1.2000</text:p>
          </table:table-cell>
          <table:table-cell table:number-columns-repeated="1011"/>
        </table:table-row>
        <table:table-row table:style-name="ro1" table:visibility="filter">
          <table:table-cell table:formula="of:=[.A266]" office:value-type="string" office:string-value="T Powd. Zet.">
            <text:p>T Powd. Zet.</text:p>
          </table:table-cell>
          <table:table-cell table:style-name="ce21" office:value-type="string">
            <office:annotation draw:style-name="gr10" draw:text-style-name="P2" svg:width="2.3941in" svg:height="0.5457in" svg:x="2.6311in" svg:y="2.5161in" draw:caption-point-x="-0.2402in" draw:caption-point-y="0.175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29]" office:value-type="float" office:value="3212.12625348452">
            <text:p>3212.13</text:p>
          </table:table-cell>
          <table:table-cell table:formula="of:=[.D229]" office:value-type="float" office:value="0">
            <text:p>0</text:p>
          </table:table-cell>
          <table:table-cell table:formula="of:=[.E229]" office:value-type="float" office:value="0">
            <text:p>0</text:p>
          </table:table-cell>
          <table:table-cell table:formula="of:=[.F229]" office:value-type="float" office:value="5.34110418573393">
            <text:p>5.34</text:p>
          </table:table-cell>
          <table:table-cell table:formula="of:=[.G229]" office:value-type="float" office:value="0">
            <text:p>0</text:p>
          </table:table-cell>
          <table:table-cell table:formula="of:=[.H229]" office:value-type="float" office:value="1">
            <text:p>1</text:p>
          </table:table-cell>
          <table:table-cell table:formula="of:=[.I229]" office:value-type="float" office:value="0">
            <text:p>0</text:p>
          </table:table-cell>
          <table:table-cell table:formula="of:=[.J229]" office:value-type="float" office:value="0">
            <text:p>0</text:p>
          </table:table-cell>
          <table:table-cell table:formula="of:=[.K229]" office:value-type="float" office:value="10">
            <text:p>10</text:p>
          </table:table-cell>
          <table:table-cell table:formula="of:=[.L229]" office:value-type="float" office:value="0">
            <text:p>0</text:p>
          </table:table-cell>
          <table:table-cell table:style-name="ce31" office:value-type="float" office:value="1.2">
            <text:p>1.2000</text:p>
          </table:table-cell>
          <table:table-cell table:number-columns-repeated="1011"/>
        </table:table-row>
        <table:table-row table:style-name="ro1" table:visibility="filter">
          <table:table-cell table:formula="of:=[.A267]" office:value-type="string" office:string-value="T Powd. Zet.">
            <text:p>T Powd. Zet.</text:p>
          </table:table-cell>
          <table:table-cell table:style-name="ce22" office:value-type="string">
            <office:annotation draw:style-name="gr9" draw:text-style-name="P2" svg:width="2.4114in" svg:height="0.8567in" svg:x="2.6311in" svg:y="2.5161in" draw:caption-point-x="-0.2402in" draw:caption-point-y="0.175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30]" office:value-type="float" office:value="393.886312674226">
            <text:p>393.89</text:p>
          </table:table-cell>
          <table:table-cell table:formula="of:=[.D230]" office:value-type="float" office:value="0">
            <text:p>0</text:p>
          </table:table-cell>
          <table:table-cell table:formula="of:=[.E230]" office:value-type="float" office:value="0">
            <text:p>0</text:p>
          </table:table-cell>
          <table:table-cell table:formula="of:=[.F230]" office:value-type="float" office:value="4.41468531126333">
            <text:p>4.41</text:p>
          </table:table-cell>
          <table:table-cell table:formula="of:=[.G230]" office:value-type="float" office:value="0">
            <text:p>0</text:p>
          </table:table-cell>
          <table:table-cell table:formula="of:=[.H230]" office:value-type="float" office:value="1">
            <text:p>1</text:p>
          </table:table-cell>
          <table:table-cell table:formula="of:=[.I230]" office:value-type="float" office:value="0">
            <text:p>0</text:p>
          </table:table-cell>
          <table:table-cell table:formula="of:=[.J230]" office:value-type="float" office:value="0">
            <text:p>0</text:p>
          </table:table-cell>
          <table:table-cell table:formula="of:=[.K230]" office:value-type="float" office:value="10">
            <text:p>10</text:p>
          </table:table-cell>
          <table:table-cell table:formula="of:=[.L230]" office:value-type="float" office:value="0">
            <text:p>0</text:p>
          </table:table-cell>
          <table:table-cell table:style-name="ce31" office:value-type="float" office:value="0.2">
            <text:p>0.2000</text:p>
          </table:table-cell>
          <table:table-cell table:number-columns-repeated="1011"/>
        </table:table-row>
        <table:table-row table:style-name="ro1" table:visibility="filter">
          <table:table-cell table:formula="of:=[.A268]" office:value-type="string" office:string-value="T Powd. Zet.">
            <text:p>T Powd. Zet.</text:p>
          </table:table-cell>
          <table:table-cell table:style-name="ce22" office:value-type="string">
            <text:p>scientists min</text:p>
          </table:table-cell>
          <table:table-cell table:number-matrix-columns-spanned="11" table:number-matrix-rows-spanned="1" table:formula="of:=RESEARCHTIME([.C265:.M265])"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 table:visibility="filter">
          <table:table-cell table:formula="of:=[.A269]" office:value-type="string" office:string-value="T Powd. Zet.">
            <text:p>T Powd. Zet.</text:p>
          </table:table-cell>
          <table:table-cell table:style-name="ce21" office:value-type="string">
            <office:annotation draw:style-name="gr4" draw:text-style-name="P2" svg:width="1.1413in" svg:height="0.2346in" svg:x="2.6311in" svg:y="2.5161in" draw:caption-point-x="-0.2402in" draw:caption-point-y="0.1756in">
              <dc:creator>AŠ</dc:creator>
              <dc:date>2010-12-29T00:00:00</dc:date>
              <text:p text:style-name="P2"><text:span text:style-name="T1">Iki 100%</text:span></text:p>
            </office:annotation>
            <text:p>Z gen mod</text:p>
          </table:table-cell>
          <table:table-cell table:formula="of:=[.C232]" office:value-type="float" office:value="0">
            <text:p>0</text:p>
          </table:table-cell>
          <table:table-cell table:formula="of:=[.D232]" office:value-type="float" office:value="10">
            <text:p>10</text:p>
          </table:table-cell>
          <table:table-cell table:formula="of:=[.E232]" office:value-type="float" office:value="0">
            <text:p>0</text:p>
          </table:table-cell>
          <table:table-cell table:formula="of:=[.F232]" office:value-type="float" office:value="0">
            <text:p>0</text:p>
          </table:table-cell>
          <table:table-cell table:formula="of:=[.G232]" office:value-type="float" office:value="0">
            <text:p>0</text:p>
          </table:table-cell>
          <table:table-cell table:formula="of:=[.H232]" office:value-type="float" office:value="0">
            <text:p>0</text:p>
          </table:table-cell>
          <table:table-cell table:formula="of:=[.I232]" office:value-type="float" office:value="0">
            <text:p>0</text:p>
          </table:table-cell>
          <table:table-cell table:formula="of:=[.J232]" office:value-type="float" office:value="0">
            <text:p>0</text:p>
          </table:table-cell>
          <table:table-cell table:formula="of:=[.K232]" office:value-type="float" office:value="10">
            <text:p>10</text:p>
          </table:table-cell>
          <table:table-cell table:formula="of:=[.L232]"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70]" office:value-type="string" office:string-value="T Powd. Zet.">
            <text:p>T Powd. Zet.</text:p>
          </table:table-cell>
          <table:table-cell table:style-name="ce21" office:value-type="string">
            <office:annotation draw:style-name="gr4" draw:text-style-name="P2" svg:width="1.1413in" svg:height="0.2346in" svg:x="2.6311in" svg:y="2.5161in" draw:caption-point-x="-0.2402in" draw:caption-point-y="0.1756in">
              <dc:creator>AŠ</dc:creator>
              <dc:date>2010-12-29T00:00:00</dc:date>
              <text:p text:style-name="P2"><text:span text:style-name="T1">Iki 200%</text:span></text:p>
            </office:annotation>
            <text:p>Z store mod</text:p>
          </table:table-cell>
          <table:table-cell table:formula="of:=[.C233]" office:value-type="float" office:value="0">
            <text:p>0</text:p>
          </table:table-cell>
          <table:table-cell table:formula="of:=[.D233]" office:value-type="float" office:value="20">
            <text:p>20</text:p>
          </table:table-cell>
          <table:table-cell table:formula="of:=[.E233]" office:value-type="float" office:value="0">
            <text:p>0</text:p>
          </table:table-cell>
          <table:table-cell table:formula="of:=[.F233]" office:value-type="float" office:value="0">
            <text:p>0</text:p>
          </table:table-cell>
          <table:table-cell table:formula="of:=[.G233]" office:value-type="float" office:value="0">
            <text:p>0</text:p>
          </table:table-cell>
          <table:table-cell table:formula="of:=[.H233]" office:value-type="float" office:value="0">
            <text:p>0</text:p>
          </table:table-cell>
          <table:table-cell table:formula="of:=[.I233]" office:value-type="float" office:value="0">
            <text:p>0</text:p>
          </table:table-cell>
          <table:table-cell table:formula="of:=[.J233]" office:value-type="float" office:value="0">
            <text:p>0</text:p>
          </table:table-cell>
          <table:table-cell table:formula="of:=[.K233]" office:value-type="float" office:value="10">
            <text:p>10</text:p>
          </table:table-cell>
          <table:table-cell table:formula="of:=[.L233]"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71]" office:value-type="string" office:string-value="T Powd. Zet.">
            <text:p>T Powd. Zet.</text:p>
          </table:table-cell>
          <table:table-cell table:style-name="ce21" office:value-type="string">
            <text:p>war points</text:p>
          </table:table-cell>
          <table:table-cell table:style-name="ce32" table:number-matrix-columns-spanned="11" table:number-matrix-rows-spanned="1" table:formula="of:=TECH_WAR_POINTS([.C266:.M268];[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Zex t2</text:p>
          </table:table-cell>
          <table:table-cell table:style-name="ce21" office:value-type="string">
            <office:annotation draw:style-name="gr5" draw:text-style-name="P2" svg:width="2.2008in" svg:height="0.2346in" svg:x="2.6311in" svg:y="2.5161in" draw:caption-point-x="-0.2402in" draw:caption-point-y="0.1756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31" table:formula="of:=[.M38]*10" office:value-type="float" office:value="10">
            <text:p>10.0000</text:p>
          </table:table-cell>
          <table:table-cell table:number-columns-repeated="1011"/>
        </table:table-row>
        <table:table-row table:style-name="ro1" table:visibility="filter">
          <table:table-cell table:formula="of:=[.A274]" office:value-type="string" office:string-value="T Zex t2">
            <text:p>T Zex t2</text:p>
          </table:table-cell>
          <table:table-cell table:style-name="ce21" office:value-type="string">
            <office:annotation draw:style-name="gr5" draw:text-style-name="P2" svg:width="2.2008in" svg:height="0.2346in" svg:x="2.6311in" svg:y="2.5161in" draw:caption-point-x="-0.2402in" draw:caption-point-y="0.1756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74]" office:value-type="float" office:value="1">
            <text:p>1</text:p>
          </table:table-cell>
          <table:table-cell/>
          <table:table-cell table:style-name="ce31" table:formula="of:=[.M41]*10" office:value-type="float" office:value="360">
            <text:p>360.0000</text:p>
          </table:table-cell>
          <table:table-cell table:number-columns-repeated="1011"/>
        </table:table-row>
        <table:table-row table:style-name="ro1" table:visibility="filter">
          <table:table-cell table:formula="of:=[.A275]" office:value-type="string" office:string-value="T Zex t2">
            <text:p>T Zex t2</text:p>
          </table:table-cell>
          <table:table-cell table:style-name="ce21" office:value-type="string">
            <office:annotation draw:style-name="gr5" draw:text-style-name="P2" svg:width="2.0445in" svg:height="0.2346in" svg:x="2.6311in" svg:y="2.5161in" draw:caption-point-x="-0.2402in" draw:caption-point-y="0.1756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75]" office:value-type="float" office:value="1">
            <text:p>1</text:p>
          </table:table-cell>
          <table:table-cell/>
          <table:table-cell table:style-name="ce31" table:formula="of:=[.M42]*10" office:value-type="float" office:value="30">
            <text:p>30.0000</text:p>
          </table:table-cell>
          <table:table-cell table:number-columns-repeated="1011"/>
        </table:table-row>
        <table:table-row table:style-name="ro1" table:visibility="filter">
          <table:table-cell table:formula="of:=[.A276]" office:value-type="string" office:string-value="T Zex t2">
            <text:p>T Zex t2</text:p>
          </table:table-cell>
          <table:table-cell table:style-name="ce22" office:value-type="string">
            <office:annotation draw:style-name="gr5" draw:text-style-name="P2" svg:width="1.8878in" svg:height="0.2346in" svg:x="2.6311in" svg:y="2.5161in" draw:caption-point-x="-0.2402in" draw:caption-point-y="0.1756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76]" office:value-type="float" office:value="1">
            <text:p>1</text:p>
          </table:table-cell>
          <table:table-cell/>
          <table:table-cell table:style-name="ce31" table:formula="of:=[.M43]*10" office:value-type="float" office:value="40">
            <text:p>40.0000</text:p>
          </table:table-cell>
          <table:table-cell table:number-columns-repeated="1011"/>
        </table:table-row>
        <table:table-row table:style-name="ro1" table:visibility="filter">
          <table:table-cell table:formula="of:=[.A277]" office:value-type="string" office:string-value="T Zex t2">
            <text:p>T Zex t2</text:p>
          </table:table-cell>
          <table:table-cell table:style-name="ce22" office:value-type="string">
            <text:p>scientists min</text:p>
          </table:table-cell>
          <table:table-cell table:style-name="ce32" table:number-matrix-columns-spanned="11" table:number-matrix-rows-spanned="1" table:formula="of:=RESEARCHTIME([.C274:.M274])"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78]" office:value-type="string" office:string-value="T Zex t2">
            <text:p>T Zex t2</text:p>
          </table:table-cell>
          <table:table-cell table:style-name="ce22" office:value-type="string">
            <text:p>war points</text:p>
          </table:table-cell>
          <table:table-cell table:style-name="ce32" table:number-matrix-columns-spanned="11" table:number-matrix-rows-spanned="1" table:formula="of:=TECH_WAR_POINTS([.C275:.M277];[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Zetium Storage</text:p>
          </table:table-cell>
          <table:table-cell table:style-name="ce21" office:value-type="string">
            <office:annotation draw:style-name="gr5" draw:text-style-name="P2" svg:width="2.2008in" svg:height="0.2346in" svg:x="2.6311in" svg:y="2.5161in" draw:caption-point-x="-0.2402in" draw:caption-point-y="0.1756in">
              <dc:creator>AŠ</dc:creator>
              <dc:date>2011-10-21T00:00:00</dc:date>
              <text:p text:style-name="P2"><text:span text:style-name="T1">Zetium storage time x 20</text:span></text:p>
            </office:annotation>
            <text:p>time</text:p>
          </table:table-cell>
          <table:table-cell table:style-name="ce32"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31" table:formula="of:=[.M55]*20" office:value-type="float" office:value="20">
            <text:p>20.0000</text:p>
          </table:table-cell>
          <table:table-cell table:number-columns-repeated="1011"/>
        </table:table-row>
        <table:table-row table:style-name="ro1" table:visibility="filter">
          <table:table-cell table:formula="of:=[.A281]" office:value-type="string" office:string-value="T Zetium Storage">
            <text:p>T Zetium Storage</text:p>
          </table:table-cell>
          <table:table-cell table:style-name="ce21" office:value-type="string">
            <text:p>metal cost</text:p>
          </table:table-cell>
          <table:table-cell table:style-name="ce32"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1]" office:value-type="float" office:value="10">
            <text:p>10</text:p>
          </table:table-cell>
          <table:table-cell/>
          <table:table-cell table:style-name="ce31" table:formula="of:=[.$M$56] * 25" office:value-type="float" office:value="50">
            <text:p>50.0000</text:p>
          </table:table-cell>
          <table:table-cell table:number-columns-repeated="1011"/>
        </table:table-row>
        <table:table-row table:style-name="ro1" table:visibility="filter">
          <table:table-cell table:formula="of:=[.A282]" office:value-type="string" office:string-value="T Zetium Storage">
            <text:p>T Zetium Storage</text:p>
          </table:table-cell>
          <table:table-cell table:style-name="ce21" office:value-type="string">
            <text:p>energy cost</text:p>
          </table:table-cell>
          <table:table-cell table:style-name="ce32"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2]" office:value-type="float" office:value="10">
            <text:p>10</text:p>
          </table:table-cell>
          <table:table-cell/>
          <table:table-cell table:style-name="ce31" table:formula="of:=[.$M$56]*100" office:value-type="float" office:value="200">
            <text:p>200.0000</text:p>
          </table:table-cell>
          <table:table-cell table:number-columns-repeated="1011"/>
        </table:table-row>
        <table:table-row table:style-name="ro1" table:visibility="filter">
          <table:table-cell table:formula="of:=[.A283]" office:value-type="string" office:string-value="T Zetium Storage">
            <text:p>T Zetium Storage</text:p>
          </table:table-cell>
          <table:table-cell table:style-name="ce22" office:value-type="string">
            <text:p>zetium cost</text:p>
          </table:table-cell>
          <table:table-cell table:style-name="ce32"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0">
            <text:p>10</text:p>
          </table:table-cell>
          <table:table-cell/>
          <table:table-cell table:style-name="ce31" table:formula="of:=[.$M$56]*11" office:value-type="float" office:value="22">
            <text:p>22.0000</text:p>
          </table:table-cell>
          <table:table-cell table:number-columns-repeated="1011"/>
        </table:table-row>
        <table:table-row table:style-name="ro1" table:visibility="filter">
          <table:table-cell table:formula="of:=[.A284]" office:value-type="string" office:string-value="T Zetium Storage">
            <text:p>T Zetium Storage</text:p>
          </table:table-cell>
          <table:table-cell table:style-name="ce22" office:value-type="string">
            <text:p>scientists min</text:p>
          </table:table-cell>
          <table:table-cell table:style-name="ce32" table:number-matrix-columns-spanned="11" table:number-matrix-rows-spanned="1" table:formula="of:=RESEARCHTIME([.C281:.M281])"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31" office:value-type="float" office:value="0.0666666666666667">
            <text:p>0.0667</text:p>
          </table:table-cell>
          <table:table-cell table:number-columns-repeated="1011"/>
        </table:table-row>
        <table:table-row table:style-name="ro1" table:visibility="filter">
          <table:table-cell table:formula="of:=[.A285]" office:value-type="string" office:string-value="T Zetium Storage">
            <text:p>T Zetium Storage</text:p>
          </table:table-cell>
          <table:table-cell table:style-name="ce22" office:value-type="string">
            <text:p>Z store mod</text:p>
          </table:table-cell>
          <table:table-cell table:style-name="ce32"/>
          <table:table-cell table:formula="of:=[.D224]" office:value-type="float" office:value="180">
            <text:p>180</text:p>
          </table:table-cell>
          <table:table-cell table:number-columns-repeated="6"/>
          <table:table-cell table:formula="of:=[.K285]" office:value-type="float" office:value="10">
            <text:p>10</text:p>
          </table:table-cell>
          <table:table-cell/>
          <table:table-cell table:style-name="ce31" office:value-type="float" office:value="1">
            <text:p>1.0000</text:p>
          </table:table-cell>
          <table:table-cell table:number-columns-repeated="1011"/>
        </table:table-row>
        <table:table-row table:style-name="ro1" table:visibility="filter">
          <table:table-cell table:formula="of:=[.A286]" office:value-type="string" office:string-value="T Zetium Storage">
            <text:p>T Zetium Storage</text:p>
          </table:table-cell>
          <table:table-cell table:style-name="ce22" office:value-type="string">
            <text:p>war points</text:p>
          </table:table-cell>
          <table:table-cell table:style-name="ce32" table:number-matrix-columns-spanned="11" table:number-matrix-rows-spanned="1" table:formula="of:=TECH_WAR_POINTS([.C282:.M284];[Variables.$B$12:.$B$14];[Variables.$B$23])"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Trooper</text:p>
          </table:table-cell>
          <table:table-cell table:style-name="ce21" office:value-type="string">
            <office:annotation draw:style-name="gr6" draw:text-style-name="P2" svg:width="2.3484in" svg:height="0.3902in" svg:x="2.6311in" svg:y="2.5161in" draw:caption-point-x="-0.2402in" draw:caption-point-y="0.1756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2"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32" table:number-matrix-columns-spanned="11" table:number-matrix-rows-spanned="1" table:formula="of:=RESEARCHTIME([.C289:.M289])"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295]" office:value-type="string" office:string-value="T Trooper">
            <text:p>T Trooper</text:p>
          </table:table-cell>
          <table:table-cell office:value-type="string">
            <text:p>war points</text:p>
          </table:table-cell>
          <table:table-cell table:style-name="ce32" table:number-matrix-columns-spanned="11" table:number-matrix-rows-spanned="1" table:formula="of:=TECH_WAR_POINTS([.C290:.M292];[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eeker</text:p>
          </table:table-cell>
          <table:table-cell table:style-name="ce21" office:value-type="string">
            <office:annotation draw:style-name="gr6" draw:text-style-name="P2" svg:width="2.3484in" svg:height="0.3902in" svg:x="2.6311in" svg:y="2.5161in" draw:caption-point-x="-0.2402in" draw:caption-point-y="0.1756in">
              <dc:creator>AŠ</dc:creator>
              <dc:date>2010-12-30T00:00:00</dc:date>
              <text:p text:style-name="P2"><text:span text:style-name="T1">Visi fieldai pagal UnitTechCoefs() funkciją.</text:span></text:p>
            </office:annotation>
            <text:p>time</text:p>
          </table:table-cell>
          <table:table-cell table:style-name="ce32"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98]" office:value-type="string" office:string-value="T Seeker">
            <text:p>T Seeker</text:p>
          </table:table-cell>
          <table:table-cell table:style-name="ce21"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99]" office:value-type="string" office:string-value="T Seeker">
            <text:p>T Seeker</text:p>
          </table:table-cell>
          <table:table-cell table:style-name="ce21"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0]" office:value-type="string" office:string-value="T Seeker">
            <text:p>T Seeker</text:p>
          </table:table-cell>
          <table:table-cell table:style-name="ce22"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1]" office:value-type="string" office:string-value="T Seeker">
            <text:p>T Seeker</text:p>
          </table:table-cell>
          <table:table-cell table:style-name="ce21"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2]" office:value-type="string" office:string-value="T Seeker">
            <text:p>T Seeker</text:p>
          </table:table-cell>
          <table:table-cell table:style-name="ce21"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3]" office:value-type="string" office:string-value="T Seeker">
            <text:p>T Seeker</text:p>
          </table:table-cell>
          <table:table-cell office:value-type="string">
            <text:p>scientists min</text:p>
          </table:table-cell>
          <table:table-cell table:number-matrix-columns-spanned="11" table:number-matrix-rows-spanned="1" table:formula="of:=RESEARCHTIME([.C298:.M298])"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04]" office:value-type="string" office:string-value="T Seeker">
            <text:p>T Seeker</text:p>
          </table:table-cell>
          <table:table-cell office:value-type="string">
            <text:p>war points</text:p>
          </table:table-cell>
          <table:table-cell table:style-name="ce32" table:number-matrix-columns-spanned="11" table:number-matrix-rows-spanned="1" table:formula="of:=TECH_WAR_POINTS([.C299:.M301];[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hocker</text:p>
          </table:table-cell>
          <table:table-cell table:style-name="ce21"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7]" office:value-type="string" office:string-value="T Shocker">
            <text:p>T Shocker</text:p>
          </table:table-cell>
          <table:table-cell table:style-name="ce21"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8]" office:value-type="string" office:string-value="T Shocker">
            <text:p>T Shocker</text:p>
          </table:table-cell>
          <table:table-cell table:style-name="ce21"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9]" office:value-type="string" office:string-value="T Shocker">
            <text:p>T Shocker</text:p>
          </table:table-cell>
          <table:table-cell table:style-name="ce22"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0]" office:value-type="string" office:string-value="T Shocker">
            <text:p>T Shocker</text:p>
          </table:table-cell>
          <table:table-cell table:style-name="ce21"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1]" office:value-type="string" office:string-value="T Shocker">
            <text:p>T Shocker</text:p>
          </table:table-cell>
          <table:table-cell table:style-name="ce21"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2]" office:value-type="string" office:string-value="T Shocker">
            <text:p>T Shocker</text:p>
          </table:table-cell>
          <table:table-cell office:value-type="string">
            <text:p>scientists min</text:p>
          </table:table-cell>
          <table:table-cell table:number-matrix-columns-spanned="11" table:number-matrix-rows-spanned="1" table:formula="of:=RESEARCHTIME([.C307:.M307])"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13]" office:value-type="string" office:string-value="T Shocker">
            <text:p>T Shocker</text:p>
          </table:table-cell>
          <table:table-cell office:value-type="string">
            <text:p>war points</text:p>
          </table:table-cell>
          <table:table-cell table:style-name="ce32" table:number-matrix-columns-spanned="11" table:number-matrix-rows-spanned="1" table:formula="of:=TECH_WAR_POINTS([.C308:.M310];[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Metabolic Chargers</text:p>
          </table:table-cell>
          <table:table-cell table:style-name="ce21"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6]" office:value-type="string" office:string-value="T Metabolic Chargers">
            <text:p>T Metabolic Chargers</text:p>
          </table:table-cell>
          <table:table-cell table:style-name="ce21"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7]" office:value-type="string" office:string-value="T Metabolic Chargers">
            <text:p>T Metabolic Chargers</text:p>
          </table:table-cell>
          <table:table-cell table:style-name="ce21"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8]" office:value-type="string" office:string-value="T Metabolic Chargers">
            <text:p>T Metabolic Chargers</text:p>
          </table:table-cell>
          <table:table-cell table:style-name="ce22"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9]" office:value-type="string" office:string-value="T Metabolic Chargers">
            <text:p>T Metabolic Chargers</text:p>
          </table:table-cell>
          <table:table-cell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20]" office:value-type="string" office:string-value="T Metabolic Chargers">
            <text:p>T Metabolic Chargers</text:p>
          </table:table-cell>
          <table:table-cell table:style-name="ce21" office:value-type="string">
            <text:p>scientists min</text:p>
          </table:table-cell>
          <table:table-cell table:number-matrix-columns-spanned="11" table:number-matrix-rows-spanned="1" table:formula="of:=RESEARCHTIME([.C316:.M31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21]" office:value-type="string" office:string-value="T Metabolic Chargers">
            <text:p>T Metabolic Chargers</text:p>
          </table:table-cell>
          <table:table-cell table:style-name="ce21" office:value-type="string">
            <text:p>war points</text:p>
          </table:table-cell>
          <table:table-cell table:style-name="ce32" table:number-matrix-columns-spanned="11" table:number-matrix-rows-spanned="1" table:formula="of:=TECH_WAR_POINTS([.C317:.M319];[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HV Charges</text:p>
          </table:table-cell>
          <table:table-cell table:style-name="ce21" office:value-type="string">
            <text:p>time</text:p>
          </table:table-cell>
          <table:table-cell table:number-matrix-columns-spanned="10" table:number-matrix-rows-spanned="6" table:formula="of:=[.C316:.L32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6]" office:value-type="float" office:value="1">
            <text:p>1.0000</text:p>
          </table:table-cell>
          <table:table-cell table:number-columns-repeated="1011"/>
        </table:table-row>
        <table:table-row table:style-name="ro1" table:visibility="filter">
          <table:table-cell table:formula="of:=[.A324]" office:value-type="string" office:string-value="T HV Charges">
            <text:p>T HV Charges</text:p>
          </table:table-cell>
          <table:table-cell table:style-name="ce21"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7]" office:value-type="float" office:value="1">
            <text:p>1.0000</text:p>
          </table:table-cell>
          <table:table-cell table:number-columns-repeated="1011"/>
        </table:table-row>
        <table:table-row table:style-name="ro1" table:visibility="filter">
          <table:table-cell table:formula="of:=[.A325]" office:value-type="string" office:string-value="T HV Charges">
            <text:p>T HV Charges</text:p>
          </table:table-cell>
          <table:table-cell table:style-name="ce21"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8]" office:value-type="float" office:value="1">
            <text:p>1.0000</text:p>
          </table:table-cell>
          <table:table-cell table:number-columns-repeated="1011"/>
        </table:table-row>
        <table:table-row table:style-name="ro1" table:visibility="filter">
          <table:table-cell table:formula="of:=[.A326]" office:value-type="string" office:string-value="T HV Charges">
            <text:p>T HV Charges</text:p>
          </table:table-cell>
          <table:table-cell table:style-name="ce22"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9]" office:value-type="float" office:value="1">
            <text:p>1.0000</text:p>
          </table:table-cell>
          <table:table-cell table:number-columns-repeated="1011"/>
        </table:table-row>
        <table:table-row table:style-name="ro1" table:visibility="filter">
          <table:table-cell table:formula="of:=[.A327]" office:value-type="string" office:string-value="T HV Charges">
            <text:p>T HV Charges</text:p>
          </table:table-cell>
          <table:table-cell table:style-name="ce22" office:value-type="string">
            <office:annotation draw:style-name="gr4" draw:text-style-name="P2" svg:width="1.1413in" svg:height="0.2346in" svg:x="2.6311in" svg:y="2.5161in" draw:caption-point-x="-0.2402in" draw:caption-point-y="0.1756in">
              <dc:creator>AŠ</dc:creator>
              <dc:date>2011-03-08T00:00:00</dc:date>
              <text:p text:style-name="P2"><text:span text:style-name="T1">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20]*2" office:value-type="float" office:value="2">
            <text:p>2.0000</text:p>
          </table:table-cell>
          <table:table-cell table:number-columns-repeated="1011"/>
        </table:table-row>
        <table:table-row table:style-name="ro1" table:visibility="filter">
          <table:table-cell table:formula="of:=[.A328]" office:value-type="string" office:string-value="T HV Charges">
            <text:p>T HV Charges</text:p>
          </table:table-cell>
          <table:table-cell table:style-name="ce21"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21]" office:value-type="float" office:value="0.00333333333333333">
            <text:p>0.0033</text:p>
          </table:table-cell>
          <table:table-cell table:number-columns-repeated="1011"/>
        </table:table-row>
        <table:table-row table:style-name="ro1" table:visibility="filter">
          <table:table-cell table:formula="of:=[.A329]" office:value-type="string" office:string-value="T HV Charges">
            <text:p>T HV Charges</text:p>
          </table:table-cell>
          <table:table-cell table:style-name="ce21" office:value-type="string">
            <text:p>war points</text:p>
          </table:table-cell>
          <table:table-cell table:style-name="ce32" table:number-matrix-columns-spanned="11" table:number-matrix-rows-spanned="1" table:formula="of:=TECH_WAR_POINTS([.C325:.M32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rane</text:p>
          </table:table-cell>
          <table:table-cell table:style-name="ce21" office:value-type="string">
            <office:annotation draw:style-name="gr4" draw:text-style-name="P2" svg:width="1.1413in" svg:height="0.2346in" svg:x="2.6311in" svg:y="2.5161in" draw:caption-point-x="-0.2402in" draw:caption-point-y="0.1756in">
              <dc:creator>AŠ</dc:creator>
              <dc:date>2011-01-25T00:00:00</dc:date>
              <text:p text:style-name="P2"><text:span text:style-name="T1">MDH X 60%</text:span></text:p>
            </office:annotation>
            <text:p>time</text:p>
          </table:table-cell>
          <table:table-cell table:number-matrix-columns-spanned="10" table:number-matrix-rows-spanned="4" table:formula="of:=[.C541:.L54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6">
            <text:p>0.6000</text:p>
          </table:table-cell>
          <table:table-cell table:number-columns-repeated="1011"/>
        </table:table-row>
        <table:table-row table:style-name="ro1" table:visibility="filter">
          <table:table-cell table:formula="of:=[.A332]" office:value-type="string" office:string-value="T Crane">
            <text:p>T Crane</text:p>
          </table:table-cell>
          <table:table-cell table:style-name="ce21"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2]" office:value-type="float" office:value="0.6">
            <text:p>0.6000</text:p>
          </table:table-cell>
          <table:table-cell table:number-columns-repeated="1011"/>
        </table:table-row>
        <table:table-row table:style-name="ro1" table:visibility="filter">
          <table:table-cell table:formula="of:=[.A333]" office:value-type="string" office:string-value="T Crane">
            <text:p>T Crane</text:p>
          </table:table-cell>
          <table:table-cell table:style-name="ce21"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3]" office:value-type="float" office:value="0.6">
            <text:p>0.6000</text:p>
          </table:table-cell>
          <table:table-cell table:number-columns-repeated="1011"/>
        </table:table-row>
        <table:table-row table:style-name="ro1" table:visibility="filter">
          <table:table-cell table:formula="of:=[.A334]" office:value-type="string" office:string-value="T Crane">
            <text:p>T Crane</text:p>
          </table:table-cell>
          <table:table-cell table:style-name="ce22"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4]" office:value-type="float" office:value="0.6">
            <text:p>0.6000</text:p>
          </table:table-cell>
          <table:table-cell table:number-columns-repeated="1011"/>
        </table:table-row>
        <table:table-row table:style-name="ro1" table:visibility="filter">
          <table:table-cell table:formula="of:=[.A335]" office:value-type="string" office:string-value="T Crane">
            <text:p>T Crane</text:p>
          </table:table-cell>
          <table:table-cell table:style-name="ce22" office:value-type="string">
            <text:p>scientists min</text:p>
          </table:table-cell>
          <table:table-cell table:number-matrix-columns-spanned="10" table:number-matrix-rows-spanned="1" table:formula="of:=[.C547:.L54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5]*[.M547]" office:value-type="float" office:value="0.002">
            <text:p>0.0020</text:p>
          </table:table-cell>
          <table:table-cell table:number-columns-repeated="1011"/>
        </table:table-row>
        <table:table-row table:style-name="ro1" table:visibility="filter">
          <table:table-cell table:formula="of:=[.A336]" office:value-type="string" office:string-value="T Crane">
            <text:p>T Crane</text:p>
          </table:table-cell>
          <table:table-cell table:style-name="ce22" office:value-type="string">
            <text:p>war points</text:p>
          </table:table-cell>
          <table:table-cell table:style-name="ce32" table:number-matrix-columns-spanned="11" table:number-matrix-rows-spanned="1" table:formula="of:=TECH_WAR_POINTS([.C333:.M335];[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Radar</text:p>
          </table:table-cell>
          <table:table-cell table:style-name="ce21" office:value-type="string">
            <office:annotation draw:style-name="gr4" draw:text-style-name="P2" svg:width="1.1413in" svg:height="0.3902in" svg:x="2.6311in" svg:y="2.5161in" draw:caption-point-x="-0.2402in" draw:caption-point-y="0.1756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31" table:formula="of:=[.M103]*3" office:value-type="float" office:value="3">
            <text:p>3.0000</text:p>
          </table:table-cell>
          <table:table-cell table:number-columns-repeated="1011"/>
        </table:table-row>
        <table:table-row table:style-name="ro1" table:visibility="filter">
          <table:table-cell table:formula="of:=[.A339]" office:value-type="string" office:string-value="T Radar">
            <text:p>T Radar</text:p>
          </table:table-cell>
          <table:table-cell table:style-name="ce21"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31"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40]" office:value-type="string" office:string-value="T Radar">
            <text:p>T Radar</text:p>
          </table:table-cell>
          <table:table-cell table:style-name="ce21"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341]" office:value-type="string" office:string-value="T Radar">
            <text:p>T Radar</text:p>
          </table:table-cell>
          <table:table-cell table:style-name="ce22"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342]" office:value-type="string" office:string-value="T Radar">
            <text:p>T Radar</text:p>
          </table:table-cell>
          <table:table-cell table:style-name="ce22" office:value-type="string">
            <text:p>scientists min</text:p>
          </table:table-cell>
          <table:table-cell table:style-name="ce32" table:number-matrix-columns-spanned="11" table:number-matrix-rows-spanned="1" table:formula="of:=RESEARCHTIME([.C339:.M339])"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 table:visibility="filter">
          <table:table-cell table:formula="of:=[.A343]" office:value-type="string" office:string-value="T Radar">
            <text:p>T Radar</text:p>
          </table:table-cell>
          <table:table-cell table:style-name="ce22" office:value-type="string">
            <text:p>war points</text:p>
          </table:table-cell>
          <table:table-cell table:style-name="ce32" table:number-matrix-columns-spanned="11" table:number-matrix-rows-spanned="1" table:formula="of:=TECH_WAR_POINTS([.C340:.M342];[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Vulcan</text:p>
          </table:table-cell>
          <table:table-cell table:style-name="ce21" office:value-type="string">
            <office:annotation draw:style-name="gr4" draw:text-style-name="P2" svg:width="1.1413in" svg:height="0.3902in" svg:x="2.6311in" svg:y="2.5161in" draw:caption-point-x="-0.2402in" draw:caption-point-y="0.1756in">
              <dc:creator>AŠ</dc:creator>
              <dc:date>2011-01-02T00:00:00</dc:date>
              <text:p text:style-name="P2"><text:span text:style-name="T1">Visi attributai kaip pastato x 3.</text:span></text:p>
            </office:annotation>
            <text:p>time</text:p>
          </table:table-cell>
          <table:table-cell table:style-name="ce32" table:number-matrix-columns-spanned="11" table:number-matrix-rows-spanned="6" table:formula="of:=UNITTECHCOEFS([Units.J90]; [Units.R90]; [Units.S90]; [Units.T90]; 10; 1)"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46]" office:value-type="string" office:string-value="T Vulcan">
            <text:p>T Vulcan</text:p>
          </table:table-cell>
          <table:table-cell table:style-name="ce21" office:value-type="string">
            <text:p>metal cost</text:p>
          </table:table-cell>
          <table:table-cell office:value-type="float" office:value="7579.26">
            <text:p>7579.26</text:p>
          </table:table-cell>
          <table:table-cell office:value-type="float" office:value="4772.12666666667">
            <text:p>4772.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47]" office:value-type="string" office:string-value="T Vulcan">
            <text:p>T Vulcan</text:p>
          </table:table-cell>
          <table:table-cell table:style-name="ce21" office:value-type="string">
            <text:p>energy cost</text:p>
          </table:table-cell>
          <table:table-cell office:value-type="float" office:value="15741.54">
            <text:p>15741.54</text:p>
          </table:table-cell>
          <table:table-cell office:value-type="float" office:value="9911.34">
            <text:p>9911.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48]" office:value-type="string" office:string-value="T Vulcan">
            <text:p>T Vulcan</text:p>
          </table:table-cell>
          <table:table-cell table:style-name="ce22" office:value-type="string">
            <text:p>zetium cost</text:p>
          </table:table-cell>
          <table:table-cell office:value-type="float" office:value="2332.08">
            <text:p>2332.08</text:p>
          </table:table-cell>
          <table:table-cell office:value-type="float" office:value="1468.34666666667">
            <text:p>1468.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49]" office:value-type="string" office:string-value="T Vulcan">
            <text:p>T Vulcan</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50]" office:value-type="string" office:string-value="T Vulcan">
            <text:p>T Vulcan</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51]" office:value-type="string" office:string-value="T Vulcan">
            <text:p>T Vulcan</text:p>
          </table:table-cell>
          <table:table-cell table:style-name="ce22" office:value-type="string">
            <text:p>scientists min</text:p>
          </table:table-cell>
          <table:table-cell table:style-name="ce32" table:number-matrix-columns-spanned="11" table:number-matrix-rows-spanned="1" table:formula="of:=RESEARCHTIME([.C346:.M346])"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52]" office:value-type="string" office:string-value="T Vulcan">
            <text:p>T Vulcan</text:p>
          </table:table-cell>
          <table:table-cell table:style-name="ce22" office:value-type="string">
            <text:p>war points</text:p>
          </table:table-cell>
          <table:table-cell table:style-name="ce32" table:number-matrix-columns-spanned="11" table:number-matrix-rows-spanned="1" table:formula="of:=TECH_WAR_POINTS([.C347:.M349];[Variables.$B$12:.$B$14];[Variables.$B$23])" office:value-type="float" office:value="5684.445">
            <text:p>5684.45</text:p>
          </table:table-cell>
          <table:table-cell office:value-type="float" office:value="3579.095">
            <text:p>357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obile Vulcan</text:p>
          </table:table-cell>
          <table:table-cell table:style-name="ce21" office:value-type="string">
            <office:annotation draw:style-name="gr4" draw:text-style-name="P2" svg:width="1.1413in" svg:height="0.3902in" svg:x="2.6311in" svg:y="2.5161in" draw:caption-point-x="-0.2402in" draw:caption-point-y="0.1756in">
              <dc:creator>AŠ</dc:creator>
              <dc:date>2011-01-02T00:00:00</dc:date>
              <text:p text:style-name="P2"><text:span text:style-name="T1">Visi attributai kaip pastato x 3.</text:span></text:p>
            </office:annotation>
            <text:p>time</text:p>
          </table:table-cell>
          <table:table-cell table:style-name="ce32" table:formula="of:=[Units.J93]*60" office:value-type="float" office:value="13392">
            <text:p>13392</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5]" office:value-type="string" office:string-value="T Mobile Vulcan">
            <text:p>T Mobile Vulcan</text:p>
          </table:table-cell>
          <table:table-cell table:style-name="ce21" office:value-type="string">
            <text:p>metal cost</text:p>
          </table:table-cell>
          <table:table-cell table:style-name="ce32" table:formula="of:=[Units.R93]" office:value-type="float" office:value="7579.26">
            <text:p>7579.26</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6]" office:value-type="string" office:string-value="T Mobile Vulcan">
            <text:p>T Mobile Vulcan</text:p>
          </table:table-cell>
          <table:table-cell table:style-name="ce21" office:value-type="string">
            <text:p>energy cost</text:p>
          </table:table-cell>
          <table:table-cell table:style-name="ce32" table:formula="of:=[Units.S93]" office:value-type="float" office:value="15741.54">
            <text:p>15741.54</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7]" office:value-type="string" office:string-value="T Mobile Vulcan">
            <text:p>T Mobile Vulcan</text:p>
          </table:table-cell>
          <table:table-cell table:style-name="ce22" office:value-type="string">
            <text:p>zetium cost</text:p>
          </table:table-cell>
          <table:table-cell table:style-name="ce32" table:formula="of:=[Units.T93]" office:value-type="float" office:value="2332.08">
            <text:p>2332.08</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8]" office:value-type="string" office:string-value="T Mobile Vulcan">
            <text:p>T Mobile Vulcan</text:p>
          </table:table-cell>
          <table:table-cell table:style-name="ce22" office:value-type="string">
            <text:p>scientists min</text:p>
          </table:table-cell>
          <table:table-cell table:style-name="ce32" table:number-matrix-columns-spanned="11" table:number-matrix-rows-spanned="1" table:formula="of:=RESEARCHTIME([.C355:.M355])"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33333333333333">
            <text:p>0.0133</text:p>
          </table:table-cell>
          <table:table-cell table:number-columns-repeated="1011"/>
        </table:table-row>
        <table:table-row table:style-name="ro1" table:visibility="filter">
          <table:table-cell table:formula="of:=[.A359]" office:value-type="string" office:string-value="T Mobile Vulcan">
            <text:p>T Mobile Vulcan</text:p>
          </table:table-cell>
          <table:table-cell table:style-name="ce22" office:value-type="string">
            <text:p>war points</text:p>
          </table:table-cell>
          <table:table-cell table:style-name="ce32" table:number-matrix-columns-spanned="11" table:number-matrix-rows-spanned="1" table:formula="of:=TECH_WAR_POINTS([.C356:.M358];[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creamer</text:p>
          </table:table-cell>
          <table:table-cell table:style-name="ce21" office:value-type="string">
            <office:annotation draw:style-name="gr4" draw:text-style-name="P2" svg:width="1.1413in" svg:height="0.3902in" svg:x="2.6311in" svg:y="2.5161in" draw:caption-point-x="-0.2402in" draw:caption-point-y="0.1756in">
              <dc:creator>AŠ</dc:creator>
              <dc:date>2011-01-02T00:00:00</dc:date>
              <text:p text:style-name="P2"><text:span text:style-name="T1">Visi attributai kaip pastato x 3.</text:span></text:p>
            </office:annotation>
            <text:p>time</text:p>
          </table:table-cell>
          <table:table-cell table:style-name="ce32" table:number-matrix-columns-spanned="11" table:number-matrix-rows-spanned="6" table:formula="of:=UNITTECHCOEFS([Units.J91]; [Units.R91]; [Units.S91]; [Units.T91]; 10; 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2]" office:value-type="string" office:string-value="T Screamer">
            <text:p>T Screamer</text:p>
          </table:table-cell>
          <table:table-cell table:style-name="ce21" office:value-type="string">
            <text:p>metal cost</text:p>
          </table:table-cell>
          <table:table-cell office:value-type="float" office:value="17355">
            <text:p>17355</text:p>
          </table:table-cell>
          <table:table-cell office:value-type="float" office:value="10927.2222222222">
            <text:p>10927.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3]" office:value-type="string" office:string-value="T Screamer">
            <text:p>T Screamer</text:p>
          </table:table-cell>
          <table:table-cell table:style-name="ce21" office:value-type="string">
            <text:p>energy cost</text:p>
          </table:table-cell>
          <table:table-cell office:value-type="float" office:value="36045">
            <text:p>36045</text:p>
          </table:table-cell>
          <table:table-cell office:value-type="float" office:value="22695">
            <text:p>226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4]" office:value-type="string" office:string-value="T Screamer">
            <text:p>T Screamer</text:p>
          </table:table-cell>
          <table:table-cell table:style-name="ce22" office:value-type="string">
            <text:p>zetium cost</text:p>
          </table:table-cell>
          <table:table-cell office:value-type="float" office:value="5340">
            <text:p>5340</text:p>
          </table:table-cell>
          <table:table-cell office:value-type="float" office:value="3362.22222222222">
            <text:p>336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5]" office:value-type="string" office:string-value="T Screamer">
            <text:p>T Scream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6]" office:value-type="string" office:string-value="T Screamer">
            <text:p>T Scream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7]" office:value-type="string" office:string-value="T Screamer">
            <text:p>T Screamer</text:p>
          </table:table-cell>
          <table:table-cell table:style-name="ce22" office:value-type="string">
            <text:p>scientists min</text:p>
          </table:table-cell>
          <table:table-cell table:style-name="ce32" table:number-matrix-columns-spanned="11" table:number-matrix-rows-spanned="1" table:formula="of:=RESEARCHTIME([.C362:.M362])"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68]" office:value-type="string" office:string-value="T Screamer">
            <text:p>T Screamer</text:p>
          </table:table-cell>
          <table:table-cell table:style-name="ce22" office:value-type="string">
            <text:p>war points</text:p>
          </table:table-cell>
          <table:table-cell table:style-name="ce32" table:number-matrix-columns-spanned="11" table:number-matrix-rows-spanned="1" table:formula="of:=TECH_WAR_POINTS([.C363:.M365];[Variables.$B$12:.$B$14];[Variables.$B$23])" office:value-type="float" office:value="13016.25">
            <text:p>13016.25</text:p>
          </table:table-cell>
          <table:table-cell office:value-type="float" office:value="8195.41666666667">
            <text:p>819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obile Screamer</text:p>
          </table:table-cell>
          <table:table-cell table:style-name="ce21" office:value-type="string">
            <office:annotation draw:style-name="gr4" draw:text-style-name="P2" svg:width="1.1413in" svg:height="0.3902in" svg:x="2.6311in" svg:y="2.5161in" draw:caption-point-x="-0.2402in" draw:caption-point-y="0.1756in">
              <dc:creator>AŠ</dc:creator>
              <dc:date>2011-01-02T00:00:00</dc:date>
              <text:p text:style-name="P2"><text:span text:style-name="T1">Visi attributai kaip pastato x 3.</text:span></text:p>
            </office:annotation>
            <text:p>time</text:p>
          </table:table-cell>
          <table:table-cell table:style-name="ce32" table:formula="of:=[Units.J94]*60" office:value-type="float" office:value="26424">
            <text:p>26424</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1]" office:value-type="string" office:string-value="T Mobile Screamer">
            <text:p>T Mobile Screamer</text:p>
          </table:table-cell>
          <table:table-cell table:style-name="ce21" office:value-type="string">
            <text:p>metal cost</text:p>
          </table:table-cell>
          <table:table-cell table:style-name="ce32" table:formula="of:=[Units.R94]" office:value-type="float" office:value="17355">
            <text:p>17355</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2]" office:value-type="string" office:string-value="T Mobile Screamer">
            <text:p>T Mobile Screamer</text:p>
          </table:table-cell>
          <table:table-cell table:style-name="ce21" office:value-type="string">
            <text:p>energy cost</text:p>
          </table:table-cell>
          <table:table-cell table:style-name="ce32" table:formula="of:=[Units.S94]" office:value-type="float" office:value="36045">
            <text:p>36045</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3]" office:value-type="string" office:string-value="T Mobile Screamer">
            <text:p>T Mobile Screamer</text:p>
          </table:table-cell>
          <table:table-cell table:style-name="ce22" office:value-type="string">
            <text:p>zetium cost</text:p>
          </table:table-cell>
          <table:table-cell table:style-name="ce32" table:formula="of:=[Units.T94]" office:value-type="float" office:value="5340">
            <text:p>5340</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4]" office:value-type="string" office:string-value="T Mobile Screamer">
            <text:p>T Mobile Screamer</text:p>
          </table:table-cell>
          <table:table-cell table:style-name="ce22" office:value-type="string">
            <text:p>scientists min</text:p>
          </table:table-cell>
          <table:table-cell table:style-name="ce32" table:number-matrix-columns-spanned="11" table:number-matrix-rows-spanned="1" table:formula="of:=RESEARCHTIME([.C371:.M371])"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33333333333333">
            <text:p>0.0133</text:p>
          </table:table-cell>
          <table:table-cell table:number-columns-repeated="1011"/>
        </table:table-row>
        <table:table-row table:style-name="ro1" table:visibility="filter">
          <table:table-cell table:formula="of:=[.A375]" office:value-type="string" office:string-value="T Mobile Screamer">
            <text:p>T Mobile Screamer</text:p>
          </table:table-cell>
          <table:table-cell table:style-name="ce22" office:value-type="string">
            <text:p>war points</text:p>
          </table:table-cell>
          <table:table-cell table:style-name="ce32" table:number-matrix-columns-spanned="11" table:number-matrix-rows-spanned="1" table:formula="of:=TECH_WAR_POINTS([.C372:.M374];[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Thunder</text:p>
          </table:table-cell>
          <table:table-cell table:style-name="ce21" office:value-type="string">
            <office:annotation draw:style-name="gr4" draw:text-style-name="P2" svg:width="1.1413in" svg:height="0.3902in" svg:x="2.6311in" svg:y="2.5161in" draw:caption-point-x="-0.2402in" draw:caption-point-y="0.1756in">
              <dc:creator>AŠ</dc:creator>
              <dc:date>2011-01-02T00:00:00</dc:date>
              <text:p text:style-name="P2"><text:span text:style-name="T1">Visi attributai kaip pastato x 3.</text:span></text:p>
            </office:annotation>
            <text:p>time</text:p>
          </table:table-cell>
          <table:table-cell table:style-name="ce32" table:number-matrix-columns-spanned="11" table:number-matrix-rows-spanned="6" table:formula="of:=UNITTECHCOEFS([Units.J92]; [Units.R92]; [Units.S92]; [Units.T92]; 10; 1)"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78]" office:value-type="string" office:string-value="T Thunder">
            <text:p>T Thunder</text:p>
          </table:table-cell>
          <table:table-cell table:style-name="ce21" office:value-type="string">
            <text:p>metal cost</text:p>
          </table:table-cell>
          <table:table-cell office:value-type="float" office:value="16848">
            <text:p>16848</text:p>
          </table:table-cell>
          <table:table-cell office:value-type="float" office:value="10608">
            <text:p>106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79]" office:value-type="string" office:string-value="T Thunder">
            <text:p>T Thunder</text:p>
          </table:table-cell>
          <table:table-cell table:style-name="ce21" office:value-type="string">
            <text:p>energy cost</text:p>
          </table:table-cell>
          <table:table-cell office:value-type="float" office:value="34992">
            <text:p>34992</text:p>
          </table:table-cell>
          <table:table-cell office:value-type="float" office:value="22032">
            <text:p>220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0]" office:value-type="string" office:string-value="T Thunder">
            <text:p>T Thunder</text:p>
          </table:table-cell>
          <table:table-cell table:style-name="ce22" office:value-type="string">
            <text:p>zetium cost</text:p>
          </table:table-cell>
          <table:table-cell office:value-type="float" office:value="5184">
            <text:p>5184</text:p>
          </table:table-cell>
          <table:table-cell office:value-type="float" office:value="3264">
            <text:p>32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1]" office:value-type="string" office:string-value="T Thunder">
            <text:p>T Thund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2]" office:value-type="string" office:string-value="T Thunder">
            <text:p>T Thund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3]" office:value-type="string" office:string-value="T Thunder">
            <text:p>T Thunder</text:p>
          </table:table-cell>
          <table:table-cell table:style-name="ce22" office:value-type="string">
            <text:p>scientists min</text:p>
          </table:table-cell>
          <table:table-cell table:style-name="ce32" table:number-matrix-columns-spanned="11" table:number-matrix-rows-spanned="1" table:formula="of:=RESEARCHTIME([.C378:.M378])"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84]" office:value-type="string" office:string-value="T Thunder">
            <text:p>T Thunder</text:p>
          </table:table-cell>
          <table:table-cell table:style-name="ce22" office:value-type="string">
            <text:p>war points</text:p>
          </table:table-cell>
          <table:table-cell table:style-name="ce32" table:number-matrix-columns-spanned="11" table:number-matrix-rows-spanned="1" table:formula="of:=TECH_WAR_POINTS([.C379:.M381];[Variables.$B$12:.$B$14];[Variables.$B$23])" office:value-type="float" office:value="12636">
            <text:p>12636</text:p>
          </table:table-cell>
          <table:table-cell office:value-type="float" office:value="7956">
            <text:p>7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0"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obile Thunder</text:p>
          </table:table-cell>
          <table:table-cell table:style-name="ce21" office:value-type="string">
            <office:annotation draw:style-name="gr4" draw:text-style-name="P2" svg:width="1.1413in" svg:height="0.3902in" svg:x="2.6311in" svg:y="2.5161in" draw:caption-point-x="-0.2402in" draw:caption-point-y="0.1756in">
              <dc:creator>AŠ</dc:creator>
              <dc:date>2011-01-02T00:00:00</dc:date>
              <text:p text:style-name="P2"><text:span text:style-name="T1">Visi attributai kaip pastato x 3.</text:span></text:p>
            </office:annotation>
            <text:p>time</text:p>
          </table:table-cell>
          <table:table-cell table:style-name="ce32" table:formula="of:=[Units.J95]*60" office:value-type="float" office:value="34560">
            <text:p>34560</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87]" office:value-type="string" office:string-value="T Mobile Thunder">
            <text:p>T Mobile Thunder</text:p>
          </table:table-cell>
          <table:table-cell table:style-name="ce21" office:value-type="string">
            <text:p>metal cost</text:p>
          </table:table-cell>
          <table:table-cell table:style-name="ce32" table:formula="of:=[Units.R95]" office:value-type="float" office:value="16848">
            <text:p>16848</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88]" office:value-type="string" office:string-value="T Mobile Thunder">
            <text:p>T Mobile Thunder</text:p>
          </table:table-cell>
          <table:table-cell table:style-name="ce21" office:value-type="string">
            <text:p>energy cost</text:p>
          </table:table-cell>
          <table:table-cell table:style-name="ce32" table:formula="of:=[Units.S95]" office:value-type="float" office:value="34992">
            <text:p>34992</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89]" office:value-type="string" office:string-value="T Mobile Thunder">
            <text:p>T Mobile Thunder</text:p>
          </table:table-cell>
          <table:table-cell table:style-name="ce22" office:value-type="string">
            <text:p>zetium cost</text:p>
          </table:table-cell>
          <table:table-cell table:style-name="ce32" table:formula="of:=[Units.T95]" office:value-type="float" office:value="5184">
            <text:p>5184</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90]" office:value-type="string" office:string-value="T Mobile Thunder">
            <text:p>T Mobile Thunder</text:p>
          </table:table-cell>
          <table:table-cell table:style-name="ce22" office:value-type="string">
            <text:p>scientists min</text:p>
          </table:table-cell>
          <table:table-cell table:style-name="ce32" table:number-matrix-columns-spanned="11" table:number-matrix-rows-spanned="1" table:formula="of:=RESEARCHTIME([.C387:.M387])"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33333333333333">
            <text:p>0.0133</text:p>
          </table:table-cell>
          <table:table-cell table:number-columns-repeated="1011"/>
        </table:table-row>
        <table:table-row table:style-name="ro1" table:visibility="filter">
          <table:table-cell table:formula="of:=[.A391]" office:value-type="string" office:string-value="T Mobile Thunder">
            <text:p>T Mobile Thunder</text:p>
          </table:table-cell>
          <table:table-cell table:style-name="ce22" office:value-type="string">
            <text:p>war points</text:p>
          </table:table-cell>
          <table:table-cell table:style-name="ce32" table:number-matrix-columns-spanned="11" table:number-matrix-rows-spanned="1" table:formula="of:=TECH_WAR_POINTS([.C388:.M390];[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Turret Armor</text:p>
          </table:table-cell>
          <table:table-cell table:style-name="ce21" office:value-type="string">
            <text:p>time</text:p>
          </table:table-cell>
          <table:table-cell table:style-name="ce32" table:number-matrix-columns-spanned="11" table:number-matrix-rows-spanned="5" table:formula="of:=UNITTECHGROUPCOEFS(AVERAGE([Units.J90:.J92]); AVERAGE([Units.R90:.R92]); AVERAGE([Units.S90:.S92]); AVERAGE([Units.T90:.T92]); 10)"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4]" office:value-type="string" office:string-value="T Turret Armor">
            <text:p>T Turret Armor</text:p>
          </table:table-cell>
          <table:table-cell table:style-name="ce21" office:value-type="string">
            <text:p>metal cost</text:p>
          </table:table-cell>
          <table:table-cell table:style-name="ce32"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5]" office:value-type="string" office:string-value="T Turret Armor">
            <text:p>T Turret Armor</text:p>
          </table:table-cell>
          <table:table-cell table:style-name="ce21" office:value-type="string">
            <text:p>energy cost</text:p>
          </table:table-cell>
          <table:table-cell table:style-name="ce32"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6]" office:value-type="string" office:string-value="T Turret Armor">
            <text:p>T Turret Armor</text:p>
          </table:table-cell>
          <table:table-cell table:style-name="ce22" office:value-type="string">
            <text:p>zetium cost</text:p>
          </table:table-cell>
          <table:table-cell table:style-name="ce32"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7]" office:value-type="string" office:string-value="T Turret Armor">
            <text:p>T Turret Armor</text:p>
          </table:table-cell>
          <table:table-cell table:style-name="ce22" office:value-type="string">
            <text:p>armor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8]" office:value-type="string" office:string-value="T Turret Armor">
            <text:p>T Turret Armor</text:p>
          </table:table-cell>
          <table:table-cell table:style-name="ce22" office:value-type="string">
            <text:p>scientists min</text:p>
          </table:table-cell>
          <table:table-cell table:style-name="ce32" table:number-matrix-columns-spanned="11" table:number-matrix-rows-spanned="1" table:formula="of:=RESEARCHTIME([.C394:.M394])"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99]" office:value-type="string" office:string-value="T Turret Armor">
            <text:p>T Turret Armor</text:p>
          </table:table-cell>
          <table:table-cell table:style-name="ce22" office:value-type="string">
            <text:p>war points</text:p>
          </table:table-cell>
          <table:table-cell table:style-name="ce32" table:number-matrix-columns-spanned="11" table:number-matrix-rows-spanned="1" table:formula="of:=TECH_WAR_POINTS([.C395:.M397];[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Turret Damage</text:p>
          </table:table-cell>
          <table:table-cell table:style-name="ce21" office:value-type="string">
            <text:p>time</text:p>
          </table:table-cell>
          <table:table-cell table:style-name="ce32" table:number-matrix-columns-spanned="10" table:number-matrix-rows-spanned="6" table:formula="of:=[.C394:.L399]"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4]" office:value-type="float" office:value="1">
            <text:p>1.0000</text:p>
          </table:table-cell>
          <table:table-cell table:number-columns-repeated="1011"/>
        </table:table-row>
        <table:table-row table:style-name="ro1" table:visibility="filter">
          <table:table-cell table:formula="of:=[.A402]" office:value-type="string" office:string-value="T Turret Damage">
            <text:p>T Turret Damage</text:p>
          </table:table-cell>
          <table:table-cell table:style-name="ce21" office:value-type="string">
            <text:p>metal cost</text:p>
          </table:table-cell>
          <table:table-cell table:style-name="ce32"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5]" office:value-type="float" office:value="1">
            <text:p>1.0000</text:p>
          </table:table-cell>
          <table:table-cell table:number-columns-repeated="1011"/>
        </table:table-row>
        <table:table-row table:style-name="ro1" table:visibility="filter">
          <table:table-cell table:formula="of:=[.A403]" office:value-type="string" office:string-value="T Turret Damage">
            <text:p>T Turret Damage</text:p>
          </table:table-cell>
          <table:table-cell table:style-name="ce21" office:value-type="string">
            <text:p>energy cost</text:p>
          </table:table-cell>
          <table:table-cell table:style-name="ce32"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6]" office:value-type="float" office:value="1">
            <text:p>1.0000</text:p>
          </table:table-cell>
          <table:table-cell table:number-columns-repeated="1011"/>
        </table:table-row>
        <table:table-row table:style-name="ro1" table:visibility="filter">
          <table:table-cell table:formula="of:=[.A404]" office:value-type="string" office:string-value="T Turret Damage">
            <text:p>T Turret Damage</text:p>
          </table:table-cell>
          <table:table-cell table:style-name="ce22" office:value-type="string">
            <text:p>zetium cost</text:p>
          </table:table-cell>
          <table:table-cell table:style-name="ce32"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7]" office:value-type="float" office:value="1">
            <text:p>1.0000</text:p>
          </table:table-cell>
          <table:table-cell table:number-columns-repeated="1011"/>
        </table:table-row>
        <table:table-row table:style-name="ro1" table:visibility="filter">
          <table:table-cell table:formula="of:=[.A405]" office:value-type="string" office:string-value="T Turret Damage">
            <text:p>T Turret Damage</text:p>
          </table:table-cell>
          <table:table-cell table:style-name="ce22" office:value-type="string">
            <office:annotation draw:style-name="gr4" draw:text-style-name="P2" svg:width="1.1413in" svg:height="0.2346in" svg:x="2.6311in" svg:y="2.5075in" draw:caption-point-x="-0.2402in" draw:caption-point-y="0.1843in">
              <dc:creator>AŠ</dc:creator>
              <dc:date>2011-03-08T00:00:00</dc:date>
              <text:p text:style-name="P2"><text:span text:style-name="T1">2x armor mod</text:span></text:p>
            </office:annotation>
            <text:p>damage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8]*2" office:value-type="float" office:value="2">
            <text:p>2.0000</text:p>
          </table:table-cell>
          <table:table-cell table:number-columns-repeated="1011"/>
        </table:table-row>
        <table:table-row table:style-name="ro1" table:visibility="filter">
          <table:table-cell table:formula="of:=[.A406]" office:value-type="string" office:string-value="T Turret Damage">
            <text:p>T Turret Damage</text:p>
          </table:table-cell>
          <table:table-cell table:style-name="ce22" office:value-type="string">
            <text:p>scientists min</text:p>
          </table:table-cell>
          <table:table-cell table:style-name="ce32"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9]" office:value-type="float" office:value="0.00333333333333333">
            <text:p>0.0033</text:p>
          </table:table-cell>
          <table:table-cell table:number-columns-repeated="1011"/>
        </table:table-row>
        <table:table-row table:style-name="ro1" table:visibility="filter">
          <table:table-cell table:formula="of:=[.A407]" office:value-type="string" office:string-value="T Turret Damage">
            <text:p>T Turret Damage</text:p>
          </table:table-cell>
          <table:table-cell table:style-name="ce22" office:value-type="string">
            <text:p>war points</text:p>
          </table:table-cell>
          <table:table-cell table:style-name="ce32" table:number-matrix-columns-spanned="11" table:number-matrix-rows-spanned="1" table:formula="of:=TECH_WAR_POINTS([.C403:.M405];[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pace Factory</text:p>
          </table:table-cell>
          <table:table-cell table:style-name="ce21" office:value-type="string">
            <office:annotation draw:style-name="gr6" draw:text-style-name="P2" svg:width="2.4787in" svg:height="0.3902in" svg:x="2.6311in" svg:y="2.515in" draw:caption-point-x="-0.2402in" draw:caption-point-y="0.1768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office:value-type="float" office:value="0.4">
            <text:p>0.4000</text:p>
          </table:table-cell>
          <table:table-cell table:number-columns-repeated="1011"/>
        </table:table-row>
        <table:table-row table:style-name="ro1" table:visibility="filter">
          <table:table-cell table:formula="of:=[.A410]" office:value-type="string" office:string-value="T Space Factory">
            <text:p>T Space Factory</text:p>
          </table:table-cell>
          <table:table-cell table:style-name="ce21"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0]" office:value-type="float" office:value="1">
            <text:p>1</text:p>
          </table:table-cell>
          <table:table-cell/>
          <table:table-cell table:style-name="ce31" table:formula="of:=[.M410]" office:value-type="float" office:value="0.4">
            <text:p>0.4000</text:p>
          </table:table-cell>
          <table:table-cell table:number-columns-repeated="1011"/>
        </table:table-row>
        <table:table-row table:style-name="ro1" table:visibility="filter">
          <table:table-cell table:formula="of:=[.A411]" office:value-type="string" office:string-value="T Space Factory">
            <text:p>T Space Factory</text:p>
          </table:table-cell>
          <table:table-cell table:style-name="ce21"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1]" office:value-type="float" office:value="1">
            <text:p>1</text:p>
          </table:table-cell>
          <table:table-cell/>
          <table:table-cell table:style-name="ce31" table:formula="of:=[.M411]" office:value-type="float" office:value="0.4">
            <text:p>0.4000</text:p>
          </table:table-cell>
          <table:table-cell table:number-columns-repeated="1011"/>
        </table:table-row>
        <table:table-row table:style-name="ro1" table:visibility="filter">
          <table:table-cell table:formula="of:=[.A412]" office:value-type="string" office:string-value="T Space Factory">
            <text:p>T Space Factory</text:p>
          </table:table-cell>
          <table:table-cell table:style-name="ce22"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2]" office:value-type="float" office:value="1">
            <text:p>1</text:p>
          </table:table-cell>
          <table:table-cell/>
          <table:table-cell table:style-name="ce31" table:formula="of:=[.M412]" office:value-type="float" office:value="0.4">
            <text:p>0.4000</text:p>
          </table:table-cell>
          <table:table-cell table:number-columns-repeated="1011"/>
        </table:table-row>
        <table:table-row table:style-name="ro1" table:visibility="filter">
          <table:table-cell table:formula="of:=[.A413]" office:value-type="string" office:string-value="T Space Factory">
            <text:p>T Space Factory</text:p>
          </table:table-cell>
          <table:table-cell table:style-name="ce22" office:value-type="string">
            <text:p>scientists min</text:p>
          </table:table-cell>
          <table:table-cell table:style-name="ce32" table:number-matrix-columns-spanned="11" table:number-matrix-rows-spanned="1" table:formula="of:=RESEARCHTIME([.C410:.M41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133333333333333">
            <text:p>0.0013</text:p>
          </table:table-cell>
          <table:table-cell table:number-columns-repeated="1011"/>
        </table:table-row>
        <table:table-row table:style-name="ro1" table:visibility="filter">
          <table:table-cell table:formula="of:=[.A414]" office:value-type="string" office:string-value="T Space Factory">
            <text:p>T Space Factory</text:p>
          </table:table-cell>
          <table:table-cell table:style-name="ce22" office:value-type="string">
            <text:p>war points</text:p>
          </table:table-cell>
          <table:table-cell table:style-name="ce32" table:number-matrix-columns-spanned="11" table:number-matrix-rows-spanned="1" table:formula="of:=TECH_WAR_POINTS([.C411:.M413];[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21" office:value-type="string">
            <text:p>time</text:p>
          </table:table-cell>
          <table:table-cell table:style-name="ce32"/>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1" office:value-type="string">
            <office:annotation draw:style-name="gr4" draw:text-style-name="P2" svg:width="1.1413in" svg:height="0.5457in" svg:x="2.6311in" svg:y="2.515in" draw:caption-point-x="-0.2402in" draw:caption-point-y="0.1768in">
              <dc:creator>AŠ</dc:creator>
              <dc:date>2011-06-16T00:00:00</dc:date>
              <text:p text:style-name="P2"><text:span text:style-name="T1">Kainos pagal išgavimo greičius.</text:span></text:p>
            </office:annotation>
            <text:p>metal cost</text:p>
          </table:table-cell>
          <table:table-cell table:style-name="ce32" table:formula="of:=SUPERFORMULA([.K3];[.C3:.M3])*SDAYS([.O418])" office:value-type="float" office:value="24319.2788894754">
            <text:p>24319.28</text:p>
          </table:table-cell>
          <table:table-cell table:formula="of:=[.C418]*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31"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2.515in" draw:caption-point-x="-0.2402in" draw:caption-point-y="0.1768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21" office:value-type="string">
            <text:p>energy cost</text:p>
          </table:table-cell>
          <table:table-cell table:style-name="ce32" table:formula="of:=SUPERFORMULA([.K16];[.C16:.M16])*SDAYS([.O418])" office:value-type="float" office:value="54077.1155579016">
            <text:p>54077.12</text:p>
          </table:table-cell>
          <table:table-cell table:formula="of:=[.C419]*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zetium cost</text:p>
          </table:table-cell>
          <table:table-cell table:style-name="ce32" table:formula="of:=SUPERFORMULA([.K33];[.C33:.M33])*SDAYS([.O418])" office:value-type="float" office:value="6591.85577789508">
            <text:p>6591.86</text:p>
          </table:table-cell>
          <table:table-cell table:formula="of:=[.C420]*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scientists min</text:p>
          </table:table-cell>
          <table:table-cell table:style-name="ce32" table:number-matrix-columns-spanned="11" table:number-matrix-rows-spanned="1" table:formula="of:=RESEARCHTIME([.C417:.M417])"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war points</text:p>
          </table:table-cell>
          <table:table-cell table:style-name="ce32" table:number-matrix-columns-spanned="11" table:number-matrix-rows-spanned="1" table:formula="of:=TECH_WAR_POINTS([.C418:.M420];[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max players</text:p>
          </table:table-cell>
          <table:table-cell table:style-name="ce32"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Crow</text:p>
          </table:table-cell>
          <table:table-cell table:style-name="ce21" office:value-type="string">
            <text:p>time</text:p>
          </table:table-cell>
          <table:table-cell table:style-name="ce32"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5]" office:value-type="string" office:string-value="T Crow">
            <text:p>T Crow</text:p>
          </table:table-cell>
          <table:table-cell table:style-name="ce21" office:value-type="string">
            <text:p>metal cost</text:p>
          </table:table-cell>
          <table:table-cell table:style-name="ce32"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6]" office:value-type="string" office:string-value="T Crow">
            <text:p>T Crow</text:p>
          </table:table-cell>
          <table:table-cell table:style-name="ce21" office:value-type="string">
            <text:p>energy cost</text:p>
          </table:table-cell>
          <table:table-cell table:style-name="ce32"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7]" office:value-type="string" office:string-value="T Crow">
            <text:p>T Crow</text:p>
          </table:table-cell>
          <table:table-cell table:style-name="ce22" office:value-type="string">
            <text:p>zetium cost</text:p>
          </table:table-cell>
          <table:table-cell table:style-name="ce32"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8]" office:value-type="string" office:string-value="T Crow">
            <text:p>T Crow</text:p>
          </table:table-cell>
          <table:table-cell table:style-name="ce22" office:value-type="string">
            <text:p>armor mod</text:p>
          </table:table-cell>
          <table:table-cell table:style-name="ce32"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9]" office:value-type="string" office:string-value="T Crow">
            <text:p>T Crow</text:p>
          </table:table-cell>
          <table:table-cell table:style-name="ce22" office:value-type="string">
            <text:p>damage mod</text:p>
          </table:table-cell>
          <table:table-cell table:style-name="ce32"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0]" office:value-type="string" office:string-value="T Crow">
            <text:p>T Crow</text:p>
          </table:table-cell>
          <table:table-cell table:style-name="ce22" office:value-type="string">
            <text:p>scientists min</text:p>
          </table:table-cell>
          <table:table-cell table:style-name="ce32" table:number-matrix-columns-spanned="11" table:number-matrix-rows-spanned="1" table:formula="of:=RESEARCHTIME([.C425:.M425])"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31]" office:value-type="string" office:string-value="T Crow">
            <text:p>T Crow</text:p>
          </table:table-cell>
          <table:table-cell table:style-name="ce22" office:value-type="string">
            <text:p>war points</text:p>
          </table:table-cell>
          <table:table-cell table:style-name="ce32" table:number-matrix-columns-spanned="11" table:number-matrix-rows-spanned="1" table:formula="of:=TECH_WAR_POINTS([.C426:.M428];[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yrix</text:p>
          </table:table-cell>
          <table:table-cell table:style-name="ce21"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4]" office:value-type="string" office:string-value="T Cyrix">
            <text:p>T Cyrix</text:p>
          </table:table-cell>
          <table:table-cell table:style-name="ce21"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5]" office:value-type="string" office:string-value="T Cyrix">
            <text:p>T Cyrix</text:p>
          </table:table-cell>
          <table:table-cell table:style-name="ce21"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6]" office:value-type="string" office:string-value="T Cyrix">
            <text:p>T Cyrix</text:p>
          </table:table-cell>
          <table:table-cell table:style-name="ce22"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8]" office:value-type="string" office:string-value="T Cyrix">
            <text:p>T Cyrix</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22" office:value-type="string">
            <text:p>scientists min</text:p>
          </table:table-cell>
          <table:table-cell table:style-name="ce32" table:number-matrix-columns-spanned="11" table:number-matrix-rows-spanned="1" table:formula="of:=RESEARCHTIME([.C434:.M434])"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40]" office:value-type="string" office:string-value="T Cyrix">
            <text:p>T Cyrix</text:p>
          </table:table-cell>
          <table:table-cell table:style-name="ce22" office:value-type="string">
            <text:p>war points</text:p>
          </table:table-cell>
          <table:table-cell table:style-name="ce32" table:number-matrix-columns-spanned="11" table:number-matrix-rows-spanned="1" table:formula="of:=TECH_WAR_POINTS([.C435:.M437];[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Rhyno</text:p>
          </table:table-cell>
          <table:table-cell table:style-name="ce21"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3]" office:value-type="string" office:string-value="T Rhyno">
            <text:p>T Rhyno</text:p>
          </table:table-cell>
          <table:table-cell table:style-name="ce21"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4]" office:value-type="string" office:string-value="T Rhyno">
            <text:p>T Rhyno</text:p>
          </table:table-cell>
          <table:table-cell table:style-name="ce21"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5]" office:value-type="string" office:string-value="T Rhyno">
            <text:p>T Rhyno</text:p>
          </table:table-cell>
          <table:table-cell table:style-name="ce22"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7]" office:value-type="string" office:string-value="T Rhyno">
            <text:p>T Rhyno</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22" office:value-type="string">
            <text:p>scientists min</text:p>
          </table:table-cell>
          <table:table-cell table:style-name="ce32" table:number-matrix-columns-spanned="11" table:number-matrix-rows-spanned="1" table:formula="of:=RESEARCHTIME([.C443:.M443])"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49]" office:value-type="string" office:string-value="T Rhyno">
            <text:p>T Rhyno</text:p>
          </table:table-cell>
          <table:table-cell table:style-name="ce22" office:value-type="string">
            <text:p>war points</text:p>
          </table:table-cell>
          <table:table-cell table:style-name="ce32" table:number-matrix-columns-spanned="11" table:number-matrix-rows-spanned="1" table:formula="of:=TECH_WAR_POINTS([.C444:.M446];[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Heavy Flight</text:p>
          </table:table-cell>
          <table:table-cell table:style-name="ce22" office:value-type="string">
            <text:p>time</text:p>
          </table:table-cell>
          <table:table-cell table:style-name="ce32" table:number-matrix-columns-spanned="9" table:number-matrix-rows-spanned="1" table:formula="of:=LINEAR_DEP_RAW([.O452] * 60 * [.$P$452]; [.O452] * 60 * [.$Q$452];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1">
            <text:p>1.0000</text:p>
          </table:table-cell>
          <table:table-cell/>
          <table:table-cell table:formula="of:=SUM([Units.$J$62]; [Units.$J$66])" office:value-type="float" office:value="1592.5">
            <office:annotation draw:style-name="gr4" draw:text-style-name="P2" svg:width="1.1413in" svg:height="0.7012in" svg:x="11.7949in" svg:y="2.515in" draw:caption-point-x="-0.2402in" draw:caption-point-y="0.1768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2.515in" draw:caption-point-x="-0.2402in" draw:caption-point-y="0.1768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2.515in" draw:caption-point-x="-0.2402in" draw:caption-point-y="0.1768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22" office:value-type="string">
            <text:p>metal cost</text:p>
          </table:table-cell>
          <table:table-cell table:style-name="ce32" table:number-matrix-columns-spanned="9" table:number-matrix-rows-spanned="1" table:formula="of:=LINEAR_DEP_RAW([.O453] * [.$P$452]; [.O453] * [.$Q$452]; [.$K$452])"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2">
            <text:p>2.0000</text:p>
          </table:table-cell>
          <table:table-cell/>
          <table:table-cell table:formula="of:=SUM([Units.$R$62];[Units.$R$66])" office:value-type="float" office:value="27048">
            <office:annotation draw:style-name="gr4" draw:text-style-name="P2" svg:width="1.1413in" svg:height="0.3902in" svg:x="11.7949in" svg:y="2.5075in" draw:caption-point-x="-0.2402in" draw:caption-point-y="0.1843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22" office:value-type="string">
            <text:p>energy cost</text:p>
          </table:table-cell>
          <table:table-cell table:style-name="ce32" table:number-matrix-columns-spanned="9" table:number-matrix-rows-spanned="1" table:formula="of:=LINEAR_DEP_RAW([.O454] * [.$P$452]; [.O454] * [.$Q$452]; [.$K$452])"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2">
            <text:p>2.0000</text:p>
          </table:table-cell>
          <table:table-cell/>
          <table:table-cell table:formula="of:=SUM([Units.$S$62];[Units.$S$66])" office:value-type="float" office:value="40122">
            <office:annotation draw:style-name="gr4" draw:text-style-name="P2" svg:width="1.1413in" svg:height="0.3902in" svg:x="11.7949in" svg:y="2.5075in" draw:caption-point-x="-0.2402in" draw:caption-point-y="0.1843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22" office:value-type="string">
            <text:p>zetium cost</text:p>
          </table:table-cell>
          <table:table-cell table:style-name="ce32" table:number-matrix-columns-spanned="9" table:number-matrix-rows-spanned="1" table:formula="of:=LINEAR_DEP_RAW([.O455] * [.$P$452]; [.O455] * [.$Q$452]; [.$K$452])"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3">
            <office:annotation draw:style-name="gr4" draw:text-style-name="P2" svg:width="1.1413in" svg:height="0.8567in" svg:x="10.0374in" svg:y="2.5075in" draw:caption-point-x="-0.2402in" draw:caption-point-y="0.1843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2];[Units.$T$66])" office:value-type="float" office:value="4689.6">
            <office:annotation draw:style-name="gr4" draw:text-style-name="P2" svg:width="1.1413in" svg:height="0.3902in" svg:x="11.7949in" svg:y="2.5075in" draw:caption-point-x="-0.2402in" draw:caption-point-y="0.1843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22" office:value-type="string">
            <office:annotation draw:style-name="gr13" draw:text-style-name="P2" svg:width="2.2354in" svg:height="0.9142in" svg:x="2.6311in" svg:y="2.5075in" draw:caption-point-x="-0.2402in" draw:caption-point-y="0.1843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32"/>
          <table:table-cell office:value-type="float" office:value="6">
            <text:p>6</text:p>
          </table:table-cell>
          <table:table-cell office:value-type="float" office:value="0">
            <text:p>0</text:p>
          </table:table-cell>
          <table:table-cell table:number-columns-repeated="5"/>
          <table:table-cell table:formula="of:=[.K452]" office:value-type="float" office:value="7">
            <text:p>7</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22" office:value-type="string">
            <text:p>scientists min</text:p>
          </table:table-cell>
          <table:table-cell table:style-name="ce32" table:number-matrix-columns-spanned="11" table:number-matrix-rows-spanned="1" table:formula="of:=RESEARCHTIME([.C452:.M452])"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57]" office:value-type="string" office:string-value="T Heavy Flight">
            <text:p>T Heavy Flight</text:p>
          </table:table-cell>
          <table:table-cell table:style-name="ce22" office:value-type="string">
            <text:p>war points</text:p>
          </table:table-cell>
          <table:table-cell table:style-name="ce32" table:number-matrix-columns-spanned="11" table:number-matrix-rows-spanned="1" table:formula="of:=TECH_WAR_POINTS([.C453:.M455];[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Ship Storage</text:p>
          </table:table-cell>
          <table:table-cell table:style-name="ce22" office:value-type="string">
            <text:p>time</text:p>
          </table:table-cell>
          <table:table-cell table:style-name="ce32" table:number-matrix-columns-spanned="9" table:number-matrix-rows-spanned="1" table:formula="of:=LINEAR_DEP_RAW([.$O460] * 60 * [.$P$460]; [.O460] * 60 * [.$Q$460];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office:value-type="float" office:value="1">
            <text:p>1.0000</text:p>
          </table:table-cell>
          <table:table-cell/>
          <table:table-cell table:formula="of:=SUM([Units.$J$62]; [Units.$J$66])" office:value-type="float" office:value="1592.5">
            <office:annotation draw:style-name="gr4" draw:text-style-name="P2" svg:width="1.1413in" svg:height="0.7012in" svg:x="11.7949in" svg:y="2.515in" draw:caption-point-x="-0.2402in" draw:caption-point-y="0.1768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2.515in" draw:caption-point-x="-0.2402in" draw:caption-point-y="0.1768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2.515in" draw:caption-point-x="-0.2402in" draw:caption-point-y="0.1768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visibility="filter">
          <table:table-cell table:formula="of:=[.A460]" office:value-type="string" office:string-value="T Ship Storage">
            <text:p>T Ship Storage</text:p>
          </table:table-cell>
          <table:table-cell table:style-name="ce22" office:value-type="string">
            <text:p>metal cost</text:p>
          </table:table-cell>
          <table:table-cell table:style-name="ce32" table:number-matrix-columns-spanned="9" table:number-matrix-rows-spanned="1" table:formula="of:=LINEAR_DEP_RAW([.$O461] * [.$P$460]; [.O461] * [.$Q$460]; [.$K$460])"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table:formula="of:=[.M453]*1.25" office:value-type="float" office:value="2.5">
            <text:p>2.5000</text:p>
          </table:table-cell>
          <table:table-cell/>
          <table:table-cell table:formula="of:=SUM([Units.$R$62];[Units.$R$66])" office:value-type="float" office:value="27048">
            <office:annotation draw:style-name="gr4" draw:text-style-name="P2" svg:width="1.1413in" svg:height="0.3902in" svg:x="11.7949in" svg:y="2.5075in" draw:caption-point-x="-0.2402in" draw:caption-point-y="0.1843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table:formula="of:=[.A461]" office:value-type="string" office:string-value="T Ship Storage">
            <text:p>T Ship Storage</text:p>
          </table:table-cell>
          <table:table-cell table:style-name="ce22" office:value-type="string">
            <text:p>energy cost</text:p>
          </table:table-cell>
          <table:table-cell table:style-name="ce32" table:number-matrix-columns-spanned="9" table:number-matrix-rows-spanned="1" table:formula="of:=LINEAR_DEP_RAW([.$O462] * [.$P$460]; [.O462] * [.$Q$460]; [.$K$460])"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table:formula="of:=[.M454]*1.25" office:value-type="float" office:value="2.5">
            <text:p>2.5000</text:p>
          </table:table-cell>
          <table:table-cell/>
          <table:table-cell table:formula="of:=SUM([Units.$S$62];[Units.$S$66])" office:value-type="float" office:value="40122">
            <office:annotation draw:style-name="gr4" draw:text-style-name="P2" svg:width="1.1413in" svg:height="0.3902in" svg:x="11.7949in" svg:y="2.5075in" draw:caption-point-x="-0.2402in" draw:caption-point-y="0.1843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table:formula="of:=[.A462]" office:value-type="string" office:string-value="T Ship Storage">
            <text:p>T Ship Storage</text:p>
          </table:table-cell>
          <table:table-cell table:style-name="ce22" office:value-type="string">
            <text:p>zetium cost</text:p>
          </table:table-cell>
          <table:table-cell table:style-name="ce32" table:number-matrix-columns-spanned="9" table:number-matrix-rows-spanned="1" table:formula="of:=LINEAR_DEP_RAW([.$O463] * [.$P$460]; [.O463] * [.$Q$460]; [.$K$460])"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table:formula="of:=[.M455]*1.25" office:value-type="float" office:value="3.75">
            <office:annotation draw:style-name="gr4" draw:text-style-name="P2" svg:width="1.1413in" svg:height="0.7012in" svg:x="10.0374in" svg:y="2.5075in" draw:caption-point-x="-0.2402in" draw:caption-point-y="0.1843in">
              <dc:creator>AŠ</dc:creator>
              <dc:date>2011-10-21T00:00:00</dc:date>
              <text:p text:style-name="P2"><text:span text:style-name="T1">To increase zetium consumption on technologies.</text:span></text:p>
            </office:annotation>
            <text:p>3.7500</text:p>
          </table:table-cell>
          <table:table-cell/>
          <table:table-cell table:formula="of:=SUM([Units.$T$62];[Units.$T$66])" office:value-type="float" office:value="4689.6">
            <office:annotation draw:style-name="gr4" draw:text-style-name="P2" svg:width="1.1413in" svg:height="0.3902in" svg:x="11.7949in" svg:y="2.5075in" draw:caption-point-x="-0.2402in" draw:caption-point-y="0.1843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table:formula="of:=[.A463]" office:value-type="string" office:string-value="T Ship Storage">
            <text:p>T Ship Storage</text:p>
          </table:table-cell>
          <table:table-cell table:style-name="ce22" office:value-type="string">
            <text:p>storage mod</text:p>
          </table:table-cell>
          <table:table-cell table:style-name="ce32"/>
          <table:table-cell office:value-type="float" office:value="35">
            <text:p>35</text:p>
          </table:table-cell>
          <table:table-cell table:number-columns-repeated="8"/>
          <table:table-cell table:style-name="ce31" office:value-type="float" office:value="1">
            <text:p>1.0000</text:p>
          </table:table-cell>
          <table:table-cell table:number-columns-repeated="1011"/>
        </table:table-row>
        <table:table-row table:style-name="ro1" table:visibility="filter">
          <table:table-cell table:formula="of:=[.A464]" office:value-type="string" office:string-value="T Ship Storage">
            <text:p>T Ship Storage</text:p>
          </table:table-cell>
          <table:table-cell table:style-name="ce22" office:value-type="string">
            <text:p>scientists min</text:p>
          </table:table-cell>
          <table:table-cell table:style-name="ce32" table:number-matrix-columns-spanned="11" table:number-matrix-rows-spanned="1" table:formula="of:=RESEARCHTIME([.C460:.M46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65]" office:value-type="string" office:string-value="T Ship Storage">
            <text:p>T Ship Storage</text:p>
          </table:table-cell>
          <table:table-cell table:style-name="ce22" office:value-type="string">
            <text:p>war points</text:p>
          </table:table-cell>
          <table:table-cell table:style-name="ce32" table:number-matrix-columns-spanned="11" table:number-matrix-rows-spanned="1" table:formula="of:=TECH_WAR_POINTS([.C461:.M463];[Variables.$B$12:.$B$14];[Variables.$B$23])"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Dart</text:p>
          </table:table-cell>
          <table:table-cell table:style-name="ce21"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68]" office:value-type="string" office:string-value="T Dart">
            <text:p>T Dart</text:p>
          </table:table-cell>
          <table:table-cell table:style-name="ce21"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69]" office:value-type="string" office:string-value="T Dart">
            <text:p>T Dart</text:p>
          </table:table-cell>
          <table:table-cell table:style-name="ce21"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0]" office:value-type="string" office:string-value="T Dart">
            <text:p>T Dart</text:p>
          </table:table-cell>
          <table:table-cell table:style-name="ce22"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2]" office:value-type="string" office:string-value="T Dart">
            <text:p>T Dart</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22" office:value-type="string">
            <text:p>scientists min</text:p>
          </table:table-cell>
          <table:table-cell table:style-name="ce32" table:number-matrix-columns-spanned="11" table:number-matrix-rows-spanned="1" table:formula="of:=RESEARCHTIME([.C468:.M468])"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74]" office:value-type="string" office:string-value="T Dart">
            <text:p>T Dart</text:p>
          </table:table-cell>
          <table:table-cell table:style-name="ce22" office:value-type="string">
            <text:p>war points</text:p>
          </table:table-cell>
          <table:table-cell table:style-name="ce32" table:number-matrix-columns-spanned="11" table:number-matrix-rows-spanned="1" table:formula="of:=TECH_WAR_POINTS([.C469:.M471];[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Avenger</text:p>
          </table:table-cell>
          <table:table-cell table:style-name="ce21"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7]" office:value-type="string" office:string-value="T Avenger">
            <text:p>T Avenger</text:p>
          </table:table-cell>
          <table:table-cell table:style-name="ce21"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8]" office:value-type="string" office:string-value="T Avenger">
            <text:p>T Avenger</text:p>
          </table:table-cell>
          <table:table-cell table:style-name="ce21"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9]" office:value-type="string" office:string-value="T Avenger">
            <text:p>T Avenger</text:p>
          </table:table-cell>
          <table:table-cell table:style-name="ce22"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1]" office:value-type="string" office:string-value="T Avenger">
            <text:p>T Aveng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22" office:value-type="string">
            <text:p>scientists min</text:p>
          </table:table-cell>
          <table:table-cell table:style-name="ce32" table:number-matrix-columns-spanned="11" table:number-matrix-rows-spanned="1" table:formula="of:=RESEARCHTIME([.C477:.M477])"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83]" office:value-type="string" office:string-value="T Avenger">
            <text:p>T Avenger</text:p>
          </table:table-cell>
          <table:table-cell table:style-name="ce22" office:value-type="string">
            <text:p>war points</text:p>
          </table:table-cell>
          <table:table-cell table:style-name="ce32" table:number-matrix-columns-spanned="11" table:number-matrix-rows-spanned="1" table:formula="of:=TECH_WAR_POINTS([.C478:.M480];[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Jumper</text:p>
          </table:table-cell>
          <table:table-cell table:style-name="ce21" office:value-type="string">
            <office:annotation draw:style-name="gr4" draw:text-style-name="P2" svg:width="1.1413in" svg:height="0.2346in" svg:x="2.6311in" svg:y="2.5075in" draw:caption-point-x="-0.2402in" draw:caption-point-y="0.1843in">
              <dc:creator>AŠ</dc:creator>
              <dc:date>2011-04-04T00:00:00</dc:date>
              <text:p text:style-name="P2"><text:span text:style-name="T1">1,5x Crow time</text:span></text:p>
            </office:annotation>
            <text:p>time</text:p>
          </table:table-cell>
          <table:table-cell table:style-name="ce32" table:formula="of:=[.C42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6]" office:value-type="string" office:string-value="T Jumper">
            <text:p>T Jumper</text:p>
          </table:table-cell>
          <table:table-cell table:style-name="ce21" office:value-type="string">
            <office:annotation draw:style-name="gr4" draw:text-style-name="P2" svg:width="1.1413in" svg:height="0.7012in" svg:x="2.6311in" svg:y="2.5075in" draw:caption-point-x="-0.2402in" draw:caption-point-y="0.1843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32" table:formula="of:=15*[Units.R63]" office:value-type="float" office:value="11531.25">
            <text:p>11531.25</text:p>
          </table:table-cell>
          <table:table-cell table:number-columns-repeated="7"/>
          <table:table-cell table:formula="of:=[.K486]"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7]" office:value-type="string" office:string-value="T Jumper">
            <text:p>T Jumper</text:p>
          </table:table-cell>
          <table:table-cell table:style-name="ce21" office:value-type="string">
            <text:p>energy cost</text:p>
          </table:table-cell>
          <table:table-cell table:style-name="ce32" table:formula="of:=15*[Units.S63]" office:value-type="float" office:value="16143.75">
            <text:p>16143.75</text:p>
          </table:table-cell>
          <table:table-cell table:number-columns-repeated="7"/>
          <table:table-cell table:formula="of:=[.K487]"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8]" office:value-type="string" office:string-value="T Jumper">
            <text:p>T Jumper</text:p>
          </table:table-cell>
          <table:table-cell table:style-name="ce22" office:value-type="string">
            <text:p>zetium cost</text:p>
          </table:table-cell>
          <table:table-cell table:style-name="ce32" table:formula="of:=15*[Units.T63]" office:value-type="float" office:value="2017.96875">
            <text:p>2017.97</text:p>
          </table:table-cell>
          <table:table-cell table:number-columns-repeated="7"/>
          <table:table-cell table:formula="of:=[.K488]"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9]" office:value-type="string" office:string-value="T Jumper">
            <text:p>T Jumper</text:p>
          </table:table-cell>
          <table:table-cell table:style-name="ce22" office:value-type="string">
            <office:annotation draw:style-name="gr4" draw:text-style-name="P2" svg:width="1.1413in" svg:height="0.3902in" svg:x="2.6311in" svg:y="2.5075in" draw:caption-point-x="-0.2402in" draw:caption-point-y="0.1843in">
              <dc:creator>AŠ</dc:creator>
              <dc:date>2011-04-04T00:00:00</dc:date>
              <text:p text:style-name="P2"><text:span text:style-name="T1">1,5x Crow scientists</text:span></text:p>
            </office:annotation>
            <text:p>scientists min</text:p>
          </table:table-cell>
          <table:table-cell table:style-name="ce32" table:formula="of:=[.C431]*[.M431]*1.5" office:value-type="float" office:value="118.125">
            <text:p>118.13</text:p>
          </table:table-cell>
          <table:table-cell table:number-columns-repeated="7"/>
          <table:table-cell table:formula="of:=[.K489]"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490]" office:value-type="string" office:string-value="T Jumper">
            <text:p>T Jumper</text:p>
          </table:table-cell>
          <table:table-cell table:style-name="ce22" office:value-type="string">
            <text:p>war points</text:p>
          </table:table-cell>
          <table:table-cell table:style-name="ce32" table:number-matrix-columns-spanned="11" table:number-matrix-rows-spanned="1" table:formula="of:=TECH_WAR_POINTS([.C487:.M489];[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Ships Armor</text:p>
          </table:table-cell>
          <table:table-cell table:style-name="ce21" office:value-type="string">
            <text:p>time</text:p>
          </table:table-cell>
          <table:table-cell table:style-name="ce32"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3]" office:value-type="string" office:string-value="T Ships Armor">
            <text:p>T Ships Armor</text:p>
          </table:table-cell>
          <table:table-cell table:style-name="ce21" office:value-type="string">
            <text:p>metal cost</text:p>
          </table:table-cell>
          <table:table-cell table:style-name="ce32"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4]" office:value-type="string" office:string-value="T Ships Armor">
            <text:p>T Ships Armor</text:p>
          </table:table-cell>
          <table:table-cell table:style-name="ce21" office:value-type="string">
            <text:p>energy cost</text:p>
          </table:table-cell>
          <table:table-cell table:style-name="ce32"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22" office:value-type="string">
            <text:p>zetium cost</text:p>
          </table:table-cell>
          <table:table-cell table:style-name="ce32"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6]" office:value-type="string" office:string-value="T Ships Armor">
            <text:p>T Ships Armor</text:p>
          </table:table-cell>
          <table:table-cell table:style-name="ce22" office:value-type="string">
            <text:p>armor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7]" office:value-type="string" office:string-value="T Ships Armor">
            <text:p>T Ships Armor</text:p>
          </table:table-cell>
          <table:table-cell table:style-name="ce22" office:value-type="string">
            <text:p>scientists min</text:p>
          </table:table-cell>
          <table:table-cell table:style-name="ce32" table:number-matrix-columns-spanned="11" table:number-matrix-rows-spanned="1" table:formula="of:=RESEARCHTIME([.C493:.M49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98]" office:value-type="string" office:string-value="T Ships Armor">
            <text:p>T Ships Armor</text:p>
          </table:table-cell>
          <table:table-cell table:style-name="ce22" office:value-type="string">
            <text:p>war points</text:p>
          </table:table-cell>
          <table:table-cell table:style-name="ce32" table:number-matrix-columns-spanned="11" table:number-matrix-rows-spanned="1" table:formula="of:=TECH_WAR_POINTS([.C494:.M496];[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Ships Damage</text:p>
          </table:table-cell>
          <table:table-cell table:style-name="ce21" office:value-type="string">
            <text:p>time</text:p>
          </table:table-cell>
          <table:table-cell table:style-name="ce32" table:number-matrix-columns-spanned="10" table:number-matrix-rows-spanned="6" table:formula="of:=[.C493:.L498]"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3]" office:value-type="float" office:value="1">
            <text:p>1.0000</text:p>
          </table:table-cell>
          <table:table-cell table:number-columns-repeated="1011"/>
        </table:table-row>
        <table:table-row table:style-name="ro1" table:visibility="filter">
          <table:table-cell table:formula="of:=[.A501]" office:value-type="string" office:string-value="T Ships Damage">
            <text:p>T Ships Damage</text:p>
          </table:table-cell>
          <table:table-cell table:style-name="ce21" office:value-type="string">
            <text:p>metal cost</text:p>
          </table:table-cell>
          <table:table-cell table:style-name="ce32"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4]" office:value-type="float" office:value="1">
            <text:p>1.0000</text:p>
          </table:table-cell>
          <table:table-cell table:number-columns-repeated="1011"/>
        </table:table-row>
        <table:table-row table:style-name="ro1" table:visibility="filter">
          <table:table-cell table:formula="of:=[.A502]" office:value-type="string" office:string-value="T Ships Damage">
            <text:p>T Ships Damage</text:p>
          </table:table-cell>
          <table:table-cell table:style-name="ce21" office:value-type="string">
            <text:p>energy cost</text:p>
          </table:table-cell>
          <table:table-cell table:style-name="ce32"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5]" office:value-type="float" office:value="1">
            <text:p>1.0000</text:p>
          </table:table-cell>
          <table:table-cell table:number-columns-repeated="1011"/>
        </table:table-row>
        <table:table-row table:style-name="ro1" table:visibility="filter">
          <table:table-cell table:formula="of:=[.A503]" office:value-type="string" office:string-value="T Ships Damage">
            <text:p>T Ships Damage</text:p>
          </table:table-cell>
          <table:table-cell table:style-name="ce22" office:value-type="string">
            <text:p>zetium cost</text:p>
          </table:table-cell>
          <table:table-cell table:style-name="ce32"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6]" office:value-type="float" office:value="1">
            <text:p>1.0000</text:p>
          </table:table-cell>
          <table:table-cell table:number-columns-repeated="1011"/>
        </table:table-row>
        <table:table-row table:style-name="ro1" table:visibility="filter">
          <table:table-cell table:formula="of:=[.A504]" office:value-type="string" office:string-value="T Ships Damage">
            <text:p>T Ships Damage</text:p>
          </table:table-cell>
          <table:table-cell table:style-name="ce22" office:value-type="string">
            <office:annotation draw:style-name="gr4" draw:text-style-name="P2" svg:width="1.1413in" svg:height="0.2346in" svg:x="2.6311in" svg:y="2.5075in" draw:caption-point-x="-0.2402in" draw:caption-point-y="0.1843in">
              <dc:creator>AŠ</dc:creator>
              <dc:date>2011-03-08T00:00:00</dc:date>
              <text:p text:style-name="P2"><text:span text:style-name="T1">2x armor mod</text:span></text:p>
            </office:annotation>
            <text:p>damage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7]*2" office:value-type="float" office:value="2">
            <text:p>2.0000</text:p>
          </table:table-cell>
          <table:table-cell table:number-columns-repeated="1011"/>
        </table:table-row>
        <table:table-row table:style-name="ro1" table:visibility="filter">
          <table:table-cell table:formula="of:=[.A505]" office:value-type="string" office:string-value="T Ships Damage">
            <text:p>T Ships Damage</text:p>
          </table:table-cell>
          <table:table-cell table:style-name="ce22" office:value-type="string">
            <text:p>scientists min</text:p>
          </table:table-cell>
          <table:table-cell table:style-name="ce32"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8]" office:value-type="float" office:value="0.00333333333333333">
            <text:p>0.0033</text:p>
          </table:table-cell>
          <table:table-cell table:number-columns-repeated="1011"/>
        </table:table-row>
        <table:table-row table:style-name="ro1" table:visibility="filter">
          <table:table-cell table:formula="of:=[.A506]" office:value-type="string" office:string-value="T Ships Damage">
            <text:p>T Ships Damage</text:p>
          </table:table-cell>
          <table:table-cell table:style-name="ce22" office:value-type="string">
            <text:p>war points</text:p>
          </table:table-cell>
          <table:table-cell table:style-name="ce32" table:number-matrix-columns-spanned="11" table:number-matrix-rows-spanned="1" table:formula="of:=TECH_WAR_POINTS([.C502:.M504];[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Ground Factory</text:p>
          </table:table-cell>
          <table:table-cell table:style-name="ce21" office:value-type="string">
            <office:annotation draw:style-name="gr4" draw:text-style-name="P2" svg:width="1.1413in" svg:height="0.3902in" svg:x="2.6311in" svg:y="2.5075in" draw:caption-point-x="-0.2402in" draw:caption-point-y="0.1843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office:value-type="float" office:value="0.8">
            <text:p>0.8000</text:p>
          </table:table-cell>
          <table:table-cell table:number-columns-repeated="1011"/>
        </table:table-row>
        <table:table-row table:style-name="ro1" table:visibility="filter">
          <table:table-cell table:formula="of:=[.A509]" office:value-type="string" office:string-value="T Ground Factory">
            <text:p>T Ground Factory</text:p>
          </table:table-cell>
          <table:table-cell table:style-name="ce21"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9]" office:value-type="float" office:value="1">
            <text:p>1</text:p>
          </table:table-cell>
          <table:table-cell/>
          <table:table-cell table:style-name="ce31" table:formula="of:=[.M509]" office:value-type="float" office:value="0.8">
            <text:p>0.8000</text:p>
          </table:table-cell>
          <table:table-cell table:number-columns-repeated="1011"/>
        </table:table-row>
        <table:table-row table:style-name="ro1" table:visibility="filter">
          <table:table-cell table:formula="of:=[.A510]" office:value-type="string" office:string-value="T Ground Factory">
            <text:p>T Ground Factory</text:p>
          </table:table-cell>
          <table:table-cell table:style-name="ce21"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0]" office:value-type="float" office:value="1">
            <text:p>1</text:p>
          </table:table-cell>
          <table:table-cell/>
          <table:table-cell table:style-name="ce31" table:formula="of:=[.M510]" office:value-type="float" office:value="0.8">
            <text:p>0.8000</text:p>
          </table:table-cell>
          <table:table-cell table:number-columns-repeated="1011"/>
        </table:table-row>
        <table:table-row table:style-name="ro1" table:visibility="filter">
          <table:table-cell table:formula="of:=[.A511]" office:value-type="string" office:string-value="T Ground Factory">
            <text:p>T Ground Factory</text:p>
          </table:table-cell>
          <table:table-cell table:style-name="ce22"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1]" office:value-type="float" office:value="1">
            <text:p>1</text:p>
          </table:table-cell>
          <table:table-cell/>
          <table:table-cell table:style-name="ce31" table:formula="of:=[.M511]" office:value-type="float" office:value="0.8">
            <text:p>0.8000</text:p>
          </table:table-cell>
          <table:table-cell table:number-columns-repeated="1011"/>
        </table:table-row>
        <table:table-row table:style-name="ro1" table:visibility="filter">
          <table:table-cell table:formula="of:=[.A512]" office:value-type="string" office:string-value="T Ground Factory">
            <text:p>T Ground Factory</text:p>
          </table:table-cell>
          <table:table-cell table:style-name="ce22" office:value-type="string">
            <text:p>scientists min</text:p>
          </table:table-cell>
          <table:table-cell table:style-name="ce32" table:number-matrix-columns-spanned="11" table:number-matrix-rows-spanned="1" table:formula="of:=RESEARCHTIME([.C509:.M509])"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266666666666667">
            <text:p>0.0027</text:p>
          </table:table-cell>
          <table:table-cell table:number-columns-repeated="1011"/>
        </table:table-row>
        <table:table-row table:style-name="ro1" table:visibility="filter">
          <table:table-cell table:formula="of:=[.A513]" office:value-type="string" office:string-value="T Ground Factory">
            <text:p>T Ground Factory</text:p>
          </table:table-cell>
          <table:table-cell table:style-name="ce22" office:value-type="string">
            <text:p>war points</text:p>
          </table:table-cell>
          <table:table-cell table:style-name="ce32" table:number-matrix-columns-spanned="11" table:number-matrix-rows-spanned="1" table:formula="of:=TECH_WAR_POINTS([.C510:.M512];[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Tanks Armor</text:p>
          </table:table-cell>
          <table:table-cell table:style-name="ce21"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6]" office:value-type="string" office:string-value="T Tanks Armor">
            <text:p>T Tanks Armor</text:p>
          </table:table-cell>
          <table:table-cell table:style-name="ce21"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7]" office:value-type="string" office:string-value="T Tanks Armor">
            <text:p>T Tanks Armor</text:p>
          </table:table-cell>
          <table:table-cell table:style-name="ce21"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8]" office:value-type="string" office:string-value="T Tanks Armor">
            <text:p>T Tanks Armor</text:p>
          </table:table-cell>
          <table:table-cell table:style-name="ce22"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9]" office:value-type="string" office:string-value="T Tanks Armor">
            <text:p>T Tanks Armor</text:p>
          </table:table-cell>
          <table:table-cell table:style-name="ce22"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20]" office:value-type="string" office:string-value="T Tanks Armor">
            <text:p>T Tanks Armor</text:p>
          </table:table-cell>
          <table:table-cell table:style-name="ce22" office:value-type="string">
            <text:p>scientists min</text:p>
          </table:table-cell>
          <table:table-cell table:number-matrix-columns-spanned="11" table:number-matrix-rows-spanned="1" table:formula="of:=RESEARCHTIME([.C516:.M516])"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21]" office:value-type="string" office:string-value="T Tanks Armor">
            <text:p>T Tanks Armor</text:p>
          </table:table-cell>
          <table:table-cell table:style-name="ce22" office:value-type="string">
            <text:p>war points</text:p>
          </table:table-cell>
          <table:table-cell table:style-name="ce32" table:number-matrix-columns-spanned="11" table:number-matrix-rows-spanned="1" table:formula="of:=TECH_WAR_POINTS([.C517:.M519];[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Tanks Damage</text:p>
          </table:table-cell>
          <table:table-cell table:style-name="ce21" office:value-type="string">
            <text:p>time</text:p>
          </table:table-cell>
          <table:table-cell table:number-matrix-columns-spanned="10" table:number-matrix-rows-spanned="6" table:formula="of:=[.C516:.L521]"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6]" office:value-type="float" office:value="1">
            <text:p>1.0000</text:p>
          </table:table-cell>
          <table:table-cell table:number-columns-repeated="1011"/>
        </table:table-row>
        <table:table-row table:style-name="ro1" table:visibility="filter">
          <table:table-cell table:formula="of:=[.A524]" office:value-type="string" office:string-value="T Tanks Damage">
            <text:p>T Tanks Damage</text:p>
          </table:table-cell>
          <table:table-cell table:style-name="ce21"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7]" office:value-type="float" office:value="1">
            <text:p>1.0000</text:p>
          </table:table-cell>
          <table:table-cell table:number-columns-repeated="1011"/>
        </table:table-row>
        <table:table-row table:style-name="ro1" table:visibility="filter">
          <table:table-cell table:formula="of:=[.A525]" office:value-type="string" office:string-value="T Tanks Damage">
            <text:p>T Tanks Damage</text:p>
          </table:table-cell>
          <table:table-cell table:style-name="ce21"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8]" office:value-type="float" office:value="1">
            <text:p>1.0000</text:p>
          </table:table-cell>
          <table:table-cell table:number-columns-repeated="1011"/>
        </table:table-row>
        <table:table-row table:style-name="ro1" table:visibility="filter">
          <table:table-cell table:formula="of:=[.A526]" office:value-type="string" office:string-value="T Tanks Damage">
            <text:p>T Tanks Damage</text:p>
          </table:table-cell>
          <table:table-cell table:style-name="ce22"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9]" office:value-type="float" office:value="1">
            <text:p>1.0000</text:p>
          </table:table-cell>
          <table:table-cell table:number-columns-repeated="1011"/>
        </table:table-row>
        <table:table-row table:style-name="ro1" table:visibility="filter">
          <table:table-cell table:formula="of:=[.A527]" office:value-type="string" office:string-value="T Tanks Damage">
            <text:p>T Tanks Damage</text:p>
          </table:table-cell>
          <table:table-cell table:style-name="ce22" office:value-type="string">
            <office:annotation draw:style-name="gr4" draw:text-style-name="P2" svg:width="1.1413in" svg:height="0.2346in" svg:x="2.6311in" svg:y="2.4996in" draw:caption-point-x="-0.2402in" draw:caption-point-y="0.1921in">
              <dc:creator>AŠ</dc:creator>
              <dc:date>2011-03-08T00:00:00</dc:date>
              <text:p text:style-name="P2"><text:span text:style-name="T1">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20]*2" office:value-type="float" office:value="2">
            <text:p>2.0000</text:p>
          </table:table-cell>
          <table:table-cell table:number-columns-repeated="1011"/>
        </table:table-row>
        <table:table-row table:style-name="ro1" table:visibility="filter">
          <table:table-cell table:formula="of:=[.A528]" office:value-type="string" office:string-value="T Tanks Damage">
            <text:p>T Tanks Damage</text:p>
          </table:table-cell>
          <table:table-cell table:style-name="ce22"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21]" office:value-type="float" office:value="0.00333333333333333">
            <text:p>0.0033</text:p>
          </table:table-cell>
          <table:table-cell table:number-columns-repeated="1011"/>
        </table:table-row>
        <table:table-row table:style-name="ro1" table:visibility="filter">
          <table:table-cell table:formula="of:=[.A529]" office:value-type="string" office:string-value="T Tanks Damage">
            <text:p>T Tanks Damage</text:p>
          </table:table-cell>
          <table:table-cell table:style-name="ce22" office:value-type="string">
            <text:p>war points</text:p>
          </table:table-cell>
          <table:table-cell table:style-name="ce32" table:number-matrix-columns-spanned="11" table:number-matrix-rows-spanned="1" table:formula="of:=TECH_WAR_POINTS([.C525:.M527];[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Scorpion</text:p>
          </table:table-cell>
          <table:table-cell table:style-name="ce21"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1"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1"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scientists min</text:p>
          </table:table-cell>
          <table:table-cell table:style-name="ce32" table:number-matrix-columns-spanned="11" table:number-matrix-rows-spanned="1" table:formula="of:=RESEARCHTIME([.C532:.M532])"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38]" office:value-type="string" office:string-value="T Scorpion">
            <text:p>T Scorpion</text:p>
          </table:table-cell>
          <table:table-cell table:style-name="ce22" office:value-type="string">
            <text:p>war points</text:p>
          </table:table-cell>
          <table:table-cell table:style-name="ce32" table:number-matrix-columns-spanned="11" table:number-matrix-rows-spanned="1" table:formula="of:=TECH_WAR_POINTS([.C533:.M535];[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MDH</text:p>
          </table:table-cell>
          <table:table-cell table:style-name="ce21" office:value-type="string">
            <text:p>time</text:p>
          </table:table-cell>
          <table:table-cell table:number-matrix-columns-spanned="11" table:number-matrix-rows-spanned="6" table:formula="of:=UNITTECHCOEFS([Units.J61]/[.O541];[Units.R61]/[.O541];[Units.S61]/[.O541];[Units.T61]/[.O54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table-cell office:value-type="float" office:value="3.5">
            <office:annotation draw:style-name="gr4" draw:text-style-name="P2" svg:width="1.1413in" svg:height="0.3902in" svg:x="11.7949in" svg:y="2.0886in" draw:caption-point-x="-0.2402in" draw:caption-point-y="0.6031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541]" office:value-type="string" office:string-value="T MDH">
            <text:p>T MDH</text:p>
          </table:table-cell>
          <table:table-cell table:style-name="ce21"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42]" office:value-type="string" office:string-value="T MDH">
            <text:p>T MDH</text:p>
          </table:table-cell>
          <table:table-cell table:style-name="ce21"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43]" office:value-type="string" office:string-value="T MDH">
            <text:p>T MDH</text:p>
          </table:table-cell>
          <table:table-cell table:style-name="ce22"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22"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
            <text:p>0.0000</text:p>
          </table:table-cell>
          <table:table-cell table:number-columns-repeated="1011"/>
        </table:table-row>
        <table:table-row table:style-name="ro1" table:visibility="filter">
          <table:table-cell table:formula="of:=[.A545]" office:value-type="string" office:string-value="T MDH">
            <text:p>T MDH</text:p>
          </table:table-cell>
          <table:table-cell table:style-name="ce22"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
            <text:p>0.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22" office:value-type="string">
            <text:p>scientists min</text:p>
          </table:table-cell>
          <table:table-cell table:style-name="ce32" table:number-matrix-columns-spanned="11" table:number-matrix-rows-spanned="1" table:formula="of:=RESEARCHTIME([.C541:.M5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47]" office:value-type="string" office:string-value="T MDH">
            <text:p>T MDH</text:p>
          </table:table-cell>
          <table:table-cell table:style-name="ce22" office:value-type="string">
            <text:p>war points</text:p>
          </table:table-cell>
          <table:table-cell table:style-name="ce32" table:number-matrix-columns-spanned="11" table:number-matrix-rows-spanned="1" table:formula="of:=TECH_WAR_POINTS([.C542:.M544];[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Azure</text:p>
          </table:table-cell>
          <table:table-cell table:style-name="ce21"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0]" office:value-type="string" office:string-value="T Azure">
            <text:p>T Azure</text:p>
          </table:table-cell>
          <table:table-cell table:style-name="ce21"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1]" office:value-type="string" office:string-value="T Azure">
            <text:p>T Azure</text:p>
          </table:table-cell>
          <table:table-cell table:style-name="ce21"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2]" office:value-type="string" office:string-value="T Azure">
            <text:p>T Azure</text:p>
          </table:table-cell>
          <table:table-cell table:style-name="ce22"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4]" office:value-type="string" office:string-value="T Azure">
            <text:p>T Azure</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22" office:value-type="string">
            <text:p>scientists min</text:p>
          </table:table-cell>
          <table:table-cell table:style-name="ce32" table:number-matrix-columns-spanned="11" table:number-matrix-rows-spanned="1" table:formula="of:=RESEARCHTIME([.C550:.M55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56]" office:value-type="string" office:string-value="T Azure">
            <text:p>T Azure</text:p>
          </table:table-cell>
          <table:table-cell table:style-name="ce22" office:value-type="string">
            <text:p>war points</text:p>
          </table:table-cell>
          <table:table-cell table:style-name="ce32" table:number-matrix-columns-spanned="11" table:number-matrix-rows-spanned="1" table:formula="of:=TECH_WAR_POINTS([.C551:.M553];[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21" office:value-type="string">
            <text:p>time</text:p>
          </table:table-cell>
          <table:table-cell table:style-name="ce32"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1" office:value-type="string">
            <text:p>metal cost</text:p>
          </table:table-cell>
          <table:table-cell table:style-name="ce32"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1" office:value-type="string">
            <text:p>energy cost</text:p>
          </table:table-cell>
          <table:table-cell table:style-name="ce32"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zetium cost</text:p>
          </table:table-cell>
          <table:table-cell table:style-name="ce32"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armor mod</text:p>
          </table:table-cell>
          <table:table-cell table:style-name="ce32"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damage mod</text:p>
          </table:table-cell>
          <table:table-cell table:style-name="ce32"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scientists min</text:p>
          </table:table-cell>
          <table:table-cell table:style-name="ce32" table:number-matrix-columns-spanned="11" table:number-matrix-rows-spanned="1" table:formula="of:=RESEARCHTIME([.C559:.M559])"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22" office:value-type="string">
            <text:p>war points</text:p>
          </table:table-cell>
          <table:table-cell table:number-matrix-columns-spanned="11" table:number-matrix-rows-spanned="1" table:formula="of:=TECH_WAR_POINTS([.C560:.M562];[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 table:visibility="filter">
          <table:table-cell/>
          <table:table-cell table:style-name="ce21"/>
          <table:table-cell table:number-columns-repeated="8"/>
          <table:table-cell table:style-name="ce21"/>
          <table:table-cell/>
          <table:table-cell table:style-name="ce31"/>
          <table:table-cell table:number-columns-repeated="1011"/>
        </table:table-row>
        <table:table-row table:style-name="ro1" table:visibility="filter">
          <table:table-cell/>
          <table:table-cell table:style-name="ce21"/>
          <table:table-cell table:number-columns-repeated="1022"/>
        </table:table-row>
        <table:table-row table:style-name="ro1" table:visibility="filter" table:number-rows-repeated="3">
          <table:table-cell/>
          <table:table-cell table:style-name="ce21"/>
          <table:table-cell table:number-columns-repeated="8"/>
          <table:table-cell table:style-name="ce21"/>
          <table:table-cell/>
          <table:table-cell table:style-name="ce31"/>
          <table:table-cell table:number-columns-repeated="1011"/>
        </table:table-row>
        <table:table-row table:style-name="ro2" table:visibility="filter">
          <table:table-cell table:style-name="ce12"/>
          <table:table-cell table:style-name="ce23" table:number-columns-repeated="11"/>
          <table:table-cell table:style-name="ce59"/>
          <table:table-cell table:number-columns-repeated="1011"/>
        </table:table-row>
        <table:table-row table:style-name="ro12">
          <table:table-cell table:style-name="ce13" office:value-type="string">
            <text:p>table_end</text:p>
          </table:table-cell>
          <table:table-cell table:style-name="ce24" table:number-columns-repeated="10"/>
          <table:table-cell table:style-name="ce58" table:number-columns-repeated="1013"/>
        </table:table-row>
        <table:table-row table:style-name="ro6">
          <table:table-cell table:number-columns-repeated="8"/>
          <table:table-cell table:style-name="ce47" table:number-columns-repeated="5"/>
          <table:table-cell table:number-columns-repeated="1011"/>
        </table:table-row>
        <table:table-row table:style-name="ro3">
          <table:table-cell table:style-name="ce14" office:value-type="string">
            <text:p>table_filter</text:p>
          </table:table-cell>
          <table:table-cell table:style-name="ce25" table:formula="of:=[.A1]" office:value-type="string" office:string-value="Pavadinimas" table:number-columns-spanned="4" table:number-rows-spanned="1">
            <text:p>Pavadinimas</text:p>
          </table:table-cell>
          <table:covered-table-cell table:number-columns-repeated="3" table:style-name="ce34"/>
          <table:table-cell table:style-name="ce40" office:value-type="string" table:number-columns-spanned="4" table:number-rows-spanned="1">
            <text:p>Atributas</text:p>
          </table:table-cell>
          <table:covered-table-cell table:number-columns-repeated="2" table:style-name="ce34"/>
          <table:covered-table-cell table:style-name="ce50"/>
          <table:table-cell table:style-name="ce47">
            <draw:control table:end-cell-address="Main.L577" table:end-x="0.7685in" table:end-y="0.0283in" draw:z-index="1" draw:text-style-name="P5" svg:width="1.7713in" svg:height="0.2433in" svg:x="0.3394in" svg:y="0.1516in" draw:control="control1"/>
          </table:table-cell>
          <table:table-cell table:style-name="ce47" office:value-type="string">
            <text:p><text:s/></text:p>
          </table:table-cell>
          <table:table-cell table:style-name="ce47" table:number-columns-repeated="2"/>
          <table:table-cell table:number-columns-repeated="1011"/>
        </table:table-row>
        <table:table-row table:style-name="ro3">
          <table:table-cell table:style-name="ce15" office:value-type="string">
            <text:p>Filtruoti pagal:</text:p>
          </table:table-cell>
          <table:table-cell table:style-name="ce26" table:content-validation-name="val1" office:value-type="string" table:number-columns-spanned="4" table:number-rows-spanned="1">
            <text:p>T Building Repair</text:p>
          </table:table-cell>
          <table:covered-table-cell table:number-columns-repeated="3" table:style-name="ce35"/>
          <table:table-cell table:style-name="ce41" table:content-validation-name="val2" office:value-type="string" table:number-columns-spanned="4" table:number-rows-spanned="1">
            <text:p>healing time mod</text:p>
          </table:table-cell>
          <table:covered-table-cell table:style-name="ce35"/>
          <table:covered-table-cell table:style-name="ce45"/>
          <table:covered-table-cell table:style-name="ce51"/>
          <table:table-cell table:style-name="ce47" table:number-columns-repeated="3"/>
          <table:table-cell table:number-columns-repeated="1012"/>
        </table:table-row>
        <table:table-row table:style-name="ro3">
          <table:table-cell table:style-name="ce16"/>
          <table:table-cell table:style-name="ce27" table:content-validation-name="val1" office:value-type="string" table:number-columns-spanned="4" table:number-rows-spanned="1">
            <text:p>B Healing Center</text:p>
          </table:table-cell>
          <table:covered-table-cell table:number-columns-repeated="3" table:style-name="ce23"/>
          <table:table-cell table:style-name="ce42" table:content-validation-name="val2" office:value-type="string" table:number-columns-spanned="4" table:number-rows-spanned="1">
            <text:p>armor mod</text:p>
          </table:table-cell>
          <table:covered-table-cell table:style-name="ce23"/>
          <table:covered-table-cell table:style-name="ce46"/>
          <table:covered-table-cell table:style-name="ce52"/>
          <table:table-cell table:style-name="ce47" table:number-columns-repeated="3"/>
          <table:table-cell table:number-columns-repeated="1012"/>
        </table:table-row>
        <table:table-row table:style-name="ro3">
          <table:table-cell table:style-name="Default"/>
          <table:table-cell table:number-columns-repeated="6"/>
          <table:table-cell table:style-name="ce47" table:number-columns-repeated="2"/>
          <table:table-cell table:style-name="ce47">
            <draw:control table:end-cell-address="Main.L579" table:end-x="0.8551in" table:end-y="0.1102in" draw:z-index="2" draw:text-style-name="P5" svg:width="1.8488in" svg:height="0.2748in" svg:x="0.3484in" svg:y="0.0189in" draw:control="control2"/>
          </table:table-cell>
          <table:table-cell table:style-name="ce47" table:number-columns-repeated="2"/>
          <table:table-cell table:number-columns-repeated="1012"/>
        </table:table-row>
        <table:table-row table:style-name="ro13">
          <table:table-cell table:style-name="ce17" office:value-type="string">
            <text:p>Level</text:p>
          </table:table-cell>
          <table:table-cell table:style-name="ce28" office:value-type="string">
            <text:p>const (a)</text:p>
          </table:table-cell>
          <table:table-cell table:style-name="ce28" office:value-type="string">
            <text:p>lin (b)</text:p>
          </table:table-cell>
          <table:table-cell table:style-name="ce28"/>
          <table:table-cell table:style-name="ce28" office:value-type="string" table:number-columns-spanned="2" table:number-rows-spanned="1">
            <text:p>pow (c)</text:p>
          </table:table-cell>
          <table:covered-table-cell table:style-name="ce43"/>
          <table:table-cell table:style-name="ce44"/>
          <table:table-cell table:style-name="ce28" office:value-type="string" table:number-columns-spanned="2" table:number-rows-spanned="1">
            <text:p>exp (d)</text:p>
          </table:table-cell>
          <table:covered-table-cell table:style-name="ce53"/>
          <table:table-cell table:style-name="ce53"/>
          <table:table-cell table:style-name="ce55" office:value-type="string">
            <text:p>sec</text:p>
          </table:table-cell>
          <table:table-cell table:style-name="ce28" office:value-type="string">
            <text:p>minutes</text:p>
          </table:table-cell>
          <table:table-cell table:style-name="ce28" office:value-type="string">
            <text:p>hours</text:p>
          </table:table-cell>
          <table:table-cell table:style-name="ce28" office:value-type="string">
            <text:p>days</text:p>
          </table:table-cell>
          <table:table-cell office:value-type="string">
            <text:p>Rel. change</text:p>
          </table:table-cell>
          <table:table-cell table:number-columns-repeated="1009"/>
        </table:table-row>
        <table:table-row table:style-name="ro14">
          <table:table-cell table:style-name="ce17" office:value-type="string">
            <text:p>Coeficients</text:p>
          </table:table-cell>
          <table:table-cell table:style-name="ce28" table:number-matrix-columns-spanned="11" table:number-matrix-rows-spanned="1" table:formula="of:=FILTER_COEFS([.$A$2:.$M$572]; [.B576];[.F576])" office:value-type="float" office:value="3">
            <text:p>3</text:p>
          </table:table-cell>
          <table:table-cell table:style-name="ce28" office:value-type="float" office:value="-0.8">
            <text:p>-0.8</text:p>
          </table:table-cell>
          <table:table-cell table:style-name="ce28" office:value-type="float" office:value="-1">
            <text:p>-1</text:p>
          </table:table-cell>
          <table:table-cell table:style-name="ce28" office:value-type="float" office:value="0">
            <text:p>0</text:p>
          </table:table-cell>
          <table:table-cell table:style-name="ce28" office:value-type="float" office:value="0">
            <text:p>0</text:p>
          </table:table-cell>
          <table:table-cell table:style-name="ce44" office:value-type="float" office:value="0">
            <text:p>0</text:p>
          </table:table-cell>
          <table:table-cell table:style-name="ce28" office:value-type="float" office:value="0">
            <text:p>0</text:p>
          </table:table-cell>
          <table:table-cell table:style-name="ce44" office:value-type="float" office:value="0">
            <text:p>0</text:p>
          </table:table-cell>
          <table:table-cell table:style-name="ce53" office:value-type="float" office:value="3">
            <text:p>3</text:p>
          </table:table-cell>
          <table:table-cell table:style-name="ce55" office:value-type="float" office:value="0">
            <text:p>0</text:p>
          </table:table-cell>
          <table:table-cell table:style-name="ce28" office:value-type="float" office:value="3">
            <text:p>3</text:p>
          </table:table-cell>
          <table:table-cell table:style-name="ce28" table:number-columns-repeated="2"/>
          <table:table-cell table:number-columns-repeated="1010"/>
        </table:table-row>
        <table:table-row table:style-name="ro1">
          <table:table-cell table:style-name="ce18" office:value-type="string">
            <text:p>1</text:p>
          </table:table-cell>
          <table:table-cell table:formula="of:=[.$B$580]" office:value-type="float" office:value="3">
            <text:p>3</text:p>
          </table:table-cell>
          <table:table-cell table:style-name="ce36" table:formula="of:=SFLINEAR([.$A581]; [.$C$580]; [.$D$580])" office:value-type="float" office:value="-0">
            <text:p>0.000</text:p>
          </table:table-cell>
          <table:table-cell/>
          <table:table-cell table:formula="of:=SFPOWER([.$A581]; [.$E$580]; [.$F$580]; [.$G$580])" office:value-type="float" office:value="0">
            <text:p>0</text:p>
          </table:table-cell>
          <table:table-cell table:number-columns-repeated="2"/>
          <table:table-cell table:formula="of:=SFEXP([.$A581]; [.$H$580]; [.$I$580])" office:value-type="float" office:value="0">
            <text:p>0</text:p>
          </table:table-cell>
          <table:table-cell table:number-columns-repeated="2"/>
          <table:table-cell table:style-name="ce56" table:formula="of:=SFJOIN([.B581];[.C581];[.E581];[.H581];[.$L$580]) * IF([.$K$580] = &quot;level&quot;; [.A581]; 1)" office:value-type="float" office:value="9">
            <text:p>9.0000</text:p>
          </table:table-cell>
          <table:table-cell table:style-name="ce56" table:formula="of:=IF([.$K$580]=1; [.$K581]*60; [.$K581]/60)" office:value-type="float" office:value="0.15">
            <text:p>0.1500</text:p>
          </table:table-cell>
          <table:table-cell table:style-name="ce60" table:formula="of:=IF([.$K$580]=1; [.$K581]*60*60; [.$K581]/60/60)" office:value-type="float" office:value="0.0025">
            <text:p>0.0025</text:p>
          </table:table-cell>
          <table:table-cell table:style-name="ce60" table:formula="of:=IF([.$K$580]=1; [.$K581]*60*60*24; [.$K581]/60/60/24)" office:value-type="float" office:value="0.000104166666666667">
            <text:p>0.0001</text:p>
          </table:table-cell>
          <table:table-cell table:number-columns-repeated="1010"/>
        </table:table-row>
        <table:table-row table:style-name="ro1">
          <table:table-cell table:style-name="ce18" office:value-type="string">
            <text:p>2</text:p>
          </table:table-cell>
          <table:table-cell table:formula="of:=[.$B$580]" office:value-type="float" office:value="3">
            <text:p>3</text:p>
          </table:table-cell>
          <table:table-cell table:style-name="ce36" table:formula="of:=SFLINEAR([.$A582]; [.$C$580]; [.$D$580])" office:value-type="float" office:value="-0.8">
            <text:p>-0.800</text:p>
          </table:table-cell>
          <table:table-cell/>
          <table:table-cell table:formula="of:=SFPOWER([.$A582]; [.$E$580]; [.$F$580]; [.$G$580])" office:value-type="float" office:value="0">
            <text:p>0</text:p>
          </table:table-cell>
          <table:table-cell table:number-columns-repeated="2"/>
          <table:table-cell table:formula="of:=SFEXP([.$A582]; [.$H$580]; [.$I$580])" office:value-type="float" office:value="0">
            <text:p>0</text:p>
          </table:table-cell>
          <table:table-cell table:number-columns-repeated="2"/>
          <table:table-cell table:style-name="ce56" table:formula="of:=SFJOIN([.B582];[.C582];[.E582];[.H582];[.$L$580]) * IF([.$K$580] = &quot;level&quot;; [.A582]; 1)" office:value-type="float" office:value="6.6">
            <text:p>6.6000</text:p>
          </table:table-cell>
          <table:table-cell table:style-name="ce56" table:formula="of:=IF([.$K$580]=1; [.$K582]*60; [.$K582]/60)" office:value-type="float" office:value="0.11">
            <text:p>0.1100</text:p>
          </table:table-cell>
          <table:table-cell table:style-name="ce60" table:formula="of:=IF([.$K$580]=1; [.$K582]*60*60; [.$K582]/60/60)" office:value-type="float" office:value="0.00183333333333333">
            <text:p>0.0018</text:p>
          </table:table-cell>
          <table:table-cell table:style-name="ce60" table:formula="of:=IF([.$K$580]=1; [.$K582]*60*60*24; [.$K582]/60/60/24)" office:value-type="float" office:value="0.0000763888888888889">
            <text:p>0.0001</text:p>
          </table:table-cell>
          <table:table-cell table:formula="of:=[.K582]/[.K581]" office:value-type="float" office:value="0.733333333333333">
            <text:p>0.73</text:p>
          </table:table-cell>
          <table:table-cell table:number-columns-repeated="1009"/>
        </table:table-row>
        <table:table-row table:style-name="ro1">
          <table:table-cell table:style-name="ce18" office:value-type="string">
            <text:p>3</text:p>
          </table:table-cell>
          <table:table-cell table:formula="of:=[.$B$580]" office:value-type="float" office:value="3">
            <text:p>3</text:p>
          </table:table-cell>
          <table:table-cell table:style-name="ce36" table:formula="of:=SFLINEAR([.$A583]; [.$C$580]; [.$D$580])" office:value-type="float" office:value="-1.6">
            <text:p>-1.600</text:p>
          </table:table-cell>
          <table:table-cell/>
          <table:table-cell table:formula="of:=SFPOWER([.$A583]; [.$E$580]; [.$F$580]; [.$G$580])" office:value-type="float" office:value="0">
            <text:p>0</text:p>
          </table:table-cell>
          <table:table-cell table:number-columns-repeated="2"/>
          <table:table-cell table:formula="of:=SFEXP([.$A583]; [.$H$580]; [.$I$580])" office:value-type="float" office:value="0">
            <text:p>0</text:p>
          </table:table-cell>
          <table:table-cell table:number-columns-repeated="2"/>
          <table:table-cell table:style-name="ce56" table:formula="of:=SFJOIN([.B583];[.C583];[.E583];[.H583];[.$L$580]) * IF([.$K$580] = &quot;level&quot;; [.A583]; 1)" office:value-type="float" office:value="4.2">
            <text:p>4.2000</text:p>
          </table:table-cell>
          <table:table-cell table:style-name="ce56" table:formula="of:=IF([.$K$580]=1; [.$K583]*60; [.$K583]/60)" office:value-type="float" office:value="0.07">
            <text:p>0.0700</text:p>
          </table:table-cell>
          <table:table-cell table:style-name="ce60" table:formula="of:=IF([.$K$580]=1; [.$K583]*60*60; [.$K583]/60/60)" office:value-type="float" office:value="0.00116666666666667">
            <text:p>0.0012</text:p>
          </table:table-cell>
          <table:table-cell table:style-name="ce60" table:formula="of:=IF([.$K$580]=1; [.$K583]*60*60*24; [.$K583]/60/60/24)" office:value-type="float" office:value="0.0000486111111111111">
            <text:p>0.0000</text:p>
          </table:table-cell>
          <table:table-cell table:formula="of:=[.K583]/[.K582]" office:value-type="float" office:value="0.636363636363636">
            <text:p>0.64</text:p>
          </table:table-cell>
          <table:table-cell table:number-columns-repeated="1009"/>
        </table:table-row>
        <table:table-row table:style-name="ro1">
          <table:table-cell table:style-name="ce18" office:value-type="string">
            <text:p>4</text:p>
          </table:table-cell>
          <table:table-cell table:formula="of:=[.$B$580]" office:value-type="float" office:value="3">
            <text:p>3</text:p>
          </table:table-cell>
          <table:table-cell table:style-name="ce36" table:formula="of:=SFLINEAR([.$A584]; [.$C$580]; [.$D$580])" office:value-type="float" office:value="-2.4">
            <text:p>-2.400</text:p>
          </table:table-cell>
          <table:table-cell/>
          <table:table-cell table:formula="of:=SFPOWER([.$A584]; [.$E$580]; [.$F$580]; [.$G$580])" office:value-type="float" office:value="0">
            <text:p>0</text:p>
          </table:table-cell>
          <table:table-cell table:number-columns-repeated="2"/>
          <table:table-cell table:formula="of:=SFEXP([.$A584]; [.$H$580]; [.$I$580])" office:value-type="float" office:value="0">
            <text:p>0</text:p>
          </table:table-cell>
          <table:table-cell table:number-columns-repeated="2"/>
          <table:table-cell table:style-name="ce56" table:formula="of:=SFJOIN([.B584];[.C584];[.E584];[.H584];[.$L$580]) * IF([.$K$580] = &quot;level&quot;; [.A584]; 1)" office:value-type="float" office:value="1.8">
            <text:p>1.8000</text:p>
          </table:table-cell>
          <table:table-cell table:style-name="ce56" table:formula="of:=IF([.$K$580]=1; [.$K584]*60; [.$K584]/60)" office:value-type="float" office:value="0.03">
            <text:p>0.0300</text:p>
          </table:table-cell>
          <table:table-cell table:style-name="ce60" table:formula="of:=IF([.$K$580]=1; [.$K584]*60*60; [.$K584]/60/60)" office:value-type="float" office:value="0.0005">
            <text:p>0.0005</text:p>
          </table:table-cell>
          <table:table-cell table:style-name="ce60" table:formula="of:=IF([.$K$580]=1; [.$K584]*60*60*24; [.$K584]/60/60/24)" office:value-type="float" office:value="0.0000208333333333333">
            <text:p>0.0000</text:p>
          </table:table-cell>
          <table:table-cell table:formula="of:=[.K584]/[.K583]" office:value-type="float" office:value="0.428571428571428">
            <text:p>0.43</text:p>
          </table:table-cell>
          <table:table-cell table:number-columns-repeated="1009"/>
        </table:table-row>
        <table:table-row table:style-name="ro1">
          <table:table-cell table:style-name="ce18" office:value-type="string">
            <text:p>5</text:p>
          </table:table-cell>
          <table:table-cell table:formula="of:=[.$B$580]" office:value-type="float" office:value="3">
            <text:p>3</text:p>
          </table:table-cell>
          <table:table-cell table:style-name="ce36" table:formula="of:=SFLINEAR([.$A585]; [.$C$580]; [.$D$580])" office:value-type="float" office:value="-3.2">
            <text:p>-3.200</text:p>
          </table:table-cell>
          <table:table-cell/>
          <table:table-cell table:formula="of:=SFPOWER([.$A585]; [.$E$580]; [.$F$580]; [.$G$580])" office:value-type="float" office:value="0">
            <text:p>0</text:p>
          </table:table-cell>
          <table:table-cell table:number-columns-repeated="2"/>
          <table:table-cell table:formula="of:=SFEXP([.$A585]; [.$H$580]; [.$I$580])" office:value-type="float" office:value="0">
            <text:p>0</text:p>
          </table:table-cell>
          <table:table-cell table:number-columns-repeated="2"/>
          <table:table-cell table:style-name="ce56" table:formula="of:=SFJOIN([.B585];[.C585];[.E585];[.H585];[.$L$580]) * IF([.$K$580] = &quot;level&quot;; [.A585]; 1)" office:value-type="float" office:value="-0.600000000000001">
            <text:p>-0.6000</text:p>
          </table:table-cell>
          <table:table-cell table:style-name="ce56" table:formula="of:=IF([.$K$580]=1; [.$K585]*60; [.$K585]/60)" office:value-type="float" office:value="-0.01">
            <text:p>-0.0100</text:p>
          </table:table-cell>
          <table:table-cell table:style-name="ce60" table:formula="of:=IF([.$K$580]=1; [.$K585]*60*60; [.$K585]/60/60)" office:value-type="float" office:value="-0.000166666666666667">
            <text:p>-0.0002</text:p>
          </table:table-cell>
          <table:table-cell table:style-name="ce60" table:formula="of:=IF([.$K$580]=1; [.$K585]*60*60*24; [.$K585]/60/60/24)" office:value-type="float" office:value="-0.00000694444444444445">
            <text:p>0.0000</text:p>
          </table:table-cell>
          <table:table-cell table:formula="of:=[.K585]/[.K584]" office:value-type="float" office:value="-0.333333333333334">
            <text:p>-0.33</text:p>
          </table:table-cell>
          <table:table-cell table:number-columns-repeated="1009"/>
        </table:table-row>
        <table:table-row table:style-name="ro1">
          <table:table-cell table:style-name="ce18" office:value-type="string">
            <text:p>6</text:p>
          </table:table-cell>
          <table:table-cell table:formula="of:=[.$B$580]" office:value-type="float" office:value="3">
            <text:p>3</text:p>
          </table:table-cell>
          <table:table-cell table:style-name="ce36" table:formula="of:=SFLINEAR([.$A586]; [.$C$580]; [.$D$580])" office:value-type="float" office:value="-4">
            <text:p>-4.000</text:p>
          </table:table-cell>
          <table:table-cell/>
          <table:table-cell table:formula="of:=SFPOWER([.$A586]; [.$E$580]; [.$F$580]; [.$G$580])" office:value-type="float" office:value="0">
            <text:p>0</text:p>
          </table:table-cell>
          <table:table-cell table:number-columns-repeated="2"/>
          <table:table-cell table:formula="of:=SFEXP([.$A586]; [.$H$580]; [.$I$580])" office:value-type="float" office:value="0">
            <text:p>0</text:p>
          </table:table-cell>
          <table:table-cell table:number-columns-repeated="2"/>
          <table:table-cell table:style-name="ce56" table:formula="of:=SFJOIN([.B586];[.C586];[.E586];[.H586];[.$L$580]) * IF([.$K$580] = &quot;level&quot;; [.A586]; 1)" office:value-type="float" office:value="-3">
            <text:p>-3.0000</text:p>
          </table:table-cell>
          <table:table-cell table:style-name="ce56" table:formula="of:=IF([.$K$580]=1; [.$K586]*60; [.$K586]/60)" office:value-type="float" office:value="-0.05">
            <text:p>-0.0500</text:p>
          </table:table-cell>
          <table:table-cell table:style-name="ce60" table:formula="of:=IF([.$K$580]=1; [.$K586]*60*60; [.$K586]/60/60)" office:value-type="float" office:value="-0.000833333333333333">
            <text:p>-0.0008</text:p>
          </table:table-cell>
          <table:table-cell table:style-name="ce60" table:formula="of:=IF([.$K$580]=1; [.$K586]*60*60*24; [.$K586]/60/60/24)" office:value-type="float" office:value="-0.0000347222222222222">
            <text:p>0.0000</text:p>
          </table:table-cell>
          <table:table-cell table:formula="of:=[.K586]/[.K585]" office:value-type="float" office:value="5">
            <text:p>5</text:p>
          </table:table-cell>
          <table:table-cell table:number-columns-repeated="1009"/>
        </table:table-row>
        <table:table-row table:style-name="ro1">
          <table:table-cell table:style-name="ce18" office:value-type="string">
            <text:p>7</text:p>
          </table:table-cell>
          <table:table-cell table:formula="of:=[.$B$580]" office:value-type="float" office:value="3">
            <text:p>3</text:p>
          </table:table-cell>
          <table:table-cell table:style-name="ce36" table:formula="of:=SFLINEAR([.$A587]; [.$C$580]; [.$D$580])" office:value-type="float" office:value="-4.8">
            <text:p>-4.800</text:p>
          </table:table-cell>
          <table:table-cell/>
          <table:table-cell table:formula="of:=SFPOWER([.$A587]; [.$E$580]; [.$F$580]; [.$G$580])" office:value-type="float" office:value="0">
            <text:p>0</text:p>
          </table:table-cell>
          <table:table-cell table:number-columns-repeated="2"/>
          <table:table-cell table:formula="of:=SFEXP([.$A587]; [.$H$580]; [.$I$580])" office:value-type="float" office:value="0">
            <text:p>0</text:p>
          </table:table-cell>
          <table:table-cell table:number-columns-repeated="2"/>
          <table:table-cell table:style-name="ce56" table:formula="of:=SFJOIN([.B587];[.C587];[.E587];[.H587];[.$L$580]) * IF([.$K$580] = &quot;level&quot;; [.A587]; 1)" office:value-type="float" office:value="-5.4">
            <text:p>-5.4000</text:p>
          </table:table-cell>
          <table:table-cell table:style-name="ce56" table:formula="of:=IF([.$K$580]=1; [.$K587]*60; [.$K587]/60)" office:value-type="float" office:value="-0.09">
            <text:p>-0.0900</text:p>
          </table:table-cell>
          <table:table-cell table:style-name="ce60" table:formula="of:=IF([.$K$580]=1; [.$K587]*60*60; [.$K587]/60/60)" office:value-type="float" office:value="-0.0015">
            <text:p>-0.0015</text:p>
          </table:table-cell>
          <table:table-cell table:style-name="ce60" table:formula="of:=IF([.$K$580]=1; [.$K587]*60*60*24; [.$K587]/60/60/24)" office:value-type="float" office:value="-0.0000625">
            <text:p>-0.0001</text:p>
          </table:table-cell>
          <table:table-cell table:formula="of:=[.K587]/[.K586]" office:value-type="float" office:value="1.8">
            <text:p>1.8</text:p>
          </table:table-cell>
          <table:table-cell table:number-columns-repeated="1009"/>
        </table:table-row>
        <table:table-row table:style-name="ro1">
          <table:table-cell table:style-name="ce18" office:value-type="string">
            <text:p>8</text:p>
          </table:table-cell>
          <table:table-cell table:formula="of:=[.$B$580]" office:value-type="float" office:value="3">
            <text:p>3</text:p>
          </table:table-cell>
          <table:table-cell table:style-name="ce36" table:formula="of:=SFLINEAR([.$A588]; [.$C$580]; [.$D$580])" office:value-type="float" office:value="-5.6">
            <text:p>-5.600</text:p>
          </table:table-cell>
          <table:table-cell/>
          <table:table-cell table:formula="of:=SFPOWER([.$A588]; [.$E$580]; [.$F$580]; [.$G$580])" office:value-type="float" office:value="0">
            <text:p>0</text:p>
          </table:table-cell>
          <table:table-cell table:number-columns-repeated="2"/>
          <table:table-cell table:formula="of:=SFEXP([.$A588]; [.$H$580]; [.$I$580])" office:value-type="float" office:value="0">
            <text:p>0</text:p>
          </table:table-cell>
          <table:table-cell table:number-columns-repeated="2"/>
          <table:table-cell table:style-name="ce56" table:formula="of:=SFJOIN([.B588];[.C588];[.E588];[.H588];[.$L$580]) * IF([.$K$580] = &quot;level&quot;; [.A588]; 1)" office:value-type="float" office:value="-7.8">
            <text:p>-7.8000</text:p>
          </table:table-cell>
          <table:table-cell table:style-name="ce56" table:formula="of:=IF([.$K$580]=1; [.$K588]*60; [.$K588]/60)" office:value-type="float" office:value="-0.13">
            <text:p>-0.1300</text:p>
          </table:table-cell>
          <table:table-cell table:style-name="ce60" table:formula="of:=IF([.$K$580]=1; [.$K588]*60*60; [.$K588]/60/60)" office:value-type="float" office:value="-0.00216666666666667">
            <text:p>-0.0022</text:p>
          </table:table-cell>
          <table:table-cell table:style-name="ce60" table:formula="of:=IF([.$K$580]=1; [.$K588]*60*60*24; [.$K588]/60/60/24)" office:value-type="float" office:value="-0.0000902777777777778">
            <text:p>-0.0001</text:p>
          </table:table-cell>
          <table:table-cell table:formula="of:=[.K588]/[.K587]" office:value-type="float" office:value="1.44444444444444">
            <text:p>1.44</text:p>
          </table:table-cell>
          <table:table-cell table:number-columns-repeated="1009"/>
        </table:table-row>
        <table:table-row table:style-name="ro1">
          <table:table-cell table:style-name="ce18" office:value-type="string">
            <text:p>9</text:p>
          </table:table-cell>
          <table:table-cell table:formula="of:=[.$B$580]" office:value-type="float" office:value="3">
            <text:p>3</text:p>
          </table:table-cell>
          <table:table-cell table:style-name="ce36" table:formula="of:=SFLINEAR([.$A589]; [.$C$580]; [.$D$580])" office:value-type="float" office:value="-6.4">
            <text:p>-6.400</text:p>
          </table:table-cell>
          <table:table-cell/>
          <table:table-cell table:formula="of:=SFPOWER([.$A589]; [.$E$580]; [.$F$580]; [.$G$580])" office:value-type="float" office:value="0">
            <text:p>0</text:p>
          </table:table-cell>
          <table:table-cell table:number-columns-repeated="2"/>
          <table:table-cell table:formula="of:=SFEXP([.$A589]; [.$H$580]; [.$I$580])" office:value-type="float" office:value="0">
            <text:p>0</text:p>
          </table:table-cell>
          <table:table-cell table:number-columns-repeated="2"/>
          <table:table-cell table:style-name="ce56" table:formula="of:=SFJOIN([.B589];[.C589];[.E589];[.H589];[.$L$580]) * IF([.$K$580] = &quot;level&quot;; [.A589]; 1)" office:value-type="float" office:value="-10.2">
            <text:p>-10.2000</text:p>
          </table:table-cell>
          <table:table-cell table:style-name="ce56" table:formula="of:=IF([.$K$580]=1; [.$K589]*60; [.$K589]/60)" office:value-type="float" office:value="-0.17">
            <text:p>-0.1700</text:p>
          </table:table-cell>
          <table:table-cell table:style-name="ce60" table:formula="of:=IF([.$K$580]=1; [.$K589]*60*60; [.$K589]/60/60)" office:value-type="float" office:value="-0.00283333333333333">
            <text:p>-0.0028</text:p>
          </table:table-cell>
          <table:table-cell table:style-name="ce60" table:formula="of:=IF([.$K$580]=1; [.$K589]*60*60*24; [.$K589]/60/60/24)" office:value-type="float" office:value="-0.000118055555555556">
            <text:p>-0.0001</text:p>
          </table:table-cell>
          <table:table-cell table:formula="of:=[.K589]/[.K588]" office:value-type="float" office:value="1.30769230769231">
            <text:p>1.31</text:p>
          </table:table-cell>
          <table:table-cell table:number-columns-repeated="1009"/>
        </table:table-row>
        <table:table-row table:style-name="ro1">
          <table:table-cell table:style-name="ce18" office:value-type="string">
            <text:p>10</text:p>
          </table:table-cell>
          <table:table-cell table:formula="of:=[.$B$580]" office:value-type="float" office:value="3">
            <text:p>3</text:p>
          </table:table-cell>
          <table:table-cell table:style-name="ce36" table:formula="of:=SFLINEAR([.$A590]; [.$C$580]; [.$D$580])" office:value-type="float" office:value="-7.2">
            <text:p>-7.200</text:p>
          </table:table-cell>
          <table:table-cell/>
          <table:table-cell table:formula="of:=SFPOWER([.$A590]; [.$E$580]; [.$F$580]; [.$G$580])" office:value-type="float" office:value="0">
            <text:p>0</text:p>
          </table:table-cell>
          <table:table-cell table:number-columns-repeated="2"/>
          <table:table-cell table:formula="of:=SFEXP([.$A590]; [.$H$580]; [.$I$580])" office:value-type="float" office:value="0">
            <text:p>0</text:p>
          </table:table-cell>
          <table:table-cell table:number-columns-repeated="2"/>
          <table:table-cell table:style-name="ce56" table:formula="of:=SFJOIN([.B590];[.C590];[.E590];[.H590];[.$L$580]) * IF([.$K$580] = &quot;level&quot;; [.A590]; 1)" office:value-type="float" office:value="-12.6">
            <text:p>-12.6000</text:p>
          </table:table-cell>
          <table:table-cell table:style-name="ce56" table:formula="of:=IF([.$K$580]=1; [.$K590]*60; [.$K590]/60)" office:value-type="float" office:value="-0.21">
            <text:p>-0.2100</text:p>
          </table:table-cell>
          <table:table-cell table:style-name="ce60" table:formula="of:=IF([.$K$580]=1; [.$K590]*60*60; [.$K590]/60/60)" office:value-type="float" office:value="-0.0035">
            <text:p>-0.0035</text:p>
          </table:table-cell>
          <table:table-cell table:style-name="ce60" table:formula="of:=IF([.$K$580]=1; [.$K590]*60*60*24; [.$K590]/60/60/24)" office:value-type="float" office:value="-0.000145833333333333">
            <text:p>-0.0001</text:p>
          </table:table-cell>
          <table:table-cell table:formula="of:=[.K590]/[.K589]" office:value-type="float" office:value="1.23529411764706">
            <text:p>1.24</text:p>
          </table:table-cell>
          <table:table-cell table:number-columns-repeated="1009"/>
        </table:table-row>
        <table:table-row table:style-name="ro1">
          <table:table-cell table:style-name="Default"/>
          <table:table-cell table:number-columns-repeated="1023"/>
        </table:table-row>
        <table:table-row table:style-name="ro15">
          <table:table-cell table:style-name="ce17" office:value-type="string">
            <text:p>Level</text:p>
          </table:table-cell>
          <table:table-cell table:style-name="ce28" office:value-type="string">
            <text:p>const (a)</text:p>
          </table:table-cell>
          <table:table-cell table:style-name="ce28" office:value-type="string">
            <text:p>lin (b)</text:p>
          </table:table-cell>
          <table:table-cell table:style-name="ce28"/>
          <table:table-cell table:style-name="ce28" office:value-type="string" table:number-columns-spanned="2" table:number-rows-spanned="1">
            <text:p>pow (c)</text:p>
          </table:table-cell>
          <table:covered-table-cell table:style-name="ce43"/>
          <table:table-cell table:style-name="ce44"/>
          <table:table-cell table:style-name="ce28" office:value-type="string" table:number-columns-spanned="2" table:number-rows-spanned="1">
            <text:p>exp (d)</text:p>
          </table:table-cell>
          <table:covered-table-cell table:style-name="ce53"/>
          <table:table-cell table:style-name="ce53"/>
          <table:table-cell table:style-name="ce55" office:value-type="string">
            <text:p>seconds</text:p>
          </table:table-cell>
          <table:table-cell table:style-name="ce28" office:value-type="string">
            <text:p>minutes</text:p>
          </table:table-cell>
          <table:table-cell table:style-name="ce28" office:value-type="string">
            <text:p>hours</text:p>
          </table:table-cell>
          <table:table-cell table:style-name="ce28" office:value-type="string">
            <text:p>days</text:p>
          </table:table-cell>
          <table:table-cell office:value-type="string">
            <text:p>Rel. change</text:p>
          </table:table-cell>
          <table:table-cell table:number-columns-repeated="1009"/>
        </table:table-row>
        <table:table-row table:style-name="ro15">
          <table:table-cell table:style-name="ce17" office:value-type="string">
            <text:p>Coeficients</text:p>
          </table:table-cell>
          <table:table-cell table:style-name="ce28" table:number-matrix-columns-spanned="11" table:number-matrix-rows-spanned="1" table:formula="of:=FILTER_COEFS([.$A$2:.$M$572]; [.B577];[.F577])">
            <text:p/>
          </table:table-cell>
          <table:table-cell table:style-name="ce28">
            <text:p/>
          </table:table-cell>
          <table:table-cell table:style-name="ce28">
            <text:p/>
          </table:table-cell>
          <table:table-cell table:style-name="ce28">
            <text:p/>
          </table:table-cell>
          <table:table-cell table:style-name="ce28">
            <text:p/>
          </table:table-cell>
          <table:table-cell table:style-name="ce44">
            <text:p/>
          </table:table-cell>
          <table:table-cell table:style-name="ce28">
            <text:p/>
          </table:table-cell>
          <table:table-cell table:style-name="ce44">
            <text:p/>
          </table:table-cell>
          <table:table-cell table:style-name="ce53">
            <text:p/>
          </table:table-cell>
          <table:table-cell table:style-name="ce55">
            <text:p/>
          </table:table-cell>
          <table:table-cell table:style-name="ce28">
            <text:p/>
          </table:table-cell>
          <table:table-cell table:style-name="ce28" table:number-columns-repeated="2"/>
          <table:table-cell table:number-columns-repeated="1010"/>
        </table:table-row>
        <table:table-row table:style-name="ro1">
          <table:table-cell table:style-name="ce18" office:value-type="string">
            <text:p>1</text:p>
          </table:table-cell>
          <table:table-cell table:formula="of:=[.$B$593]">
            <text:p/>
          </table:table-cell>
          <table:table-cell table:style-name="ce36" table:formula="of:=SFLINEAR([.$A594]; [.$C$593]; [.$D$593])" office:value-type="float" office:value="0">
            <text:p>0.000</text:p>
          </table:table-cell>
          <table:table-cell/>
          <table:table-cell table:formula="of:=SFPOWER([.$A594]; [.$E$593]; [.$F$593]; [.$G$593])" office:value-type="float" office:value="0">
            <text:p>0</text:p>
          </table:table-cell>
          <table:table-cell table:number-columns-repeated="2"/>
          <table:table-cell table:formula="of:=SFEXP([.$A594]; [.$H$593]; [.$I$593])" office:value-type="float" office:value="0">
            <text:p>0</text:p>
          </table:table-cell>
          <table:table-cell table:number-columns-repeated="2"/>
          <table:table-cell table:style-name="ce56" table:formula="of:=SFJOIN([.B594];[.C594];[.E594];[.H594];[.$L$593]) * IF([.$K$593] = &quot;level&quot;; [.A594]; 1)" office:value-type="float" office:value="0">
            <text:p>0.0000</text:p>
          </table:table-cell>
          <table:table-cell table:style-name="ce56" table:formula="of:=IF([.$K$593]=1; [.$K594]*60; [.$K594]/60)" office:value-type="float" office:value="0">
            <text:p>0.0000</text:p>
          </table:table-cell>
          <table:table-cell table:style-name="ce60" table:formula="of:=IF([.$K$593]=1; [.$K594]*60*60; [.$K594]/60/60)" office:value-type="float" office:value="0">
            <text:p>0.0000</text:p>
          </table:table-cell>
          <table:table-cell table:style-name="ce60" table:formula="of:=IF([.$K$593]=1; [.$K594]*60*60*24; [.$K594]/60/60/24)" office:value-type="float" office:value="0">
            <text:p>0.0000</text:p>
          </table:table-cell>
          <table:table-cell table:number-columns-repeated="1010"/>
        </table:table-row>
        <table:table-row table:style-name="ro1">
          <table:table-cell table:style-name="ce18" office:value-type="string">
            <text:p>2</text:p>
          </table:table-cell>
          <table:table-cell table:formula="of:=[.$B$593]">
            <text:p/>
          </table:table-cell>
          <table:table-cell table:style-name="ce36" table:formula="of:=SFLINEAR([.$A595]; [.$C$593]; [.$D$593])" office:value-type="float" office:value="0">
            <text:p>0.000</text:p>
          </table:table-cell>
          <table:table-cell/>
          <table:table-cell table:formula="of:=SFPOWER([.$A595]; [.$E$593]; [.$F$593]; [.$G$593])" office:value-type="float" office:value="0">
            <text:p>0</text:p>
          </table:table-cell>
          <table:table-cell table:number-columns-repeated="2"/>
          <table:table-cell table:formula="of:=SFEXP([.$A595]; [.$H$593]; [.$I$593])" office:value-type="float" office:value="0">
            <text:p>0</text:p>
          </table:table-cell>
          <table:table-cell table:number-columns-repeated="2"/>
          <table:table-cell table:style-name="ce56" table:formula="of:=SFJOIN([.B595];[.C595];[.E595];[.H595];[.$L$593]) * IF([.$K$593] = &quot;level&quot;; [.A595]; 1)" office:value-type="float" office:value="0">
            <text:p>0.0000</text:p>
          </table:table-cell>
          <table:table-cell table:style-name="ce56" table:formula="of:=IF([.$K$593]=1; [.$K595]*60; [.$K595]/60)" office:value-type="float" office:value="0">
            <text:p>0.0000</text:p>
          </table:table-cell>
          <table:table-cell table:style-name="ce60" table:formula="of:=IF([.$K$593]=1; [.$K595]*60*60; [.$K595]/60/60)" office:value-type="float" office:value="0">
            <text:p>0.0000</text:p>
          </table:table-cell>
          <table:table-cell table:style-name="ce60" table:formula="of:=IF([.$K$593]=1; [.$K595]*60*60*24; [.$K595]/60/60/24)" office:value-type="float" office:value="0">
            <text:p>0.0000</text:p>
          </table:table-cell>
          <table:table-cell table:formula="of:=[.K595]/[.K594]" office:value-type="float" office:value="0">
            <text:p>#DIV/0!</text:p>
          </table:table-cell>
          <table:table-cell table:number-columns-repeated="1009"/>
        </table:table-row>
        <table:table-row table:style-name="ro1">
          <table:table-cell table:style-name="ce18" office:value-type="string">
            <text:p>3</text:p>
          </table:table-cell>
          <table:table-cell table:formula="of:=[.$B$593]">
            <text:p/>
          </table:table-cell>
          <table:table-cell table:style-name="ce36" table:formula="of:=SFLINEAR([.$A596]; [.$C$593]; [.$D$593])" office:value-type="float" office:value="0">
            <text:p>0.000</text:p>
          </table:table-cell>
          <table:table-cell/>
          <table:table-cell table:formula="of:=SFPOWER([.$A596]; [.$E$593]; [.$F$593]; [.$G$593])" office:value-type="float" office:value="0">
            <text:p>0</text:p>
          </table:table-cell>
          <table:table-cell table:number-columns-repeated="2"/>
          <table:table-cell table:formula="of:=SFEXP([.$A596]; [.$H$593]; [.$I$593])" office:value-type="float" office:value="0">
            <text:p>0</text:p>
          </table:table-cell>
          <table:table-cell table:number-columns-repeated="2"/>
          <table:table-cell table:style-name="ce56" table:formula="of:=SFJOIN([.B596];[.C596];[.E596];[.H596];[.$L$593]) * IF([.$K$593] = &quot;level&quot;; [.A596]; 1)" office:value-type="float" office:value="0">
            <text:p>0.0000</text:p>
          </table:table-cell>
          <table:table-cell table:style-name="ce56" table:formula="of:=IF([.$K$593]=1; [.$K596]*60; [.$K596]/60)" office:value-type="float" office:value="0">
            <text:p>0.0000</text:p>
          </table:table-cell>
          <table:table-cell table:style-name="ce60" table:formula="of:=IF([.$K$593]=1; [.$K596]*60*60; [.$K596]/60/60)" office:value-type="float" office:value="0">
            <text:p>0.0000</text:p>
          </table:table-cell>
          <table:table-cell table:style-name="ce60" table:formula="of:=IF([.$K$593]=1; [.$K596]*60*60*24; [.$K596]/60/60/24)" office:value-type="float" office:value="0">
            <text:p>0.0000</text:p>
          </table:table-cell>
          <table:table-cell table:formula="of:=[.K596]/[.K595]" office:value-type="float" office:value="0">
            <text:p>#DIV/0!</text:p>
          </table:table-cell>
          <table:table-cell table:number-columns-repeated="1009"/>
        </table:table-row>
        <table:table-row table:style-name="ro1">
          <table:table-cell table:style-name="ce18" office:value-type="string">
            <text:p>4</text:p>
          </table:table-cell>
          <table:table-cell table:formula="of:=[.$B$593]">
            <text:p/>
          </table:table-cell>
          <table:table-cell table:style-name="ce36" table:formula="of:=SFLINEAR([.$A597]; [.$C$593]; [.$D$593])" office:value-type="float" office:value="0">
            <text:p>0.000</text:p>
          </table:table-cell>
          <table:table-cell/>
          <table:table-cell table:formula="of:=SFPOWER([.$A597]; [.$E$593]; [.$F$593]; [.$G$593])" office:value-type="float" office:value="0">
            <text:p>0</text:p>
          </table:table-cell>
          <table:table-cell table:number-columns-repeated="2"/>
          <table:table-cell table:formula="of:=SFEXP([.$A597]; [.$H$593]; [.$I$593])" office:value-type="float" office:value="0">
            <text:p>0</text:p>
          </table:table-cell>
          <table:table-cell table:number-columns-repeated="2"/>
          <table:table-cell table:style-name="ce56" table:formula="of:=SFJOIN([.B597];[.C597];[.E597];[.H597];[.$L$593]) * IF([.$K$593] = &quot;level&quot;; [.A597]; 1)" office:value-type="float" office:value="0">
            <text:p>0.0000</text:p>
          </table:table-cell>
          <table:table-cell table:style-name="ce56" table:formula="of:=IF([.$K$593]=1; [.$K597]*60; [.$K597]/60)" office:value-type="float" office:value="0">
            <text:p>0.0000</text:p>
          </table:table-cell>
          <table:table-cell table:style-name="ce60" table:formula="of:=IF([.$K$593]=1; [.$K597]*60*60; [.$K597]/60/60)" office:value-type="float" office:value="0">
            <text:p>0.0000</text:p>
          </table:table-cell>
          <table:table-cell table:style-name="ce60" table:formula="of:=IF([.$K$593]=1; [.$K597]*60*60*24; [.$K597]/60/60/24)" office:value-type="float" office:value="0">
            <text:p>0.0000</text:p>
          </table:table-cell>
          <table:table-cell table:formula="of:=[.K597]/[.K596]" office:value-type="float" office:value="0">
            <text:p>#DIV/0!</text:p>
          </table:table-cell>
          <table:table-cell table:number-columns-repeated="1009"/>
        </table:table-row>
        <table:table-row table:style-name="ro1">
          <table:table-cell table:style-name="ce18" office:value-type="string">
            <text:p>5</text:p>
          </table:table-cell>
          <table:table-cell table:formula="of:=[.$B$593]">
            <text:p/>
          </table:table-cell>
          <table:table-cell table:style-name="ce36" table:formula="of:=SFLINEAR([.$A598]; [.$C$593]; [.$D$593])" office:value-type="float" office:value="0">
            <text:p>0.000</text:p>
          </table:table-cell>
          <table:table-cell/>
          <table:table-cell table:formula="of:=SFPOWER([.$A598]; [.$E$593]; [.$F$593]; [.$G$593])" office:value-type="float" office:value="0">
            <text:p>0</text:p>
          </table:table-cell>
          <table:table-cell table:number-columns-repeated="2"/>
          <table:table-cell table:formula="of:=SFEXP([.$A598]; [.$H$593]; [.$I$593])" office:value-type="float" office:value="0">
            <text:p>0</text:p>
          </table:table-cell>
          <table:table-cell table:number-columns-repeated="2"/>
          <table:table-cell table:style-name="ce56" table:formula="of:=SFJOIN([.B598];[.C598];[.E598];[.H598];[.$L$593]) * IF([.$K$593] = &quot;level&quot;; [.A598]; 1)" office:value-type="float" office:value="0">
            <text:p>0.0000</text:p>
          </table:table-cell>
          <table:table-cell table:style-name="ce56" table:formula="of:=IF([.$K$593]=1; [.$K598]*60; [.$K598]/60)" office:value-type="float" office:value="0">
            <text:p>0.0000</text:p>
          </table:table-cell>
          <table:table-cell table:style-name="ce60" table:formula="of:=IF([.$K$593]=1; [.$K598]*60*60; [.$K598]/60/60)" office:value-type="float" office:value="0">
            <text:p>0.0000</text:p>
          </table:table-cell>
          <table:table-cell table:style-name="ce60" table:formula="of:=IF([.$K$593]=1; [.$K598]*60*60*24; [.$K598]/60/60/24)" office:value-type="float" office:value="0">
            <text:p>0.0000</text:p>
          </table:table-cell>
          <table:table-cell table:formula="of:=[.K598]/[.K597]" office:value-type="float" office:value="0">
            <text:p>#DIV/0!</text:p>
          </table:table-cell>
          <table:table-cell table:number-columns-repeated="1009"/>
        </table:table-row>
        <table:table-row table:style-name="ro1">
          <table:table-cell table:style-name="ce18" office:value-type="string">
            <text:p>6</text:p>
          </table:table-cell>
          <table:table-cell table:formula="of:=[.$B$593]">
            <text:p/>
          </table:table-cell>
          <table:table-cell table:style-name="ce36" table:formula="of:=SFLINEAR([.$A599]; [.$C$593]; [.$D$593])" office:value-type="float" office:value="0">
            <text:p>0.000</text:p>
          </table:table-cell>
          <table:table-cell/>
          <table:table-cell table:formula="of:=SFPOWER([.$A599]; [.$E$593]; [.$F$593]; [.$G$593])" office:value-type="float" office:value="0">
            <text:p>0</text:p>
          </table:table-cell>
          <table:table-cell table:number-columns-repeated="2"/>
          <table:table-cell table:formula="of:=SFEXP([.$A599]; [.$H$593]; [.$I$593])" office:value-type="float" office:value="0">
            <text:p>0</text:p>
          </table:table-cell>
          <table:table-cell table:number-columns-repeated="2"/>
          <table:table-cell table:style-name="ce56" table:formula="of:=SFJOIN([.B599];[.C599];[.E599];[.H599];[.$L$593]) * IF([.$K$593] = &quot;level&quot;; [.A599]; 1)" office:value-type="float" office:value="0">
            <text:p>0.0000</text:p>
          </table:table-cell>
          <table:table-cell table:style-name="ce56" table:formula="of:=IF([.$K$593]=1; [.$K599]*60; [.$K599]/60)" office:value-type="float" office:value="0">
            <text:p>0.0000</text:p>
          </table:table-cell>
          <table:table-cell table:style-name="ce60" table:formula="of:=IF([.$K$593]=1; [.$K599]*60*60; [.$K599]/60/60)" office:value-type="float" office:value="0">
            <text:p>0.0000</text:p>
          </table:table-cell>
          <table:table-cell table:style-name="ce60" table:formula="of:=IF([.$K$593]=1; [.$K599]*60*60*24; [.$K599]/60/60/24)" office:value-type="float" office:value="0">
            <text:p>0.0000</text:p>
          </table:table-cell>
          <table:table-cell table:formula="of:=[.K599]/[.K598]" office:value-type="float" office:value="0">
            <text:p>#DIV/0!</text:p>
          </table:table-cell>
          <table:table-cell table:number-columns-repeated="1009"/>
        </table:table-row>
        <table:table-row table:style-name="ro1">
          <table:table-cell table:style-name="ce18" office:value-type="string">
            <text:p>7</text:p>
          </table:table-cell>
          <table:table-cell table:formula="of:=[.$B$593]">
            <text:p/>
          </table:table-cell>
          <table:table-cell table:style-name="ce36" table:formula="of:=SFLINEAR([.$A600]; [.$C$593]; [.$D$593])" office:value-type="float" office:value="0">
            <text:p>0.000</text:p>
          </table:table-cell>
          <table:table-cell/>
          <table:table-cell table:formula="of:=SFPOWER([.$A600]; [.$E$593]; [.$F$593]; [.$G$593])" office:value-type="float" office:value="0">
            <text:p>0</text:p>
          </table:table-cell>
          <table:table-cell table:number-columns-repeated="2"/>
          <table:table-cell table:formula="of:=SFEXP([.$A600]; [.$H$593]; [.$I$593])" office:value-type="float" office:value="0">
            <text:p>0</text:p>
          </table:table-cell>
          <table:table-cell table:number-columns-repeated="2"/>
          <table:table-cell table:style-name="ce56" table:formula="of:=SFJOIN([.B600];[.C600];[.E600];[.H600];[.$L$593]) * IF([.$K$593] = &quot;level&quot;; [.A600]; 1)" office:value-type="float" office:value="0">
            <text:p>0.0000</text:p>
          </table:table-cell>
          <table:table-cell table:style-name="ce56" table:formula="of:=IF([.$K$593]=1; [.$K600]*60; [.$K600]/60)" office:value-type="float" office:value="0">
            <text:p>0.0000</text:p>
          </table:table-cell>
          <table:table-cell table:style-name="ce60" table:formula="of:=IF([.$K$593]=1; [.$K600]*60*60; [.$K600]/60/60)" office:value-type="float" office:value="0">
            <text:p>0.0000</text:p>
          </table:table-cell>
          <table:table-cell table:style-name="ce60" table:formula="of:=IF([.$K$593]=1; [.$K600]*60*60*24; [.$K600]/60/60/24)" office:value-type="float" office:value="0">
            <text:p>0.0000</text:p>
          </table:table-cell>
          <table:table-cell table:formula="of:=[.K600]/[.K599]" office:value-type="float" office:value="0">
            <text:p>#DIV/0!</text:p>
          </table:table-cell>
          <table:table-cell table:number-columns-repeated="1009"/>
        </table:table-row>
        <table:table-row table:style-name="ro1">
          <table:table-cell table:style-name="ce18" office:value-type="string">
            <text:p>8</text:p>
          </table:table-cell>
          <table:table-cell table:formula="of:=[.$B$593]">
            <text:p/>
          </table:table-cell>
          <table:table-cell table:style-name="ce36" table:formula="of:=SFLINEAR([.$A601]; [.$C$593]; [.$D$593])" office:value-type="float" office:value="0">
            <text:p>0.000</text:p>
          </table:table-cell>
          <table:table-cell/>
          <table:table-cell table:formula="of:=SFPOWER([.$A601]; [.$E$593]; [.$F$593]; [.$G$593])" office:value-type="float" office:value="0">
            <text:p>0</text:p>
          </table:table-cell>
          <table:table-cell table:number-columns-repeated="2"/>
          <table:table-cell table:formula="of:=SFEXP([.$A601]; [.$H$593]; [.$I$593])" office:value-type="float" office:value="0">
            <text:p>0</text:p>
          </table:table-cell>
          <table:table-cell table:number-columns-repeated="2"/>
          <table:table-cell table:style-name="ce56" table:formula="of:=SFJOIN([.B601];[.C601];[.E601];[.H601];[.$L$593]) * IF([.$K$593] = &quot;level&quot;; [.A601]; 1)" office:value-type="float" office:value="0">
            <text:p>0.0000</text:p>
          </table:table-cell>
          <table:table-cell table:style-name="ce56" table:formula="of:=IF([.$K$593]=1; [.$K601]*60; [.$K601]/60)" office:value-type="float" office:value="0">
            <text:p>0.0000</text:p>
          </table:table-cell>
          <table:table-cell table:style-name="ce60" table:formula="of:=IF([.$K$593]=1; [.$K601]*60*60; [.$K601]/60/60)" office:value-type="float" office:value="0">
            <text:p>0.0000</text:p>
          </table:table-cell>
          <table:table-cell table:style-name="ce60" table:formula="of:=IF([.$K$593]=1; [.$K601]*60*60*24; [.$K601]/60/60/24)" office:value-type="float" office:value="0">
            <text:p>0.0000</text:p>
          </table:table-cell>
          <table:table-cell table:formula="of:=[.K601]/[.K600]" office:value-type="float" office:value="0">
            <text:p>#DIV/0!</text:p>
          </table:table-cell>
          <table:table-cell table:number-columns-repeated="1009"/>
        </table:table-row>
        <table:table-row table:style-name="ro1">
          <table:table-cell table:style-name="ce18" office:value-type="string">
            <text:p>9</text:p>
          </table:table-cell>
          <table:table-cell table:formula="of:=[.$B$593]">
            <text:p/>
          </table:table-cell>
          <table:table-cell table:style-name="ce36" table:formula="of:=SFLINEAR([.$A602]; [.$C$593]; [.$D$593])" office:value-type="float" office:value="0">
            <text:p>0.000</text:p>
          </table:table-cell>
          <table:table-cell/>
          <table:table-cell table:formula="of:=SFPOWER([.$A602]; [.$E$593]; [.$F$593]; [.$G$593])" office:value-type="float" office:value="0">
            <text:p>0</text:p>
          </table:table-cell>
          <table:table-cell table:number-columns-repeated="2"/>
          <table:table-cell table:formula="of:=SFEXP([.$A602]; [.$H$593]; [.$I$593])" office:value-type="float" office:value="0">
            <text:p>0</text:p>
          </table:table-cell>
          <table:table-cell table:number-columns-repeated="2"/>
          <table:table-cell table:style-name="ce56" table:formula="of:=SFJOIN([.B602];[.C602];[.E602];[.H602];[.$L$593]) * IF([.$K$593] = &quot;level&quot;; [.A602]; 1)" office:value-type="float" office:value="0">
            <text:p>0.0000</text:p>
          </table:table-cell>
          <table:table-cell table:style-name="ce56" table:formula="of:=IF([.$K$593]=1; [.$K602]*60; [.$K602]/60)" office:value-type="float" office:value="0">
            <text:p>0.0000</text:p>
          </table:table-cell>
          <table:table-cell table:style-name="ce60" table:formula="of:=IF([.$K$593]=1; [.$K602]*60*60; [.$K602]/60/60)" office:value-type="float" office:value="0">
            <text:p>0.0000</text:p>
          </table:table-cell>
          <table:table-cell table:style-name="ce60" table:formula="of:=IF([.$K$593]=1; [.$K602]*60*60*24; [.$K602]/60/60/24)" office:value-type="float" office:value="0">
            <text:p>0.0000</text:p>
          </table:table-cell>
          <table:table-cell table:formula="of:=[.K602]/[.K601]" office:value-type="float" office:value="0">
            <text:p>#DIV/0!</text:p>
          </table:table-cell>
          <table:table-cell table:number-columns-repeated="1009"/>
        </table:table-row>
        <table:table-row table:style-name="ro1">
          <table:table-cell table:style-name="ce18" office:value-type="string">
            <text:p>10</text:p>
          </table:table-cell>
          <table:table-cell table:formula="of:=[.$B$593]">
            <text:p/>
          </table:table-cell>
          <table:table-cell table:style-name="ce36" table:formula="of:=SFLINEAR([.$A603]; [.$C$593]; [.$D$593])" office:value-type="float" office:value="0">
            <text:p>0.000</text:p>
          </table:table-cell>
          <table:table-cell/>
          <table:table-cell table:formula="of:=SFPOWER([.$A603]; [.$E$593]; [.$F$593]; [.$G$593])" office:value-type="float" office:value="0">
            <text:p>0</text:p>
          </table:table-cell>
          <table:table-cell table:number-columns-repeated="2"/>
          <table:table-cell table:formula="of:=SFEXP([.$A603]; [.$H$593]; [.$I$593])" office:value-type="float" office:value="0">
            <text:p>0</text:p>
          </table:table-cell>
          <table:table-cell table:number-columns-repeated="2"/>
          <table:table-cell table:style-name="ce56" table:formula="of:=SFJOIN([.B603];[.C603];[.E603];[.H603];[.$L$593]) * IF([.$K$593] = &quot;level&quot;; [.A603]; 1)" office:value-type="float" office:value="0">
            <text:p>0.0000</text:p>
          </table:table-cell>
          <table:table-cell table:style-name="ce56" table:formula="of:=IF([.$K$593]=1; [.$K603]*60; [.$K603]/60)" office:value-type="float" office:value="0">
            <text:p>0.0000</text:p>
          </table:table-cell>
          <table:table-cell table:style-name="ce60" table:formula="of:=IF([.$K$593]=1; [.$K603]*60*60; [.$K603]/60/60)" office:value-type="float" office:value="0">
            <text:p>0.0000</text:p>
          </table:table-cell>
          <table:table-cell table:style-name="ce60" table:formula="of:=IF([.$K$593]=1; [.$K603]*60*60*24; [.$K603]/60/60/24)" office:value-type="float" office:value="0">
            <text:p>0.0000</text:p>
          </table:table-cell>
          <table:table-cell table:formula="of:=[.K603]/[.K602]"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9"/>
          <table:table-cell table:number-columns-repeated="1023"/>
        </table:table-row>
        <table:table-row table:style-name="ro1">
          <table:table-cell/>
          <table:table-cell table:style-name="ce11"/>
          <table:table-cell table:number-columns-repeated="1022"/>
        </table:table-row>
        <table:table-row table:style-name="ro1" table:number-rows-repeated="1047967">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697in" draw:caption-point-x="-0.2402in" draw:caption-point-y="0.5953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4.0413in" draw:caption-point-x="-0.2402in" draw:caption-point-y="0.5949in">
              <dc:creator>AŠ</dc:creator>
              <dc:date>2011-10-21T00:00:00</dc:date>
              <text:p text:style-name="P2"><text:span text:style-name="T1">Formula is:</text:span></text:p>
              <text:p text:style-name="P2"><text:span text:style-name="T1">storage + storage * (level - 1) * modifier</text:span></text:p>
            </office:annotation>
            <text:p>0.44</text:p>
          </table:table-cell>
          <table:table-cell table:number-columns-repeated="3"/>
        </table:table-row>
      </table:table>
      <table:table table:name="Units" table:style-name="ta1" table:print="false">
        <office:forms form:automatic-focus="false" form:apply-design-mode="false"/>
        <table:table-column table:style-name="co32" table:default-cell-style-name="Default"/>
        <table:table-column table:style-name="co23" table:default-cell-style-name="ce76"/>
        <table:table-column table:style-name="co33" table:default-cell-style-name="Default"/>
        <table:table-column table:style-name="co34" table:default-cell-style-name="Default"/>
        <table:table-column table:style-name="co35" table:default-cell-style-name="Default"/>
        <table:table-column table:style-name="co34" table:default-cell-style-name="Default"/>
        <table:table-column table:style-name="co27" table:default-cell-style-name="Default"/>
        <table:table-column table:style-name="co34" table:default-cell-style-name="Default"/>
        <table:table-column table:style-name="co36" table:default-cell-style-name="Default"/>
        <table:table-column table:style-name="co23" table:default-cell-style-name="Default"/>
        <table:table-column table:style-name="co37" table:default-cell-style-name="Default"/>
        <table:table-column table:style-name="co38" table:default-cell-style-name="ce78"/>
        <table:table-column table:style-name="co39" table:default-cell-style-name="Default"/>
        <table:table-column table:style-name="co40" table:default-cell-style-name="Default"/>
        <table:table-column table:style-name="co41" table:default-cell-style-name="Default"/>
        <table:table-column table:style-name="co47" table:number-columns-repeated="2"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26" table:default-cell-style-name="Default"/>
        <table:table-column table:style-name="co53" table:default-cell-style-name="Default"/>
        <table:table-column table:style-name="co54" table:default-cell-style-name="ce101"/>
        <table:table-column table:style-name="co14" table:number-columns-repeated="999" table:default-cell-style-name="Default"/>
        <table:table-row table:style-name="ro16">
          <table:table-cell table:style-name="ce61" office:value-type="string">
            <text:p>Tier name</text:p>
          </table:table-cell>
          <table:table-cell table:style-name="ce73" office:value-type="string" table:number-columns-spanned="2" table:number-rows-spanned="1">
            <text:p>Metal mod</text:p>
          </table:table-cell>
          <table:covered-table-cell table:style-name="ce73"/>
          <table:table-cell table:style-name="ce73" office:value-type="string" table:number-columns-spanned="2" table:number-rows-spanned="1">
            <text:p>Energy mod</text:p>
          </table:table-cell>
          <table:covered-table-cell table:style-name="ce73"/>
          <table:table-cell table:style-name="ce87" office:value-type="string" table:number-columns-spanned="3" table:number-rows-spanned="1">
            <text:p>Zetium mod</text:p>
          </table:table-cell>
          <table:covered-table-cell table:number-columns-repeated="2" table:style-name="ce89"/>
          <table:table-cell table:style-name="ce87" office:value-type="string">
            <text:p>Time HP mod.</text:p>
          </table:table-cell>
          <table:table-cell table:style-name="ce91" office:value-type="string">
            <text:p>Time dmg mod.</text:p>
          </table:table-cell>
          <table:table-cell table:style-name="ce91" office:value-type="string">
            <text:p>HP mod.</text:p>
          </table:table-cell>
          <table:table-cell table:style-name="ce91" office:value-type="string">
            <text:p>Dmg mod.</text:p>
          </table:table-cell>
          <table:table-cell table:style-name="ce98" office:value-type="string">
            <text:p>Init. diff %</text:p>
          </table:table-cell>
          <table:table-cell table:style-name="ce70" office:value-type="string">
            <text:p>SS hop HP coef</text:p>
          </table:table-cell>
          <table:table-cell table:style-name="ce70" office:value-type="string">
            <text:p>Glx hop HP coef</text:p>
          </table:table-cell>
          <table:table-cell table:style-name="ce70" office:value-type="string">
            <text:p>Pop mod</text:p>
          </table:table-cell>
          <table:table-cell table:style-name="ce101" office:value-type="string">
            <text:p>Vol mod</text:p>
          </table:table-cell>
          <table:table-cell table:style-name="ce101" table:number-columns-repeated="7"/>
          <table:table-cell/>
          <table:table-cell table:style-name="ce101" table:number-columns-repeated="999"/>
        </table:table-row>
        <table:table-row table:style-name="ro17">
          <table:table-cell table:style-name="ce62" office:value-type="string">
            <text:p>T1</text:p>
          </table:table-cell>
          <table:table-cell table:style-name="ce74" table:formula="of:=2*1.5" office:value-type="float" office:value="3" table:number-columns-spanned="2" table:number-rows-spanned="1">
            <text:p>3</text:p>
          </table:table-cell>
          <table:covered-table-cell/>
          <table:table-cell table:style-name="ce82" table:formula="of:=4*1.5" office:value-type="float" office:value="6" table:number-columns-spanned="2" table:number-rows-spanned="1">
            <text:p>6</text:p>
          </table:table-cell>
          <table:covered-table-cell table:style-name="ce85"/>
          <table:table-cell table:style-name="ce88" office:value-type="float" office:value="0" table:number-columns-spanned="3" table:number-rows-spanned="1">
            <text:p>0</text:p>
          </table:table-cell>
          <table:covered-table-cell table:style-name="ce88"/>
          <table:covered-table-cell table:style-name="ce21"/>
          <table:table-cell table:style-name="ce36" office:value-type="float" office:value="0.05">
            <text:p>0.050</text:p>
          </table:table-cell>
          <table:table-cell table:style-name="ce97" office:value-type="float" office:value="0.3">
            <text:p>0.3</text:p>
          </table:table-cell>
          <table:table-cell table:style-name="ce97"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1,5</text:p>
          </table:table-cell>
          <table:table-cell table:style-name="ce74" table:formula="of:=[.B2]*0.8" office:value-type="float" office:value="2.4" table:number-columns-spanned="2" table:number-rows-spanned="1">
            <text:p>2.4</text:p>
          </table:table-cell>
          <table:covered-table-cell/>
          <table:table-cell table:style-name="ce82" table:formula="of:=[.D2]*0.8" office:value-type="float" office:value="4.8" table:number-columns-spanned="2" table:number-rows-spanned="1">
            <text:p>4.8</text:p>
          </table:table-cell>
          <table:covered-table-cell table:style-name="ce85"/>
          <table:table-cell table:style-name="ce88" table:formula="of:=0.07*1.5" office:value-type="float" office:value="0.105" table:number-columns-spanned="3" table:number-rows-spanned="1">
            <text:p>0.11</text:p>
          </table:table-cell>
          <table:covered-table-cell table:style-name="ce88"/>
          <table:covered-table-cell table:style-name="ce21"/>
          <table:table-cell table:style-name="ce36" office:value-type="float" office:value="0.05">
            <text:p>0.050</text:p>
          </table:table-cell>
          <table:table-cell table:style-name="ce21" office:value-type="float" office:value="0.3">
            <text:p>0.3</text:p>
          </table:table-cell>
          <table:table-cell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2</text:p>
          </table:table-cell>
          <table:table-cell table:style-name="ce74" table:formula="of:=2*1.5" office:value-type="float" office:value="3" table:number-columns-spanned="2" table:number-rows-spanned="1">
            <text:p>3</text:p>
          </table:table-cell>
          <table:covered-table-cell/>
          <table:table-cell table:style-name="ce74" table:formula="of:=3.1*1.5" office:value-type="float" office:value="4.65" table:number-columns-spanned="2" table:number-rows-spanned="1">
            <text:p>4.65</text:p>
          </table:table-cell>
          <table:covered-table-cell/>
          <table:table-cell table:style-name="ce88" table:formula="of:=0.2*1.5" office:value-type="float" office:value="0.3" table:number-columns-spanned="3" table:number-rows-spanned="1">
            <text:p>0.3</text:p>
          </table:table-cell>
          <table:covered-table-cell table:style-name="ce88"/>
          <table:covered-table-cell table:style-name="ce21"/>
          <table:table-cell table:style-name="ce36" office:value-type="float" office:value="0.05">
            <text:p>0.050</text:p>
          </table:table-cell>
          <table:table-cell table:style-name="ce21" office:value-type="float" office:value="0.3">
            <text:p>0.3</text:p>
          </table:table-cell>
          <table:table-cell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3</text:p>
          </table:table-cell>
          <table:table-cell table:style-name="ce74" office:value-type="float" office:value="3" table:number-columns-spanned="2" table:number-rows-spanned="1">
            <text:p>3</text:p>
          </table:table-cell>
          <table:covered-table-cell/>
          <table:table-cell table:style-name="ce74" office:value-type="float" office:value="4.5" table:number-columns-spanned="2" table:number-rows-spanned="1">
            <text:p>4.5</text:p>
          </table:table-cell>
          <table:covered-table-cell/>
          <table:table-cell table:style-name="ce88" office:value-type="float" office:value="0.5" table:number-columns-spanned="3" table:number-rows-spanned="1">
            <text:p>0.5</text:p>
          </table:table-cell>
          <table:covered-table-cell table:style-name="ce88"/>
          <table:covered-table-cell table:style-name="ce21"/>
          <table:table-cell table:style-name="ce36" office:value-type="float" office:value="0.03">
            <text:p>0.030</text:p>
          </table:table-cell>
          <table:table-cell table:style-name="ce21" office:value-type="float" office:value="0.3">
            <text:p>0.3</text:p>
          </table:table-cell>
          <table:table-cell office:value-type="float" office:value="0.6">
            <text:p>0.6</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office:annotation draw:style-name="gr4" draw:text-style-name="P2" svg:width="1.1413in" svg:height="0.2346in" svg:x="1.2012in" svg:y="0.9496in" draw:caption-point-x="-0.2402in" draw:caption-point-y="0.6126in">
              <dc:creator>AŠ</dc:creator>
              <dc:date>2010-12-24T00:00:00</dc:date>
              <text:p text:style-name="P2"><text:span text:style-name="T1">Space Tier 1</text:span></text:p>
            </office:annotation>
            <text:p>ST1</text:p>
          </table:table-cell>
          <table:table-cell table:style-name="ce75" office:value-type="float" office:value="2.5" table:number-columns-spanned="2" table:number-rows-spanned="1">
            <text:p>2.5</text:p>
          </table:table-cell>
          <table:covered-table-cell/>
          <table:table-cell table:style-name="ce74" office:value-type="float" office:value="3.5" table:number-columns-spanned="2" table:number-rows-spanned="1">
            <text:p>3.5</text:p>
          </table:table-cell>
          <table:covered-table-cell/>
          <table:table-cell table:style-name="ce88" table:formula="of:=0.35/2" office:value-type="float" office:value="0.175" table:number-columns-spanned="3" table:number-rows-spanned="1">
            <text:p>0.18</text:p>
          </table:table-cell>
          <table:covered-table-cell table:style-name="ce88"/>
          <table:covered-table-cell table:style-name="ce21"/>
          <table:table-cell table:style-name="ce36" office:value-type="float" office:value="0.025">
            <text:p>0.025</text:p>
          </table:table-cell>
          <table:table-cell table:style-name="ce21" office:value-type="float" office:value="0.3">
            <text:p>0.3</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1" table:formula="of:=0.008/2.5" office:value-type="float" office:value="0.0032">
            <text:p>0.0032</text:p>
          </table:table-cell>
          <table:table-cell table:style-name="ce31" table:formula="of:=[.N6]*[Variables.$B$20]" office:value-type="float" office:value="0.0096">
            <text:p>0.0096</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2</text:p>
          </table:table-cell>
          <table:table-cell table:style-name="ce74" table:formula="of:=2.6" office:value-type="float" office:value="2.6" table:number-columns-spanned="2" table:number-rows-spanned="1">
            <text:p>2.6</text:p>
          </table:table-cell>
          <table:covered-table-cell/>
          <table:table-cell table:style-name="ce74" table:formula="of:=7.2/2" office:value-type="float" office:value="3.6" table:number-columns-spanned="2" table:number-rows-spanned="1">
            <text:p>3.6</text:p>
          </table:table-cell>
          <table:covered-table-cell/>
          <table:table-cell table:style-name="ce88" table:formula="of:=0.45/2" office:value-type="float" office:value="0.225" table:number-columns-spanned="3" table:number-rows-spanned="1">
            <text:p>0.23</text:p>
          </table:table-cell>
          <table:covered-table-cell table:style-name="ce88"/>
          <table:covered-table-cell table:style-name="ce21"/>
          <table:table-cell table:style-name="ce36" office:value-type="float" office:value="0.025">
            <text:p>0.025</text:p>
          </table:table-cell>
          <table:table-cell table:style-name="ce21" office:value-type="float" office:value="0.3">
            <text:p>0.3</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1" table:formula="of:=0.007/2.5" office:value-type="float" office:value="0.0028">
            <text:p>0.0028</text:p>
          </table:table-cell>
          <table:table-cell table:style-name="ce31" table:formula="of:=[.N7]*[Variables.$B$20]" office:value-type="float" office:value="0.0084">
            <text:p>0.0084</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3</text:p>
          </table:table-cell>
          <table:table-cell table:style-name="ce74" office:value-type="float" office:value="3" table:number-columns-spanned="2" table:number-rows-spanned="1">
            <text:p>3</text:p>
          </table:table-cell>
          <table:covered-table-cell/>
          <table:table-cell table:style-name="ce74" office:value-type="float" office:value="4.5" table:number-columns-spanned="2" table:number-rows-spanned="1">
            <text:p>4.5</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6" office:value-type="float" office:value="0.035">
            <text:p>0.035</text:p>
          </table:table-cell>
          <table:table-cell table:style-name="ce21" office:value-type="float" office:value="0.4">
            <text:p>0.4</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1" table:formula="of:=0.002/2.5" office:value-type="float" office:value="0.0008">
            <text:p>0.0008</text:p>
          </table:table-cell>
          <table:table-cell table:style-name="ce31" table:formula="of:=[.N8]*[Variables.$B$20]" office:value-type="float" office:value="0.0024">
            <text:p>0.0024</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4</text:p>
          </table:table-cell>
          <table:table-cell table:style-name="ce74" table:formula="of:=[.B8]" office:value-type="float" office:value="3" table:number-columns-spanned="2" table:number-rows-spanned="1">
            <text:p>3</text:p>
          </table:table-cell>
          <table:covered-table-cell table:style-name="ce74" table:formula="of:=[.C8]" office:value-type="float" office:value="0">
            <text:p>0</text:p>
          </table:covered-table-cell>
          <table:table-cell table:style-name="ce74" table:formula="of:=[.D8]" office:value-type="float" office:value="4.5" table:number-columns-spanned="2" table:number-rows-spanned="1">
            <text:p>4.5</text:p>
          </table:table-cell>
          <table:covered-table-cell table:style-name="ce74" table:formula="of:=[.E8]" office:value-type="float" office:value="0">
            <text:p>0</text:p>
          </table:covered-table-cell>
          <table:table-cell table:style-name="ce74" table:formula="of:=[.F8]" office:value-type="float" office:value="0.6" table:number-columns-spanned="3" table:number-rows-spanned="1">
            <text:p>0.6</text:p>
          </table:table-cell>
          <table:covered-table-cell table:style-name="ce74" table:formula="of:=[.G8]" office:value-type="float" office:value="0">
            <text:p>0</text:p>
          </table:covered-table-cell>
          <table:covered-table-cell table:style-name="ce74" table:formula="of:=[.H8]" office:value-type="float" office:value="0">
            <text:p>0</text:p>
          </table:covered-table-cell>
          <table:table-cell table:style-name="ce36" table:formula="of:=[.I8]" office:value-type="float" office:value="0.035">
            <text:p>0.035</text:p>
          </table:table-cell>
          <table:table-cell table:style-name="ce36" table:formula="of:=[.J8]" office:value-type="float" office:value="0.4">
            <text:p>0.400</text:p>
          </table:table-cell>
          <table:table-cell table:style-name="ce36" table:formula="of:=[.K8]" office:value-type="float" office:value="0.25">
            <text:p>0.250</text:p>
          </table:table-cell>
          <table:table-cell table:style-name="ce36" table:formula="of:=[.L8]" office:value-type="float" office:value="3.9">
            <text:p>3.900</text:p>
          </table:table-cell>
          <table:table-cell table:style-name="ce36" table:formula="of:=[.M8]" office:value-type="float" office:value="7">
            <text:p>7.000</text:p>
          </table:table-cell>
          <table:table-cell table:style-name="ce36" table:formula="of:=[.N8]" office:value-type="float" office:value="0.0008">
            <text:p>0.001</text:p>
          </table:table-cell>
          <table:table-cell table:style-name="ce36" table:formula="of:=[.O8]" office:value-type="float" office:value="0.0024">
            <text:p>0.002</text:p>
          </table:table-cell>
          <table:table-cell table:style-name="ce36" office:value-type="float" office:value="0.75">
            <text:p>0.750</text:p>
          </table:table-cell>
          <table:table-cell table:style-name="ce36" table:formula="of:=[.Q8]" office:value-type="float" office:value="1">
            <text:p>1.000</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pecial</text:p>
          </table:table-cell>
          <table:table-cell table:style-name="ce74" office:value-type="float" office:value="7" table:number-columns-spanned="2" table:number-rows-spanned="1">
            <text:p>7</text:p>
          </table:table-cell>
          <table:covered-table-cell/>
          <table:table-cell table:style-name="ce74" office:value-type="float" office:value="10" table:number-columns-spanned="2" table:number-rows-spanned="1">
            <text:p>10</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6" office:value-type="float" office:value="0.1">
            <text:p>0.100</text:p>
          </table:table-cell>
          <table:table-cell table:style-name="ce21" office:value-type="float" office:value="0">
            <text:p>0</text:p>
          </table:table-cell>
          <table:table-cell office:value-type="float" office:value="0.3">
            <text:p>0.3</text:p>
          </table:table-cell>
          <table:table-cell table:style-name="ce21" office:value-type="float" office:value="0">
            <text:p>0</text:p>
          </table:table-cell>
          <table:table-cell table:style-name="ce99" office:value-type="float" office:value="0">
            <text:p>0</text:p>
          </table:table-cell>
          <table:table-cell table:style-name="ce31" table:formula="of:=0.011/2.5" office:value-type="float" office:value="0.0044">
            <text:p>0.0044</text:p>
          </table:table-cell>
          <table:table-cell table:style-name="ce31" table:formula="of:=[.N10]*[Variables.$B$20]" office:value-type="float" office:value="0.0132">
            <text:p>0.0132</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owers</text:p>
          </table:table-cell>
          <table:table-cell table:style-name="ce75" office:value-type="float" office:value="1.3" table:number-columns-spanned="2" table:number-rows-spanned="1">
            <text:p>1.3</text:p>
          </table:table-cell>
          <table:covered-table-cell/>
          <table:table-cell table:style-name="ce74" office:value-type="float" office:value="2.7" table:number-columns-spanned="2" table:number-rows-spanned="1">
            <text:p>2.7</text:p>
          </table:table-cell>
          <table:covered-table-cell/>
          <table:table-cell table:style-name="ce88" office:value-type="float" office:value="0.4" table:number-columns-spanned="3" table:number-rows-spanned="1">
            <text:p>0.4</text:p>
          </table:table-cell>
          <table:covered-table-cell table:style-name="ce88"/>
          <table:covered-table-cell table:style-name="ce21"/>
          <table:table-cell table:style-name="ce36" office:value-type="float" office:value="0.03">
            <text:p>0.030</text:p>
          </table:table-cell>
          <table:table-cell table:style-name="ce21" office:value-type="float" office:value="0.2">
            <text:p>0.2</text:p>
          </table:table-cell>
          <table:table-cell office:value-type="float" office:value="0.5">
            <text:p>0.5</text:p>
          </table:table-cell>
          <table:table-cell table:style-name="ce21" office:value-type="float" office:value="2">
            <text:p>2</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office:annotation draw:style-name="gr4" draw:text-style-name="P2" svg:width="1.1413in" svg:height="0.2346in" svg:x="1.2012in" svg:y="2.0386in" draw:caption-point-x="-0.2402in" draw:caption-point-y="0.5988in">
              <dc:creator>AŠ</dc:creator>
              <dc:date>2011-10-03T00:00:00</dc:date>
              <text:p text:style-name="P2"><text:span text:style-name="T1">Mobile towers</text:span></text:p>
            </office:annotation>
            <text:p>MTow</text:p>
          </table:table-cell>
          <table:table-cell table:style-name="ce75" table:formula="of:=[.B11]*[.$S$12]" office:value-type="float" office:value="3.9" table:number-columns-spanned="2" table:number-rows-spanned="1">
            <text:p>3.9</text:p>
          </table:table-cell>
          <table:covered-table-cell/>
          <table:table-cell table:style-name="ce74" table:formula="of:=[.D11]*[.S12]" office:value-type="float" office:value="8.1" table:number-columns-spanned="2" table:number-rows-spanned="1">
            <text:p>8.1</text:p>
          </table:table-cell>
          <table:covered-table-cell/>
          <table:table-cell table:style-name="ce88" table:formula="of:=[.F11]*[.S12]" office:value-type="float" office:value="1.2" table:number-columns-spanned="3" table:number-rows-spanned="1">
            <text:p>1.2</text:p>
          </table:table-cell>
          <table:covered-table-cell table:style-name="ce88"/>
          <table:covered-table-cell table:style-name="ce21"/>
          <table:table-cell table:style-name="ce36" table:formula="of:=[.I11]*[.$T$12]" office:value-type="float" office:value="0.036">
            <text:p>0.036</text:p>
          </table:table-cell>
          <table:table-cell table:style-name="ce36"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10.2173in" svg:y="2.0386in" draw:caption-point-x="-0.2402in" draw:caption-point-y="0.5988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7087in" svg:y="2.0386in" draw:caption-point-x="-0.2402in" draw:caption-point-y="0.5988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101" table:number-columns-repeated="3"/>
          <table:table-cell/>
          <table:table-cell table:style-name="ce101" table:number-columns-repeated="999"/>
        </table:table-row>
        <table:table-row table:style-name="ro17">
          <table:table-cell table:style-name="ce62" office:value-type="string">
            <text:p>MDH</text:p>
          </table:table-cell>
          <table:table-cell table:style-name="ce74" office:value-type="float" office:value="7" table:number-columns-spanned="2" table:number-rows-spanned="1">
            <text:p>7</text:p>
          </table:table-cell>
          <table:covered-table-cell/>
          <table:table-cell table:style-name="ce74" office:value-type="float" office:value="10" table:number-columns-spanned="2" table:number-rows-spanned="1">
            <text:p>10</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6" office:value-type="float" office:value="0.55">
            <text:p>0.550</text:p>
          </table:table-cell>
          <table:table-cell table:style-name="ce21" office:value-type="float" office:value="0">
            <text:p>0</text:p>
          </table:table-cell>
          <table:table-cell office:value-type="float" office:value="1.4">
            <text:p>1.4</text:p>
          </table:table-cell>
          <table:table-cell table:style-name="ce21" office:value-type="float" office:value="0">
            <text:p>0</text:p>
          </table:table-cell>
          <table:table-cell table:style-name="ce99"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number-rows-repeated="14">
          <table:table-cell table:style-name="ce62"/>
          <table:table-cell table:style-name="ce74"/>
          <table:table-cell/>
          <table:table-cell table:style-name="ce74"/>
          <table:table-cell/>
          <table:table-cell table:style-name="ce88" table:number-columns-repeated="2"/>
          <table:table-cell table:style-name="ce21"/>
          <table:table-cell table:style-name="ce36"/>
          <table:table-cell table:style-name="ce21"/>
          <table:table-cell/>
          <table:table-cell table:style-name="ce21"/>
          <table:table-cell table:style-name="ce99"/>
          <table:table-cell table:number-columns-repeated="8"/>
          <table:table-cell table:style-name="ce101" table:number-columns-repeated="3"/>
          <table:table-cell/>
          <table:table-cell table:style-name="ce101" table:number-columns-repeated="999"/>
        </table:table-row>
        <table:table-row table:style-name="ro17">
          <table:table-cell table:style-name="ce62"/>
          <table:table-cell table:style-name="ce74" table:number-columns-spanned="2" table:number-rows-spanned="1"/>
          <table:covered-table-cell/>
          <table:table-cell table:style-name="ce74" table:number-columns-spanned="2" table:number-rows-spanned="1"/>
          <table:covered-table-cell/>
          <table:table-cell table:number-columns-repeated="2"/>
          <table:table-cell table:style-name="ce88" table:number-columns-spanned="3" table:number-rows-spanned="1"/>
          <table:covered-table-cell table:style-name="ce88"/>
          <table:covered-table-cell table:style-name="ce21"/>
          <table:table-cell/>
          <table:table-cell table:style-name="ce21"/>
          <table:table-cell/>
          <table:table-cell table:style-name="ce21"/>
          <table:table-cell table:style-name="ce99" table:number-columns-repeated="2"/>
          <table:table-cell table:number-columns-repeated="5"/>
          <table:table-cell table:style-name="ce101" table:number-columns-repeated="3"/>
          <table:table-cell/>
          <table:table-cell table:style-name="ce101" table:number-columns-repeated="999"/>
        </table:table-row>
        <table:table-row table:style-name="ro17">
          <table:table-cell table:style-name="ce63"/>
          <table:table-cell table:style-name="ce27" table:number-columns-spanned="2" table:number-rows-spanned="1"/>
          <table:covered-table-cell table:style-name="ce23"/>
          <table:table-cell table:style-name="ce27" table:number-columns-spanned="2" table:number-rows-spanned="1"/>
          <table:covered-table-cell table:style-name="ce23"/>
          <table:table-cell table:style-name="ce23" table:number-columns-repeated="2"/>
          <table:table-cell table:style-name="ce27" table:number-columns-spanned="3" table:number-rows-spanned="1"/>
          <table:covered-table-cell table:style-name="ce27"/>
          <table:covered-table-cell table:style-name="ce23"/>
          <table:table-cell table:style-name="ce23" table:number-columns-repeated="4"/>
          <table:table-cell table:style-name="ce100" table:number-columns-repeated="2"/>
          <table:table-cell table:number-columns-repeated="5"/>
          <table:table-cell table:style-name="ce101" table:number-columns-repeated="3"/>
          <table:table-cell/>
          <table:table-cell table:style-name="ce101" table:number-columns-repeated="999"/>
        </table:table-row>
        <table:table-row table:style-name="ro2">
          <table:table-cell table:style-name="ce58" office:value-type="string">
            <text:p>damages_start</text:p>
          </table:table-cell>
          <table:table-cell table:style-name="ce58" table:number-columns-repeated="20"/>
          <table:table-cell table:style-name="ce102" table:number-columns-repeated="1003"/>
        </table:table-row>
        <table:table-row table:style-name="ro13">
          <table:table-cell table:style-name="ce18" office:value-type="string">
            <text:p>Damage</text:p>
          </table:table-cell>
          <table:table-cell table:style-name="ce18" office:value-type="string">
            <text:p>Armor</text:p>
          </table:table-cell>
          <table:table-cell table:style-name="ce18" office:value-type="string">
            <text:p>Coef.</text:p>
          </table:table-cell>
          <table:table-cell table:number-columns-repeated="4"/>
          <table:table-cell table:style-name="ce90" table:number-columns-repeated="4"/>
          <table:table-cell table:style-name="Default"/>
          <table:table-cell table:number-columns-repeated="2"/>
          <table:table-cell table:style-name="ce90" table:number-columns-repeated="7"/>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2">
          <table:table-cell table:style-name="ce58" office:value-type="string">
            <text:p>units_start</text:p>
          </table:table-cell>
          <table:table-cell table:style-name="ce58" table:number-columns-repeated="20"/>
          <table:table-cell table:style-name="ce102" table:number-columns-repeated="1003"/>
        </table:table-row>
        <table:table-row table:style-name="ro18">
          <table:table-cell table:style-name="ce64" office:value-type="string">
            <text:p>Unit name</text:p>
          </table:table-cell>
          <table:table-cell table:style-name="ce64" office:value-type="string">
            <text:p>Tier</text:p>
          </table:table-cell>
          <table:table-cell table:style-name="ce64" office:value-type="string">
            <text:p>HP</text:p>
          </table:table-cell>
          <table:table-cell table:style-name="ce64" office:value-type="string">
            <text:p>Init.</text:p>
          </table:table-cell>
          <table:table-cell table:style-name="ce64" office:value-type="string">
            <text:p>Dmg / Gun</text:p>
          </table:table-cell>
          <table:table-cell table:style-name="ce64" office:value-type="string">
            <text:p>cldn</text:p>
          </table:table-cell>
          <table:table-cell table:style-name="ce64" office:value-type="string">
            <text:p>Gun reach</text:p>
          </table:table-cell>
          <table:table-cell table:style-name="ce64" office:value-type="string">
            <text:p>Gun cnt</text:p>
          </table:table-cell>
          <table:table-cell table:style-name="ce64" office:value-type="string">
            <text:p>Dmg type</text:p>
          </table:table-cell>
          <table:table-cell table:style-name="ce64" office:value-type="string">
            <text:p>Build Time min</text:p>
          </table:table-cell>
          <table:table-cell table:style-name="ce64" office:value-type="string">
            <text:p>XP mod.</text:p>
          </table:table-cell>
          <table:table-cell table:style-name="ce64" office:value-type="string">
            <text:p>XP <text:s/>for level</text:p>
          </table:table-cell>
          <table:table-cell table:style-name="ce64" office:value-type="string">
            <text:p>Armor type</text:p>
          </table:table-cell>
          <table:table-cell table:style-name="ce64" office:value-type="string">
            <text:p>Dmg mod</text:p>
          </table:table-cell>
          <table:table-cell table:style-name="ce64" office:value-type="string">
            <text:p>Arm mod</text:p>
          </table:table-cell>
          <table:table-cell table:style-name="ce64" office:value-type="string">
            <text:p>Max lvl</text:p>
          </table:table-cell>
          <table:table-cell table:style-name="ce64" office:value-type="string">
            <text:p>Base cost</text:p>
          </table:table-cell>
          <table:table-cell table:style-name="ce64" office:value-type="string">
            <text:p>Metal</text:p>
          </table:table-cell>
          <table:table-cell table:style-name="ce64" office:value-type="string">
            <text:p>Energy</text:p>
          </table:table-cell>
          <table:table-cell table:style-name="ce64" office:value-type="string">
            <text:p>Zetium</text:p>
          </table:table-cell>
          <table:table-cell table:style-name="ce64" office:value-type="string">
            <text:p>Population</text:p>
          </table:table-cell>
          <table:table-cell table:style-name="ce64" office:value-type="string">
            <office:annotation draw:style-name="gr4" draw:text-style-name="P2" svg:width="1.1413in" svg:height="0.8567in" svg:x="11.4937in" svg:y="9.2043in" draw:caption-point-x="-0.2402in" draw:caption-point-y="0.6083in">
              <dc:creator>AŠ</dc:creator>
              <dc:date>2011-01-02T00:00:00</dc:date>
              <text:p text:style-name="P2"><text:span text:style-name="T1">Pagal kainą – unitas užima tiek, kiek užima resursai skirti jį pagaminti.</text:span></text:p>
            </office:annotation>
            <text:p>Volume</text:p>
          </table:table-cell>
          <table:table-cell table:style-name="ce64" office:value-type="string">
            <office:annotation draw:style-name="gr4" draw:text-style-name="P2" svg:width="1.1413in" svg:height="0.5457in" svg:x="11.8638in" svg:y="9.2043in" draw:caption-point-x="-0.2402in" draw:caption-point-y="0.6083in">
              <dc:creator>AŠ</dc:creator>
              <dc:date>2011-01-02T00:00:00</dc:date>
              <text:p text:style-name="P2"><text:span text:style-name="T1">Kaip volume, tik dar padauginta iš storage mod'o.</text:span></text:p>
            </office:annotation>
            <text:p>Storage</text:p>
          </table:table-cell>
          <table:table-cell table:style-name="ce64" office:value-type="string">
            <text:p>SS jump time (min)</text:p>
          </table:table-cell>
          <table:table-cell table:style-name="ce64" office:value-type="string">
            <text:p>Galaxy jump time (min)</text:p>
          </table:table-cell>
          <table:table-cell table:style-name="ce64" table:number-columns-repeated="999"/>
        </table:table-row>
        <table:table-row table:style-name="ro1">
          <table:table-cell table:style-name="ce65" office:value-type="string">
            <text:p>Trooper</text:p>
          </table:table-cell>
          <table:table-cell table:content-validation-name="val5" office:value-type="string">
            <text:p>T1</text:p>
          </table:table-cell>
          <table:table-cell table:style-name="ce78"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Variables.$B$6])/([.P54]-1)))" office:value-type="float" office:value="768">
            <text:p>768</text:p>
          </table:table-cell>
          <table:table-cell table:content-validation-name="val10" office:value-type="string">
            <text:p>Light</text:p>
          </table:table-cell>
          <table:table-cell table:formula="of:=[Variables.$B$17]/([.P54]-1)" office:value-type="float" office:value="27">
            <text:p>27</text:p>
          </table:table-cell>
          <table:table-cell table:formula="of:=[Variables.$B$18]/([.P54]-1)" office:value-type="float" office:value="12.6">
            <text:p>12.6</text:p>
          </table:table-cell>
          <table:table-cell office:value-type="float" office:value="6">
            <text:p>6</text:p>
          </table:table-cell>
          <table:table-cell table:style-name="ce78" table:formula="of:=([.C54]*VLOOKUP([.$B54];[.$A$2:.$N29];11;0)+[.E54]*[.H54]*VLOOKUP([.$B54];[.$A$2:.$N29];12;0))*(1 + ([.D54]-[Variables.$B$7])*VLOOKUP([.$B54];[.$A$2:.$O29];13;0)/100)" office:value-type="float" office:value="113">
            <text:p>113</text:p>
          </table:table-cell>
          <table:table-cell table:style-name="ce78" table:formula="of:=VLOOKUP([.$B54];[.$A$2:.$H13];2;0)*[.$Q54]" office:value-type="float" office:value="339">
            <text:p>339</text:p>
          </table:table-cell>
          <table:table-cell table:style-name="ce78" table:formula="of:=VLOOKUP([.$B54];[.$A$2:.$H5];4;0)*[.$Q54]" office:value-type="float" office:value="678">
            <text:p>678</text:p>
          </table:table-cell>
          <table:table-cell table:style-name="ce78" table:formula="of:=VLOOKUP([.$B54];[.$A$2:.$H5];6;0)*[.$Q54]" office:value-type="float" office:value="0">
            <text:p>0</text:p>
          </table:table-cell>
          <table:table-cell table:formula="of:=VLOOKUP([.$B54];[.$A$2:.$Q13]; 16; 0) * (CEILING((CEILING([.$R54]/[Variables.$B$12];1)+CEILING([.$S54]/[Variables.$B$13];1)+CEILING([.$T54]/[Variables.$B$14];1))/[Variables.$B$21]; 1))" office:value-type="float" office:value="1">
            <text:p>1</text:p>
          </table:table-cell>
          <table:table-cell table:formula="of:=VLOOKUP([.$B54];[.$A$2:.$Q13]; 17; 0) * (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65" office:value-type="string">
            <text:p>Shocker</text:p>
          </table:table-cell>
          <table:table-cell table:content-validation-name="val5" office:value-type="string">
            <text:p>T1,5</text:p>
          </table:table-cell>
          <table:table-cell table:style-name="ce78" office:value-type="float" office:value="370">
            <text:p>370</text:p>
          </table:table-cell>
          <table:table-cell office:value-type="float" office:value="8">
            <office:annotation draw:style-name="gr6" draw:text-style-name="P2" svg:width="3.0752in" svg:height="0.3902in" svg:x="2.6035in" svg:y="9.9866in" draw:caption-point-x="-0.2402in" draw:caption-point-y="0.6134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Variables.$B$6])/([.P55]-1)))" office:value-type="float" office:value="1353">
            <text:p>1353</text:p>
          </table:table-cell>
          <table:table-cell table:content-validation-name="val10" office:value-type="string">
            <text:p>Normal</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8" table:formula="of:=([.C55]*VLOOKUP([.$B55];[.$A$2:.$N30];11;0)+[.E55]*[.H55]*VLOOKUP([.$B55];[.$A$2:.$N30];12;0))*(1 + ([.D55]-[Variables.$B$7])*VLOOKUP([.$B55];[.$A$2:.$O30];13;0)/100)" office:value-type="float" office:value="333.938">
            <text:p>333.94</text:p>
          </table:table-cell>
          <table:table-cell table:style-name="ce78" table:formula="of:=VLOOKUP([.$B55];[.$A$2:.$H28];2;0)*[.$Q55]" office:value-type="float" office:value="801.4512">
            <text:p>801.45</text:p>
          </table:table-cell>
          <table:table-cell table:style-name="ce78" table:formula="of:=VLOOKUP([.$B55];[.$A$2:.$H28];4;0)*[.$Q55]" office:value-type="float" office:value="1602.9024">
            <text:p>1602.9</text:p>
          </table:table-cell>
          <table:table-cell table:style-name="ce78" table:formula="of:=VLOOKUP([.$B55];[.$A$2:.$H28];6;0)*[.$Q55]" office:value-type="float" office:value="35.06349">
            <text:p>35.06</text:p>
          </table:table-cell>
          <table:table-cell table:formula="of:=VLOOKUP([.$B55];[.$A$2:.$Q14]; 16; 0) * (CEILING((CEILING([.$R55]/[Variables.$B$12];1)+CEILING([.$S55]/[Variables.$B$13];1)+CEILING([.$T55]/[Variables.$B$14];1))/[Variables.$B$21]; 1))" office:value-type="float" office:value="3">
            <text:p>3</text:p>
          </table:table-cell>
          <table:table-cell table:formula="of:=VLOOKUP([.$B55];[.$A$2:.$Q14]; 17; 0) * (CEILING([.$R55]/[Variables.$B$12];1)+CEILING([.$S55]/[Variables.$B$13];1)+CEILING([.$T55]/[Variables.$B$14];1))" office:value-type="float" office:value="72">
            <text:p>72</text:p>
          </table:table-cell>
          <table:table-cell table:number-columns-repeated="2"/>
          <table:table-cell table:style-name="Default"/>
          <table:table-cell table:number-columns-repeated="999"/>
        </table:table-row>
        <table:table-row table:style-name="ro1">
          <table:table-cell table:style-name="ce65" office:value-type="string">
            <text:p>Seeker</text:p>
          </table:table-cell>
          <table:table-cell table:content-validation-name="val5" office:value-type="string">
            <text:p>T1</text:p>
          </table:table-cell>
          <table:table-cell table:style-name="ce78" office:value-type="float" office:value="90">
            <text:p>90</text:p>
          </table:table-cell>
          <table:table-cell office:value-type="float" office:value="9">
            <office:annotation draw:style-name="gr9" draw:text-style-name="P2" svg:width="2.6854in" svg:height="0.8567in" svg:x="2.6035in" svg:y="10.1657in" draw:caption-point-x="-0.2402in" draw:caption-point-y="0.6134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Variables.$B$6])/([.P56]-1)))" office:value-type="float" office:value="329">
            <text:p>329</text:p>
          </table:table-cell>
          <table:table-cell table:content-validation-name="val10" office:value-type="string">
            <text:p>Light</text:p>
          </table:table-cell>
          <table:table-cell table:formula="of:=[Variables.$B$17]/([.P56]-1)" office:value-type="float" office:value="19.2857142857143">
            <text:p>19.29</text:p>
          </table:table-cell>
          <table:table-cell table:formula="of:=[Variables.$B$18]/([.P56]-1)" office:value-type="float" office:value="9">
            <text:p>9</text:p>
          </table:table-cell>
          <table:table-cell office:value-type="float" office:value="8">
            <text:p>8</text:p>
          </table:table-cell>
          <table:table-cell table:style-name="ce78" table:formula="of:=([.C56]*VLOOKUP([.$B56];[.$A$2:.$N31];11;0)+[.E56]*[.H56]*VLOOKUP([.$B56];[.$A$2:.$N31];12;0))*(1 + ([.D56]-[Variables.$B$7])*VLOOKUP([.$B56];[.$A$2:.$O31];13;0)/100)" office:value-type="float" office:value="165.54">
            <text:p>165.54</text:p>
          </table:table-cell>
          <table:table-cell table:style-name="ce78" table:formula="of:=VLOOKUP([.$B56];[.$A$2:.$H29];2;0)*[.$Q56]" office:value-type="float" office:value="496.62">
            <text:p>496.62</text:p>
          </table:table-cell>
          <table:table-cell table:style-name="ce78" table:formula="of:=VLOOKUP([.$B56];[.$A$2:.$H29];4;0)*[.$Q56]" office:value-type="float" office:value="993.24">
            <text:p>993.24</text:p>
          </table:table-cell>
          <table:table-cell table:style-name="ce78" table:formula="of:=VLOOKUP([.$B56];[.$A$2:.$H29];6;0)*[.$Q56]" office:value-type="float" office:value="0">
            <text:p>0</text:p>
          </table:table-cell>
          <table:table-cell table:formula="of:=VLOOKUP([.$B56];[.$A$2:.$Q15]; 16; 0) * (CEILING((CEILING([.$R56]/[Variables.$B$12];1)+CEILING([.$S56]/[Variables.$B$13];1)+CEILING([.$T56]/[Variables.$B$14];1))/[Variables.$B$21]; 1))" office:value-type="float" office:value="2">
            <text:p>2</text:p>
          </table:table-cell>
          <table:table-cell table:formula="of:=VLOOKUP([.$B56];[.$A$2:.$Q15]; 17; 0) * (CEILING([.$R56]/[Variables.$B$12];1)+CEILING([.$S56]/[Variables.$B$13];1)+CEILING([.$T56]/[Variables.$B$14];1))" office:value-type="float" office:value="42">
            <text:p>42</text:p>
          </table:table-cell>
          <table:table-cell table:number-columns-repeated="2"/>
          <table:table-cell table:style-name="Default"/>
          <table:table-cell table:number-columns-repeated="999"/>
        </table:table-row>
        <table:table-row table:style-name="ro1">
          <table:table-cell table:style-name="ce65"/>
          <table:table-cell table:content-validation-name="val5" office:value-type="string">
            <text:p>T1</text:p>
          </table:table-cell>
          <table:table-cell table:style-name="ce78"/>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7]-1)" office:value-type="float" office:value="-135">
            <text:p>-135</text:p>
          </table:table-cell>
          <table:table-cell table:formula="of:=[Variables.$B$18]/([.P57]-1)" office:value-type="float" office:value="-63">
            <text:p>-63</text:p>
          </table:table-cell>
          <table:table-cell/>
          <table:table-cell table:style-name="ce78" table:formula="of:=([.C57]*VLOOKUP([.$B57];[.$A$2:.$N32];11;0)+[.E57]*[.H57]*VLOOKUP([.$B57];[.$A$2:.$N32];12;0))*(1 + ([.D57]-[Variables.$B$7])*VLOOKUP([.$B57];[.$A$2:.$O32];13;0)/100)" office:value-type="float" office:value="0">
            <text:p>0</text:p>
          </table:table-cell>
          <table:table-cell table:style-name="ce78"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8"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Variables.$B$6])/([.P58]-1)))" office:value-type="float" office:value="12800">
            <text:p>12800</text:p>
          </table:table-cell>
          <table:table-cell table:content-validation-name="val10" office:value-type="string">
            <text:p>Heavy</text:p>
          </table:table-cell>
          <table:table-cell table:formula="of:=[Variables.$B$17]/([.P58]-1)" office:value-type="float" office:value="27">
            <text:p>27</text:p>
          </table:table-cell>
          <table:table-cell table:formula="of:=[Variables.$B$18]/([.P58]-1)" office:value-type="float" office:value="12.6">
            <text:p>12.6</text:p>
          </table:table-cell>
          <table:table-cell office:value-type="float" office:value="6">
            <text:p>6</text:p>
          </table:table-cell>
          <table:table-cell table:style-name="ce78" table:formula="of:=([.C58]*VLOOKUP([.$B58];[.$A$2:.$N33];11;0)+[.E58]*[.H58]*VLOOKUP([.$B58];[.$A$2:.$N33];12;0))*(1 + ([.D58]-[Variables.$B$7])*VLOOKUP([.$B58];[.$A$2:.$O33];13;0)/100)" office:value-type="float" office:value="831.3">
            <text:p>831.3</text:p>
          </table:table-cell>
          <table:table-cell table:style-name="ce78" table:formula="of:=VLOOKUP([.$B58];[.$A$2:.$H30];2;0)*[.$Q58]" office:value-type="float" office:value="2493.9">
            <text:p>2493.9</text:p>
          </table:table-cell>
          <table:table-cell table:style-name="ce78" table:formula="of:=VLOOKUP([.$B58];[.$A$2:.$H30];4;0)*[.$Q58]" office:value-type="float" office:value="3865.545">
            <text:p>3865.55</text:p>
          </table:table-cell>
          <table:table-cell table:style-name="ce78" table:formula="of:=VLOOKUP([.$B58];[.$A$2:.$H30];6;0)*[.$Q58]" office:value-type="float" office:value="249.39">
            <text:p>249.39</text:p>
          </table:table-cell>
          <table:table-cell table:formula="of:=VLOOKUP([.$B58];[.$A$2:.$Q17]; 16; 0) * (CEILING((CEILING([.$R58]/[Variables.$B$12];1)+CEILING([.$S58]/[Variables.$B$13];1)+CEILING([.$T58]/[Variables.$B$14];1))/[Variables.$B$21]; 1))" office:value-type="float" office:value="8">
            <text:p>8</text:p>
          </table:table-cell>
          <table:table-cell table:formula="of:=VLOOKUP([.$B58];[.$A$2:.$Q17]; 17; 0) * (CEILING([.$R58]/[Variables.$B$12];1)+CEILING([.$S58]/[Variables.$B$13];1)+CEILING([.$T58]/[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8"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Variables.$B$6])/([.P59]-1)))" office:value-type="float" office:value="2121">
            <text:p>2121</text:p>
          </table:table-cell>
          <table:table-cell table:content-validation-name="val10" office:value-type="string">
            <text:p>Light</text:p>
          </table:table-cell>
          <table:table-cell table:formula="of:=[Variables.$B$17]/([.P59]-1)" office:value-type="float" office:value="19.2857142857143">
            <text:p>19.29</text:p>
          </table:table-cell>
          <table:table-cell table:formula="of:=[Variables.$B$18]/([.P59]-1)" office:value-type="float" office:value="9">
            <text:p>9</text:p>
          </table:table-cell>
          <table:table-cell office:value-type="float" office:value="8">
            <text:p>8</text:p>
          </table:table-cell>
          <table:table-cell table:style-name="ce78" table:formula="of:=([.C59]*VLOOKUP([.$B59];[.$A$2:.$N34];11;0)+[.E59]*[.H59]*VLOOKUP([.$B59];[.$A$2:.$N34];12;0))*(1 + ([.D59]-[Variables.$B$7])*VLOOKUP([.$B59];[.$A$2:.$O34];13;0)/100)" office:value-type="float" office:value="693.78">
            <text:p>693.78</text:p>
          </table:table-cell>
          <table:table-cell table:style-name="ce78" table:formula="of:=VLOOKUP([.$B59];[.$A$2:.$H31];2;0)*[.$Q59]" office:value-type="float" office:value="2081.34">
            <text:p>2081.34</text:p>
          </table:table-cell>
          <table:table-cell table:style-name="ce78" table:formula="of:=VLOOKUP([.$B59];[.$A$2:.$H31];4;0)*[.$Q59]" office:value-type="float" office:value="3226.077">
            <text:p>3226.08</text:p>
          </table:table-cell>
          <table:table-cell table:style-name="ce78" table:formula="of:=VLOOKUP([.$B59];[.$A$2:.$H31];6;0)*[.$Q59]" office:value-type="float" office:value="208.134">
            <text:p>208.13</text:p>
          </table:table-cell>
          <table:table-cell table:formula="of:=VLOOKUP([.$B59];[.$A$2:.$Q18]; 16; 0) * (CEILING((CEILING([.$R59]/[Variables.$B$12];1)+CEILING([.$S59]/[Variables.$B$13];1)+CEILING([.$T59]/[Variables.$B$14];1))/[Variables.$B$21]; 1))" office:value-type="float" office:value="7">
            <text:p>7</text:p>
          </table:table-cell>
          <table:table-cell table:formula="of:=VLOOKUP([.$B59];[.$A$2:.$Q18]; 17; 0) * (CEILING([.$R59]/[Variables.$B$12];1)+CEILING([.$S59]/[Variables.$B$13];1)+CEILING([.$T59]/[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8" office:value-type="float" office:value="1500">
            <text:p>1500</text:p>
          </table:table-cell>
          <table:table-cell table:formula="of:=[.D84]" office:value-type="float" office:value="9">
            <office:annotation draw:style-name="gr4" draw:text-style-name="P2" svg:width="1.1413in" svg:height="0.2346in" svg:x="2.6035in" svg:y="10.8957in" draw:caption-point-x="-0.2402in" draw:caption-point-y="0.6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Variables.$B$6])/([.P60]-1)))" office:value-type="float" office:value="4267">
            <text:p>4267</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8" table:formula="of:=([.C60]*VLOOKUP([.$B60];[.$A$2:.$N35];11;0)+[.E60]*[.H60]*VLOOKUP([.$B60];[.$A$2:.$N35];12;0))*(1 + ([.D60]-[Variables.$B$7])*VLOOKUP([.$B60];[.$A$2:.$O35];13;0)/100)" office:value-type="float" office:value="1367.1">
            <text:p>1367.1</text:p>
          </table:table-cell>
          <table:table-cell table:style-name="ce78" table:formula="of:=VLOOKUP([.$B60];[.$A$2:.$H32];2;0)*[.$Q60]" office:value-type="float" office:value="4101.3">
            <text:p>4101.3</text:p>
          </table:table-cell>
          <table:table-cell table:style-name="ce78" table:formula="of:=VLOOKUP([.$B60];[.$A$2:.$H32];4;0)*[.$Q60]" office:value-type="float" office:value="6151.95">
            <text:p>6151.95</text:p>
          </table:table-cell>
          <table:table-cell table:style-name="ce78" table:formula="of:=VLOOKUP([.$B60];[.$A$2:.$H32];6;0)*[.$Q60]" office:value-type="float" office:value="683.55">
            <text:p>683.55</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8"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C61]*VLOOKUP([.$B61];[.$A$2:.$N35];11;0)+[.E61]*[.H61]*VLOOKUP([.$B61];[.$A$2:.$N35];12;0))*(1 + ([.D61]-[Variables.$B$7])*VLOOKUP([.$B61];[.$A$2:.$O35];13;0)/100)" office:value-type="float" office:value="700">
            <text:p>700</text:p>
          </table:table-cell>
          <table:table-cell table:style-name="ce78" table:formula="of:=VLOOKUP([.$B61];[.$A$2:.$H32];2;0)*[.$Q61]" office:value-type="float" office:value="4900">
            <text:p>4900</text:p>
          </table:table-cell>
          <table:table-cell table:style-name="ce78" table:formula="of:=VLOOKUP([.$B61];[.$A$2:.$H32];4;0)*[.$Q61]" office:value-type="float" office:value="7000">
            <text:p>7000</text:p>
          </table:table-cell>
          <table:table-cell table:style-name="ce78" table:formula="of:=VLOOKUP([.$B61];[.$A$2:.$H32];6;0)*[.$Q61]" office:value-type="float" office:value="420">
            <text:p>420</text:p>
          </table:table-cell>
          <table:table-cell table:formula="of:=VLOOKUP([.$B61];[.$A$2:.$Q20]; 16; 0) * (CEILING((CEILING([.$R61]/[Variables.$B$12];1)+CEILING([.$S61]/[Variables.$B$13];1)+CEILING([.$T61]/[Variables.$B$14];1))/[Variables.$B$21]; 1))" office:value-type="float" office:value="14">
            <text:p>14</text:p>
          </table:table-cell>
          <table:table-cell table:formula="of:=VLOOKUP([.$B61];[.$A$2:.$Q20]; 17; 0) * (CEILING([.$R61]/[Variables.$B$12];1)+CEILING([.$S61]/[Variables.$B$13];1)+CEILING([.$T61]/[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8"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Variables.$B$6])/([.P62]-1)))" office:value-type="float" office:value="8533">
            <text:p>8533</text:p>
          </table:table-cell>
          <table:table-cell table:content-validation-name="val10" office:value-type="string">
            <text:p>Fortified</text:p>
          </table:table-cell>
          <table:table-cell table:formula="of:=[Variables.$B$17]/([.P62]-1)" office:value-type="float" office:value="15">
            <text:p>15</text:p>
          </table:table-cell>
          <table:table-cell table:formula="of:=[Variables.$B$18]/([.P62]-1)" office:value-type="float" office:value="7">
            <text:p>7</text:p>
          </table:table-cell>
          <table:table-cell office:value-type="float" office:value="10">
            <text:p>10</text:p>
          </table:table-cell>
          <table:table-cell table:style-name="ce78" table:formula="of:=([.C62]*VLOOKUP([.$B62];[.$A$2:.$N36];11;0)+[.E62]*[.H62]*VLOOKUP([.$B62];[.$A$2:.$N36];12;0))*(1 + ([.D62]-[Variables.$B$7])*VLOOKUP([.$B62];[.$A$2:.$O36];13;0)/100)" office:value-type="float" office:value="900">
            <text:p>900</text:p>
          </table:table-cell>
          <table:table-cell table:style-name="ce78" table:formula="of:=VLOOKUP([.$B62];[.$A$2:.$H33];2;0)*[.$Q62]" office:value-type="float" office:value="6300">
            <text:p>6300</text:p>
          </table:table-cell>
          <table:table-cell table:style-name="ce78" table:formula="of:=VLOOKUP([.$B62];[.$A$2:.$H33];4;0)*[.$Q62]" office:value-type="float" office:value="9000">
            <text:p>9000</text:p>
          </table:table-cell>
          <table:table-cell table:style-name="ce78" table:formula="of:=VLOOKUP([.$B62];[.$A$2:.$H33];6;0)*[.$Q62]" office:value-type="float" office:value="540">
            <text:p>540</text:p>
          </table:table-cell>
          <table:table-cell table:formula="of:=VLOOKUP([.$B62];[.$A$2:.$Q21]; 16; 0) * (CEILING((CEILING([.$R62]/[Variables.$B$12];1)+CEILING([.$S62]/[Variables.$B$13];1)+CEILING([.$T62]/[Variables.$B$14];1))/[Variables.$B$21]; 1))" office:value-type="float" office:value="18">
            <text:p>18</text:p>
          </table:table-cell>
          <table:table-cell/>
          <table:table-cell table:style-name="ce32" table:formula="of:=ROUND((CEILING([.R62]/[Variables.$B$12];1)+CEILING([.S62]/[Variables.$B$13];1)+CEILING([.T62]/[Variables.$B$14];1))*[Variables.$B$15])" office:value-type="float" office:value="1246">
            <text:p>1246</text:p>
          </table:table-cell>
          <table:table-cell table:formula="of:=[.C62]*TBLFIND([.$A$1:.$N$29];[.B62]; [.$N$1])" office:value-type="float" office:value="13.2">
            <text:p>13.2</text:p>
          </table:table-cell>
          <table:table-cell table:style-name="ce32"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8"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Q64]/[.$Z$63]" office:value-type="float" office:value="307.5">
            <text:p>307.5</text:p>
          </table:table-cell>
          <table:table-cell table:style-name="ce78" table:formula="of:=[.R64]/[.$Z$63]" office:value-type="float" office:value="768.75">
            <text:p>768.75</text:p>
          </table:table-cell>
          <table:table-cell table:style-name="ce78" table:formula="of:=[.S64]/[.$Z$63]" office:value-type="float" office:value="1076.25">
            <text:p>1076.25</text:p>
          </table:table-cell>
          <table:table-cell table:style-name="ce78" table:formula="of:=[.T64]/[.$Z$63]*2.5" office:value-type="float" office:value="134.53125">
            <text:p>134.53</text:p>
          </table:table-cell>
          <table:table-cell table:formula="of:=VLOOKUP([.$B63];[.$A$2:.$Q22]; 16; 0) * (CEILING((CEILING([.$R63]/[Variables.$B$12];1)+CEILING([.$S63]/[Variables.$B$13];1)+CEILING([.$T63]/[Variables.$B$14];1))/[Variables.$B$21]; 1))" office:value-type="float" office:value="3">
            <text:p>3</text:p>
          </table:table-cell>
          <table:table-cell/>
          <table:table-cell table:style-name="ce32"/>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2" svg:width="1.1413in" svg:height="0.2346in" svg:x="13.6827in" svg:y="11.4362in" draw:caption-point-x="-0.2402in" draw:caption-point-y="0.5972in">
              <dc:creator>AŠ</dc:creator>
              <dc:date>2011-11-08T00:00:00</dc:date>
              <text:p text:style-name="P2"><text:span text:style-name="T1">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9"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Variables.$B$6])/([.P64]-1)))" office:value-type="float" office:value="8229">
            <text:p>8229</text:p>
          </table:table-cell>
          <table:table-cell table:content-validation-name="val10" office:value-type="string">
            <text:p>Light</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8" table:formula="of:=([.C64]*VLOOKUP([.$B64];[.$A$2:.$N37];11;0)+[.E64]*[.H64]*VLOOKUP([.$B64];[.$A$2:.$N37];12;0))*(1 + ([.D64]-[Variables.$B$7])*VLOOKUP([.$B64];[.$A$2:.$O37];13;0)/100)" office:value-type="float" office:value="1537.5">
            <text:p>1537.5</text:p>
          </table:table-cell>
          <table:table-cell table:style-name="ce78" table:formula="of:=VLOOKUP([.$B64];[.$A$2:.$H52];2;0)*[.$Q64]" office:value-type="float" office:value="3843.75">
            <text:p>3843.75</text:p>
          </table:table-cell>
          <table:table-cell table:style-name="ce78" table:formula="of:=VLOOKUP([.$B64];[.$A$2:.$H52];4;0)*[.$Q64]" office:value-type="float" office:value="5381.25">
            <text:p>5381.25</text:p>
          </table:table-cell>
          <table:table-cell table:style-name="ce78" table:formula="of:=VLOOKUP([.$B64];[.$A$2:.$H52];6;0)*[.$Q64]" office:value-type="float" office:value="269.0625">
            <text:p>269.06</text:p>
          </table:table-cell>
          <table:table-cell table:formula="of:=VLOOKUP([.$B64];[.$A$2:.$Q23]; 16; 0) * (CEILING((CEILING([.$R64]/[Variables.$B$12];1)+CEILING([.$S64]/[Variables.$B$13];1)+CEILING([.$T64]/[Variables.$B$14];1))/[Variables.$B$21]; 1))" office:value-type="float" office:value="11">
            <text:p>11</text:p>
          </table:table-cell>
          <table:table-cell/>
          <table:table-cell table:style-name="ce32"/>
          <table:table-cell table:formula="of:=[.C64]*TBLFIND([.$A$1:.$N$29];[.B64]; [.$N$1])" office:value-type="float" office:value="7.2">
            <text:p>7.2</text:p>
          </table:table-cell>
          <table:table-cell table:style-name="ce32" table:formula="of:=[.C64]*TBLFIND([.$A$1:.$O$29];[.B64]; [.$O$1])" office:value-type="float" office:value="21.6">
            <text:p>21.6</text:p>
          </table:table-cell>
          <table:table-cell table:number-columns-repeated="999"/>
        </table:table-row>
        <table:table-row table:style-name="ro1">
          <table:table-cell table:style-name="ce66" office:value-type="string">
            <text:p>Cyrix</text:p>
          </table:table-cell>
          <table:table-cell table:content-validation-name="val5" office:value-type="string">
            <text:p>ST2</text:p>
          </table:table-cell>
          <table:table-cell table:style-name="ce80"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Variables.$B$6])/([.P65]-1)))" office:value-type="float" office:value="13093">
            <text:p>13093</text:p>
          </table:table-cell>
          <table:table-cell table:content-validation-name="val10" office:value-type="string">
            <text:p>Normal</text:p>
          </table:table-cell>
          <table:table-cell table:formula="of:=[Variables.$B$17]/([.P65]-1)" office:value-type="float" office:value="19.2857142857143">
            <text:p>19.29</text:p>
          </table:table-cell>
          <table:table-cell table:formula="of:=[Variables.$B$18]/([.P65]-1)" office:value-type="float" office:value="9">
            <text:p>9</text:p>
          </table:table-cell>
          <table:table-cell office:value-type="float" office:value="8">
            <text:p>8</text:p>
          </table:table-cell>
          <table:table-cell table:style-name="ce78" table:formula="of:=([.C65]*VLOOKUP([.$B65];[.$A$2:.$N38];11;0)+[.E65]*[.H65]*VLOOKUP([.$B65];[.$A$2:.$N38];12;0))*(1 + ([.D65]-[Variables.$B$7])*VLOOKUP([.$B65];[.$A$2:.$O38];13;0)/100)" office:value-type="float" office:value="2245.46">
            <text:p>2245.46</text:p>
          </table:table-cell>
          <table:table-cell table:style-name="ce78" table:formula="of:=VLOOKUP([.$B65];[.$A$2:.$H53];2;0)*[.$Q65]" office:value-type="float" office:value="5838.196">
            <text:p>5838.2</text:p>
          </table:table-cell>
          <table:table-cell table:style-name="ce78" table:formula="of:=VLOOKUP([.$B65];[.$A$2:.$H53];4;0)*[.$Q65]" office:value-type="float" office:value="8083.656">
            <text:p>8083.66</text:p>
          </table:table-cell>
          <table:table-cell table:style-name="ce78" table:formula="of:=VLOOKUP([.$B65];[.$A$2:.$H53];6;0)*[.$Q65]" office:value-type="float" office:value="505.2285">
            <text:p>505.23</text:p>
          </table:table-cell>
          <table:table-cell table:formula="of:=VLOOKUP([.$B65];[.$A$2:.$Q24]; 16; 0) * (CEILING((CEILING([.$R65]/[Variables.$B$12];1)+CEILING([.$S65]/[Variables.$B$13];1)+CEILING([.$T65]/[Variables.$B$14];1))/[Variables.$B$21]; 1))" office:value-type="float" office:value="17">
            <text:p>17</text:p>
          </table:table-cell>
          <table:table-cell/>
          <table:table-cell table:style-name="ce32"/>
          <table:table-cell table:formula="of:=[.C65]*TBLFIND([.$A$1:.$N$29];[.B65]; [.$N$1])" office:value-type="float" office:value="10.024">
            <text:p>10.02</text:p>
          </table:table-cell>
          <table:table-cell table:style-name="ce32" table:formula="of:=[.C65]*TBLFIND([.$A$1:.$O$29];[.B65]; [.$O$1])" office:value-type="float" office:value="30.072">
            <text:p>30.07</text:p>
          </table:table-cell>
          <table:table-cell table:number-columns-repeated="999"/>
        </table:table-row>
        <table:table-row table:style-name="ro1">
          <table:table-cell table:style-name="ce66" office:value-type="string">
            <text:p>Rhyno</text:p>
          </table:table-cell>
          <table:table-cell table:content-validation-name="val5" office:value-type="string">
            <text:p>ST4</text:p>
          </table:table-cell>
          <table:table-cell table:style-name="ce80" office:value-type="float" office:value="21500">
            <text:p>21500</text:p>
          </table:table-cell>
          <table:table-cell office:value-type="float" office:value="5">
            <office:annotation draw:style-name="gr5" draw:text-style-name="P2" svg:width="1.8717in" svg:height="0.2346in" svg:x="2.6035in" svg:y="11.9579in" draw:caption-point-x="-0.2402in" draw:caption-point-y="0.613in">
              <dc:creator>AŠ</dc:creator>
              <dc:date>2010-12-22T00:00:00</dc:date>
              <text:p text:style-name="P2"><text:span text:style-name="T1">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Variables.$B$6])/([.P66]-1)))" office:value-type="float" office:value="61156">
            <text:p>61156</text:p>
          </table:table-cell>
          <table:table-cell table:content-validation-name="val10" office:value-type="string">
            <text:p>Heavy</text:p>
          </table:table-cell>
          <table:table-cell table:formula="of:=[Variables.$B$17]/([.P66]-1)" office:value-type="float" office:value="15">
            <text:p>15</text:p>
          </table:table-cell>
          <table:table-cell table:formula="of:=[Variables.$B$18]/([.P66]-1)" office:value-type="float" office:value="7">
            <text:p>7</text:p>
          </table:table-cell>
          <table:table-cell office:value-type="float" office:value="10">
            <text:p>10</text:p>
          </table:table-cell>
          <table:table-cell table:style-name="ce78" table:formula="of:=([.C66]*VLOOKUP([.$B66];[.$A$2:.$N39];11;0)+[.E66]*[.H66]*VLOOKUP([.$B66];[.$A$2:.$N39];12;0))*(1 + ([.D66]-[Variables.$B$7])*VLOOKUP([.$B66];[.$A$2:.$O39];13;0)/100)" office:value-type="float" office:value="6916">
            <text:p>6916</text:p>
          </table:table-cell>
          <table:table-cell table:style-name="ce78" table:formula="of:=VLOOKUP([.$B66];[.$A$2:.$H54];2;0)*[.$Q66]" office:value-type="float" office:value="20748">
            <text:p>20748</text:p>
          </table:table-cell>
          <table:table-cell table:style-name="ce78" table:formula="of:=VLOOKUP([.$B66];[.$A$2:.$H54];4;0)*[.$Q66]" office:value-type="float" office:value="31122">
            <text:p>31122</text:p>
          </table:table-cell>
          <table:table-cell table:style-name="ce78" table:formula="of:=VLOOKUP([.$B66];[.$A$2:.$H54];6;0)*[.$Q66]" office:value-type="float" office:value="4149.6">
            <text:p>4149.6</text:p>
          </table:table-cell>
          <table:table-cell table:formula="of:=VLOOKUP([.$B66];[.$A$2:.$Q25]; 16; 0) * (CEILING((CEILING([.$R66]/[Variables.$B$12];1)+CEILING([.$S66]/[Variables.$B$13];1)+CEILING([.$T66]/[Variables.$B$14];1))/[Variables.$B$21]; 1))" office:value-type="float" office:value="51">
            <text:p>51</text:p>
          </table:table-cell>
          <table:table-cell/>
          <table:table-cell table:style-name="ce32" table:formula="of:=ROUND([.W62]*0.33)" office:value-type="float" office:value="411">
            <text:p>411</text:p>
          </table:table-cell>
          <table:table-cell table:formula="of:=[.C66]*TBLFIND([.$A$1:.$N$29];[.B66]; [.$N$1])" office:value-type="float" office:value="17.2">
            <text:p>17.2</text:p>
          </table:table-cell>
          <table:table-cell table:style-name="ce32" table:formula="of:=[.C66]*TBLFIND([.$A$1:.$O$29];[.B66]; [.$O$1])" office:value-type="float" office:value="51.6">
            <text:p>51.6</text:p>
          </table:table-cell>
          <table:table-cell table:number-columns-repeated="999"/>
        </table:table-row>
        <table:table-row table:style-name="ro1">
          <table:table-cell table:style-name="ce66" office:value-type="string">
            <text:p>Rhyno Gun1</text:p>
          </table:table-cell>
          <table:table-cell table:content-validation-name="val5" table:formula="of:=[.B$66]" office:value-type="string" office:string-value="ST4">
            <text:p>ST4</text:p>
          </table:table-cell>
          <table:table-cell table:style-name="ce80" table:formula="of:=[.C$66]" office:value-type="float" office:value="21500">
            <text:p>21500</text:p>
          </table:table-cell>
          <table:table-cell table:style-name="ce83"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8" table:formula="of:=([.C67]*VLOOKUP([.$B67];[.$A$2:.$N40];11;0)+[.E67]*[.H67]*VLOOKUP([.$B67];[.$A$2:.$N40];12;0))*(1 + ([.D67]-[Variables.$B$7])*VLOOKUP([.$B67];[.$A$2:.$O40];13;0)/100)" office:value-type="float" office:value="5065.45">
            <text:p>5065.45</text:p>
          </table:table-cell>
          <table:table-cell table:style-name="ce78" table:number-columns-repeated="3"/>
          <table:table-cell table:number-columns-repeated="4"/>
          <table:table-cell table:style-name="ce32"/>
          <table:table-cell table:number-columns-repeated="999"/>
        </table:table-row>
        <table:table-row table:style-name="ro1">
          <table:table-cell table:style-name="ce66" office:value-type="string">
            <text:p>Rhyno Gun2</text:p>
          </table:table-cell>
          <table:table-cell table:content-validation-name="val5" table:formula="of:=[.B$66]" office:value-type="string" office:string-value="ST4">
            <text:p>ST4</text:p>
          </table:table-cell>
          <table:table-cell table:style-name="ce80" table:formula="of:=[.C$66]" office:value-type="float" office:value="21500">
            <text:p>21500</text:p>
          </table:table-cell>
          <table:table-cell table:style-name="ce83"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8" table:formula="of:=([.C68]*VLOOKUP([.$B68];[.$A$2:.$N41];11;0)+[.E68]*[.H68]*VLOOKUP([.$B68];[.$A$2:.$N41];12;0))*(1 + ([.D68]-[Variables.$B$7])*VLOOKUP([.$B68];[.$A$2:.$O41];13;0)/100)" office:value-type="float" office:value="5014.75">
            <text:p>5014.75</text:p>
          </table:table-cell>
          <table:table-cell table:style-name="ce78" table:number-columns-repeated="3"/>
          <table:table-cell table:number-columns-repeated="4"/>
          <table:table-cell table:style-name="ce32"/>
          <table:table-cell table:number-columns-repeated="999"/>
        </table:table-row>
        <table:table-row table:style-name="ro1">
          <table:table-cell table:style-name="ce66" office:value-type="string">
            <text:p>Rhyno Gun3</text:p>
          </table:table-cell>
          <table:table-cell table:content-validation-name="val5" table:formula="of:=[.B$66]" office:value-type="string" office:string-value="ST4">
            <text:p>ST4</text:p>
          </table:table-cell>
          <table:table-cell table:style-name="ce80" table:formula="of:=[.C$66]" office:value-type="float" office:value="21500">
            <text:p>21500</text:p>
          </table:table-cell>
          <table:table-cell table:style-name="ce83"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8" table:formula="of:=([.C69]*VLOOKUP([.$B69];[.$A$2:.$N42];11;0)+[.E69]*[.H69]*VLOOKUP([.$B69];[.$A$2:.$N42];12;0))*(1 + ([.D69]-[Variables.$B$7])*VLOOKUP([.$B69];[.$A$2:.$O42];13;0)/100)" office:value-type="float" office:value="3823.3">
            <text:p>3823.3</text:p>
          </table:table-cell>
          <table:table-cell table:style-name="ce78" table:number-columns-repeated="3"/>
          <table:table-cell table:number-columns-repeated="4"/>
          <table:table-cell table:style-name="ce32"/>
          <table:table-cell table:number-columns-repeated="999"/>
        </table:table-row>
        <table:table-row table:style-name="ro1">
          <table:table-cell table:style-name="ce66" office:value-type="string">
            <office:annotation draw:style-name="gr5" draw:text-style-name="P2" svg:width="1.8772in" svg:height="0.2346in" svg:x="1.2012in" svg:y="12.6748in" draw:caption-point-x="-0.2402in" draw:caption-point-y="0.613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80" office:value-type="float" office:value="2300">
            <text:p>2300</text:p>
          </table:table-cell>
          <table:table-cell office:value-type="float" office:value="14">
            <office:annotation draw:style-name="gr6" draw:text-style-name="P2" svg:width="2.535in" svg:height="0.3902in" svg:x="2.6035in" svg:y="12.6748in" draw:caption-point-x="-0.2402in" draw:caption-point-y="0.613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Variables.$B$6])/([.P70]-1)))" office:value-type="float" office:value="8411">
            <text:p>8411</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8" table:formula="of:=([.C70]*VLOOKUP([.$B70];[.$A$2:.$N43];11;0)+[.E70]*[.H70]*VLOOKUP([.$B70];[.$A$2:.$N43];12;0))*(1 + ([.D70]-[Variables.$B$7])*VLOOKUP([.$B70];[.$A$2:.$O43];13;0)/100)" office:value-type="float" office:value="3731.2">
            <text:p>3731.2</text:p>
          </table:table-cell>
          <table:table-cell table:style-name="ce78" table:formula="of:=VLOOKUP([.$B70];[.$A$2:.$H55];2;0)*[.$Q70]" office:value-type="float" office:value="9701.12">
            <text:p>9701.12</text:p>
          </table:table-cell>
          <table:table-cell table:style-name="ce78" table:formula="of:=VLOOKUP([.$B70];[.$A$2:.$H55];4;0)*[.$Q70]" office:value-type="float" office:value="13432.32">
            <text:p>13432.32</text:p>
          </table:table-cell>
          <table:table-cell table:style-name="ce78" table:formula="of:=VLOOKUP([.$B70];[.$A$2:.$H55];6;0)*[.$Q70]" office:value-type="float" office:value="839.52">
            <text:p>839.52</text:p>
          </table:table-cell>
          <table:table-cell table:formula="of:=VLOOKUP([.$B70];[.$A$2:.$Q29]; 16; 0) * (CEILING((CEILING([.$R70]/[Variables.$B$12];1)+CEILING([.$S70]/[Variables.$B$13];1)+CEILING([.$T70]/[Variables.$B$14];1))/[Variables.$B$21]; 1))" office:value-type="float" office:value="28">
            <text:p>28</text:p>
          </table:table-cell>
          <table:table-cell table:number-columns-repeated="2"/>
          <table:table-cell table:formula="of:=[.C70]*TBLFIND([.$A$1:.$N$29];[.B70]; [.$N$1])" office:value-type="float" office:value="6.44">
            <text:p>6.44</text:p>
          </table:table-cell>
          <table:table-cell table:style-name="ce32" table:formula="of:=[.C70]*TBLFIND([.$A$1:.$O$29];[.B70]; [.$O$1])" office:value-type="float" office:value="19.32">
            <text:p>19.32</text:p>
          </table:table-cell>
          <table:table-cell table:number-columns-repeated="999"/>
        </table:table-row>
        <table:table-row table:style-name="ro1">
          <table:table-cell table:style-name="ce67" office:value-type="string">
            <office:annotation draw:style-name="gr5" draw:text-style-name="P2" svg:width="2.235in" svg:height="0.2346in" svg:x="1.2012in" svg:y="12.8539in" draw:caption-point-x="-0.2402in" draw:caption-point-y="0.613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9" office:value-type="float" office:value="2000">
            <text:p>2000</text:p>
          </table:table-cell>
          <table:table-cell office:value-type="float" office:value="8">
            <office:annotation draw:style-name="gr4" draw:text-style-name="P2" svg:width="1.1413in" svg:height="0.5457in" svg:x="2.6035in" svg:y="12.8539in" draw:caption-point-x="-0.2402in" draw:caption-point-y="0.613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Variables.$B$6])/([.P71]-1)))" office:value-type="float" office:value="7314">
            <text:p>7314</text:p>
          </table:table-cell>
          <table:table-cell table:content-validation-name="val10" office:value-type="string">
            <text:p>Light</text:p>
          </table:table-cell>
          <table:table-cell table:formula="of:=[Variables.$B$17]/([.P71]-1)" office:value-type="float" office:value="19.2857142857143">
            <text:p>19.29</text:p>
          </table:table-cell>
          <table:table-cell table:formula="of:=[Variables.$B$18]/([.P71]-1)" office:value-type="float" office:value="9">
            <text:p>9</text:p>
          </table:table-cell>
          <table:table-cell office:value-type="float" office:value="8">
            <text:p>8</text:p>
          </table:table-cell>
          <table:table-cell table:style-name="ce78" table:formula="of:=([.C71]*VLOOKUP([.$B71];[.$A$2:.$N44];11;0)+[.E71]*[.H71]*VLOOKUP([.$B71];[.$A$2:.$N44];12;0))*(1 + ([.D71]-[Variables.$B$7])*VLOOKUP([.$B71];[.$A$2:.$O44];13;0)/100)" office:value-type="float" office:value="3213.82">
            <text:p>3213.82</text:p>
          </table:table-cell>
          <table:table-cell table:style-name="ce78" table:formula="of:=VLOOKUP([.$B71];[.$A$2:.$H56];2;0)*[.$Q71]" office:value-type="float" office:value="8355.932">
            <text:p>8355.93</text:p>
          </table:table-cell>
          <table:table-cell table:style-name="ce78" table:formula="of:=VLOOKUP([.$B71];[.$A$2:.$H56];4;0)*[.$Q71]" office:value-type="float" office:value="11569.752">
            <text:p>11569.75</text:p>
          </table:table-cell>
          <table:table-cell table:style-name="ce78" table:formula="of:=VLOOKUP([.$B71];[.$A$2:.$H56];6;0)*[.$Q71]" office:value-type="float" office:value="723.1095">
            <text:p>723.11</text:p>
          </table:table-cell>
          <table:table-cell table:formula="of:=VLOOKUP([.$B71];[.$A$2:.$Q30]; 16; 0) * (CEILING((CEILING([.$R71]/[Variables.$B$12];1)+CEILING([.$S71]/[Variables.$B$13];1)+CEILING([.$T71]/[Variables.$B$14];1))/[Variables.$B$21]; 1))" office:value-type="float" office:value="24">
            <text:p>24</text:p>
          </table:table-cell>
          <table:table-cell table:number-columns-repeated="2"/>
          <table:table-cell table:formula="of:=[.C71]*TBLFIND([.$A$1:.$N$29];[.B71]; [.$N$1])" office:value-type="float" office:value="5.6">
            <text:p>5.6</text:p>
          </table:table-cell>
          <table:table-cell table:style-name="ce32"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9" office:value-type="float" office:value="125">
            <text:p>125</text:p>
          </table:table-cell>
          <table:table-cell office:value-type="float" office:value="10">
            <office:annotation draw:style-name="gr5" draw:text-style-name="P2" svg:width="1.4945in" svg:height="0.2346in" svg:x="2.6035in" svg:y="13.0331in" draw:caption-point-x="-0.2402in" draw:caption-point-y="0.613in">
              <dc:creator>AŠ</dc:creator>
              <dc:date>2010-12-22T00:00:00</dc:date>
              <text:p text:style-name="P2"><text:span text:style-name="T1">Tokia pati kaip Trooper</text:span></text:p>
            </office:annotation>
            <text:p>10</text:p>
          </table:table-cell>
          <table:table-cell table:style-name="ce65" office:value-type="float" office:value="15">
            <text:p>15</text:p>
          </table:table-cell>
          <table:table-cell table:style-name="ce65"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8" table:formula="of:=([.C72]*VLOOKUP([.$B72];[.$A$2:.$N45];11;0)+[.E72]*[.H72]*VLOOKUP([.$B72];[.$A$2:.$N45];12;0))*(1 + ([.D72]-[Variables.$B$7])*VLOOKUP([.$B72];[.$A$2:.$O45];13;0)/100)" office:value-type="float" office:value="91">
            <text:p>91</text:p>
          </table:table-cell>
          <table:table-cell table:style-name="ce78" table:formula="of:=VLOOKUP([.$B72];[.$A$2:.$H58];2;0)*[.$Q72]" office:value-type="float" office:value="273">
            <text:p>273</text:p>
          </table:table-cell>
          <table:table-cell table:style-name="ce78" table:formula="of:=VLOOKUP([.$B72];[.$A$2:.$H58];4;0)*[.$Q72]" office:value-type="float" office:value="546">
            <text:p>546</text:p>
          </table:table-cell>
          <table:table-cell table:style-name="ce78" table:formula="of:=VLOOKUP([.$B72];[.$A$2:.$H58];6;0)*[.$Q72]" office:value-type="float" office:value="0">
            <text:p>0</text:p>
          </table:table-cell>
          <table:table-cell table:formula="of:=VLOOKUP([.$B72];[.$A$2:.$Q31]; 16; 0) * (CEILING((CEILING([.$R72]/[Variables.$B$12];1)+CEILING([.$S72]/[Variables.$B$13];1)+CEILING([.$T72]/[Variables.$B$14];1))/[Variables.$B$21]; 1))" office:value-type="float" office:value="1">
            <text:p>1</text:p>
          </table:table-cell>
          <table:table-cell table:formula="of:=VLOOKUP([.$B72];[.$A$2:.$Q31]; 17; 0) * (CEILING([.$R72]/[Variables.$B$12];1)+CEILING([.$S72]/[Variables.$B$13];1)+CEILING([.$T72]/[Variables.$B$14];1))" office:value-type="float" office:value="24">
            <text:p>24</text:p>
          </table:table-cell>
          <table:table-cell table:number-columns-repeated="2"/>
          <table:table-cell table:style-name="ce32"/>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80" office:value-type="float" office:value="90">
            <text:p>90</text:p>
          </table:table-cell>
          <table:table-cell office:value-type="float" office:value="8">
            <text:p>8</text:p>
          </table:table-cell>
          <table:table-cell table:style-name="ce83" office:value-type="float" office:value="120">
            <text:p>12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C73]*VLOOKUP([.$B73];[.$A$2:.$N46];11;0)+[.E73]*[.H73]*VLOOKUP([.$B73];[.$A$2:.$N46];12;0))*(1 + ([.D73]-[Variables.$B$7])*VLOOKUP([.$B73];[.$A$2:.$O46];13;0)/100)" office:value-type="float" office:value="234.78">
            <text:p>234.78</text:p>
          </table:table-cell>
          <table:table-cell table:style-name="ce78" table:formula="of:=VLOOKUP([.$B73];[.$A$2:.$H59];2;0)*[.$Q73]" office:value-type="float" office:value="563.472">
            <text:p>563.47</text:p>
          </table:table-cell>
          <table:table-cell table:style-name="ce78" table:formula="of:=VLOOKUP([.$B73];[.$A$2:.$H59];4;0)*[.$Q73]" office:value-type="float" office:value="1126.944">
            <text:p>1126.94</text:p>
          </table:table-cell>
          <table:table-cell table:style-name="ce78" table:formula="of:=VLOOKUP([.$B73];[.$A$2:.$H59];6;0)*[.$Q73]" office:value-type="float" office:value="24.6519">
            <text:p>24.65</text:p>
          </table:table-cell>
          <table:table-cell table:formula="of:=VLOOKUP([.$B73];[.$A$2:.$Q32]; 16; 0) * (CEILING((CEILING([.$R73]/[Variables.$B$12];1)+CEILING([.$S73]/[Variables.$B$13];1)+CEILING([.$T73]/[Variables.$B$14];1))/[Variables.$B$21]; 1))" office:value-type="float" office:value="2">
            <text:p>2</text:p>
          </table:table-cell>
          <table:table-cell table:formula="of:=VLOOKUP([.$B73];[.$A$2:.$Q32]; 17; 0) * (CEILING([.$R73]/[Variables.$B$12];1)+CEILING([.$S73]/[Variables.$B$13];1)+CEILING([.$T73]/[Variables.$B$14];1))" office:value-type="float" office:value="51">
            <text:p>51</text:p>
          </table:table-cell>
          <table:table-cell table:number-columns-repeated="2"/>
          <table:table-cell table:style-name="ce32"/>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80"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83"/>
          <table:table-cell table:style-name="ce65"/>
          <table:table-cell table:formula="of:=SUM([.H75:.H76])" office:value-type="float" office:value="10">
            <text:p>10</text:p>
          </table:table-cell>
          <table:table-cell/>
          <table:table-cell table:formula="of:=([.C74]*VLOOKUP([.$B74];[.$A$2:.$N47];9;0)+[.E75]*[.H75]*VLOOKUP([.$B74];[.$A$2:.$N47];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8" table:formula="of:=([.C74]*VLOOKUP([.$B74];[.$A$2:.$N47];11;0)+[.E75]*[.H75]*VLOOKUP([.$B74];[.$A$2:.$N47];12;0))*(1 + ([.D74]-[Variables.$B$7])*VLOOKUP([.$B74];[.$A$2:.$O47];13;0)/100)" office:value-type="float" office:value="391.53">
            <text:p>391.53</text:p>
          </table:table-cell>
          <table:table-cell table:style-name="ce78" table:formula="of:=VLOOKUP([.$B74];[.$A$2:.$H61];2;0)*[.$Q74]" office:value-type="float" office:value="1174.59">
            <text:p>1174.59</text:p>
          </table:table-cell>
          <table:table-cell table:style-name="ce78" table:formula="of:=VLOOKUP([.$B74];[.$A$2:.$H61];4;0)*[.$Q74]" office:value-type="float" office:value="1820.6145">
            <text:p>1820.61</text:p>
          </table:table-cell>
          <table:table-cell table:style-name="ce78" table:formula="of:=VLOOKUP([.$B74];[.$A$2:.$H61];6;0)*[.$Q74]" office:value-type="float" office:value="117.459">
            <text:p>117.46</text:p>
          </table:table-cell>
          <table:table-cell table:formula="of:=VLOOKUP([.$B74];[.$A$2:.$Q33]; 16; 0) * (CEILING((CEILING([.$R74]/[Variables.$B$12];1)+CEILING([.$S74]/[Variables.$B$13];1)+CEILING([.$T74]/[Variables.$B$14];1))/[Variables.$B$21]; 1))" office:value-type="float" office:value="4">
            <text:p>4</text:p>
          </table:table-cell>
          <table:table-cell table:formula="of:=VLOOKUP([.$B74];[.$A$2:.$Q33]; 17; 0) * (CEILING([.$R74]/[Variables.$B$12];1)+CEILING([.$S74]/[Variables.$B$13];1)+CEILING([.$T74]/[Variables.$B$14];1))" office:value-type="float" office:value="102">
            <text:p>102</text:p>
          </table:table-cell>
          <table:table-cell table:number-columns-repeated="2"/>
          <table:table-cell table:style-name="ce32"/>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80"/>
          <table:table-cell/>
          <table:table-cell table:style-name="ce83" office:value-type="float" office:value="18">
            <text:p>18</text:p>
          </table:table-cell>
          <table:table-cell table:style-name="ce83" office:value-type="float" office:value="1">
            <text:p>1</text:p>
          </table:table-cell>
          <table:table-cell table:style-name="ce65"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80"/>
          <table:table-cell/>
          <table:table-cell table:style-name="ce83" table:formula="of:=ROUND([.E83]/3)" office:value-type="float" office:value="63">
            <text:p>63</text:p>
          </table:table-cell>
          <table:table-cell table:style-name="ce83" office:value-type="float" office:value="1">
            <text:p>1</text:p>
          </table:table-cell>
          <table:table-cell table:style-name="ce65"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80" office:value-type="float" office:value="900">
            <text:p>900</text:p>
          </table:table-cell>
          <table:table-cell office:value-type="float" office:value="7">
            <text:p>7</text:p>
          </table:table-cell>
          <table:table-cell table:style-name="ce83" table:formula="of:=AVERAGE([.E78:.E79])" office:value-type="float" office:value="120">
            <text:p>120</text:p>
          </table:table-cell>
          <table:table-cell table:style-name="ce83"/>
          <table:table-cell table:style-name="ce65"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8" table:formula="of:=([.C77]*VLOOKUP([.$B77];[.$A$2:.$N48];11;0)+[.E77]*[.H77]*VLOOKUP([.$B77];[.$A$2:.$N48];12;0))*(1 + ([.D77]-[Variables.$B$7])*VLOOKUP([.$B77];[.$A$2:.$O48];13;0)/100)" office:value-type="float" office:value="786.84">
            <text:p>786.84</text:p>
          </table:table-cell>
          <table:table-cell table:style-name="ce78" table:formula="of:=VLOOKUP([.$B77];[.$A$2:.$H64];2;0)*[.$Q77]" office:value-type="float" office:value="2360.52">
            <text:p>2360.52</text:p>
          </table:table-cell>
          <table:table-cell table:style-name="ce78" table:formula="of:=VLOOKUP([.$B77];[.$A$2:.$H64];4;0)*[.$Q77]" office:value-type="float" office:value="3540.78">
            <text:p>3540.78</text:p>
          </table:table-cell>
          <table:table-cell table:style-name="ce78" table:formula="of:=VLOOKUP([.$B77];[.$A$2:.$H64];6;0)*[.$Q77]" office:value-type="float" office:value="393.42">
            <text:p>393.42</text:p>
          </table:table-cell>
          <table:table-cell table:formula="of:=VLOOKUP([.$B77];[.$A$2:.$Q36]; 16; 0) * (CEILING((CEILING([.$R77]/[Variables.$B$12];1)+CEILING([.$S77]/[Variables.$B$13];1)+CEILING([.$T77]/[Variables.$B$14];1))/[Variables.$B$21]; 1))" office:value-type="float" office:value="8">
            <text:p>8</text:p>
          </table:table-cell>
          <table:table-cell table:formula="of:=VLOOKUP([.$B77];[.$A$2:.$Q36]; 17; 0) * (CEILING([.$R77]/[Variables.$B$12];1)+CEILING([.$S77]/[Variables.$B$13];1)+CEILING([.$T77]/[Variables.$B$14];1))" office:value-type="float" office:value="219">
            <text:p>219</text:p>
          </table:table-cell>
          <table:table-cell table:number-columns-repeated="2"/>
          <table:table-cell table:style-name="ce32"/>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80" table:formula="of:=[.C77]" office:value-type="float" office:value="900">
            <text:p>900</text:p>
          </table:table-cell>
          <table:table-cell table:formula="of:=[.D77]" office:value-type="float" office:value="7">
            <text:p>7</text:p>
          </table:table-cell>
          <table:table-cell table:style-name="ce83" office:value-type="float" office:value="160">
            <text:p>16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80" table:formula="of:=[.C78]" office:value-type="float" office:value="900">
            <text:p>900</text:p>
          </table:table-cell>
          <table:table-cell table:formula="of:=[.D78]" office:value-type="float" office:value="7">
            <text:p>7</text:p>
          </table:table-cell>
          <table:table-cell table:style-name="ce83" office:value-type="float" office:value="80">
            <text:p>8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Siege</text:p>
          </table:table-cell>
          <table:table-cell table:number-columns-repeated="3"/>
          <table:table-cell table:content-validation-name="val10" table:formula="of:=[.M78]" office:value-type="string" office:string-value="Heavy">
            <text:p>Heavy</text:p>
          </table:table-cell>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5" draw:text-style-name="P2" svg:width="1.3268in" svg:height="0.2346in" svg:x="1.2012in" svg:y="14.4669in" draw:caption-point-x="-0.2402in" draw:caption-point-y="0.6126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80" table:formula="of:=[.C66]*1.25" office:value-type="float" office:value="26875">
            <text:p>26875</text:p>
          </table:table-cell>
          <table:table-cell office:value-type="float" office:value="7">
            <text:p>7</text:p>
          </table:table-cell>
          <table:table-cell table:style-name="ce83" table:formula="of:=AVERAGE([.E81:.E82])" office:value-type="float" office:value="262.5">
            <text:p>262.5</text:p>
          </table:table-cell>
          <table:table-cell table:style-name="ce83"/>
          <table:table-cell table:style-name="ce83"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8" table:formula="of:=([.C80]*VLOOKUP([.$B80];[.$A$2:.$N49];11;0)+[.E80]*[.H80]*VLOOKUP([.$B80];[.$A$2:.$N49];12;0))*(1 + ([.D81]-[Variables.$B$7])*VLOOKUP([.$B80];[.$A$2:.$O49];13;0)/100)" office:value-type="float" office:value="3244.125">
            <text:p>3244.13</text:p>
          </table:table-cell>
          <table:table-cell table:style-name="ce78" table:formula="of:=VLOOKUP([.$B80];[.$A$2:.$H65];2;0)*[.$Q80]" office:value-type="float" office:value="9732.375">
            <text:p>9732.38</text:p>
          </table:table-cell>
          <table:table-cell table:style-name="ce78" table:formula="of:=VLOOKUP([.$B80];[.$A$2:.$H65];4;0)*[.$Q80]" office:value-type="float" office:value="14598.5625">
            <text:p>14598.56</text:p>
          </table:table-cell>
          <table:table-cell table:style-name="ce78" table:formula="of:=VLOOKUP([.$B80];[.$A$2:.$H65];6;0)*[.$Q80]" office:value-type="float" office:value="1946.475">
            <text:p>1946.48</text:p>
          </table:table-cell>
          <table:table-cell table:formula="of:=VLOOKUP([.$B80];[.$A$2:.$Q39]; 16; 0) * (CEILING((CEILING([.$R80]/[Variables.$B$12];1)+CEILING([.$S80]/[Variables.$B$13];1)+CEILING([.$T80]/[Variables.$B$14];1))/[Variables.$B$21]; 1))" office:value-type="float" office:value="32">
            <text:p>32</text:p>
          </table:table-cell>
          <table:table-cell table:number-columns-repeated="2"/>
          <table:table-cell table:formula="of:=[.C80]*TBLFIND([.$A$1:.$N$29];[.B80]; [.$N$1])" office:value-type="float" office:value="21.5">
            <text:p>21.5</text:p>
          </table:table-cell>
          <table:table-cell table:style-name="ce32"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80" table:formula="of:=[.C80]" office:value-type="float" office:value="26875">
            <text:p>26875</text:p>
          </table:table-cell>
          <table:table-cell/>
          <table:table-cell table:style-name="ce86" table:formula="of:=[.E67]*0.7" office:value-type="float" office:value="434">
            <text:p>434</text:p>
          </table:table-cell>
          <table:table-cell table:style-name="ce83" office:value-type="float" office:value="2">
            <text:p>2</text:p>
          </table:table-cell>
          <table:table-cell table:style-name="ce83"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3902in" svg:x="1.2012in" svg:y="14.8339in" draw:caption-point-x="-0.2402in" draw:caption-point-y="0.6039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80" table:formula="of:=[.C81]" office:value-type="float" office:value="26875">
            <text:p>26875</text:p>
          </table:table-cell>
          <table:table-cell/>
          <table:table-cell table:style-name="ce83" table:formula="of:=[.E69]*0.7" office:value-type="float" office:value="91">
            <text:p>91</text:p>
          </table:table-cell>
          <table:table-cell table:style-name="ce83" office:value-type="float" office:value="1">
            <text:p>1</text:p>
          </table:table-cell>
          <table:table-cell table:style-name="ce83"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2346in" svg:x="1.2012in" svg:y="15.0043in" draw:caption-point-x="-0.2402in" draw:caption-point-y="0.6126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80" table:formula="of:=[.C64]*1.25" office:value-type="float" office:value="2812.5">
            <text:p>2812.5</text:p>
          </table:table-cell>
          <table:table-cell table:formula="of:=[.D64]+1" office:value-type="float" office:value="11">
            <text:p>11</text:p>
          </table:table-cell>
          <table:table-cell table:style-name="ce83" table:formula="of:=[.E64]*0.75" office:value-type="float" office:value="187.5">
            <text:p>187.5</text:p>
          </table:table-cell>
          <table:table-cell table:style-name="ce83"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C83]*VLOOKUP([.$B83];[.$A$2:.$N50];11;0)+[.E83]*[.H83]*VLOOKUP([.$B83];[.$A$2:.$N50];12;0))*(1 + ([.D83]-[Variables.$B$7])*VLOOKUP([.$B83];[.$A$2:.$O50];13;0)/100)" office:value-type="float" office:value="1534.78125">
            <text:p>1534.78</text:p>
          </table:table-cell>
          <table:table-cell table:style-name="ce78" table:formula="of:=VLOOKUP([.$B83];[.$A$2:.$H66];2;0)*[.$Q83]" office:value-type="float" office:value="3836.953125">
            <text:p>3836.95</text:p>
          </table:table-cell>
          <table:table-cell table:style-name="ce78" table:formula="of:=VLOOKUP([.$B83];[.$A$2:.$H66];4;0)*[.$Q83]" office:value-type="float" office:value="5371.734375">
            <text:p>5371.73</text:p>
          </table:table-cell>
          <table:table-cell table:style-name="ce78" table:formula="of:=VLOOKUP([.$B83];[.$A$2:.$H66];6;0)*[.$Q83]" office:value-type="float" office:value="268.58671875">
            <text:p>268.59</text:p>
          </table:table-cell>
          <table:table-cell table:formula="of:=VLOOKUP([.$B83];[.$A$2:.$Q42]; 16; 0) * (CEILING((CEILING([.$R83]/[Variables.$B$12];1)+CEILING([.$S83]/[Variables.$B$13];1)+CEILING([.$T83]/[Variables.$B$14];1))/[Variables.$B$21]; 1))" office:value-type="float" office:value="11">
            <text:p>11</text:p>
          </table:table-cell>
          <table:table-cell table:number-columns-repeated="2"/>
          <table:table-cell table:formula="of:=[.C83]*TBLFIND([.$A$1:.$N$29];[.B83]; [.$N$1])" office:value-type="float" office:value="9">
            <text:p>9</text:p>
          </table:table-cell>
          <table:table-cell table:style-name="ce32" table:formula="of:=[.C83]*TBLFIND([.$A$1:.$O$29];[.B83]; [.$O$1])" office:value-type="float" office:value="27">
            <text:p>27</text:p>
          </table:table-cell>
          <table:table-cell table:number-columns-repeated="999"/>
        </table:table-row>
        <table:table-row table:style-name="ro1">
          <table:table-cell office:value-type="string">
            <office:annotation draw:style-name="gr5" draw:text-style-name="P2" svg:width="1.4138in" svg:height="0.2346in" svg:x="1.2012in" svg:y="15.1839in" draw:caption-point-x="-0.2402in" draw:caption-point-y="0.6126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8"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8" table:formula="of:=([.C84]*VLOOKUP([.$B84];[.$A$2:.$N51];11;0)+[.E85]*[.H85]*VLOOKUP([.$B84];[.$A$2:.$N51];12;0))*(1 + ([.D84]-[Variables.$B$7])*VLOOKUP([.$B84];[.$A$2:.$O51];13;0)/100)" office:value-type="float" office:value="2157.5535">
            <text:p>2157.55</text:p>
          </table:table-cell>
          <table:table-cell table:style-name="ce78" table:formula="of:=VLOOKUP([.$B84];[.$A$2:.$H70];2;0)*[.$Q84]" office:value-type="float" office:value="5609.6391">
            <text:p>5609.64</text:p>
          </table:table-cell>
          <table:table-cell table:style-name="ce78" table:formula="of:=VLOOKUP([.$B84];[.$A$2:.$H70];4;0)*[.$Q84]" office:value-type="float" office:value="7767.1926">
            <text:p>7767.19</text:p>
          </table:table-cell>
          <table:table-cell table:style-name="ce78" table:formula="of:=VLOOKUP([.$B84];[.$A$2:.$H70];6;0)*[.$Q84]" office:value-type="float" office:value="485.4495375">
            <text:p>485.45</text:p>
          </table:table-cell>
          <table:table-cell table:formula="of:=VLOOKUP([.$B84];[.$A$2:.$Q43]; 16; 0) * (CEILING((CEILING([.$R84]/[Variables.$B$12];1)+CEILING([.$S84]/[Variables.$B$13];1)+CEILING([.$T84]/[Variables.$B$14];1))/[Variables.$B$21]; 1))" office:value-type="float" office:value="16">
            <text:p>16</text:p>
          </table:table-cell>
          <table:table-cell table:number-columns-repeated="2"/>
          <table:table-cell table:formula="of:=[.C84]*TBLFIND([.$A$1:.$N$29];[.B84]; [.$N$1])" office:value-type="float" office:value="12.53">
            <text:p>12.53</text:p>
          </table:table-cell>
          <table:table-cell table:style-name="ce32"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8"/>
          <table:table-cell/>
          <table:table-cell table:style-name="ce65" table:formula="of:=[.E65]*0.7" office:value-type="float" office:value="308">
            <text:p>308</text:p>
          </table:table-cell>
          <table:table-cell table:style-name="ce65"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3902in" svg:x="1.2012in" svg:y="15.5508in" draw:caption-point-x="-0.2402in" draw:caption-point-y="0.6039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8"/>
          <table:table-cell/>
          <table:table-cell table:style-name="ce65" table:formula="of:=[.E59]*0.6" office:value-type="float" office:value="36">
            <text:p>36</text:p>
          </table:table-cell>
          <table:table-cell table:style-name="ce65" office:value-type="float" office:value="1">
            <text:p>1</text:p>
          </table:table-cell>
          <table:table-cell table:style-name="ce83"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8" table:formula="of:=2500/[.U66]*[.C66]*4" office:value-type="float" office:value="4215686.2745098">
            <text:p>4215686.27</text:p>
          </table:table-cell>
          <table:table-cell office:value-type="float" office:value="4">
            <office:annotation draw:style-name="gr4" draw:text-style-name="P2" svg:width="1.1413in" svg:height="0.2346in" svg:x="2.6035in" svg:y="15.7362in" draw:caption-point-x="-0.2402in" draw:caption-point-y="0.5976in">
              <dc:creator>AŠ</dc:creator>
              <dc:date>2011-11-08T00:00:00</dc:date>
              <text:p text:style-name="P2"><text:span text:style-name="T1">Lėčiau nei rhyno</text:span></text:p>
            </office:annotation>
            <text:p>4</text:p>
          </table:table-cell>
          <table:table-cell table:style-name="ce65" table:formula="of:=AVERAGE([.E88:.E89])" office:value-type="float" office:value="3626.25">
            <text:p>3626.25</text:p>
          </table:table-cell>
          <table:table-cell table:style-name="ce65"/>
          <table:table-cell table:style-name="ce83"/>
          <table:table-cell table:formula="of:=SUM([.H88:.H89])" office:value-type="float" office:value="33">
            <text:p>33</text:p>
          </table:table-cell>
          <table:table-cell table:content-validation-name="val9"/>
          <table:table-cell/>
          <table:table-cell office:value-type="float" office:value="1">
            <text:p>1</text:p>
          </table:table-cell>
          <table:table-cell table:formula="of:=[.C87]*0.025" office:value-type="float" office:value="105392.156862745">
            <text:p>105392.16</text:p>
          </table:table-cell>
          <table:table-cell table:content-validation-name="val10" office:value-type="string">
            <text:p>Fortified</text:p>
          </table:table-cell>
          <table:table-cell/>
          <table:table-cell table:formula="of:=[Variables.$B$18]/([.P87]-1)" office:value-type="float" office:value="7">
            <text:p>7</text:p>
          </table:table-cell>
          <table:table-cell office:value-type="float" office:value="10">
            <text:p>10</text:p>
          </table:table-cell>
          <table:table-cell table:style-name="ce78" table:formula="of:=([.C87]*VLOOKUP([.$B87];[.$A$2:.$N54];11;0)+[.E88]*[.H88]*VLOOKUP([.$B87];[.$A$2:.$N54];12;0))*(1 + ([.D87]-[Variables.$B$7])*VLOOKUP([.$B87];[.$A$2:.$O54];13;0)/100)" office:value-type="float" office:value="641811.509803922">
            <text:p>641811.51</text:p>
          </table:table-cell>
          <table:table-cell table:style-name="ce78" table:formula="of:=VLOOKUP([.$B87];[.$A$2:.$H73];2;0)*[.$Q87]" office:value-type="float" office:value="1925434.52941177">
            <text:p>1925434.53</text:p>
          </table:table-cell>
          <table:table-cell table:style-name="ce78" table:formula="of:=VLOOKUP([.$B87];[.$A$2:.$H73];4;0)*[.$Q87]" office:value-type="float" office:value="2888151.79411765">
            <text:p>2888151.79</text:p>
          </table:table-cell>
          <table:table-cell table:style-name="ce78" table:formula="of:=VLOOKUP([.$B87];[.$A$2:.$H73];6;0)*[.$Q87]" office:value-type="float" office:value="385086.905882353">
            <text:p>385086.91</text:p>
          </table:table-cell>
          <table:table-cell table:formula="of:=VLOOKUP([.$B87];[.$A$2:.$Q46]; 16; 0) * (CEILING((CEILING([.$R87]/[Variables.$B$12];1)+CEILING([.$S87]/[Variables.$B$13];1)+CEILING([.$T87]/[Variables.$B$14];1))/[Variables.$B$21]; 1))" office:value-type="float" office:value="6308">
            <text:p>6308</text:p>
          </table:table-cell>
          <table:table-cell table:number-columns-repeated="3"/>
          <table:table-cell table:style-name="ce32"/>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8"/>
          <table:table-cell table:formula="of:=[.D87]" office:value-type="float" office:value="4">
            <text:p>4</text:p>
          </table:table-cell>
          <table:table-cell table:style-name="ce65" table:formula="of:=[.C64]/[.H88]*6" office:value-type="float" office:value="540">
            <text:p>540</text:p>
          </table:table-cell>
          <table:table-cell table:style-name="ce65" office:value-type="float" office:value="1">
            <text:p>1</text:p>
          </table:table-cell>
          <table:table-cell table:style-name="ce83"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8" table:number-columns-repeated="4"/>
          <table:table-cell table:number-columns-repeated="4"/>
          <table:table-cell table:style-name="ce32"/>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8"/>
          <table:table-cell table:formula="of:=[.D88]" office:value-type="float" office:value="4">
            <text:p>4</text:p>
          </table:table-cell>
          <table:table-cell table:style-name="ce65" table:formula="of:=[.C65]/[.H89]*15" office:value-type="float" office:value="6712.5">
            <text:p>6712.5</text:p>
          </table:table-cell>
          <table:table-cell table:style-name="ce65" office:value-type="float" office:value="1">
            <text:p>1</text:p>
          </table:table-cell>
          <table:table-cell table:style-name="ce83"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3902in" svg:x="1.2012in" svg:y="16.2598in" draw:caption-point-x="-0.2402in" draw:caption-point-y="0.6114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8"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7]/([.P90]-1)" office:value-type="float" office:value="45">
            <text:p>45</text:p>
          </table:table-cell>
          <table:table-cell table:formula="of:=[Variables.$B$18]/([.P90]-1)" office:value-type="float" office:value="21">
            <text:p>21</text:p>
          </table:table-cell>
          <table:table-cell office:value-type="float" office:value="4">
            <text:p>4</text:p>
          </table:table-cell>
          <table:table-cell table:style-name="ce78" table:formula="of:=([.C90]*VLOOKUP([.$B90];[.$A$2:.$N52];11;0)+[.E90]*[.H90]*VLOOKUP([.$B90];[.$A$2:.$N52];12;0))*(1 + ([.D90]-[Variables.$B$7])*VLOOKUP([.$B90];[.$A$2:.$O52];13;0)/100)" office:value-type="float" office:value="1943.4">
            <text:p>1943.4</text:p>
          </table:table-cell>
          <table:table-cell table:style-name="ce78" table:formula="of:=VLOOKUP([.$B90];[.$A$2:.$H71];2;0)*[.$Q90]" office:value-type="float" office:value="2526.42">
            <text:p>2526.42</text:p>
          </table:table-cell>
          <table:table-cell table:style-name="ce78" table:formula="of:=VLOOKUP([.$B90];[.$A$2:.$H71];4;0)*[.$Q90]" office:value-type="float" office:value="5247.18">
            <text:p>5247.18</text:p>
          </table:table-cell>
          <table:table-cell table:style-name="ce78" table:formula="of:=VLOOKUP([.$B90];[.$A$2:.$H71];6;0)*[.$Q90]" office:value-type="float" office:value="777.36">
            <text:p>777.36</text:p>
          </table:table-cell>
          <table:table-cell table:number-columns-repeated="2"/>
          <table:table-cell table:number-columns-repeated="2"/>
          <table:table-cell table:style-name="ce32"/>
          <table:table-cell table:number-columns-repeated="999"/>
        </table:table-row>
        <table:table-row table:style-name="ro1">
          <table:table-cell office:value-type="string">
            <office:annotation draw:style-name="gr4" draw:text-style-name="P2" svg:width="1.1413in" svg:height="0.3902in" svg:x="1.2012in" svg:y="16.4394in" draw:caption-point-x="-0.2402in" draw:caption-point-y="0.6114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8"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7]/([.P91]-1)" office:value-type="float" office:value="45">
            <text:p>45</text:p>
          </table:table-cell>
          <table:table-cell table:formula="of:=[Variables.$B$18]/([.P91]-1)" office:value-type="float" office:value="21">
            <text:p>21</text:p>
          </table:table-cell>
          <table:table-cell table:formula="of:=[.P90]" office:value-type="float" office:value="4">
            <text:p>4</text:p>
          </table:table-cell>
          <table:table-cell table:style-name="ce78" table:formula="of:=([.C91]*VLOOKUP([.$B91];[.$A$2:.$N53];11;0)+[.E91]*[.H91]*VLOOKUP([.$B91];[.$A$2:.$N53];12;0))*(1 + ([.D91]-[Variables.$B$7])*VLOOKUP([.$B91];[.$A$2:.$O53];13;0)/100)" office:value-type="float" office:value="4450">
            <text:p>4450</text:p>
          </table:table-cell>
          <table:table-cell table:style-name="ce78" table:formula="of:=VLOOKUP([.$B91];[.$A$2:.$H72];2;0)*[.$Q91]" office:value-type="float" office:value="5785">
            <text:p>5785</text:p>
          </table:table-cell>
          <table:table-cell table:style-name="ce78" table:formula="of:=VLOOKUP([.$B91];[.$A$2:.$H72];4;0)*[.$Q91]" office:value-type="float" office:value="12015">
            <text:p>12015</text:p>
          </table:table-cell>
          <table:table-cell table:style-name="ce78" table:formula="of:=VLOOKUP([.$B91];[.$A$2:.$H72];6;0)*[.$Q91]" office:value-type="float" office:value="1780">
            <text:p>1780</text:p>
          </table:table-cell>
          <table:table-cell table:number-columns-repeated="2"/>
          <table:table-cell table:number-columns-repeated="2"/>
          <table:table-cell table:style-name="ce32"/>
          <table:table-cell table:number-columns-repeated="999"/>
        </table:table-row>
        <table:table-row table:style-name="ro1">
          <table:table-cell office:value-type="string">
            <office:annotation draw:style-name="gr4" draw:text-style-name="P2" svg:width="1.1413in" svg:height="0.5457in" svg:x="1.2012in" svg:y="16.6185in" draw:caption-point-x="-0.2402in" draw:caption-point-y="0.6114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8"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7]/([.P92]-1)" office:value-type="float" office:value="45">
            <text:p>45</text:p>
          </table:table-cell>
          <table:table-cell table:formula="of:=[Variables.$B$18]/([.P92]-1)" office:value-type="float" office:value="21">
            <text:p>21</text:p>
          </table:table-cell>
          <table:table-cell table:formula="of:=[.P91]" office:value-type="float" office:value="4">
            <text:p>4</text:p>
          </table:table-cell>
          <table:table-cell table:style-name="ce78" table:formula="of:=([.C92]*VLOOKUP([.$B92];[.$A$2:.$N54];11;0)+[.E92]*[.H92]*VLOOKUP([.$B92];[.$A$2:.$N54];12;0))*(1 + ([.D92]-[Variables.$B$7])*VLOOKUP([.$B92];[.$A$2:.$O54];13;0)/100)" office:value-type="float" office:value="4320">
            <text:p>4320</text:p>
          </table:table-cell>
          <table:table-cell table:style-name="ce78" table:formula="of:=VLOOKUP([.$B92];[.$A$2:.$H73];2;0)*[.$Q92]" office:value-type="float" office:value="5616">
            <text:p>5616</text:p>
          </table:table-cell>
          <table:table-cell table:style-name="ce78" table:formula="of:=VLOOKUP([.$B92];[.$A$2:.$H73];4;0)*[.$Q92]" office:value-type="float" office:value="11664">
            <text:p>11664</text:p>
          </table:table-cell>
          <table:table-cell table:style-name="ce78" table:formula="of:=VLOOKUP([.$B92];[.$A$2:.$H73];6;0)*[.$Q92]" office:value-type="float" office:value="1728">
            <text:p>1728</text:p>
          </table:table-cell>
          <table:table-cell table:number-columns-repeated="2"/>
          <table:table-cell table:number-columns-repeated="2"/>
          <table:table-cell table:style-name="ce32"/>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8"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3]*VLOOKUP([.$B93];[.$A$2:.$N55];11;0)+[.E93]*[.H93]*VLOOKUP([.$B93];[.$A$2:.$N55];12;0))*(1 + ([.D93]-[Variables.$B$7])*VLOOKUP([.$B93];[.$A$2:.$O55];13;0)/100)" office:value-type="float" office:value="1943.4">
            <text:p>1943.4</text:p>
          </table:table-cell>
          <table:table-cell table:style-name="ce78" table:formula="of:=VLOOKUP([.$B93];[.$A$2:.$H74];2;0)*[.$Q93]" office:value-type="float" office:value="7579.26">
            <text:p>7579.26</text:p>
          </table:table-cell>
          <table:table-cell table:style-name="ce78" table:formula="of:=VLOOKUP([.$B93];[.$A$2:.$H74];4;0)*[.$Q93]" office:value-type="float" office:value="15741.54">
            <text:p>15741.54</text:p>
          </table:table-cell>
          <table:table-cell table:style-name="ce78" table:formula="of:=VLOOKUP([.$B93];[.$A$2:.$H74];6;0)*[.$Q93]" office:value-type="float" office:value="2332.08">
            <text:p>2332.08</text:p>
          </table:table-cell>
          <table:table-cell table:formula="of:=VLOOKUP([.$B93];[.$A$2:.$Q49]; 16; 0) * (CEILING((CEILING([.$R93]/[Variables.$B$12];1)+CEILING([.$S93]/[Variables.$B$13];1)+CEILING([.$T93]/[Variables.$B$14];1))/[Variables.$B$21]; 1))" office:value-type="float" office:value="11.16">
            <text:p>11.16</text:p>
          </table:table-cell>
          <table:table-cell table:formula="of:=VLOOKUP([.$B93];[.$A$2:.$Q49]; 17; 0) * (CEILING([.$R93]/[Variables.$B$12];1)+CEILING([.$S93]/[Variables.$B$13];1)+CEILING([.$T93]/[Variables.$B$14];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8"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4]*VLOOKUP([.$B94];[.$A$2:.$N56];11;0)+[.E94]*[.H94]*VLOOKUP([.$B94];[.$A$2:.$N56];12;0))*(1 + ([.D94]-[Variables.$B$7])*VLOOKUP([.$B94];[.$A$2:.$O56];13;0)/100)" office:value-type="float" office:value="4450">
            <text:p>4450</text:p>
          </table:table-cell>
          <table:table-cell table:style-name="ce78" table:formula="of:=VLOOKUP([.$B94];[.$A$2:.$H75];2;0)*[.$Q94]" office:value-type="float" office:value="17355">
            <text:p>17355</text:p>
          </table:table-cell>
          <table:table-cell table:style-name="ce78" table:formula="of:=VLOOKUP([.$B94];[.$A$2:.$H75];4;0)*[.$Q94]" office:value-type="float" office:value="36045">
            <text:p>36045</text:p>
          </table:table-cell>
          <table:table-cell table:style-name="ce78" table:formula="of:=VLOOKUP([.$B94];[.$A$2:.$H75];6;0)*[.$Q94]" office:value-type="float" office:value="5340">
            <text:p>5340</text:p>
          </table:table-cell>
          <table:table-cell table:formula="of:=VLOOKUP([.$B94];[.$A$2:.$Q50]; 16; 0) * (CEILING((CEILING([.$R94]/[Variables.$B$12];1)+CEILING([.$S94]/[Variables.$B$13];1)+CEILING([.$T94]/[Variables.$B$14];1))/[Variables.$B$21]; 1))" office:value-type="float" office:value="25.2">
            <text:p>25.2</text:p>
          </table:table-cell>
          <table:table-cell table:formula="of:=VLOOKUP([.$B94];[.$A$2:.$Q50]; 17; 0) * (CEILING([.$R94]/[Variables.$B$12];1)+CEILING([.$S94]/[Variables.$B$13];1)+CEILING([.$T94]/[Variables.$B$14];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8"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5]*VLOOKUP([.$B95];[.$A$2:.$N57];11;0)+[.E95]*[.H95]*VLOOKUP([.$B95];[.$A$2:.$N57];12;0))*(1 + ([.D95]-[Variables.$B$7])*VLOOKUP([.$B95];[.$A$2:.$O57];13;0)/100)" office:value-type="float" office:value="4320">
            <text:p>4320</text:p>
          </table:table-cell>
          <table:table-cell table:style-name="ce78" table:formula="of:=VLOOKUP([.$B95];[.$A$2:.$H76];2;0)*[.$Q95]" office:value-type="float" office:value="16848">
            <text:p>16848</text:p>
          </table:table-cell>
          <table:table-cell table:style-name="ce78" table:formula="of:=VLOOKUP([.$B95];[.$A$2:.$H76];4;0)*[.$Q95]" office:value-type="float" office:value="34992">
            <text:p>34992</text:p>
          </table:table-cell>
          <table:table-cell table:style-name="ce78" table:formula="of:=VLOOKUP([.$B95];[.$A$2:.$H76];6;0)*[.$Q95]" office:value-type="float" office:value="5184">
            <text:p>5184</text:p>
          </table:table-cell>
          <table:table-cell table:formula="of:=VLOOKUP([.$B95];[.$A$2:.$Q51]; 16; 0) * (CEILING((CEILING([.$R95]/[Variables.$B$12];1)+CEILING([.$S95]/[Variables.$B$13];1)+CEILING([.$T95]/[Variables.$B$14];1))/[Variables.$B$21]; 1))" office:value-type="float" office:value="24.48">
            <text:p>24.48</text:p>
          </table:table-cell>
          <table:table-cell table:formula="of:=VLOOKUP([.$B95];[.$A$2:.$Q51]; 17; 0) * (CEILING([.$R95]/[Variables.$B$12];1)+CEILING([.$S95]/[Variables.$B$13];1)+CEILING([.$T95]/[Variables.$B$14];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formula="of:=[.A93]" office:value-type="string" office:string-value="MobileVulcan">
            <text:p>MobileVulcan</text:p>
          </table:table-cell>
          <table:table-cell table:style-name="Default" office:value-type="string">
            <text:p>Towers</text:p>
          </table:table-cell>
          <table:table-cell table:style-name="ce78" table:formula="of:=[.C93]" office:value-type="float" office:value="3000">
            <text:p>3000</text:p>
          </table:table-cell>
          <table:table-cell table:formula="of:=[.D93]" office:value-type="float" office:value="7">
            <text:p>7</text:p>
          </table:table-cell>
          <table:table-cell table:formula="of:=[.E93]" office:value-type="float" office:value="80">
            <text:p>80</text:p>
          </table:table-cell>
          <table:table-cell table:formula="of:=[.F93]" office:value-type="float" office:value="1">
            <text:p>1</text:p>
          </table:table-cell>
          <table:table-cell table:formula="of:=[.G93]" office:value-type="string" office:string-value="ground">
            <text:p>ground</text:p>
          </table:table-cell>
          <table:table-cell table:formula="of:=[.H93]" office:value-type="float" office:value="6">
            <text:p>6</text:p>
          </table:table-cell>
          <table:table-cell table:formula="of:=[.I93]" office:value-type="string" office:string-value="Piercing">
            <text:p>Piercing</text:p>
          </table:table-cell>
          <table:table-cell table:formula="of:=[.J90]" office:value-type="float" office:value="186">
            <text:p>186</text:p>
          </table:table-cell>
          <table:table-cell table:formula="of:=[.K93]" office:value-type="float" office:value="1">
            <text:p>1</text:p>
          </table:table-cell>
          <table:table-cell table:style-name="Default" table:formula="of:=[.L93]" office:value-type="float" office:value="0">
            <text:p>0</text:p>
          </table:table-cell>
          <table:table-cell office:value-type="string">
            <text:p>Fortified</text:p>
          </table:table-cell>
          <table:table-cell table:formula="of:=[Variables.$B$17]/([.P96]-1)" office:value-type="float" office:value="45">
            <text:p>45</text:p>
          </table:table-cell>
          <table:table-cell table:formula="of:=[Variables.$B$18]/([.P96]-1)" office:value-type="float" office:value="21">
            <text:p>21</text:p>
          </table:table-cell>
          <table:table-cell table:formula="of:=[.P90]" office:value-type="float" office:value="4">
            <text:p>4</text:p>
          </table:table-cell>
          <table:table-cell table:style-name="ce78" table:formula="of:=[.Q93]" office:value-type="float" office:value="1943.4">
            <text:p>1943.4</text:p>
          </table:table-cell>
          <table:table-cell table:style-name="ce78" table:formula="of:=[.R90]" office:value-type="float" office:value="2526.42">
            <text:p>2526.42</text:p>
          </table:table-cell>
          <table:table-cell table:style-name="ce78" table:formula="of:=[.S90]" office:value-type="float" office:value="5247.18">
            <text:p>5247.18</text:p>
          </table:table-cell>
          <table:table-cell table:style-name="ce78" table:formula="of:=[.T90]" office:value-type="float" office:value="777.36">
            <text:p>777.36</text:p>
          </table:table-cell>
          <table:table-cell table:number-columns-repeated="4"/>
          <table:table-cell table:style-name="Default"/>
          <table:table-cell table:number-columns-repeated="999"/>
        </table:table-row>
        <table:table-row table:style-name="ro1">
          <table:table-cell table:formula="of:=[.A94]" office:value-type="string" office:string-value="MobileScreamer">
            <text:p>MobileScreamer</text:p>
          </table:table-cell>
          <table:table-cell table:style-name="Default" office:value-type="string">
            <text:p>Towers</text:p>
          </table:table-cell>
          <table:table-cell table:style-name="ce78" table:formula="of:=[.C94]" office:value-type="float" office:value="3900">
            <text:p>3900</text:p>
          </table:table-cell>
          <table:table-cell table:formula="of:=[.D94]" office:value-type="float" office:value="10">
            <text:p>10</text:p>
          </table:table-cell>
          <table:table-cell table:formula="of:=[.E94]" office:value-type="float" office:value="625">
            <text:p>625</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2">
            <text:p>2</text:p>
          </table:table-cell>
          <table:table-cell table:formula="of:=[.I94]" office:value-type="string" office:string-value="Explosive">
            <text:p>Explosive</text:p>
          </table:table-cell>
          <table:table-cell table:formula="of:=[.J91]" office:value-type="float" office:value="367">
            <text:p>367</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7]/([.P97]-1)" office:value-type="float" office:value="45">
            <text:p>45</text:p>
          </table:table-cell>
          <table:table-cell table:formula="of:=[Variables.$B$18]/([.P97]-1)" office:value-type="float" office:value="21">
            <text:p>21</text:p>
          </table:table-cell>
          <table:table-cell table:formula="of:=[.P91]" office:value-type="float" office:value="4">
            <text:p>4</text:p>
          </table:table-cell>
          <table:table-cell table:style-name="ce78" table:formula="of:=[.Q94]" office:value-type="float" office:value="4450">
            <text:p>4450</text:p>
          </table:table-cell>
          <table:table-cell table:style-name="ce78" table:formula="of:=[.R91]" office:value-type="float" office:value="5785">
            <text:p>5785</text:p>
          </table:table-cell>
          <table:table-cell table:style-name="ce78" table:formula="of:=[.S91]" office:value-type="float" office:value="12015">
            <text:p>12015</text:p>
          </table:table-cell>
          <table:table-cell table:style-name="ce78" table:formula="of:=[.T91]" office:value-type="float" office:value="1780">
            <text:p>1780</text:p>
          </table:table-cell>
          <table:table-cell table:number-columns-repeated="4"/>
          <table:table-cell table:style-name="Default"/>
          <table:table-cell table:number-columns-repeated="999"/>
        </table:table-row>
        <table:table-row table:style-name="ro1">
          <table:table-cell table:formula="of:=[.A95]" office:value-type="string" office:string-value="MobileThunder">
            <text:p>MobileThunder</text:p>
          </table:table-cell>
          <table:table-cell table:style-name="Default" office:value-type="string">
            <text:p>Towers</text:p>
          </table:table-cell>
          <table:table-cell table:style-name="ce78" table:formula="of:=[.C95]" office:value-type="float" office:value="6000">
            <text:p>6000</text:p>
          </table:table-cell>
          <table:table-cell table:formula="of:=[.D95]" office:value-type="float" office:value="6">
            <text:p>6</text:p>
          </table:table-cell>
          <table:table-cell table:formula="of:=[.E95]" office:value-type="float" office:value="1500">
            <text:p>1500</text:p>
          </table:table-cell>
          <table:table-cell table:formula="of:=[.F95]" office:value-type="float" office:value="1">
            <text:p>1</text:p>
          </table:table-cell>
          <table:table-cell table:formula="of:=[.G95]" office:value-type="string" office:string-value="space">
            <text:p>space</text:p>
          </table:table-cell>
          <table:table-cell table:formula="of:=[.H95]" office:value-type="float" office:value="1">
            <text:p>1</text:p>
          </table:table-cell>
          <table:table-cell table:formula="of:=[.I95]" office:value-type="string" office:string-value="Explosive">
            <text:p>Explosive</text:p>
          </table:table-cell>
          <table:table-cell table:formula="of:=[.J92]" office:value-type="float" office:value="480">
            <text:p>480</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7]/([.P98]-1)" office:value-type="float" office:value="45">
            <text:p>45</text:p>
          </table:table-cell>
          <table:table-cell table:formula="of:=[Variables.$B$18]/([.P98]-1)" office:value-type="float" office:value="21">
            <text:p>21</text:p>
          </table:table-cell>
          <table:table-cell table:formula="of:=[.P92]" office:value-type="float" office:value="4">
            <text:p>4</text:p>
          </table:table-cell>
          <table:table-cell table:style-name="ce78" table:formula="of:=[.Q95]" office:value-type="float" office:value="4320">
            <text:p>4320</text:p>
          </table:table-cell>
          <table:table-cell table:style-name="ce78" table:formula="of:=[.R92]" office:value-type="float" office:value="5616">
            <text:p>5616</text:p>
          </table:table-cell>
          <table:table-cell table:style-name="ce78" table:formula="of:=[.S92]" office:value-type="float" office:value="11664">
            <text:p>11664</text:p>
          </table:table-cell>
          <table:table-cell table:style-name="ce78" table:formula="of:=[.T92]"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8"/>
          <table:table-cell table:number-columns-repeated="2"/>
          <table:table-cell table:number-columns-repeated="2"/>
          <table:table-cell/>
          <table:table-cell table:content-validation-name="val9"/>
          <table:table-cell table:formula="of:=[.C99]*VLOOKUP([.$B99];[.$A$2:.$N52];9;0)+[.E99]*[.H99]*VLOOKUP([.$B99];[.$A$2:.$N52];10;0)" office:value-type="float" office:value="0">
            <text:p>0</text:p>
          </table:table-cell>
          <table:table-cell/>
          <table:table-cell table:formula="of:=IF([.P99]=1; 0; ROUND(([.C99]*[Variables.$B$5]*[Variables.$B$6])/([.P99]-1)))" office:value-type="float" office:value="-0">
            <text:p>0</text:p>
          </table:table-cell>
          <table:table-cell table:content-validation-name="val10"/>
          <table:table-cell table:formula="of:=[Variables.$B$17]/([.P99]-1)" office:value-type="float" office:value="-135">
            <text:p>-135</text:p>
          </table:table-cell>
          <table:table-cell table:formula="of:=[Variables.$B$18]/([.P99]-1)" office:value-type="float" office:value="-63">
            <text:p>-63</text:p>
          </table:table-cell>
          <table:table-cell/>
          <table:table-cell table:style-name="ce78" table:formula="of:=([.C99]*VLOOKUP([.$B99];[.$A$2:.$N55];11;0)+[.E99]*[.H99]*VLOOKUP([.$B99];[.$A$2:.$N55];12;0))*(1 + ([.D99]-[Variables.$B$7])*VLOOKUP([.$B99];[.$A$2:.$O55];13;0)/100)" office:value-type="float" office:value="0">
            <text:p>0</text:p>
          </table:table-cell>
          <table:table-cell table:style-name="ce78" table:formula="of:=VLOOKUP([.$B99];[.$A$2:.$H74];2;0)*[.$Q99]" office:value-type="float" office:value="0">
            <text:p>0</text:p>
          </table:table-cell>
          <table:table-cell table:style-name="ce78" table:formula="of:=VLOOKUP([.$B99];[.$A$2:.$H74];4;0)*[.$Q99]" office:value-type="float" office:value="0">
            <text:p>0</text:p>
          </table:table-cell>
          <table:table-cell table:style-name="ce78" table:formula="of:=VLOOKUP([.$B99];[.$A$2:.$H74];6;0)*[.$Q99]" office:value-type="float" office:value="0">
            <text:p>0</text:p>
          </table:table-cell>
          <table:table-cell table:formula="of:=VLOOKUP([.$B99];[.$A$2:.$Q52]; 16; 0) * (CEILING((CEILING([.$R99]/[Variables.$B$12];1)+CEILING([.$S99]/[Variables.$B$13];1)+CEILING([.$T99]/[Variables.$B$14];1))/[Variables.$B$21]; 1))" office:value-type="float" office:value="0">
            <text:p>0</text:p>
          </table:table-cell>
          <table:table-cell table:formula="of:=VLOOKUP([.$B99];[.$A$2:.$Q52]; 17; 0) * (CEILING([.$R99]/[Variables.$B$12];1)+CEILING([.$S99]/[Variables.$B$13];1)+CEILING([.$T99]/[Variables.$B$14];1))" office:value-type="float" office:value="0">
            <text:p>0</text:p>
          </table:table-cell>
          <table:table-cell/>
          <table:table-cell table:formula="of:=[.C99]*TBLFIND([.$A$1:.$N$29];[.B99]; [.$N$1])" office:value-type="float" office:value="0">
            <text:p>0</text:p>
          </table:table-cell>
          <table:table-cell table:style-name="ce32" table:formula="of:=[.C99]*TBLFIND([.$A$1:.$O$29];[.B99]; [.$O$1])" office:value-type="float" office:value="0">
            <text:p>0</text:p>
          </table:table-cell>
          <table:table-cell table:number-columns-repeated="999"/>
        </table:table-row>
        <table:table-row table:style-name="ro1">
          <table:table-cell/>
          <table:table-cell table:style-name="Default"/>
          <table:table-cell table:style-name="ce78"/>
          <table:table-cell table:number-columns-repeated="13"/>
          <table:table-cell table:style-name="ce78"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8"/>
          <table:table-cell table:number-columns-repeated="13"/>
          <table:table-cell table:style-name="ce78" table:number-columns-repeated="5"/>
          <table:table-cell table:number-columns-repeated="3"/>
          <table:table-cell table:style-name="Default"/>
          <table:table-cell table:number-columns-repeated="999"/>
        </table:table-row>
        <table:table-row table:style-name="ro6">
          <table:table-cell table:style-name="ce58" office:value-type="string">
            <text:p>units_end</text:p>
          </table:table-cell>
          <table:table-cell table:style-name="ce58" table:number-columns-repeated="1023"/>
        </table:table-row>
        <table:table-row table:style-name="ro19">
          <table:table-cell table:style-name="ce68" office:value-type="string">
            <text:p>Source</text:p>
          </table:table-cell>
          <table:table-cell table:style-name="ce68" office:value-type="string" table:number-columns-spanned="2" table:number-rows-spanned="1">
            <text:p>Target</text:p>
          </table:table-cell>
          <table:covered-table-cell table:style-name="ce68"/>
          <table:table-cell table:style-name="ce68" office:value-type="string">
            <text:p>Dmg to Armor</text:p>
          </table:table-cell>
          <table:table-cell table:style-name="ce68" office:value-type="string">
            <text:p>Shots to Kill</text:p>
          </table:table-cell>
          <table:table-cell table:style-name="ce68" office:value-type="string">
            <text:p>S:T <text:s text:c="6"/>M</text:p>
          </table:table-cell>
          <table:table-cell table:style-name="ce68" office:value-type="string">
            <text:p>S:T Energy</text:p>
          </table:table-cell>
          <table:table-cell table:style-name="ce68" office:value-type="string">
            <text:p>S:T <text:s text:c="6"/>Z</text:p>
          </table:table-cell>
          <table:table-cell table:style-name="ce68" office:value-type="string">
            <text:p>S:T DMG</text:p>
          </table:table-cell>
          <table:table-cell table:style-name="ce68" office:value-type="string">
            <text:p>S:T HP</text:p>
          </table:table-cell>
          <table:table-cell table:style-name="ce78"/>
          <table:table-cell/>
          <table:table-cell table:style-name="ce68" table:number-columns-repeated="1012"/>
        </table:table-row>
        <table:table-row table:style-name="ro1">
          <table:table-cell table:content-validation-name="val3" office:value-type="string">
            <text:p>Scorpion</text:p>
          </table:table-cell>
          <table:table-cell table:style-name="ce74" table:content-validation-name="val8" office:value-type="string" table:number-columns-spanned="2" table:number-rows-spanned="1">
            <text:p>Azure</text:p>
          </table:table-cell>
          <table:covered-table-cell/>
          <table:table-cell table:style-name="ce32" table:formula="of:=DAMAGETOARMOR([.$A$32:.$C$50]; TBLFIND([.$A$53:.$T$100]; [.$A104]; [.$I$53]); TBLFIND([.$A$53:.$T$100]; [.$B104]; [.$M$53]); TBLFIND([.$A$53:.$T$100]; [.$A104]; [.$E$53]); TBLFIND([.$A$53:.$T$100]; [.$A104]; [.$H$53]))" office:value-type="float" office:value="140">
            <text:p>140</text:p>
          </table:table-cell>
          <table:table-cell table:style-name="ce32" table:formula="of:=TBLFIND([.$A$53:.$Y$101]; [.$B104]; [.$C$53])/[.$D104]" office:value-type="float" office:value="4.14285714285714">
            <text:p>4.14</text:p>
          </table:table-cell>
          <table:table-cell table:formula="of:=VTBLFIND([.$A104]; [.$A$53:.$T$101]; [.R$53])/VTBLFIND([.$B104]; [.$A$53:.$T$101]; [.R$53])" office:value-type="float" office:value="1.19821845541814">
            <text:p>1.2</text:p>
          </table:table-cell>
          <table:table-cell table:formula="of:=VTBLFIND([.$A104]; [.$A$53:.$T$101]; [.S$53])/VTBLFIND([.$B104]; [.$A$53:.$T$101]; [.S$53])" office:value-type="float" office:value="1.19821845541814">
            <text:p>1.2</text:p>
          </table:table-cell>
          <table:table-cell table:formula="of:=VTBLFIND([.$A104]; [.$A$53:.$T$101]; [.T$53])/VTBLFIND([.$B104]; [.$A$53:.$T$101]; [.T$53])" office:value-type="float" office:value="1.19821845541814">
            <text:p>1.2</text:p>
          </table:table-cell>
          <table:table-cell table:style-name="ce32" table:formula="of:=[.D104]/[.D105]" office:value-type="float" office:value="0.729166666666667">
            <text:p>0.73</text:p>
          </table:table-cell>
          <table:table-cell table:style-name="ce32" table:formula="of:=VTBLFIND([.$A104]; [.$A$53:.$T$101]; [.C$53])/VTBLFIND([.$B104]; [.$A$53:.$T$101]; [.C$53])" office:value-type="float" office:value="4.31034482758621">
            <text:p>4.31</text:p>
          </table:table-cell>
          <table:table-cell/>
          <table:table-cell table:style-name="Default"/>
          <table:table-cell table:style-name="ce32"/>
          <table:table-cell table:number-columns-repeated="3"/>
          <table:table-cell table:style-name="ce70"/>
          <table:table-cell table:number-columns-repeated="7"/>
          <table:table-cell table:style-name="Default"/>
          <table:table-cell table:number-columns-repeated="999"/>
        </table:table-row>
        <table:table-row table:style-name="ro1">
          <table:table-cell table:style-name="ce69" table:formula="of:=[.B104]" office:value-type="string" office:string-value="Azure">
            <text:p>Azure</text:p>
          </table:table-cell>
          <table:table-cell table:style-name="ce77" table:formula="of:=[.A104]" office:value-type="string" office:string-value="Scorpion" table:number-columns-spanned="2" table:number-rows-spanned="1">
            <text:p>Scorpion</text:p>
          </table:table-cell>
          <table:covered-table-cell table:style-name="ce69"/>
          <table:table-cell table:style-name="ce84" table:formula="of:=DAMAGETOARMOR([.$A$32:.$C$50]; TBLFIND([.$A$53:.$T$100]; [.$A105]; [.$I$53]); TBLFIND([.$A$53:.$T$100]; [.$B105]; [.$M$53]); TBLFIND([.$A$53:.$T$100]; [.$A105]; [.$E$53]); TBLFIND([.$A$53:.$T$100]; [.$A105]; [.$H$53]))" office:value-type="float" office:value="192">
            <text:p>192</text:p>
          </table:table-cell>
          <table:table-cell table:style-name="ce84" table:formula="of:=TBLFIND([.$A$53:.$Y$101]; [.$B105]; [.$C$53])/[.$D105]" office:value-type="float" office:value="13.0208333333333">
            <text:p>13.02</text:p>
          </table:table-cell>
          <table:table-cell table:style-name="ce69" table:formula="of:=VTBLFIND([.$A105]; [.$A$53:.$T$101]; [.R$53])/VTBLFIND([.$B105]; [.$A$53:.$T$101]; [.R$53])" office:value-type="float" office:value="0.834572356549982">
            <text:p>0.83</text:p>
          </table:table-cell>
          <table:table-cell table:style-name="ce69" table:formula="of:=VTBLFIND([.$A105]; [.$A$53:.$T$101]; [.S$53])/VTBLFIND([.$B105]; [.$A$53:.$T$101]; [.S$53])" office:value-type="float" office:value="0.834572356549982">
            <text:p>0.83</text:p>
          </table:table-cell>
          <table:table-cell table:style-name="ce69" table:formula="of:=VTBLFIND([.$A105]; [.$A$53:.$T$101]; [.T$53])/VTBLFIND([.$B105]; [.$A$53:.$T$101]; [.T$53])" office:value-type="float" office:value="0.834572356549982">
            <text:p>0.83</text:p>
          </table:table-cell>
          <table:table-cell table:style-name="ce84" table:formula="of:=[.D105]/[.D104]" office:value-type="float" office:value="1.37142857142857">
            <text:p>1.37</text:p>
          </table:table-cell>
          <table:table-cell table:style-name="ce84" table:formula="of:=VTBLFIND([.$A105]; [.$A$53:.$T$101]; [.C$53])/VTBLFIND([.$B105]; [.$A$53:.$T$101]; [.C$53])" office:value-type="float" office:value="0.232">
            <text:p>0.23</text:p>
          </table:table-cell>
          <table:table-cell/>
          <table:table-cell table:style-name="Default"/>
          <table:table-cell table:number-columns-repeated="4"/>
          <table:table-cell table:style-name="ce70"/>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70" office:value-type="string">
            <text:p>Unit name</text:p>
          </table:table-cell>
          <table:table-cell table:style-name="ce70" office:value-type="string">
            <text:p>Metal cost</text:p>
          </table:table-cell>
          <table:table-cell table:style-name="ce70" office:value-type="string">
            <text:p>E. cost</text:p>
          </table:table-cell>
          <table:table-cell table:style-name="ce70" office:value-type="string" table:number-columns-spanned="2" table:number-rows-spanned="1">
            <text:p>Zet. cost</text:p>
          </table:table-cell>
          <table:covered-table-cell table:style-name="ce70"/>
          <table:table-cell table:style-name="ce70" table:number-columns-repeated="6"/>
          <table:table-cell table:style-name="Default"/>
          <table:table-cell table:style-name="ce70" table:number-columns-repeated="2"/>
          <table:table-cell table:number-columns-repeated="2"/>
          <table:table-cell table:style-name="ce70" table:number-columns-repeated="1008"/>
        </table:table-row>
        <table:table-row table:style-name="ro1">
          <table:table-cell table:content-validation-name="val4" office:value-type="string">
            <text:p>Crow</text:p>
          </table:table-cell>
          <table:table-cell table:style-name="ce74" table:formula="of:=TBLFIND([.$A$53:.$W$100]; [.$A$108]; [.R$53])" office:value-type="float" office:value="3843.75">
            <text:p>3843.75</text:p>
          </table:table-cell>
          <table:table-cell table:style-name="ce74" table:formula="of:=TBLFIND([.$A$53:.$W$100]; [.$A$108]; [.S$53])" office:value-type="float" office:value="5381.25">
            <text:p>5381.25</text:p>
          </table:table-cell>
          <table:table-cell table:style-name="ce74" table:formula="of:=TBLFIND([.$A$53:.$W$100]; [.$A$108]; [.T$53])" office:value-type="float" office:value="269.0625" table:number-columns-spanned="2" table:number-rows-spanned="1">
            <text:p>269.06</text:p>
          </table:table-cell>
          <table:covered-table-cell table:style-name="ce74"/>
          <table:table-cell table:style-name="ce74" table:number-columns-repeated="2"/>
          <table:table-cell/>
          <table:table-cell table:style-name="ce74"/>
          <table:table-cell/>
          <table:table-cell table:style-name="ce74"/>
          <table:table-cell table:style-name="Default"/>
          <table:table-cell table:number-columns-repeated="2"/>
          <table:table-cell table:style-name="ce32"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74" office:value-type="string" table:number-columns-spanned="3" table:number-rows-spanned="1">
            <text:p>In 1 hour</text:p>
          </table:table-cell>
          <table:covered-table-cell table:number-columns-repeated="2"/>
          <table:table-cell/>
          <table:table-cell table:style-name="ce74" office:value-type="string" table:number-columns-spanned="3" table:number-rows-spanned="1">
            <text:p>In 1 day</text:p>
          </table:table-cell>
          <table:covered-table-cell table:style-name="ce74"/>
          <table:covered-table-cell/>
          <table:table-cell/>
          <table:table-cell table:style-name="ce74" office:value-type="string" table:number-columns-spanned="3" table:number-rows-spanned="1">
            <text:p>In 1 week</text:p>
          </table:table-cell>
          <table:covered-table-cell/>
          <table:covered-table-cell table:style-name="Default"/>
          <table:table-cell/>
          <table:table-cell table:style-name="ce74"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70" office:value-type="string">
            <text:p>Level</text:p>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style-name="ce70"/>
          <table:table-cell table:style-name="ce70" office:value-type="string">
            <text:p>MEX</text:p>
          </table:table-cell>
          <table:table-cell table:style-name="ce70" office:value-type="string">
            <text:p>Col.</text:p>
          </table:table-cell>
          <table:table-cell table:style-name="ce70"/>
          <table:table-cell table:style-name="ce70" office:value-type="string">
            <text:p>ZEX</text:p>
          </table:table-cell>
          <table:table-cell table:number-columns-repeated="2"/>
          <table:table-cell table:style-name="ce70" table:number-columns-repeated="1005"/>
        </table:table-row>
        <table:table-row table:style-name="ro1">
          <table:table-cell table:style-name="ce71"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72" office:value-type="float" office:value="1">
            <text:p>1</text:p>
          </table:table-cell>
          <table:table-cell table:style-name="ce32" table:formula="of:=SUPERFORMULA([.$A113];[Main.$C$3:.$M$3]) * SHOURS(1) / [.$B$108]" office:value-type="float" office:value="0.00257560975609756">
            <text:p>0</text:p>
          </table:table-cell>
          <table:table-cell table:style-name="ce81" table:formula="of:=SUPERFORMULA([.$A113];[Main.$C$16:.$M$16]) * SHOURS(1) / [.$C$108]" office:value-type="float" office:value="0.00401393728222997">
            <text:p>0</text:p>
          </table:table-cell>
          <table:table-cell table:formula="of:=SUPERFORMULA([.$A113];[Main.$C$33:.$M$33]) * SHOURS(1) / [.$D$108]" office:value-type="float" office:value="0.0100348432055749">
            <text:p>0.01</text:p>
          </table:table-cell>
          <table:table-cell/>
          <table:table-cell table:style-name="ce32" table:formula="of:=SUPERFORMULA([.$A113];[Main.$C$3:.$M$3]) * SDAYS(1) / [.$B$108]" office:value-type="float" office:value="0.0618146341463415">
            <text:p>0.06</text:p>
          </table:table-cell>
          <table:table-cell table:style-name="ce81" table:formula="of:=SUPERFORMULA([.$A113];[Main.$C$16:.$M$16]) * SDAYS(1) / [.$C$108]" office:value-type="float" office:value="0.0963344947735192">
            <text:p>0.1</text:p>
          </table:table-cell>
          <table:table-cell table:formula="of:=SUPERFORMULA([.$A113];[Main.$C$33:.$M$33]) * SDAYS(1) / [.$D$108]" office:value-type="float" office:value="0.240836236933798">
            <text:p>0.24</text:p>
          </table:table-cell>
          <table:table-cell/>
          <table:table-cell table:style-name="ce32" table:formula="of:=SUPERFORMULA([.$A113];[Main.$C$3:.$M$3]) * SWEEKS(1) / [.$B$108]" office:value-type="float" office:value="0.43270243902439">
            <text:p>0.43</text:p>
          </table:table-cell>
          <table:table-cell table:style-name="ce74" table:formula="of:=SUPERFORMULA([.$A113];[Main.$C$16:.$M$16]) * SWEEKS(1) / [.$C$108]" office:value-type="float" office:value="0.674341463414634">
            <text:p>0.67</text:p>
          </table:table-cell>
          <table:table-cell table:style-name="ce32" table:formula="of:=SUPERFORMULA([.$A113];[Main.$C$33:.$M$33]) * SWEEKS(1) / [.$D$108]" office:value-type="float" office:value="1.68585365853659">
            <text:p>1.69</text:p>
          </table:table-cell>
          <table:table-cell/>
          <table:table-cell table:style-name="ce32" table:formula="of:=SUPERFORMULA([.$A113];[Main.$C$3:.$M$3]) * SMONTHS(1) / [.$B$108]" office:value-type="float" office:value="1.85443902439024">
            <text:p>1.85</text:p>
          </table:table-cell>
          <table:table-cell table:style-name="ce74" table:formula="of:=SUPERFORMULA([.$A113];[Main.$C$16:.$M$16]) * SMONTHS(1) / [.$C$108]" office:value-type="float" office:value="2.89003484320558">
            <text:p>2.89</text:p>
          </table:table-cell>
          <table:table-cell table:style-name="ce74"/>
          <table:table-cell table:style-name="ce32" table:formula="of:=SUPERFORMULA([.$A113];[Main.$C$33:.$M$33]) * SMONTHS(1) / [.$D$108]"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32" table:formula="of:=SUPERFORMULA([.$A114];[Main.$C$3:.$M$3]) * SHOURS(1) / [.$B$108]" office:value-type="float" office:value="0.00518483049952919">
            <text:p>0.01</text:p>
          </table:table-cell>
          <table:table-cell table:style-name="ce81" table:formula="of:=SUPERFORMULA([.$A114];[Main.$C$16:.$M$16]) * SHOURS(1) / [.$C$108]" office:value-type="float" office:value="0.00812390595684298">
            <text:p>0.01</text:p>
          </table:table-cell>
          <table:table-cell table:formula="of:=SUPERFORMULA([.$A114];[Main.$C$33:.$M$33]) * SHOURS(1) / [.$D$108]" office:value-type="float" office:value="0.0201657178035329">
            <text:p>0.02</text:p>
          </table:table-cell>
          <table:table-cell/>
          <table:table-cell table:style-name="ce32" table:formula="of:=SUPERFORMULA([.$A114];[Main.$C$3:.$M$3]) * SDAYS(1) / [.$B$108]" office:value-type="float" office:value="0.124435931988701">
            <text:p>0.12</text:p>
          </table:table-cell>
          <table:table-cell table:style-name="ce81" table:formula="of:=SUPERFORMULA([.$A114];[Main.$C$16:.$M$16]) * SDAYS(1) / [.$C$108]" office:value-type="float" office:value="0.194973742964232">
            <text:p>0.19</text:p>
          </table:table-cell>
          <table:table-cell table:formula="of:=SUPERFORMULA([.$A114];[Main.$C$33:.$M$33]) * SDAYS(1) / [.$D$108]" office:value-type="float" office:value="0.483977227284789">
            <text:p>0.48</text:p>
          </table:table-cell>
          <table:table-cell/>
          <table:table-cell table:style-name="ce32" table:formula="of:=SUPERFORMULA([.$A114];[Main.$C$3:.$M$3]) * SWEEKS(1) / [.$B$108]" office:value-type="float" office:value="0.871051523920904">
            <text:p>0.87</text:p>
          </table:table-cell>
          <table:table-cell table:style-name="ce74" table:formula="of:=SUPERFORMULA([.$A114];[Main.$C$16:.$M$16]) * SWEEKS(1) / [.$C$108]" office:value-type="float" office:value="1.36481620074962">
            <text:p>1.36</text:p>
          </table:table-cell>
          <table:table-cell table:style-name="ce32" table:formula="of:=SUPERFORMULA([.$A114];[Main.$C$33:.$M$33]) * SWEEKS(1) / [.$D$108]" office:value-type="float" office:value="3.38784059099352">
            <text:p>3.39</text:p>
          </table:table-cell>
          <table:table-cell/>
          <table:table-cell table:style-name="ce32" table:formula="of:=SUPERFORMULA([.$A114];[Main.$C$3:.$M$3]) * SMONTHS(1) / [.$B$108]" office:value-type="float" office:value="3.73307795966102">
            <text:p>3.73</text:p>
          </table:table-cell>
          <table:table-cell table:style-name="ce74" table:formula="of:=SUPERFORMULA([.$A114];[Main.$C$16:.$M$16]) * SMONTHS(1) / [.$C$108]" office:value-type="float" office:value="5.84921228892695">
            <text:p>5.85</text:p>
          </table:table-cell>
          <table:table-cell table:style-name="ce74"/>
          <table:table-cell table:style-name="ce32" table:formula="of:=SUPERFORMULA([.$A114];[Main.$C$33:.$M$33]) * SMONTHS(1) / [.$D$108]"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32" table:formula="of:=SUPERFORMULA([.$A115];[Main.$C$3:.$M$3]) * SHOURS(1) / [.$B$108]" office:value-type="float" office:value="0.010441707727607">
            <text:p>0.01</text:p>
          </table:table-cell>
          <table:table-cell table:style-name="ce81" table:formula="of:=SUPERFORMULA([.$A115];[Main.$C$16:.$M$16]) * SHOURS(1) / [.$C$108]" office:value-type="float" office:value="0.0164536597095391">
            <text:p>0.02</text:p>
          </table:table-cell>
          <table:table-cell table:formula="of:=SUPERFORMULA([.$A115];[Main.$C$33:.$M$33]) * SHOURS(1) / [.$D$108]" office:value-type="float" office:value="0.0405372834029189">
            <text:p>0.04</text:p>
          </table:table-cell>
          <table:table-cell/>
          <table:table-cell table:style-name="ce32" table:formula="of:=SUPERFORMULA([.$A115];[Main.$C$3:.$M$3]) * SDAYS(1) / [.$B$108]" office:value-type="float" office:value="0.250600985462567">
            <text:p>0.25</text:p>
          </table:table-cell>
          <table:table-cell table:style-name="ce81" table:formula="of:=SUPERFORMULA([.$A115];[Main.$C$16:.$M$16]) * SDAYS(1) / [.$C$108]" office:value-type="float" office:value="0.394887833028938">
            <text:p>0.39</text:p>
          </table:table-cell>
          <table:table-cell table:formula="of:=SUPERFORMULA([.$A115];[Main.$C$33:.$M$33]) * SDAYS(1) / [.$D$108]" office:value-type="float" office:value="0.972894801670054">
            <text:p>0.97</text:p>
          </table:table-cell>
          <table:table-cell/>
          <table:table-cell table:style-name="ce32" table:formula="of:=SUPERFORMULA([.$A115];[Main.$C$3:.$M$3]) * SWEEKS(1) / [.$B$108]" office:value-type="float" office:value="1.75420689823797">
            <text:p>1.75</text:p>
          </table:table-cell>
          <table:table-cell table:style-name="ce74" table:formula="of:=SUPERFORMULA([.$A115];[Main.$C$16:.$M$16]) * SWEEKS(1) / [.$C$108]" office:value-type="float" office:value="2.76421483120257">
            <text:p>2.76</text:p>
          </table:table-cell>
          <table:table-cell table:style-name="ce32" table:formula="of:=SUPERFORMULA([.$A115];[Main.$C$33:.$M$33]) * SWEEKS(1) / [.$D$108]" office:value-type="float" office:value="6.81026361169038">
            <text:p>6.81</text:p>
          </table:table-cell>
          <table:table-cell/>
          <table:table-cell table:style-name="ce32" table:formula="of:=SUPERFORMULA([.$A115];[Main.$C$3:.$M$3]) * SMONTHS(1) / [.$B$108]" office:value-type="float" office:value="7.51802956387703">
            <text:p>7.52</text:p>
          </table:table-cell>
          <table:table-cell table:style-name="ce74" table:formula="of:=SUPERFORMULA([.$A115];[Main.$C$16:.$M$16]) * SMONTHS(1) / [.$C$108]" office:value-type="float" office:value="11.8466349908682">
            <text:p>11.85</text:p>
          </table:table-cell>
          <table:table-cell table:style-name="ce74"/>
          <table:table-cell table:style-name="ce32" table:formula="of:=SUPERFORMULA([.$A115];[Main.$C$33:.$M$33]) * SMONTHS(1) / [.$D$108]"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32" table:formula="of:=SUPERFORMULA([.$A116];[Main.$C$3:.$M$3]) * SHOURS(1) / [.$B$108]" office:value-type="float" office:value="0.0183813537502299">
            <text:p>0.02</text:p>
          </table:table-cell>
          <table:table-cell table:style-name="ce81" table:formula="of:=SUPERFORMULA([.$A116];[Main.$C$16:.$M$16]) * SHOURS(1) / [.$C$108]" office:value-type="float" office:value="0.0291035194257439">
            <text:p>0.03</text:p>
          </table:table-cell>
          <table:table-cell table:formula="of:=SUPERFORMULA([.$A116];[Main.$C$33:.$M$33]) * SHOURS(1) / [.$D$108]" office:value-type="float" office:value="0.0712498608891586">
            <text:p>0.07</text:p>
          </table:table-cell>
          <table:table-cell/>
          <table:table-cell table:style-name="ce32" table:formula="of:=SUPERFORMULA([.$A116];[Main.$C$3:.$M$3]) * SDAYS(1) / [.$B$108]" office:value-type="float" office:value="0.441152490005517">
            <text:p>0.44</text:p>
          </table:table-cell>
          <table:table-cell table:style-name="ce81" table:formula="of:=SUPERFORMULA([.$A116];[Main.$C$16:.$M$16]) * SDAYS(1) / [.$C$108]" office:value-type="float" office:value="0.698484466217854">
            <text:p>0.7</text:p>
          </table:table-cell>
          <table:table-cell table:formula="of:=SUPERFORMULA([.$A116];[Main.$C$33:.$M$33]) * SDAYS(1) / [.$D$108]" office:value-type="float" office:value="1.70999666133981">
            <text:p>1.71</text:p>
          </table:table-cell>
          <table:table-cell/>
          <table:table-cell table:style-name="ce32" table:formula="of:=SUPERFORMULA([.$A116];[Main.$C$3:.$M$3]) * SWEEKS(1) / [.$B$108]" office:value-type="float" office:value="3.08806743003862">
            <text:p>3.09</text:p>
          </table:table-cell>
          <table:table-cell table:style-name="ce74" table:formula="of:=SUPERFORMULA([.$A116];[Main.$C$16:.$M$16]) * SWEEKS(1) / [.$C$108]" office:value-type="float" office:value="4.88939126352498">
            <text:p>4.89</text:p>
          </table:table-cell>
          <table:table-cell table:style-name="ce32" table:formula="of:=SUPERFORMULA([.$A116];[Main.$C$33:.$M$33]) * SWEEKS(1) / [.$D$108]" office:value-type="float" office:value="11.9699766293786">
            <text:p>11.97</text:p>
          </table:table-cell>
          <table:table-cell/>
          <table:table-cell table:style-name="ce32" table:formula="of:=SUPERFORMULA([.$A116];[Main.$C$3:.$M$3]) * SMONTHS(1) / [.$B$108]" office:value-type="float" office:value="13.2345747001655">
            <text:p>13.23</text:p>
          </table:table-cell>
          <table:table-cell table:style-name="ce74" table:formula="of:=SUPERFORMULA([.$A116];[Main.$C$16:.$M$16]) * SMONTHS(1) / [.$C$108]" office:value-type="float" office:value="20.9545339865356">
            <text:p>20.95</text:p>
          </table:table-cell>
          <table:table-cell table:style-name="ce74"/>
          <table:table-cell table:style-name="ce32" table:formula="of:=SUPERFORMULA([.$A116];[Main.$C$33:.$M$33]) * SMONTHS(1) / [.$D$108]"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71"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3];[Main.$C$9:.$M$9]) * SHOURS(1) / [.$B$108]" office:value-type="float" office:value="0.0189658536585366">
            <text:p>0.02</text:p>
          </table:table-cell>
          <table:table-cell table:style-name="ce74" table:formula="of:=SUPERFORMULA([.$A113];[Main.$C$21:.$M$21]) * SHOURS(1) / [.$C$108]" office:value-type="float" office:value="0.0496194294486667">
            <text:p>0.05</text:p>
          </table:table-cell>
          <table:table-cell table:formula="of:=SUPERFORMULA([.$A113];[Main.$C$39:.$M$39]) * SHOURS(1) / [.$D$108]" office:value-type="float" office:value="0.0695749128919861">
            <text:p>0.07</text:p>
          </table:table-cell>
          <table:table-cell/>
          <table:table-cell table:formula="of:=SUPERFORMULA([.$A113];[Main.$C$9:.$M$9]) * SDAYS(1) / [.$B$108]" office:value-type="float" office:value="0.455180487804878">
            <text:p>0.46</text:p>
          </table:table-cell>
          <table:table-cell table:style-name="ce74" table:formula="of:=SUPERFORMULA([.$A113];[Main.$C$21:.$M$21]) * SDAYS(1) / [.$C$108]" office:value-type="float" office:value="1.190866306768">
            <text:p>1.19</text:p>
          </table:table-cell>
          <table:table-cell table:formula="of:=SUPERFORMULA([.$A113];[Main.$C$39:.$M$39]) * SDAYS(1) / [.$D$108]" office:value-type="float" office:value="1.66979790940767">
            <text:p>1.67</text:p>
          </table:table-cell>
          <table:table-cell/>
          <table:table-cell table:style-name="ce32" table:formula="of:=SUPERFORMULA([.$A118];[Main.$C$9:.$M$9]) * SWEEKS(1) / [.$B$108]" office:value-type="float" office:value="3.18626341463415">
            <text:p>3.19</text:p>
          </table:table-cell>
          <table:table-cell table:style-name="ce74" table:formula="of:=SUPERFORMULA([.$A118];[Main.$C$21:.$M$21]) * SWEEKS(1) / [.$C$108]" office:value-type="float" office:value="8.336064147376">
            <text:p>8.34</text:p>
          </table:table-cell>
          <table:table-cell table:style-name="ce32" table:formula="of:=SUPERFORMULA([.$A118];[Main.$C$39:.$M$39]) * SWEEKS(1) / [.$D$108]" office:value-type="float" office:value="11.6885853658537">
            <text:p>11.69</text:p>
          </table:table-cell>
          <table:table-cell/>
          <table:table-cell table:style-name="ce32" table:formula="of:=SUPERFORMULA([.$A118];[Main.$C$9:.$M$9]) * SMONTHS(1) / [.$B$108]" office:value-type="float" office:value="13.6554146341463">
            <text:p>13.66</text:p>
          </table:table-cell>
          <table:table-cell table:style-name="ce74" table:formula="of:=SUPERFORMULA([.$A118];[Main.$C$21:.$M$21]) * SMONTHS(1) / [.$C$108]" office:value-type="float" office:value="35.72598920304">
            <text:p>35.73</text:p>
          </table:table-cell>
          <table:table-cell table:style-name="ce74"/>
          <table:table-cell table:style-name="ce32" table:formula="of:=SUPERFORMULA([.$A118];[Main.$C$39:.$M$39]) * SMONTHS(1) / [.$D$108]"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4];[Main.$C$9:.$M$9]) * SHOURS(1) / [.$B$108]" office:value-type="float" office:value="0.0248527927314102">
            <text:p>0.02</text:p>
          </table:table-cell>
          <table:table-cell table:style-name="ce74" table:formula="of:=SUPERFORMULA([.$A114];[Main.$C$21:.$M$21]) * SHOURS(1) / [.$C$108]" office:value-type="float" office:value="0.0609014881804556">
            <text:p>0.06</text:p>
          </table:table-cell>
          <table:table-cell table:formula="of:=SUPERFORMULA([.$A114];[Main.$C$39:.$M$39]) * SHOURS(1) / [.$D$108]" office:value-type="float" office:value="0.108805537184229">
            <text:p>0.11</text:p>
          </table:table-cell>
          <table:table-cell/>
          <table:table-cell table:formula="of:=SUPERFORMULA([.$A114];[Main.$C$9:.$M$9]) * SDAYS(1) / [.$B$108]" office:value-type="float" office:value="0.596467025553844">
            <text:p>0.6</text:p>
          </table:table-cell>
          <table:table-cell table:style-name="ce74" table:formula="of:=SUPERFORMULA([.$A114];[Main.$C$21:.$M$21]) * SDAYS(1) / [.$C$108]" office:value-type="float" office:value="1.46163571633093">
            <text:p>1.46</text:p>
          </table:table-cell>
          <table:table-cell table:formula="of:=SUPERFORMULA([.$A114];[Main.$C$39:.$M$39]) * SDAYS(1) / [.$D$108]" office:value-type="float" office:value="2.6113328924215">
            <text:p>2.61</text:p>
          </table:table-cell>
          <table:table-cell/>
          <table:table-cell table:style-name="ce32" table:formula="of:=SUPERFORMULA([.$A119];[Main.$C$9:.$M$9]) * SWEEKS(1) / [.$B$108]" office:value-type="float" office:value="4.17526917887691">
            <text:p>4.18</text:p>
          </table:table-cell>
          <table:table-cell table:style-name="ce74" table:formula="of:=SUPERFORMULA([.$A119];[Main.$C$21:.$M$21]) * SWEEKS(1) / [.$C$108]" office:value-type="float" office:value="10.2314500143165">
            <text:p>10.23</text:p>
          </table:table-cell>
          <table:table-cell table:style-name="ce32" table:formula="of:=SUPERFORMULA([.$A119];[Main.$C$39:.$M$39]) * SWEEKS(1) / [.$D$108]" office:value-type="float" office:value="18.2793302469505">
            <text:p>18.28</text:p>
          </table:table-cell>
          <table:table-cell/>
          <table:table-cell table:style-name="ce32" table:formula="of:=SUPERFORMULA([.$A119];[Main.$C$9:.$M$9]) * SMONTHS(1) / [.$B$108]" office:value-type="float" office:value="17.8940107666153">
            <text:p>17.89</text:p>
          </table:table-cell>
          <table:table-cell table:style-name="ce74" table:formula="of:=SUPERFORMULA([.$A119];[Main.$C$21:.$M$21]) * SMONTHS(1) / [.$C$108]" office:value-type="float" office:value="43.849071489928">
            <text:p>43.85</text:p>
          </table:table-cell>
          <table:table-cell table:style-name="ce74"/>
          <table:table-cell table:style-name="ce32" table:formula="of:=SUPERFORMULA([.$A119];[Main.$C$39:.$M$39]) * SMONTHS(1) / [.$D$108]"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5];[Main.$C$9:.$M$9]) * SHOURS(1) / [.$B$108]" office:value-type="float" office:value="0.0384">
            <text:p>0.04</text:p>
          </table:table-cell>
          <table:table-cell table:style-name="ce74" table:formula="of:=SUPERFORMULA([.$A115];[Main.$C$21:.$M$21]) * SHOURS(1) / [.$C$108]" office:value-type="float" office:value="0.086157658043243">
            <text:p>0.09</text:p>
          </table:table-cell>
          <table:table-cell table:formula="of:=SUPERFORMULA([.$A115];[Main.$C$39:.$M$39]) * SHOURS(1) / [.$D$108]" office:value-type="float" office:value="0.204232660278783">
            <text:p>0.2</text:p>
          </table:table-cell>
          <table:table-cell/>
          <table:table-cell table:formula="of:=SUPERFORMULA([.$A115];[Main.$C$9:.$M$9]) * SDAYS(1) / [.$B$108]" office:value-type="float" office:value="0.9216">
            <text:p>0.92</text:p>
          </table:table-cell>
          <table:table-cell table:style-name="ce74" table:formula="of:=SUPERFORMULA([.$A115];[Main.$C$21:.$M$21]) * SDAYS(1) / [.$C$108]" office:value-type="float" office:value="2.06778379303783">
            <text:p>2.07</text:p>
          </table:table-cell>
          <table:table-cell table:formula="of:=SUPERFORMULA([.$A115];[Main.$C$39:.$M$39]) * SDAYS(1) / [.$D$108]" office:value-type="float" office:value="4.90158384669079">
            <text:p>4.9</text:p>
          </table:table-cell>
          <table:table-cell/>
          <table:table-cell table:style-name="ce32" table:formula="of:=SUPERFORMULA([.$A120];[Main.$C$9:.$M$9]) * SWEEKS(1) / [.$B$108]" office:value-type="float" office:value="5.27034568626113">
            <text:p>5.27</text:p>
          </table:table-cell>
          <table:table-cell table:style-name="ce74" table:formula="of:=SUPERFORMULA([.$A120];[Main.$C$21:.$M$21]) * SWEEKS(1) / [.$C$108]" office:value-type="float" office:value="12.2899392783431">
            <text:p>12.29</text:p>
          </table:table-cell>
          <table:table-cell table:style-name="ce32" table:formula="of:=SUPERFORMULA([.$A120];[Main.$C$39:.$M$39]) * SWEEKS(1) / [.$D$108]" office:value-type="float" office:value="25.8911659463779">
            <text:p>25.89</text:p>
          </table:table-cell>
          <table:table-cell/>
          <table:table-cell table:style-name="ce32" table:formula="of:=SUPERFORMULA([.$A120];[Main.$C$9:.$M$9]) * SMONTHS(1) / [.$B$108]" office:value-type="float" office:value="22.587195798262">
            <text:p>22.59</text:p>
          </table:table-cell>
          <table:table-cell table:style-name="ce74" table:formula="of:=SUPERFORMULA([.$A120];[Main.$C$21:.$M$21]) * SMONTHS(1) / [.$C$108]" office:value-type="float" office:value="52.6711683357563">
            <text:p>52.67</text:p>
          </table:table-cell>
          <table:table-cell table:style-name="ce74"/>
          <table:table-cell table:style-name="ce32" table:formula="of:=SUPERFORMULA([.$A120];[Main.$C$39:.$M$39]) * SMONTHS(1) / [.$D$108]"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6];[Main.$C$9:.$M$9]) * SHOURS(1) / [.$B$108]" office:value-type="float" office:value="0.0619554253784805">
            <text:p>0.06</text:p>
          </table:table-cell>
          <table:table-cell table:style-name="ce74" table:formula="of:=SUPERFORMULA([.$A116];[Main.$C$21:.$M$21]) * SHOURS(1) / [.$C$108]" office:value-type="float" office:value="0.128669915056935">
            <text:p>0.13</text:p>
          </table:table-cell>
          <table:table-cell table:formula="of:=SUPERFORMULA([.$A116];[Main.$C$39:.$M$39]) * SHOURS(1) / [.$D$108]" office:value-type="float" office:value="0.37735300342045">
            <text:p>0.38</text:p>
          </table:table-cell>
          <table:table-cell/>
          <table:table-cell table:formula="of:=SUPERFORMULA([.$A116];[Main.$C$9:.$M$9]) * SDAYS(1) / [.$B$108]" office:value-type="float" office:value="1.48693020908353">
            <text:p>1.49</text:p>
          </table:table-cell>
          <table:table-cell table:style-name="ce74" table:formula="of:=SUPERFORMULA([.$A116];[Main.$C$21:.$M$21]) * SDAYS(1) / [.$C$108]" office:value-type="float" office:value="3.08807796136644">
            <text:p>3.09</text:p>
          </table:table-cell>
          <table:table-cell table:formula="of:=SUPERFORMULA([.$A116];[Main.$C$39:.$M$39]) * SDAYS(1) / [.$D$108]" office:value-type="float" office:value="9.05647208209081">
            <text:p>9.06</text:p>
          </table:table-cell>
          <table:table-cell/>
          <table:table-cell table:style-name="ce32" table:formula="of:=SUPERFORMULA([.$A121];[Main.$C$9:.$M$9]) * SWEEKS(1) / [.$B$108]" office:value-type="float" office:value="6.4512">
            <text:p>6.45</text:p>
          </table:table-cell>
          <table:table-cell table:style-name="ce74" table:formula="of:=SUPERFORMULA([.$A121];[Main.$C$21:.$M$21]) * SWEEKS(1) / [.$C$108]" office:value-type="float" office:value="14.4744865512648">
            <text:p>14.47</text:p>
          </table:table-cell>
          <table:table-cell table:style-name="ce32" table:formula="of:=SUPERFORMULA([.$A121];[Main.$C$39:.$M$39]) * SWEEKS(1) / [.$D$108]" office:value-type="float" office:value="34.3110869268355">
            <text:p>34.31</text:p>
          </table:table-cell>
          <table:table-cell/>
          <table:table-cell table:style-name="ce32" table:formula="of:=SUPERFORMULA([.$A121];[Main.$C$9:.$M$9]) * SMONTHS(1) / [.$B$108]" office:value-type="float" office:value="27.648">
            <text:p>27.65</text:p>
          </table:table-cell>
          <table:table-cell table:style-name="ce74" table:formula="of:=SUPERFORMULA([.$A121];[Main.$C$21:.$M$21]) * SMONTHS(1) / [.$C$108]" office:value-type="float" office:value="62.033513791135">
            <text:p>62.03</text:p>
          </table:table-cell>
          <table:table-cell table:style-name="ce74"/>
          <table:table-cell table:style-name="ce32" table:formula="of:=SUPERFORMULA([.$A121];[Main.$C$39:.$M$39]) * SMONTHS(1) / [.$D$108]" office:value-type="float" office:value="147.047515400724">
            <text:p>147.05</text:p>
          </table:table-cell>
          <table:table-cell table:number-columns-repeated="7"/>
          <table:table-cell table:style-name="Default"/>
          <table:table-cell table:number-columns-repeated="999"/>
        </table:table-row>
      </table:table>
      <table:table table:name="Raiders" table:style-name="ta1" table:print="false">
        <office:forms form:automatic-focus="false" form:apply-design-mode="false"/>
        <table:table-column table:style-name="co42" table:default-cell-style-name="ce54"/>
        <table:table-column table:style-name="co43" table:number-columns-repeated="2" table:default-cell-style-name="Default"/>
        <table:table-column table:style-name="co9" table:default-cell-style-name="ce95"/>
        <table:table-column table:style-name="co44" table:default-cell-style-name="ce96"/>
        <table:table-column table:style-name="co43" table:number-columns-repeated="2" table:default-cell-style-name="Default"/>
        <table:table-column table:style-name="co45" table:default-cell-style-name="ce95"/>
        <table:table-column table:style-name="co44" table:default-cell-style-name="ce96"/>
        <table:table-column table:style-name="co43" table:number-columns-repeated="2" table:default-cell-style-name="Default"/>
        <table:table-column table:style-name="co23"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27"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Default"/>
        <table:table-column table:style-name="co44" table:default-cell-style-name="ce96"/>
        <table:table-column table:style-name="co14" table:number-columns-repeated="991" table:default-cell-style-name="Default"/>
        <table:table-row table:style-name="ro1">
          <table:table-cell table:style-name="ce92" office:value-type="string" table:number-columns-spanned="33" table:number-rows-spanned="1">
            <text:p>Planet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number-columns-repeated="996"/>
        </table:table-row>
        <table:table-row table:style-name="ro1">
          <table:table-cell table:style-name="Default"/>
          <table:table-cell office:value-type="float" office:value="1">
            <office:annotation draw:style-name="gr4" draw:text-style-name="P4" svg:width="1.1413in" svg:height="0.2346in" svg:x="0.811in" svg:y="0.1941in" draw:caption-point-x="-0.2402in" draw:caption-point-y="0.3472in">
              <dc:creator>AŠ</dc:creator>
              <dc:date>2011-11-21T00:00:00</dc:date>
              <text:p text:style-name="P4"><text:span text:style-name="T2">Min planets coef</text:span></text:p>
            </office:annotation>
            <text:p>1</text:p>
          </table:table-cell>
          <table:table-cell/>
          <table:table-cell table:style-name="Default" office:value-type="float" office:value="2">
            <office:annotation draw:style-name="gr4" draw:text-style-name="P4" svg:width="1.1413in" svg:height="0.3902in" svg:x="1.6953in" svg:y="0.1941in" draw:caption-point-x="-0.2402in" draw:caption-point-y="0.3472in">
              <dc:creator>AŠ</dc:creator>
              <dc:date>2011-11-21T00:00:00</dc:date>
              <text:p text:style-name="P4"><text:span text:style-name="T2">Min planets chance coef</text:span></text:p>
            </office:annotation>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3">
            <text:p>3</text:p>
          </table:table-cell>
          <table:table-cell/>
          <table:table-cell table:style-name="Default" office:value-type="float" office:value="3">
            <text:p>3</text:p>
          </table:table-cell>
          <table:table-cell/>
          <table:table-cell office:value-type="float" office:value="4">
            <text:p>4</text:p>
          </table:table-cell>
          <table:table-cell/>
          <table:table-cell table:style-name="Default" office:value-type="float" office:value="4">
            <text:p>4</text:p>
          </table:table-cell>
          <table:table-cell/>
          <table:table-cell office:value-type="float" office:value="5">
            <text:p>5</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0.2016in" draw:caption-point-x="-0.2402in" draw:caption-point-y="0.5189in">
              <dc:creator>AŠ</dc:creator>
              <dc:date>2011-11-21T00:00:00</dc:date>
              <text:p text:style-name="P4"><text:span text:style-name="T2">Range start power coef</text:span></text:p>
            </office:annotation>
            <text:p>1.6</text:p>
          </table:table-cell>
          <table:table-cell office:value-type="float" office:value="3.5">
            <office:annotation draw:style-name="gr4" draw:text-style-name="P4" svg:width="1.1413in" svg:height="0.3902in" svg:x="1.1528in" svg:y="0.2016in" draw:caption-point-x="-0.2402in" draw:caption-point-y="0.5189in">
              <dc:creator>AŠ</dc:creator>
              <dc:date>2011-11-21T00:00:00</dc:date>
              <text:p text:style-name="P4"><text:span text:style-name="T2">Range start multiplier</text:span></text:p>
            </office:annotation>
            <text:p>3.5</text:p>
          </table:table-cell>
          <table:table-cell table:style-name="Default"/>
          <table:table-cell/>
          <table:table-cell office:value-type="float" office:value="1.5">
            <text:p>1.5</text:p>
          </table:table-cell>
          <table:table-cell office:value-type="float" office:value="1.7">
            <text:p>1.7</text:p>
          </table:table-cell>
          <table:table-cell table:style-name="Default"/>
          <table:table-cell/>
          <table:table-cell office:value-type="float" office:value="1.75">
            <text:p>1.75</text:p>
          </table:table-cell>
          <table:table-cell office:value-type="float" office:value="1.7">
            <text:p>1.7</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1">
            <text:p>1.1</text:p>
          </table:table-cell>
          <table:table-cell office:value-type="float" office:value="2.5">
            <text:p>2.5</text:p>
          </table:table-cell>
          <table:table-cell table:style-name="Default"/>
          <table:table-cell table:number-columns-repeated="996"/>
        </table:table-row>
        <table:table-row table:style-name="ro1">
          <table:table-cell table:style-name="Default"/>
          <table:table-cell office:value-type="float" office:value="1.7">
            <office:annotation draw:style-name="gr4" draw:text-style-name="P4" svg:width="1.1413in" svg:height="0.3902in" svg:x="0.811in" svg:y="0.3043in" draw:caption-point-x="-0.2402in" draw:caption-point-y="0.5953in">
              <dc:creator>AŠ</dc:creator>
              <dc:date>2011-11-21T00:00:00</dc:date>
              <text:p text:style-name="P4"><text:span text:style-name="T2">Range end power coef</text:span></text:p>
            </office:annotation>
            <text:p>1.7</text:p>
          </table:table-cell>
          <table:table-cell office:value-type="float" office:value="5">
            <office:annotation draw:style-name="gr4" draw:text-style-name="P4" svg:width="1.1413in" svg:height="0.3902in" svg:x="1.1528in" svg:y="0.3043in" draw:caption-point-x="-0.2402in" draw:caption-point-y="0.5953in">
              <dc:creator>AŠ</dc:creator>
              <dc:date>2011-11-21T00:00:00</dc:date>
              <text:p text:style-name="P4"><text:span text:style-name="T2">Range end multiplier</text:span></text:p>
            </office:annotation>
            <text:p>5</text:p>
          </table:table-cell>
          <table:table-cell table:style-name="Default"/>
          <table:table-cell/>
          <table:table-cell office:value-type="float" office:value="1.55">
            <text:p>1.55</text:p>
          </table:table-cell>
          <table:table-cell office:value-type="float" office:value="3">
            <text:p>3</text:p>
          </table:table-cell>
          <table:table-cell table:style-name="Default"/>
          <table:table-cell/>
          <table:table-cell office:value-type="float" office:value="1.8">
            <text:p>1.8</text:p>
          </table:table-cell>
          <table:table-cell office:value-type="float" office:value="4.5">
            <text:p>4.5</text:p>
          </table:table-cell>
          <table:table-cell table:style-name="Default"/>
          <table:table-cell/>
          <table:table-cell office:value-type="float" office:value="1.5">
            <text:p>1.5</text:p>
          </table:table-cell>
          <table:table-cell office:value-type="float" office:value="3.1">
            <text:p>3.1</text:p>
          </table:table-cell>
          <table:table-cell table:style-name="Default"/>
          <table:table-cell/>
          <table:table-cell office:value-type="float" office:value="1.4">
            <text:p>1.4</text:p>
          </table:table-cell>
          <table:table-cell office:value-type="float" office:value="6.8">
            <text:p>6.8</text:p>
          </table:table-cell>
          <table:table-cell table:style-name="Default"/>
          <table:table-cell/>
          <table:table-cell office:value-type="float" office:value="1.3">
            <text:p>1.3</text:p>
          </table:table-cell>
          <table:table-cell office:value-type="float" office:value="14">
            <text:p>14</text:p>
          </table:table-cell>
          <table:table-cell table:style-name="Default"/>
          <table:table-cell/>
          <table:table-cell office:value-type="float" office:value="1.2">
            <text:p>1.2</text:p>
          </table:table-cell>
          <table:table-cell office:value-type="float" office:value="4.2">
            <text:p>4.2</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0.4835in" draw:caption-point-x="-0.2402in" draw:caption-point-y="0.5953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0.4835in" draw:caption-point-x="-0.2402in" draw:caption-point-y="0.5953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1">
            <text:p>0.1</text:p>
          </table:table-cell>
          <table:table-cell office:value-type="float" office:value="0.15">
            <text:p>0.1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0.8421in" draw:caption-point-x="-0.2402in" draw:caption-point-y="0.5953in">
              <dc:creator>AŠ</dc:creator>
              <dc:date>2011-11-21T00:00:00</dc:date>
              <text:p text:style-name="P4"><text:span text:style-name="T2">Planet count</text:span></text:p>
            </office:annotation>
            <text:p>1</text:p>
          </table:table-cell>
          <table:table-cell table:formula="of:=MAX(0; ROUND(POWER([.$A9] - [.B$4]; [.B$5]) * [.C$5]))" office:value-type="float" office:value="0">
            <office:annotation draw:style-name="gr4" draw:text-style-name="P4" svg:width="1.1413in" svg:height="0.2346in" svg:x="0.811in" svg:y="0.8421in" draw:caption-point-x="-0.2402in" draw:caption-point-y="0.5953in">
              <dc:creator>AŠ</dc:creator>
              <dc:date>2011-11-21T00:00:00</dc:date>
              <text:p text:style-name="P4"><text:span text:style-name="T2">Range start</text:span></text:p>
            </office:annotation>
            <text:p>0</text:p>
          </table:table-cell>
          <table:table-cell table:formula="of:=MAX(0; ROUND(POWER([.$A9] - [.B$4]; [.B$6]) * [.C$6]))" office:value-type="float" office:value="0">
            <office:annotation draw:style-name="gr4" draw:text-style-name="P4" svg:width="1.1413in" svg:height="0.3902in" svg:x="1.1528in" svg:y="0.8421in" draw:caption-point-x="-0.2402in" draw:caption-point-y="0.5953in">
              <dc:creator>AŠ</dc:creator>
              <dc:date>2011-11-21T00:00:00</dc:date>
              <text:p text:style-name="P4"><text:span text:style-name="T2">Range end</text:span></text:p>
              <text:p text:style-name="P4"><text:span text:style-name="T2"/></text:p>
            </office:annotation>
            <text:p>0</text:p>
          </table:table-cell>
          <table:table-cell table:formula="of:=MAX(0; MIN([.B$7] + ([.$A9] - [.D$4]) * [.C$7]; 1))" office:value-type="percentage" office:value="0.1">
            <office:annotation draw:style-name="gr4" draw:text-style-name="P4" svg:width="1.1413in" svg:height="0.2346in" svg:x="1.6953in" svg:y="0.8421in" draw:caption-point-x="-0.2402in" draw:caption-point-y="0.5953in">
              <dc:creator>AŠ</dc:creator>
              <dc:date>2011-11-21T00:00:00</dc:date>
              <text:p text:style-name="P4"><text:span text:style-name="T2">Unit chance</text:span></text:p>
            </office:annotation>
            <text:p>10.0%</text:p>
          </table:table-cell>
          <table:table-cell/>
          <table:table-cell table:formula="of:=MAX(0; ROUND(POWER([.$A9] - [.F$4]; [.F$5]) * [.G$5]))" office:value-type="float" office:value="0">
            <text:p>0</text:p>
          </table:table-cell>
          <table:table-cell table:formula="of:=MAX(0; ROUND(POWER([.$A9] - [.F$4]; [.F$6]) * [.G$6]))" office:value-type="float" office:value="0">
            <text:p>0</text:p>
          </table:table-cell>
          <table:table-cell table:formula="of:=MAX(0; MIN([.F$7] + ([.$A9] - [.H$4]) * [.G$7]; 1))" office:value-type="percentage" office:value="0">
            <text:p>0.0%</text:p>
          </table:table-cell>
          <table:table-cell/>
          <table:table-cell table:formula="of:=MAX(0; ROUND(POWER([.$A9] - [.J$4]; [.J$5]) * [.K$5]))" office:value-type="float" office:value="0">
            <text:p>#VALUE!</text:p>
          </table:table-cell>
          <table:table-cell table:formula="of:=MAX(0; ROUND(POWER([.$A9] - [.J$4]; [.J$6]) * [.K$6]))" office:value-type="float" office:value="0">
            <text:p>#VALUE!</text:p>
          </table:table-cell>
          <table:table-cell table:formula="of:=MAX(0; MIN([.J$7] + ([.$A9] - [.L$4]) * [.K$7]; 1))" office:value-type="percentage" office:value="0">
            <text:p>0.0%</text:p>
          </table:table-cell>
          <table:table-cell/>
          <table:table-cell table:formula="of:=MAX(0; ROUND(POWER([.$A9] - [.N$4]; [.N$5]) * [.O$5]))" office:value-type="float" office:value="0">
            <text:p>#VALUE!</text:p>
          </table:table-cell>
          <table:table-cell table:formula="of:=MAX(0; ROUND(POWER([.$A9] - [.N$4]; [.N$6]) * [.O$6]))" office:value-type="float" office:value="0">
            <text:p>#VALUE!</text:p>
          </table:table-cell>
          <table:table-cell table:formula="of:=MAX(0; MIN([.N$7] + ([.$A9] - [.P$4]) * [.O$7]; 1))" office:value-type="percentage" office:value="0.25">
            <text:p>25.0%</text:p>
          </table:table-cell>
          <table:table-cell/>
          <table:table-cell table:formula="of:=MAX(0; ROUND(POWER([.$A9] - [.R$4]; [.R$5]) * [.S$5]))" office:value-type="float" office:value="0">
            <text:p>#VALUE!</text:p>
          </table:table-cell>
          <table:table-cell table:formula="of:=MAX(0; ROUND(POWER([.$A9] - [.R$4]; [.R$6]) * [.S$6]))" office:value-type="float" office:value="0">
            <text:p>#VALUE!</text:p>
          </table:table-cell>
          <table:table-cell table:formula="of:=MAX(0; MIN([.R$7] + ([.$A9] - [.T$4]) * [.S$7]; 1))" office:value-type="percentage" office:value="0.3">
            <text:p>30.0%</text:p>
          </table:table-cell>
          <table:table-cell/>
          <table:table-cell table:formula="of:=MAX(0; ROUND(POWER([.$A9] - [.V$4]; [.V$5]) * [.W$5]))" office:value-type="float" office:value="0">
            <text:p>#VALUE!</text:p>
          </table:table-cell>
          <table:table-cell table:formula="of:=MAX(0; ROUND(POWER([.$A9] - [.V$4]; [.V$6]) * [.W$6]))" office:value-type="float" office:value="0">
            <text:p>#VALUE!</text:p>
          </table:table-cell>
          <table:table-cell table:formula="of:=MAX(0; MIN([.V$7] + ([.$A9] - [.X$4]) * [.W$7]; 1))" office:value-type="percentage" office:value="0.15">
            <text:p>15.0%</text:p>
          </table:table-cell>
          <table:table-cell/>
          <table:table-cell table:formula="of:=MAX(0; ROUND(POWER([.$A9] - [.Z$4]; [.Z$5]) * [.AA$5]))" office:value-type="float" office:value="0">
            <text:p>#VALUE!</text:p>
          </table:table-cell>
          <table:table-cell table:formula="of:=MAX(0; ROUND(POWER([.$A9] - [.Z$4]; [.Z$6]) * [.AA$6]))" office:value-type="float" office:value="0">
            <text:p>#VALUE!</text:p>
          </table:table-cell>
          <table:table-cell table:formula="of:=MAX(0; MIN([.Z$7] + ([.$A9] - [.AB$4]) * [.AA$7]; 1))" office:value-type="percentage" office:value="0">
            <text:p>0.0%</text:p>
          </table:table-cell>
          <table:table-cell table:number-columns-repeated="996"/>
        </table:table-row>
        <table:table-row table:style-name="ro1">
          <table:table-cell office:value-type="float" office:value="2">
            <text:p>2</text:p>
          </table:table-cell>
          <table:table-cell table:formula="of:=MAX(0; ROUND(POWER([.$A10] - [.B$4]; [.B$5]) * [.C$5]))" office:value-type="float" office:value="4">
            <text:p>4</text:p>
          </table:table-cell>
          <table:table-cell table:formula="of:=MAX(0; ROUND(POWER([.$A10] - [.B$4]; [.B$6]) * [.C$6]))" office:value-type="float" office:value="5">
            <text:p>5</text:p>
          </table:table-cell>
          <table:table-cell table:formula="of:=MAX(0; MIN([.B$7] + ([.$A10] - [.D$4]) * [.C$7]; 1))" office:value-type="percentage" office:value="0.2">
            <text:p>20.0%</text:p>
          </table:table-cell>
          <table:table-cell/>
          <table:table-cell table:formula="of:=MAX(0; ROUND(POWER([.$A10] - [.F$4]; [.F$5]) * [.G$5]))" office:value-type="float" office:value="2">
            <text:p>2</text:p>
          </table:table-cell>
          <table:table-cell table:formula="of:=MAX(0; ROUND(POWER([.$A10] - [.F$4]; [.F$6]) * [.G$6]))" office:value-type="float" office:value="3">
            <text:p>3</text:p>
          </table:table-cell>
          <table:table-cell table:formula="of:=MAX(0; MIN([.F$7] + ([.$A10] - [.H$4]) * [.G$7]; 1))" office:value-type="percentage" office:value="0.1">
            <text:p>10.0%</text:p>
          </table:table-cell>
          <table:table-cell/>
          <table:table-cell table:formula="of:=MAX(0; ROUND(POWER([.$A10] - [.J$4]; [.J$5]) * [.K$5]))" office:value-type="float" office:value="0">
            <text:p>0</text:p>
          </table:table-cell>
          <table:table-cell table:formula="of:=MAX(0; ROUND(POWER([.$A10] - [.J$4]; [.J$6]) * [.K$6]))" office:value-type="float" office:value="0">
            <text:p>0</text:p>
          </table:table-cell>
          <table:table-cell table:formula="of:=MAX(0; MIN([.J$7] + ([.$A10] - [.L$4]) * [.K$7]; 1))" office:value-type="percentage" office:value="0.05">
            <text:p>5.0%</text:p>
          </table:table-cell>
          <table:table-cell/>
          <table:table-cell table:formula="of:=MAX(0; ROUND(POWER([.$A10] - [.N$4]; [.N$5]) * [.O$5]))" office:value-type="float" office:value="0">
            <text:p>0</text:p>
          </table:table-cell>
          <table:table-cell table:formula="of:=MAX(0; ROUND(POWER([.$A10] - [.N$4]; [.N$6]) * [.O$6]))" office:value-type="float" office:value="0">
            <text:p>0</text:p>
          </table:table-cell>
          <table:table-cell table:formula="of:=MAX(0; MIN([.N$7] + ([.$A10] - [.P$4]) * [.O$7]; 1))" office:value-type="percentage" office:value="0.3">
            <text:p>30.0%</text:p>
          </table:table-cell>
          <table:table-cell/>
          <table:table-cell table:formula="of:=MAX(0; ROUND(POWER([.$A10] - [.R$4]; [.R$5]) * [.S$5]))" office:value-type="float" office:value="0">
            <text:p>#VALUE!</text:p>
          </table:table-cell>
          <table:table-cell table:formula="of:=MAX(0; ROUND(POWER([.$A10] - [.R$4]; [.R$6]) * [.S$6]))" office:value-type="float" office:value="0">
            <text:p>#VALUE!</text:p>
          </table:table-cell>
          <table:table-cell table:formula="of:=MAX(0; MIN([.R$7] + ([.$A10] - [.T$4]) * [.S$7]; 1))" office:value-type="percentage" office:value="0.35">
            <text:p>35.0%</text:p>
          </table:table-cell>
          <table:table-cell/>
          <table:table-cell table:formula="of:=MAX(0; ROUND(POWER([.$A10] - [.V$4]; [.V$5]) * [.W$5]))" office:value-type="float" office:value="0">
            <text:p>#VALUE!</text:p>
          </table:table-cell>
          <table:table-cell table:formula="of:=MAX(0; ROUND(POWER([.$A10] - [.V$4]; [.V$6]) * [.W$6]))" office:value-type="float" office:value="0">
            <text:p>#VALUE!</text:p>
          </table:table-cell>
          <table:table-cell table:formula="of:=MAX(0; MIN([.V$7] + ([.$A10] - [.X$4]) * [.W$7]; 1))" office:value-type="percentage" office:value="0.2">
            <text:p>20.0%</text:p>
          </table:table-cell>
          <table:table-cell/>
          <table:table-cell table:formula="of:=MAX(0; ROUND(POWER([.$A10] - [.Z$4]; [.Z$5]) * [.AA$5]))" office:value-type="float" office:value="0">
            <text:p>#VALUE!</text:p>
          </table:table-cell>
          <table:table-cell table:formula="of:=MAX(0; ROUND(POWER([.$A10] - [.Z$4]; [.Z$6]) * [.AA$6]))" office:value-type="float" office:value="0">
            <text:p>#VALUE!</text:p>
          </table:table-cell>
          <table:table-cell table:formula="of:=MAX(0; MIN([.Z$7] + ([.$A10] - [.AB$4]) * [.AA$7]; 1))" office:value-type="percentage" office:value="0.05">
            <text:p>5.0%</text:p>
          </table:table-cell>
          <table:table-cell table:number-columns-repeated="996"/>
        </table:table-row>
        <table:table-row table:style-name="ro1">
          <table:table-cell office:value-type="float" office:value="3">
            <text:p>3</text:p>
          </table:table-cell>
          <table:table-cell table:formula="of:=MAX(0; ROUND(POWER([.$A11] - [.B$4]; [.B$5]) * [.C$5]))" office:value-type="float" office:value="11">
            <text:p>11</text:p>
          </table:table-cell>
          <table:table-cell table:formula="of:=MAX(0; ROUND(POWER([.$A11] - [.B$4]; [.B$6]) * [.C$6]))" office:value-type="float" office:value="16">
            <text:p>16</text:p>
          </table:table-cell>
          <table:table-cell table:formula="of:=MAX(0; MIN([.B$7] + ([.$A11] - [.D$4]) * [.C$7]; 1))" office:value-type="percentage" office:value="0.3">
            <text:p>30.0%</text:p>
          </table:table-cell>
          <table:table-cell/>
          <table:table-cell table:formula="of:=MAX(0; ROUND(POWER([.$A11] - [.F$4]; [.F$5]) * [.G$5]))" office:value-type="float" office:value="5">
            <text:p>5</text:p>
          </table:table-cell>
          <table:table-cell table:formula="of:=MAX(0; ROUND(POWER([.$A11] - [.F$4]; [.F$6]) * [.G$6]))" office:value-type="float" office:value="9">
            <text:p>9</text:p>
          </table:table-cell>
          <table:table-cell table:formula="of:=MAX(0; MIN([.F$7] + ([.$A11] - [.H$4]) * [.G$7]; 1))" office:value-type="percentage" office:value="0.25">
            <text:p>25.0%</text:p>
          </table:table-cell>
          <table:table-cell/>
          <table:table-cell table:formula="of:=MAX(0; ROUND(POWER([.$A11] - [.J$4]; [.J$5]) * [.K$5]))" office:value-type="float" office:value="2">
            <text:p>2</text:p>
          </table:table-cell>
          <table:table-cell table:formula="of:=MAX(0; ROUND(POWER([.$A11] - [.J$4]; [.J$6]) * [.K$6]))" office:value-type="float" office:value="5">
            <text:p>5</text:p>
          </table:table-cell>
          <table:table-cell table:formula="of:=MAX(0; MIN([.J$7] + ([.$A11] - [.L$4]) * [.K$7]; 1))" office:value-type="percentage" office:value="0.15">
            <text:p>15.0%</text:p>
          </table:table-cell>
          <table:table-cell/>
          <table:table-cell table:formula="of:=MAX(0; ROUND(POWER([.$A11] - [.N$4]; [.N$5]) * [.O$5]))" office:value-type="float" office:value="2">
            <text:p>2</text:p>
          </table:table-cell>
          <table:table-cell table:formula="of:=MAX(0; ROUND(POWER([.$A11] - [.N$4]; [.N$6]) * [.O$6]))" office:value-type="float" office:value="3">
            <text:p>3</text:p>
          </table:table-cell>
          <table:table-cell table:formula="of:=MAX(0; MIN([.N$7] + ([.$A11] - [.P$4]) * [.O$7]; 1))" office:value-type="percentage" office:value="0.35">
            <text:p>35.0%</text:p>
          </table:table-cell>
          <table:table-cell/>
          <table:table-cell table:formula="of:=MAX(0; ROUND(POWER([.$A11] - [.R$4]; [.R$5]) * [.S$5]))" office:value-type="float" office:value="0">
            <text:p>0</text:p>
          </table:table-cell>
          <table:table-cell table:formula="of:=MAX(0; ROUND(POWER([.$A11] - [.R$4]; [.R$6]) * [.S$6]))" office:value-type="float" office:value="0">
            <text:p>0</text:p>
          </table:table-cell>
          <table:table-cell table:formula="of:=MAX(0; MIN([.R$7] + ([.$A11] - [.T$4]) * [.S$7]; 1))" office:value-type="percentage" office:value="0.4">
            <text:p>40.0%</text:p>
          </table:table-cell>
          <table:table-cell/>
          <table:table-cell table:formula="of:=MAX(0; ROUND(POWER([.$A11] - [.V$4]; [.V$5]) * [.W$5]))" office:value-type="float" office:value="0">
            <text:p>#VALUE!</text:p>
          </table:table-cell>
          <table:table-cell table:formula="of:=MAX(0; ROUND(POWER([.$A11] - [.V$4]; [.V$6]) * [.W$6]))" office:value-type="float" office:value="0">
            <text:p>#VALUE!</text:p>
          </table:table-cell>
          <table:table-cell table:formula="of:=MAX(0; MIN([.V$7] + ([.$A11] - [.X$4]) * [.W$7]; 1))" office:value-type="percentage" office:value="0.25">
            <text:p>25.0%</text:p>
          </table:table-cell>
          <table:table-cell/>
          <table:table-cell table:formula="of:=MAX(0; ROUND(POWER([.$A11] - [.Z$4]; [.Z$5]) * [.AA$5]))" office:value-type="float" office:value="0">
            <text:p>#VALUE!</text:p>
          </table:table-cell>
          <table:table-cell table:formula="of:=MAX(0; ROUND(POWER([.$A11] - [.Z$4]; [.Z$6]) * [.AA$6]))" office:value-type="float" office:value="0">
            <text:p>#VALUE!</text:p>
          </table:table-cell>
          <table:table-cell table:formula="of:=MAX(0; MIN([.Z$7] + ([.$A11] - [.AB$4]) * [.AA$7]; 1))" office:value-type="percentage" office:value="0.1">
            <text:p>10.0%</text:p>
          </table:table-cell>
          <table:table-cell table:number-columns-repeated="996"/>
        </table:table-row>
        <table:table-row table:style-name="ro1">
          <table:table-cell office:value-type="float" office:value="4">
            <text:p>4</text:p>
          </table:table-cell>
          <table:table-cell table:formula="of:=MAX(0; ROUND(POWER([.$A12] - [.B$4]; [.B$5]) * [.C$5]))" office:value-type="float" office:value="20">
            <text:p>20</text:p>
          </table:table-cell>
          <table:table-cell table:formula="of:=MAX(0; ROUND(POWER([.$A12] - [.B$4]; [.B$6]) * [.C$6]))" office:value-type="float" office:value="32">
            <text:p>32</text:p>
          </table:table-cell>
          <table:table-cell table:formula="of:=MAX(0; MIN([.B$7] + ([.$A12] - [.D$4]) * [.C$7]; 1))" office:value-type="percentage" office:value="0.4">
            <text:p>40.0%</text:p>
          </table:table-cell>
          <table:table-cell/>
          <table:table-cell table:formula="of:=MAX(0; ROUND(POWER([.$A12] - [.F$4]; [.F$5]) * [.G$5]))" office:value-type="float" office:value="9">
            <text:p>9</text:p>
          </table:table-cell>
          <table:table-cell table:formula="of:=MAX(0; ROUND(POWER([.$A12] - [.F$4]; [.F$6]) * [.G$6]))" office:value-type="float" office:value="16">
            <text:p>16</text:p>
          </table:table-cell>
          <table:table-cell table:formula="of:=MAX(0; MIN([.F$7] + ([.$A12] - [.H$4]) * [.G$7]; 1))" office:value-type="percentage" office:value="0.4">
            <text:p>40.0%</text:p>
          </table:table-cell>
          <table:table-cell/>
          <table:table-cell table:formula="of:=MAX(0; ROUND(POWER([.$A12] - [.J$4]; [.J$5]) * [.K$5]))" office:value-type="float" office:value="6">
            <text:p>6</text:p>
          </table:table-cell>
          <table:table-cell table:formula="of:=MAX(0; ROUND(POWER([.$A12] - [.J$4]; [.J$6]) * [.K$6]))" office:value-type="float" office:value="16">
            <text:p>16</text:p>
          </table:table-cell>
          <table:table-cell table:formula="of:=MAX(0; MIN([.J$7] + ([.$A12] - [.L$4]) * [.K$7]; 1))" office:value-type="percentage" office:value="0.25">
            <text:p>25.0%</text:p>
          </table:table-cell>
          <table:table-cell/>
          <table:table-cell table:formula="of:=MAX(0; ROUND(POWER([.$A12] - [.N$4]; [.N$5]) * [.O$5]))" office:value-type="float" office:value="5">
            <text:p>5</text:p>
          </table:table-cell>
          <table:table-cell table:formula="of:=MAX(0; ROUND(POWER([.$A12] - [.N$4]; [.N$6]) * [.O$6]))" office:value-type="float" office:value="9">
            <text:p>9</text:p>
          </table:table-cell>
          <table:table-cell table:formula="of:=MAX(0; MIN([.N$7] + ([.$A12] - [.P$4]) * [.O$7]; 1))" office:value-type="percentage" office:value="0.4">
            <text:p>40.0%</text:p>
          </table:table-cell>
          <table:table-cell/>
          <table:table-cell table:formula="of:=MAX(0; ROUND(POWER([.$A12] - [.R$4]; [.R$5]) * [.S$5]))" office:value-type="float" office:value="5">
            <text:p>5</text:p>
          </table:table-cell>
          <table:table-cell table:formula="of:=MAX(0; ROUND(POWER([.$A12] - [.R$4]; [.R$6]) * [.S$6]))" office:value-type="float" office:value="7">
            <text:p>7</text:p>
          </table:table-cell>
          <table:table-cell table:formula="of:=MAX(0; MIN([.R$7] + ([.$A12] - [.T$4]) * [.S$7]; 1))" office:value-type="percentage" office:value="0.45">
            <text:p>45.0%</text:p>
          </table:table-cell>
          <table:table-cell/>
          <table:table-cell table:formula="of:=MAX(0; ROUND(POWER([.$A12] - [.V$4]; [.V$5]) * [.W$5]))" office:value-type="float" office:value="0">
            <text:p>0</text:p>
          </table:table-cell>
          <table:table-cell table:formula="of:=MAX(0; ROUND(POWER([.$A12] - [.V$4]; [.V$6]) * [.W$6]))" office:value-type="float" office:value="0">
            <text:p>0</text:p>
          </table:table-cell>
          <table:table-cell table:formula="of:=MAX(0; MIN([.V$7] + ([.$A12] - [.X$4]) * [.W$7]; 1))" office:value-type="percentage" office:value="0.3">
            <text:p>30.0%</text:p>
          </table:table-cell>
          <table:table-cell/>
          <table:table-cell table:formula="of:=MAX(0; ROUND(POWER([.$A12] - [.Z$4]; [.Z$5]) * [.AA$5]))" office:value-type="float" office:value="0">
            <text:p>#VALUE!</text:p>
          </table:table-cell>
          <table:table-cell table:formula="of:=MAX(0; ROUND(POWER([.$A12] - [.Z$4]; [.Z$6]) * [.AA$6]))" office:value-type="float" office:value="0">
            <text:p>#VALUE!</text:p>
          </table:table-cell>
          <table:table-cell table:formula="of:=MAX(0; MIN([.Z$7] + ([.$A12] - [.AB$4]) * [.AA$7]; 1))" office:value-type="percentage" office:value="0.15">
            <text:p>15.0%</text:p>
          </table:table-cell>
          <table:table-cell table:number-columns-repeated="996"/>
        </table:table-row>
        <table:table-row table:style-name="ro1">
          <table:table-cell office:value-type="float" office:value="5">
            <text:p>5</text:p>
          </table:table-cell>
          <table:table-cell table:formula="of:=MAX(0; ROUND(POWER([.$A13] - [.B$4]; [.B$5]) * [.C$5]))" office:value-type="float" office:value="32">
            <text:p>32</text:p>
          </table:table-cell>
          <table:table-cell table:formula="of:=MAX(0; ROUND(POWER([.$A13] - [.B$4]; [.B$6]) * [.C$6]))" office:value-type="float" office:value="53">
            <text:p>53</text:p>
          </table:table-cell>
          <table:table-cell table:formula="of:=MAX(0; MIN([.B$7] + ([.$A13] - [.D$4]) * [.C$7]; 1))" office:value-type="percentage" office:value="0.5">
            <text:p>50.0%</text:p>
          </table:table-cell>
          <table:table-cell/>
          <table:table-cell table:formula="of:=MAX(0; ROUND(POWER([.$A13] - [.F$4]; [.F$5]) * [.G$5]))" office:value-type="float" office:value="14">
            <text:p>14</text:p>
          </table:table-cell>
          <table:table-cell table:formula="of:=MAX(0; ROUND(POWER([.$A13] - [.F$4]; [.F$6]) * [.G$6]))" office:value-type="float" office:value="26">
            <text:p>26</text:p>
          </table:table-cell>
          <table:table-cell table:formula="of:=MAX(0; MIN([.F$7] + ([.$A13] - [.H$4]) * [.G$7]; 1))" office:value-type="percentage" office:value="0.55">
            <text:p>55.0%</text:p>
          </table:table-cell>
          <table:table-cell/>
          <table:table-cell table:formula="of:=MAX(0; ROUND(POWER([.$A13] - [.J$4]; [.J$5]) * [.K$5]))" office:value-type="float" office:value="12">
            <text:p>12</text:p>
          </table:table-cell>
          <table:table-cell table:formula="of:=MAX(0; ROUND(POWER([.$A13] - [.J$4]; [.J$6]) * [.K$6]))" office:value-type="float" office:value="33">
            <text:p>33</text:p>
          </table:table-cell>
          <table:table-cell table:formula="of:=MAX(0; MIN([.J$7] + ([.$A13] - [.L$4]) * [.K$7]; 1))" office:value-type="percentage" office:value="0.35">
            <text:p>35.0%</text:p>
          </table:table-cell>
          <table:table-cell/>
          <table:table-cell table:formula="of:=MAX(0; ROUND(POWER([.$A13] - [.N$4]; [.N$5]) * [.O$5]))" office:value-type="float" office:value="9">
            <text:p>9</text:p>
          </table:table-cell>
          <table:table-cell table:formula="of:=MAX(0; ROUND(POWER([.$A13] - [.N$4]; [.N$6]) * [.O$6]))" office:value-type="float" office:value="16">
            <text:p>16</text:p>
          </table:table-cell>
          <table:table-cell table:formula="of:=MAX(0; MIN([.N$7] + ([.$A13] - [.P$4]) * [.O$7]; 1))" office:value-type="percentage" office:value="0.45">
            <text:p>45.0%</text:p>
          </table:table-cell>
          <table:table-cell/>
          <table:table-cell table:formula="of:=MAX(0; ROUND(POWER([.$A13] - [.R$4]; [.R$5]) * [.S$5]))" office:value-type="float" office:value="11">
            <text:p>11</text:p>
          </table:table-cell>
          <table:table-cell table:formula="of:=MAX(0; ROUND(POWER([.$A13] - [.R$4]; [.R$6]) * [.S$6]))" office:value-type="float" office:value="18">
            <text:p>18</text:p>
          </table:table-cell>
          <table:table-cell table:formula="of:=MAX(0; MIN([.R$7] + ([.$A13] - [.T$4]) * [.S$7]; 1))" office:value-type="percentage" office:value="0.5">
            <text:p>50.0%</text:p>
          </table:table-cell>
          <table:table-cell/>
          <table:table-cell table:formula="of:=MAX(0; ROUND(POWER([.$A13] - [.V$4]; [.V$5]) * [.W$5]))" office:value-type="float" office:value="4">
            <text:p>4</text:p>
          </table:table-cell>
          <table:table-cell table:formula="of:=MAX(0; ROUND(POWER([.$A13] - [.V$4]; [.V$6]) * [.W$6]))" office:value-type="float" office:value="14">
            <text:p>14</text:p>
          </table:table-cell>
          <table:table-cell table:formula="of:=MAX(0; MIN([.V$7] + ([.$A13] - [.X$4]) * [.W$7]; 1))" office:value-type="percentage" office:value="0.35">
            <text:p>35.0%</text:p>
          </table:table-cell>
          <table:table-cell/>
          <table:table-cell table:formula="of:=MAX(0; ROUND(POWER([.$A13] - [.Z$4]; [.Z$5]) * [.AA$5]))" office:value-type="float" office:value="0">
            <text:p>0</text:p>
          </table:table-cell>
          <table:table-cell table:formula="of:=MAX(0; ROUND(POWER([.$A13] - [.Z$4]; [.Z$6]) * [.AA$6]))" office:value-type="float" office:value="0">
            <text:p>0</text:p>
          </table:table-cell>
          <table:table-cell table:formula="of:=MAX(0; MIN([.Z$7] + ([.$A13] - [.AB$4]) * [.AA$7]; 1))" office:value-type="percentage" office:value="0.2">
            <text:p>20.0%</text:p>
          </table:table-cell>
          <table:table-cell table:number-columns-repeated="996"/>
        </table:table-row>
        <table:table-row table:style-name="ro1">
          <table:table-cell office:value-type="float" office:value="6">
            <text:p>6</text:p>
          </table:table-cell>
          <table:table-cell table:formula="of:=MAX(0; ROUND(POWER([.$A14] - [.B$4]; [.B$5]) * [.C$5]))" office:value-type="float" office:value="46">
            <text:p>46</text:p>
          </table:table-cell>
          <table:table-cell table:formula="of:=MAX(0; ROUND(POWER([.$A14] - [.B$4]; [.B$6]) * [.C$6]))" office:value-type="float" office:value="77">
            <text:p>77</text:p>
          </table:table-cell>
          <table:table-cell table:formula="of:=MAX(0; MIN([.B$7] + ([.$A14] - [.D$4]) * [.C$7]; 1))" office:value-type="percentage" office:value="0.6">
            <text:p>60.0%</text:p>
          </table:table-cell>
          <table:table-cell/>
          <table:table-cell table:formula="of:=MAX(0; ROUND(POWER([.$A14] - [.F$4]; [.F$5]) * [.G$5]))" office:value-type="float" office:value="19">
            <text:p>19</text:p>
          </table:table-cell>
          <table:table-cell table:formula="of:=MAX(0; ROUND(POWER([.$A14] - [.F$4]; [.F$6]) * [.G$6]))" office:value-type="float" office:value="36">
            <text:p>36</text:p>
          </table:table-cell>
          <table:table-cell table:formula="of:=MAX(0; MIN([.F$7] + ([.$A14] - [.H$4]) * [.G$7]; 1))" office:value-type="percentage" office:value="0.7">
            <text:p>70.0%</text:p>
          </table:table-cell>
          <table:table-cell/>
          <table:table-cell table:formula="of:=MAX(0; ROUND(POWER([.$A14] - [.J$4]; [.J$5]) * [.K$5]))" office:value-type="float" office:value="19">
            <text:p>19</text:p>
          </table:table-cell>
          <table:table-cell table:formula="of:=MAX(0; ROUND(POWER([.$A14] - [.J$4]; [.J$6]) * [.K$6]))" office:value-type="float" office:value="55">
            <text:p>55</text:p>
          </table:table-cell>
          <table:table-cell table:formula="of:=MAX(0; MIN([.J$7] + ([.$A14] - [.L$4]) * [.K$7]; 1))" office:value-type="percentage" office:value="0.45">
            <text:p>45.0%</text:p>
          </table:table-cell>
          <table:table-cell/>
          <table:table-cell table:formula="of:=MAX(0; ROUND(POWER([.$A14] - [.N$4]; [.N$5]) * [.O$5]))" office:value-type="float" office:value="13">
            <text:p>13</text:p>
          </table:table-cell>
          <table:table-cell table:formula="of:=MAX(0; ROUND(POWER([.$A14] - [.N$4]; [.N$6]) * [.O$6]))" office:value-type="float" office:value="25">
            <text:p>25</text:p>
          </table:table-cell>
          <table:table-cell table:formula="of:=MAX(0; MIN([.N$7] + ([.$A14] - [.P$4]) * [.O$7]; 1))" office:value-type="percentage" office:value="0.5">
            <text:p>50.0%</text:p>
          </table:table-cell>
          <table:table-cell/>
          <table:table-cell table:formula="of:=MAX(0; ROUND(POWER([.$A14] - [.R$4]; [.R$5]) * [.S$5]))" office:value-type="float" office:value="18">
            <text:p>18</text:p>
          </table:table-cell>
          <table:table-cell table:formula="of:=MAX(0; ROUND(POWER([.$A14] - [.R$4]; [.R$6]) * [.S$6]))" office:value-type="float" office:value="32">
            <text:p>32</text:p>
          </table:table-cell>
          <table:table-cell table:formula="of:=MAX(0; MIN([.R$7] + ([.$A14] - [.T$4]) * [.S$7]; 1))" office:value-type="percentage" office:value="0.55">
            <text:p>55.0%</text:p>
          </table:table-cell>
          <table:table-cell/>
          <table:table-cell table:formula="of:=MAX(0; ROUND(POWER([.$A14] - [.V$4]; [.V$5]) * [.W$5]))" office:value-type="float" office:value="8">
            <text:p>8</text:p>
          </table:table-cell>
          <table:table-cell table:formula="of:=MAX(0; ROUND(POWER([.$A14] - [.V$4]; [.V$6]) * [.W$6]))" office:value-type="float" office:value="34">
            <text:p>34</text:p>
          </table:table-cell>
          <table:table-cell table:formula="of:=MAX(0; MIN([.V$7] + ([.$A14] - [.X$4]) * [.W$7]; 1))" office:value-type="percentage" office:value="0.4">
            <text:p>40.0%</text:p>
          </table:table-cell>
          <table:table-cell/>
          <table:table-cell table:formula="of:=MAX(0; ROUND(POWER([.$A14] - [.Z$4]; [.Z$5]) * [.AA$5]))" office:value-type="float" office:value="3">
            <text:p>3</text:p>
          </table:table-cell>
          <table:table-cell table:formula="of:=MAX(0; ROUND(POWER([.$A14] - [.Z$4]; [.Z$6]) * [.AA$6]))" office:value-type="float" office:value="4">
            <text:p>4</text:p>
          </table:table-cell>
          <table:table-cell table:formula="of:=MAX(0; MIN([.Z$7] + ([.$A14] - [.AB$4]) * [.AA$7]; 1))" office:value-type="percentage" office:value="0.25">
            <text:p>25.0%</text:p>
          </table:table-cell>
          <table:table-cell table:number-columns-repeated="996"/>
        </table:table-row>
        <table:table-row table:style-name="ro1">
          <table:table-cell office:value-type="float" office:value="7">
            <text:p>7</text:p>
          </table:table-cell>
          <table:table-cell table:formula="of:=MAX(0; ROUND(POWER([.$A15] - [.B$4]; [.B$5]) * [.C$5]))" office:value-type="float" office:value="62">
            <text:p>62</text:p>
          </table:table-cell>
          <table:table-cell table:formula="of:=MAX(0; ROUND(POWER([.$A15] - [.B$4]; [.B$6]) * [.C$6]))" office:value-type="float" office:value="105">
            <text:p>105</text:p>
          </table:table-cell>
          <table:table-cell table:formula="of:=MAX(0; MIN([.B$7] + ([.$A15] - [.D$4]) * [.C$7]; 1))" office:value-type="percentage" office:value="0.7">
            <text:p>70.0%</text:p>
          </table:table-cell>
          <table:table-cell/>
          <table:table-cell table:formula="of:=MAX(0; ROUND(POWER([.$A15] - [.F$4]; [.F$5]) * [.G$5]))" office:value-type="float" office:value="25">
            <text:p>25</text:p>
          </table:table-cell>
          <table:table-cell table:formula="of:=MAX(0; ROUND(POWER([.$A15] - [.F$4]; [.F$6]) * [.G$6]))" office:value-type="float" office:value="48">
            <text:p>48</text:p>
          </table:table-cell>
          <table:table-cell table:formula="of:=MAX(0; MIN([.F$7] + ([.$A15] - [.H$4]) * [.G$7]; 1))" office:value-type="percentage" office:value="0.85">
            <text:p>85.0%</text:p>
          </table:table-cell>
          <table:table-cell/>
          <table:table-cell table:formula="of:=MAX(0; ROUND(POWER([.$A15] - [.J$4]; [.J$5]) * [.K$5]))" office:value-type="float" office:value="28">
            <text:p>28</text:p>
          </table:table-cell>
          <table:table-cell table:formula="of:=MAX(0; ROUND(POWER([.$A15] - [.J$4]; [.J$6]) * [.K$6]))" office:value-type="float" office:value="82">
            <text:p>82</text:p>
          </table:table-cell>
          <table:table-cell table:formula="of:=MAX(0; MIN([.J$7] + ([.$A15] - [.L$4]) * [.K$7]; 1))" office:value-type="percentage" office:value="0.55">
            <text:p>55.0%</text:p>
          </table:table-cell>
          <table:table-cell/>
          <table:table-cell table:formula="of:=MAX(0; ROUND(POWER([.$A15] - [.N$4]; [.N$5]) * [.O$5]))" office:value-type="float" office:value="18">
            <text:p>18</text:p>
          </table:table-cell>
          <table:table-cell table:formula="of:=MAX(0; ROUND(POWER([.$A15] - [.N$4]; [.N$6]) * [.O$6]))" office:value-type="float" office:value="35">
            <text:p>35</text:p>
          </table:table-cell>
          <table:table-cell table:formula="of:=MAX(0; MIN([.N$7] + ([.$A15] - [.P$4]) * [.O$7]; 1))" office:value-type="percentage" office:value="0.55">
            <text:p>55.0%</text:p>
          </table:table-cell>
          <table:table-cell/>
          <table:table-cell table:formula="of:=MAX(0; ROUND(POWER([.$A15] - [.R$4]; [.R$5]) * [.S$5]))" office:value-type="float" office:value="25">
            <text:p>25</text:p>
          </table:table-cell>
          <table:table-cell table:formula="of:=MAX(0; ROUND(POWER([.$A15] - [.R$4]; [.R$6]) * [.S$6]))" office:value-type="float" office:value="47">
            <text:p>47</text:p>
          </table:table-cell>
          <table:table-cell table:formula="of:=MAX(0; MIN([.R$7] + ([.$A15] - [.T$4]) * [.S$7]; 1))" office:value-type="percentage" office:value="0.6">
            <text:p>60.0%</text:p>
          </table:table-cell>
          <table:table-cell/>
          <table:table-cell table:formula="of:=MAX(0; ROUND(POWER([.$A15] - [.V$4]; [.V$5]) * [.W$5]))" office:value-type="float" office:value="14">
            <text:p>14</text:p>
          </table:table-cell>
          <table:table-cell table:formula="of:=MAX(0; ROUND(POWER([.$A15] - [.V$4]; [.V$6]) * [.W$6]))" office:value-type="float" office:value="58">
            <text:p>58</text:p>
          </table:table-cell>
          <table:table-cell table:formula="of:=MAX(0; MIN([.V$7] + ([.$A15] - [.X$4]) * [.W$7]; 1))" office:value-type="percentage" office:value="0.45">
            <text:p>45.0%</text:p>
          </table:table-cell>
          <table:table-cell/>
          <table:table-cell table:formula="of:=MAX(0; ROUND(POWER([.$A15] - [.Z$4]; [.Z$5]) * [.AA$5]))" office:value-type="float" office:value="5">
            <text:p>5</text:p>
          </table:table-cell>
          <table:table-cell table:formula="of:=MAX(0; ROUND(POWER([.$A15] - [.Z$4]; [.Z$6]) * [.AA$6]))" office:value-type="float" office:value="10">
            <text:p>10</text:p>
          </table:table-cell>
          <table:table-cell table:formula="of:=MAX(0; MIN([.Z$7] + ([.$A15] - [.AB$4]) * [.AA$7]; 1))" office:value-type="percentage" office:value="0.3">
            <text:p>30.0%</text:p>
          </table:table-cell>
          <table:table-cell table:number-columns-repeated="996"/>
        </table:table-row>
        <table:table-row table:style-name="ro1">
          <table:table-cell office:value-type="float" office:value="8">
            <text:p>8</text:p>
          </table:table-cell>
          <table:table-cell table:formula="of:=MAX(0; ROUND(POWER([.$A16] - [.B$4]; [.B$5]) * [.C$5]))" office:value-type="float" office:value="79">
            <text:p>79</text:p>
          </table:table-cell>
          <table:table-cell table:formula="of:=MAX(0; ROUND(POWER([.$A16] - [.B$4]; [.B$6]) * [.C$6]))" office:value-type="float" office:value="137">
            <text:p>137</text:p>
          </table:table-cell>
          <table:table-cell table:formula="of:=MAX(0; MIN([.B$7] + ([.$A16] - [.D$4]) * [.C$7]; 1))" office:value-type="percentage" office:value="0.8">
            <text:p>80.0%</text:p>
          </table:table-cell>
          <table:table-cell/>
          <table:table-cell table:formula="of:=MAX(0; ROUND(POWER([.$A16] - [.F$4]; [.F$5]) * [.G$5]))" office:value-type="float" office:value="31">
            <text:p>31</text:p>
          </table:table-cell>
          <table:table-cell table:formula="of:=MAX(0; ROUND(POWER([.$A16] - [.F$4]; [.F$6]) * [.G$6]))" office:value-type="float" office:value="61">
            <text:p>61</text:p>
          </table:table-cell>
          <table:table-cell table:formula="of:=MAX(0; MIN([.F$7] + ([.$A16] - [.H$4]) * [.G$7]; 1))" office:value-type="percentage" office:value="1">
            <text:p>100.0%</text:p>
          </table:table-cell>
          <table:table-cell/>
          <table:table-cell table:formula="of:=MAX(0; ROUND(POWER([.$A16] - [.J$4]; [.J$5]) * [.K$5]))" office:value-type="float" office:value="39">
            <text:p>39</text:p>
          </table:table-cell>
          <table:table-cell table:formula="of:=MAX(0; ROUND(POWER([.$A16] - [.J$4]; [.J$6]) * [.K$6]))" office:value-type="float" office:value="113">
            <text:p>113</text:p>
          </table:table-cell>
          <table:table-cell table:formula="of:=MAX(0; MIN([.J$7] + ([.$A16] - [.L$4]) * [.K$7]; 1))" office:value-type="percentage" office:value="0.65">
            <text:p>65.0%</text:p>
          </table:table-cell>
          <table:table-cell/>
          <table:table-cell table:formula="of:=MAX(0; ROUND(POWER([.$A16] - [.N$4]; [.N$5]) * [.O$5]))" office:value-type="float" office:value="23">
            <text:p>23</text:p>
          </table:table-cell>
          <table:table-cell table:formula="of:=MAX(0; ROUND(POWER([.$A16] - [.N$4]; [.N$6]) * [.O$6]))" office:value-type="float" office:value="46">
            <text:p>46</text:p>
          </table:table-cell>
          <table:table-cell table:formula="of:=MAX(0; MIN([.N$7] + ([.$A16] - [.P$4]) * [.O$7]; 1))" office:value-type="percentage" office:value="0.6">
            <text:p>60.0%</text:p>
          </table:table-cell>
          <table:table-cell/>
          <table:table-cell table:formula="of:=MAX(0; ROUND(POWER([.$A16] - [.R$4]; [.R$5]) * [.S$5]))" office:value-type="float" office:value="33">
            <text:p>33</text:p>
          </table:table-cell>
          <table:table-cell table:formula="of:=MAX(0; ROUND(POWER([.$A16] - [.R$4]; [.R$6]) * [.S$6]))" office:value-type="float" office:value="65">
            <text:p>65</text:p>
          </table:table-cell>
          <table:table-cell table:formula="of:=MAX(0; MIN([.R$7] + ([.$A16] - [.T$4]) * [.S$7]; 1))" office:value-type="percentage" office:value="0.65">
            <text:p>65.0%</text:p>
          </table:table-cell>
          <table:table-cell/>
          <table:table-cell table:formula="of:=MAX(0; ROUND(POWER([.$A16] - [.V$4]; [.V$5]) * [.W$5]))" office:value-type="float" office:value="20">
            <text:p>20</text:p>
          </table:table-cell>
          <table:table-cell table:formula="of:=MAX(0; ROUND(POWER([.$A16] - [.V$4]; [.V$6]) * [.W$6]))" office:value-type="float" office:value="85">
            <text:p>85</text:p>
          </table:table-cell>
          <table:table-cell table:formula="of:=MAX(0; MIN([.V$7] + ([.$A16] - [.X$4]) * [.W$7]; 1))" office:value-type="percentage" office:value="0.5">
            <text:p>50.0%</text:p>
          </table:table-cell>
          <table:table-cell/>
          <table:table-cell table:formula="of:=MAX(0; ROUND(POWER([.$A16] - [.Z$4]; [.Z$5]) * [.AA$5]))" office:value-type="float" office:value="8">
            <text:p>8</text:p>
          </table:table-cell>
          <table:table-cell table:formula="of:=MAX(0; ROUND(POWER([.$A16] - [.Z$4]; [.Z$6]) * [.AA$6]))" office:value-type="float" office:value="16">
            <text:p>16</text:p>
          </table:table-cell>
          <table:table-cell table:formula="of:=MAX(0; MIN([.Z$7] + ([.$A16] - [.AB$4]) * [.AA$7]; 1))" office:value-type="percentage" office:value="0.35">
            <text:p>35.0%</text:p>
          </table:table-cell>
          <table:table-cell table:number-columns-repeated="996"/>
        </table:table-row>
        <table:table-row table:style-name="ro1">
          <table:table-cell office:value-type="float" office:value="9">
            <text:p>9</text:p>
          </table:table-cell>
          <table:table-cell table:formula="of:=MAX(0; ROUND(POWER([.$A17] - [.B$4]; [.B$5]) * [.C$5]))" office:value-type="float" office:value="98">
            <text:p>98</text:p>
          </table:table-cell>
          <table:table-cell table:formula="of:=MAX(0; ROUND(POWER([.$A17] - [.B$4]; [.B$6]) * [.C$6]))" office:value-type="float" office:value="171">
            <text:p>171</text:p>
          </table:table-cell>
          <table:table-cell table:formula="of:=MAX(0; MIN([.B$7] + ([.$A17] - [.D$4]) * [.C$7]; 1))" office:value-type="percentage" office:value="0.9">
            <text:p>90.0%</text:p>
          </table:table-cell>
          <table:table-cell/>
          <table:table-cell table:formula="of:=MAX(0; ROUND(POWER([.$A17] - [.F$4]; [.F$5]) * [.G$5]))" office:value-type="float" office:value="38">
            <text:p>38</text:p>
          </table:table-cell>
          <table:table-cell table:formula="of:=MAX(0; ROUND(POWER([.$A17] - [.F$4]; [.F$6]) * [.G$6]))" office:value-type="float" office:value="75">
            <text:p>75</text:p>
          </table:table-cell>
          <table:table-cell table:formula="of:=MAX(0; MIN([.F$7] + ([.$A17] - [.H$4]) * [.G$7]; 1))" office:value-type="percentage" office:value="1">
            <text:p>100.0%</text:p>
          </table:table-cell>
          <table:table-cell/>
          <table:table-cell table:formula="of:=MAX(0; ROUND(POWER([.$A17] - [.J$4]; [.J$5]) * [.K$5]))" office:value-type="float" office:value="51">
            <text:p>51</text:p>
          </table:table-cell>
          <table:table-cell table:formula="of:=MAX(0; ROUND(POWER([.$A17] - [.J$4]; [.J$6]) * [.K$6]))" office:value-type="float" office:value="149">
            <text:p>149</text:p>
          </table:table-cell>
          <table:table-cell table:formula="of:=MAX(0; MIN([.J$7] + ([.$A17] - [.L$4]) * [.K$7]; 1))" office:value-type="percentage" office:value="0.75">
            <text:p>75.0%</text:p>
          </table:table-cell>
          <table:table-cell/>
          <table:table-cell table:formula="of:=MAX(0; ROUND(POWER([.$A17] - [.N$4]; [.N$5]) * [.O$5]))" office:value-type="float" office:value="29">
            <text:p>29</text:p>
          </table:table-cell>
          <table:table-cell table:formula="of:=MAX(0; ROUND(POWER([.$A17] - [.N$4]; [.N$6]) * [.O$6]))" office:value-type="float" office:value="57">
            <text:p>57</text:p>
          </table:table-cell>
          <table:table-cell table:formula="of:=MAX(0; MIN([.N$7] + ([.$A17] - [.P$4]) * [.O$7]; 1))" office:value-type="percentage" office:value="0.65">
            <text:p>65.0%</text:p>
          </table:table-cell>
          <table:table-cell/>
          <table:table-cell table:formula="of:=MAX(0; ROUND(POWER([.$A17] - [.R$4]; [.R$5]) * [.S$5]))" office:value-type="float" office:value="41">
            <text:p>41</text:p>
          </table:table-cell>
          <table:table-cell table:formula="of:=MAX(0; ROUND(POWER([.$A17] - [.R$4]; [.R$6]) * [.S$6]))" office:value-type="float" office:value="84">
            <text:p>84</text:p>
          </table:table-cell>
          <table:table-cell table:formula="of:=MAX(0; MIN([.R$7] + ([.$A17] - [.T$4]) * [.S$7]; 1))" office:value-type="percentage" office:value="0.7">
            <text:p>70.0%</text:p>
          </table:table-cell>
          <table:table-cell/>
          <table:table-cell table:formula="of:=MAX(0; ROUND(POWER([.$A17] - [.V$4]; [.V$5]) * [.W$5]))" office:value-type="float" office:value="26">
            <text:p>26</text:p>
          </table:table-cell>
          <table:table-cell table:formula="of:=MAX(0; ROUND(POWER([.$A17] - [.V$4]; [.V$6]) * [.W$6]))" office:value-type="float" office:value="113">
            <text:p>113</text:p>
          </table:table-cell>
          <table:table-cell table:formula="of:=MAX(0; MIN([.V$7] + ([.$A17] - [.X$4]) * [.W$7]; 1))" office:value-type="percentage" office:value="0.55">
            <text:p>55.0%</text:p>
          </table:table-cell>
          <table:table-cell/>
          <table:table-cell table:formula="of:=MAX(0; ROUND(POWER([.$A17] - [.Z$4]; [.Z$5]) * [.AA$5]))" office:value-type="float" office:value="11">
            <text:p>11</text:p>
          </table:table-cell>
          <table:table-cell table:formula="of:=MAX(0; ROUND(POWER([.$A17] - [.Z$4]; [.Z$6]) * [.AA$6]))" office:value-type="float" office:value="22">
            <text:p>22</text:p>
          </table:table-cell>
          <table:table-cell table:formula="of:=MAX(0; MIN([.Z$7] + ([.$A17] - [.AB$4]) * [.AA$7]; 1))" office:value-type="percentage" office:value="0.4">
            <text:p>40.0%</text:p>
          </table:table-cell>
          <table:table-cell table:number-columns-repeated="996"/>
        </table:table-row>
        <table:table-row table:style-name="ro1">
          <table:table-cell office:value-type="float" office:value="10">
            <text:p>10</text:p>
          </table:table-cell>
          <table:table-cell table:formula="of:=MAX(0; ROUND(POWER([.$A18] - [.B$4]; [.B$5]) * [.C$5]))" office:value-type="float" office:value="118">
            <text:p>118</text:p>
          </table:table-cell>
          <table:table-cell table:formula="of:=MAX(0; ROUND(POWER([.$A18] - [.B$4]; [.B$6]) * [.C$6]))" office:value-type="float" office:value="209">
            <text:p>209</text:p>
          </table:table-cell>
          <table:table-cell table:formula="of:=MAX(0; MIN([.B$7] + ([.$A18] - [.D$4]) * [.C$7]; 1))" office:value-type="percentage" office:value="1">
            <text:p>100.0%</text:p>
          </table:table-cell>
          <table:table-cell/>
          <table:table-cell table:formula="of:=MAX(0; ROUND(POWER([.$A18] - [.F$4]; [.F$5]) * [.G$5]))" office:value-type="float" office:value="46">
            <text:p>46</text:p>
          </table:table-cell>
          <table:table-cell table:formula="of:=MAX(0; ROUND(POWER([.$A18] - [.F$4]; [.F$6]) * [.G$6]))" office:value-type="float" office:value="90">
            <text:p>90</text:p>
          </table:table-cell>
          <table:table-cell table:formula="of:=MAX(0; MIN([.F$7] + ([.$A18] - [.H$4]) * [.G$7]; 1))" office:value-type="percentage" office:value="1">
            <text:p>100.0%</text:p>
          </table:table-cell>
          <table:table-cell/>
          <table:table-cell table:formula="of:=MAX(0; ROUND(POWER([.$A18] - [.J$4]; [.J$5]) * [.K$5]))" office:value-type="float" office:value="65">
            <text:p>65</text:p>
          </table:table-cell>
          <table:table-cell table:formula="of:=MAX(0; ROUND(POWER([.$A18] - [.J$4]; [.J$6]) * [.K$6]))" office:value-type="float" office:value="190">
            <text:p>190</text:p>
          </table:table-cell>
          <table:table-cell table:formula="of:=MAX(0; MIN([.J$7] + ([.$A18] - [.L$4]) * [.K$7]; 1))" office:value-type="percentage" office:value="0.85">
            <text:p>85.0%</text:p>
          </table:table-cell>
          <table:table-cell/>
          <table:table-cell table:formula="of:=MAX(0; ROUND(POWER([.$A18] - [.N$4]; [.N$5]) * [.O$5]))" office:value-type="float" office:value="35">
            <text:p>35</text:p>
          </table:table-cell>
          <table:table-cell table:formula="of:=MAX(0; ROUND(POWER([.$A18] - [.N$4]; [.N$6]) * [.O$6]))" office:value-type="float" office:value="70">
            <text:p>70</text:p>
          </table:table-cell>
          <table:table-cell table:formula="of:=MAX(0; MIN([.N$7] + ([.$A18] - [.P$4]) * [.O$7]; 1))" office:value-type="percentage" office:value="0.7">
            <text:p>70.0%</text:p>
          </table:table-cell>
          <table:table-cell/>
          <table:table-cell table:formula="of:=MAX(0; ROUND(POWER([.$A18] - [.R$4]; [.R$5]) * [.S$5]))" office:value-type="float" office:value="50">
            <text:p>50</text:p>
          </table:table-cell>
          <table:table-cell table:formula="of:=MAX(0; ROUND(POWER([.$A18] - [.R$4]; [.R$6]) * [.S$6]))" office:value-type="float" office:value="104">
            <text:p>104</text:p>
          </table:table-cell>
          <table:table-cell table:formula="of:=MAX(0; MIN([.R$7] + ([.$A18] - [.T$4]) * [.S$7]; 1))" office:value-type="percentage" office:value="0.75">
            <text:p>75.0%</text:p>
          </table:table-cell>
          <table:table-cell/>
          <table:table-cell table:formula="of:=MAX(0; ROUND(POWER([.$A18] - [.V$4]; [.V$5]) * [.W$5]))" office:value-type="float" office:value="33">
            <text:p>33</text:p>
          </table:table-cell>
          <table:table-cell table:formula="of:=MAX(0; ROUND(POWER([.$A18] - [.V$4]; [.V$6]) * [.W$6]))" office:value-type="float" office:value="144">
            <text:p>144</text:p>
          </table:table-cell>
          <table:table-cell table:formula="of:=MAX(0; MIN([.V$7] + ([.$A18] - [.X$4]) * [.W$7]; 1))" office:value-type="percentage" office:value="0.6">
            <text:p>60.0%</text:p>
          </table:table-cell>
          <table:table-cell/>
          <table:table-cell table:formula="of:=MAX(0; ROUND(POWER([.$A18] - [.Z$4]; [.Z$5]) * [.AA$5]))" office:value-type="float" office:value="15">
            <text:p>15</text:p>
          </table:table-cell>
          <table:table-cell table:formula="of:=MAX(0; ROUND(POWER([.$A18] - [.Z$4]; [.Z$6]) * [.AA$6]))" office:value-type="float" office:value="29">
            <text:p>29</text:p>
          </table:table-cell>
          <table:table-cell table:formula="of:=MAX(0; MIN([.Z$7] + ([.$A18] - [.AB$4]) * [.AA$7]; 1))" office:value-type="percentage" office:value="0.45">
            <text:p>45.0%</text:p>
          </table:table-cell>
          <table:table-cell table:number-columns-repeated="996"/>
        </table:table-row>
        <table:table-row table:style-name="ro1">
          <table:table-cell office:value-type="float" office:value="11">
            <text:p>11</text:p>
          </table:table-cell>
          <table:table-cell table:formula="of:=MAX(0; ROUND(POWER([.$A19] - [.B$4]; [.B$5]) * [.C$5]))" office:value-type="float" office:value="139">
            <text:p>139</text:p>
          </table:table-cell>
          <table:table-cell table:formula="of:=MAX(0; ROUND(POWER([.$A19] - [.B$4]; [.B$6]) * [.C$6]))" office:value-type="float" office:value="251">
            <text:p>251</text:p>
          </table:table-cell>
          <table:table-cell table:formula="of:=MAX(0; MIN([.B$7] + ([.$A19] - [.D$4]) * [.C$7]; 1))" office:value-type="percentage" office:value="1">
            <text:p>100.0%</text:p>
          </table:table-cell>
          <table:table-cell/>
          <table:table-cell table:formula="of:=MAX(0; ROUND(POWER([.$A19] - [.F$4]; [.F$5]) * [.G$5]))" office:value-type="float" office:value="54">
            <text:p>54</text:p>
          </table:table-cell>
          <table:table-cell table:formula="of:=MAX(0; ROUND(POWER([.$A19] - [.F$4]; [.F$6]) * [.G$6]))" office:value-type="float" office:value="106">
            <text:p>106</text:p>
          </table:table-cell>
          <table:table-cell table:formula="of:=MAX(0; MIN([.F$7] + ([.$A19] - [.H$4]) * [.G$7]; 1))" office:value-type="percentage" office:value="1">
            <text:p>100.0%</text:p>
          </table:table-cell>
          <table:table-cell/>
          <table:table-cell table:formula="of:=MAX(0; ROUND(POWER([.$A19] - [.J$4]; [.J$5]) * [.K$5]))" office:value-type="float" office:value="80">
            <text:p>80</text:p>
          </table:table-cell>
          <table:table-cell table:formula="of:=MAX(0; ROUND(POWER([.$A19] - [.J$4]; [.J$6]) * [.K$6]))" office:value-type="float" office:value="235">
            <text:p>235</text:p>
          </table:table-cell>
          <table:table-cell table:formula="of:=MAX(0; MIN([.J$7] + ([.$A19] - [.L$4]) * [.K$7]; 1))" office:value-type="percentage" office:value="0.95">
            <text:p>95.0%</text:p>
          </table:table-cell>
          <table:table-cell/>
          <table:table-cell table:formula="of:=MAX(0; ROUND(POWER([.$A19] - [.N$4]; [.N$5]) * [.O$5]))" office:value-type="float" office:value="41">
            <text:p>41</text:p>
          </table:table-cell>
          <table:table-cell table:formula="of:=MAX(0; ROUND(POWER([.$A19] - [.N$4]; [.N$6]) * [.O$6]))" office:value-type="float" office:value="84">
            <text:p>84</text:p>
          </table:table-cell>
          <table:table-cell table:formula="of:=MAX(0; MIN([.N$7] + ([.$A19] - [.P$4]) * [.O$7]; 1))" office:value-type="percentage" office:value="0.75">
            <text:p>75.0%</text:p>
          </table:table-cell>
          <table:table-cell/>
          <table:table-cell table:formula="of:=MAX(0; ROUND(POWER([.$A19] - [.R$4]; [.R$5]) * [.S$5]))" office:value-type="float" office:value="58">
            <text:p>58</text:p>
          </table:table-cell>
          <table:table-cell table:formula="of:=MAX(0; ROUND(POWER([.$A19] - [.R$4]; [.R$6]) * [.S$6]))" office:value-type="float" office:value="125">
            <text:p>125</text:p>
          </table:table-cell>
          <table:table-cell table:formula="of:=MAX(0; MIN([.R$7] + ([.$A19] - [.T$4]) * [.S$7]; 1))" office:value-type="percentage" office:value="0.8">
            <text:p>80.0%</text:p>
          </table:table-cell>
          <table:table-cell/>
          <table:table-cell table:formula="of:=MAX(0; ROUND(POWER([.$A19] - [.V$4]; [.V$5]) * [.W$5]))" office:value-type="float" office:value="40">
            <text:p>40</text:p>
          </table:table-cell>
          <table:table-cell table:formula="of:=MAX(0; ROUND(POWER([.$A19] - [.V$4]; [.V$6]) * [.W$6]))" office:value-type="float" office:value="176">
            <text:p>176</text:p>
          </table:table-cell>
          <table:table-cell table:formula="of:=MAX(0; MIN([.V$7] + ([.$A19] - [.X$4]) * [.W$7]; 1))" office:value-type="percentage" office:value="0.65">
            <text:p>65.0%</text:p>
          </table:table-cell>
          <table:table-cell/>
          <table:table-cell table:formula="of:=MAX(0; ROUND(POWER([.$A19] - [.Z$4]; [.Z$5]) * [.AA$5]))" office:value-type="float" office:value="18">
            <text:p>18</text:p>
          </table:table-cell>
          <table:table-cell table:formula="of:=MAX(0; ROUND(POWER([.$A19] - [.Z$4]; [.Z$6]) * [.AA$6]))" office:value-type="float" office:value="36">
            <text:p>36</text:p>
          </table:table-cell>
          <table:table-cell table:formula="of:=MAX(0; MIN([.Z$7] + ([.$A19] - [.AB$4]) * [.AA$7]; 1))" office:value-type="percentage" office:value="0.5">
            <text:p>50.0%</text:p>
          </table:table-cell>
          <table:table-cell table:number-columns-repeated="996"/>
        </table:table-row>
        <table:table-row table:style-name="ro1">
          <table:table-cell office:value-type="float" office:value="12">
            <text:p>12</text:p>
          </table:table-cell>
          <table:table-cell table:formula="of:=MAX(0; ROUND(POWER([.$A20] - [.B$4]; [.B$5]) * [.C$5]))" office:value-type="float" office:value="162">
            <text:p>162</text:p>
          </table:table-cell>
          <table:table-cell table:formula="of:=MAX(0; ROUND(POWER([.$A20] - [.B$4]; [.B$6]) * [.C$6]))" office:value-type="float" office:value="295">
            <text:p>295</text:p>
          </table:table-cell>
          <table:table-cell table:formula="of:=MAX(0; MIN([.B$7] + ([.$A20] - [.D$4]) * [.C$7]; 1))" office:value-type="percentage" office:value="1">
            <text:p>100.0%</text:p>
          </table:table-cell>
          <table:table-cell/>
          <table:table-cell table:formula="of:=MAX(0; ROUND(POWER([.$A20] - [.F$4]; [.F$5]) * [.G$5]))" office:value-type="float" office:value="62">
            <text:p>62</text:p>
          </table:table-cell>
          <table:table-cell table:formula="of:=MAX(0; ROUND(POWER([.$A20] - [.F$4]; [.F$6]) * [.G$6]))" office:value-type="float" office:value="123">
            <text:p>123</text:p>
          </table:table-cell>
          <table:table-cell table:formula="of:=MAX(0; MIN([.F$7] + ([.$A20] - [.H$4]) * [.G$7]; 1))" office:value-type="percentage" office:value="1">
            <text:p>100.0%</text:p>
          </table:table-cell>
          <table:table-cell/>
          <table:table-cell table:formula="of:=MAX(0; ROUND(POWER([.$A20] - [.J$4]; [.J$5]) * [.K$5]))" office:value-type="float" office:value="96">
            <text:p>96</text:p>
          </table:table-cell>
          <table:table-cell table:formula="of:=MAX(0; ROUND(POWER([.$A20] - [.J$4]; [.J$6]) * [.K$6]))" office:value-type="float" office:value="284">
            <text:p>284</text:p>
          </table:table-cell>
          <table:table-cell table:formula="of:=MAX(0; MIN([.J$7] + ([.$A20] - [.L$4]) * [.K$7]; 1))" office:value-type="percentage" office:value="1">
            <text:p>100.0%</text:p>
          </table:table-cell>
          <table:table-cell/>
          <table:table-cell table:formula="of:=MAX(0; ROUND(POWER([.$A20] - [.N$4]; [.N$5]) * [.O$5]))" office:value-type="float" office:value="48">
            <text:p>48</text:p>
          </table:table-cell>
          <table:table-cell table:formula="of:=MAX(0; ROUND(POWER([.$A20] - [.N$4]; [.N$6]) * [.O$6]))" office:value-type="float" office:value="98">
            <text:p>98</text:p>
          </table:table-cell>
          <table:table-cell table:formula="of:=MAX(0; MIN([.N$7] + ([.$A20] - [.P$4]) * [.O$7]; 1))" office:value-type="percentage" office:value="0.8">
            <text:p>80.0%</text:p>
          </table:table-cell>
          <table:table-cell/>
          <table:table-cell table:formula="of:=MAX(0; ROUND(POWER([.$A20] - [.R$4]; [.R$5]) * [.S$5]))" office:value-type="float" office:value="67">
            <text:p>67</text:p>
          </table:table-cell>
          <table:table-cell table:formula="of:=MAX(0; ROUND(POWER([.$A20] - [.R$4]; [.R$6]) * [.S$6]))" office:value-type="float" office:value="147">
            <text:p>147</text:p>
          </table:table-cell>
          <table:table-cell table:formula="of:=MAX(0; MIN([.R$7] + ([.$A20] - [.T$4]) * [.S$7]; 1))" office:value-type="percentage" office:value="0.85">
            <text:p>85.0%</text:p>
          </table:table-cell>
          <table:table-cell/>
          <table:table-cell table:formula="of:=MAX(0; ROUND(POWER([.$A20] - [.V$4]; [.V$5]) * [.W$5]))" office:value-type="float" office:value="47">
            <text:p>47</text:p>
          </table:table-cell>
          <table:table-cell table:formula="of:=MAX(0; ROUND(POWER([.$A20] - [.V$4]; [.V$6]) * [.W$6]))" office:value-type="float" office:value="209">
            <text:p>209</text:p>
          </table:table-cell>
          <table:table-cell table:formula="of:=MAX(0; MIN([.V$7] + ([.$A20] - [.X$4]) * [.W$7]; 1))" office:value-type="percentage" office:value="0.7">
            <text:p>70.0%</text:p>
          </table:table-cell>
          <table:table-cell/>
          <table:table-cell table:formula="of:=MAX(0; ROUND(POWER([.$A20] - [.Z$4]; [.Z$5]) * [.AA$5]))" office:value-type="float" office:value="21">
            <text:p>21</text:p>
          </table:table-cell>
          <table:table-cell table:formula="of:=MAX(0; ROUND(POWER([.$A20] - [.Z$4]; [.Z$6]) * [.AA$6]))" office:value-type="float" office:value="43">
            <text:p>43</text:p>
          </table:table-cell>
          <table:table-cell table:formula="of:=MAX(0; MIN([.Z$7] + ([.$A20] - [.AB$4]) * [.AA$7]; 1))" office:value-type="percentage" office:value="0.55">
            <text:p>55.0%</text:p>
          </table:table-cell>
          <table:table-cell table:number-columns-repeated="996"/>
        </table:table-row>
        <table:table-row table:style-name="ro1">
          <table:table-cell office:value-type="float" office:value="13">
            <text:p>13</text:p>
          </table:table-cell>
          <table:table-cell table:formula="of:=MAX(0; ROUND(POWER([.$A21] - [.B$4]; [.B$5]) * [.C$5]))" office:value-type="float" office:value="187">
            <text:p>187</text:p>
          </table:table-cell>
          <table:table-cell table:formula="of:=MAX(0; ROUND(POWER([.$A21] - [.B$4]; [.B$6]) * [.C$6]))" office:value-type="float" office:value="342">
            <text:p>342</text:p>
          </table:table-cell>
          <table:table-cell table:formula="of:=MAX(0; MIN([.B$7] + ([.$A21] - [.D$4]) * [.C$7]; 1))" office:value-type="percentage" office:value="1">
            <text:p>100.0%</text:p>
          </table:table-cell>
          <table:table-cell/>
          <table:table-cell table:formula="of:=MAX(0; ROUND(POWER([.$A21] - [.F$4]; [.F$5]) * [.G$5]))" office:value-type="float" office:value="71">
            <text:p>71</text:p>
          </table:table-cell>
          <table:table-cell table:formula="of:=MAX(0; ROUND(POWER([.$A21] - [.F$4]; [.F$6]) * [.G$6]))" office:value-type="float" office:value="141">
            <text:p>141</text:p>
          </table:table-cell>
          <table:table-cell table:formula="of:=MAX(0; MIN([.F$7] + ([.$A21] - [.H$4]) * [.G$7]; 1))" office:value-type="percentage" office:value="1">
            <text:p>100.0%</text:p>
          </table:table-cell>
          <table:table-cell/>
          <table:table-cell table:formula="of:=MAX(0; ROUND(POWER([.$A21] - [.J$4]; [.J$5]) * [.K$5]))" office:value-type="float" office:value="113">
            <text:p>113</text:p>
          </table:table-cell>
          <table:table-cell table:formula="of:=MAX(0; ROUND(POWER([.$A21] - [.J$4]; [.J$6]) * [.K$6]))" office:value-type="float" office:value="337">
            <text:p>337</text:p>
          </table:table-cell>
          <table:table-cell table:formula="of:=MAX(0; MIN([.J$7] + ([.$A21] - [.L$4]) * [.K$7]; 1))" office:value-type="percentage" office:value="1">
            <text:p>100.0%</text:p>
          </table:table-cell>
          <table:table-cell/>
          <table:table-cell table:formula="of:=MAX(0; ROUND(POWER([.$A21] - [.N$4]; [.N$5]) * [.O$5]))" office:value-type="float" office:value="55">
            <text:p>55</text:p>
          </table:table-cell>
          <table:table-cell table:formula="of:=MAX(0; ROUND(POWER([.$A21] - [.N$4]; [.N$6]) * [.O$6]))" office:value-type="float" office:value="113">
            <text:p>113</text:p>
          </table:table-cell>
          <table:table-cell table:formula="of:=MAX(0; MIN([.N$7] + ([.$A21] - [.P$4]) * [.O$7]; 1))" office:value-type="percentage" office:value="0.85">
            <text:p>85.0%</text:p>
          </table:table-cell>
          <table:table-cell/>
          <table:table-cell table:formula="of:=MAX(0; ROUND(POWER([.$A21] - [.R$4]; [.R$5]) * [.S$5]))" office:value-type="float" office:value="76">
            <text:p>76</text:p>
          </table:table-cell>
          <table:table-cell table:formula="of:=MAX(0; ROUND(POWER([.$A21] - [.R$4]; [.R$6]) * [.S$6]))" office:value-type="float" office:value="171">
            <text:p>171</text:p>
          </table:table-cell>
          <table:table-cell table:formula="of:=MAX(0; MIN([.R$7] + ([.$A21] - [.T$4]) * [.S$7]; 1))" office:value-type="percentage" office:value="0.9">
            <text:p>90.0%</text:p>
          </table:table-cell>
          <table:table-cell/>
          <table:table-cell table:formula="of:=MAX(0; ROUND(POWER([.$A21] - [.V$4]; [.V$5]) * [.W$5]))" office:value-type="float" office:value="55">
            <text:p>55</text:p>
          </table:table-cell>
          <table:table-cell table:formula="of:=MAX(0; ROUND(POWER([.$A21] - [.V$4]; [.V$6]) * [.W$6]))" office:value-type="float" office:value="244">
            <text:p>244</text:p>
          </table:table-cell>
          <table:table-cell table:formula="of:=MAX(0; MIN([.V$7] + ([.$A21] - [.X$4]) * [.W$7]; 1))" office:value-type="percentage" office:value="0.75">
            <text:p>75.0%</text:p>
          </table:table-cell>
          <table:table-cell/>
          <table:table-cell table:formula="of:=MAX(0; ROUND(POWER([.$A21] - [.Z$4]; [.Z$5]) * [.AA$5]))" office:value-type="float" office:value="25">
            <text:p>25</text:p>
          </table:table-cell>
          <table:table-cell table:formula="of:=MAX(0; ROUND(POWER([.$A21] - [.Z$4]; [.Z$6]) * [.AA$6]))" office:value-type="float" office:value="51">
            <text:p>51</text:p>
          </table:table-cell>
          <table:table-cell table:formula="of:=MAX(0; MIN([.Z$7] + ([.$A21] - [.AB$4]) * [.AA$7]; 1))" office:value-type="percentage" office:value="0.6">
            <text:p>60.0%</text:p>
          </table:table-cell>
          <table:table-cell table:number-columns-repeated="996"/>
        </table:table-row>
        <table:table-row table:style-name="ro1">
          <table:table-cell office:value-type="float" office:value="14">
            <text:p>14</text:p>
          </table:table-cell>
          <table:table-cell table:formula="of:=MAX(0; ROUND(POWER([.$A22] - [.B$4]; [.B$5]) * [.C$5]))" office:value-type="float" office:value="212">
            <text:p>212</text:p>
          </table:table-cell>
          <table:table-cell table:formula="of:=MAX(0; ROUND(POWER([.$A22] - [.B$4]; [.B$6]) * [.C$6]))" office:value-type="float" office:value="391">
            <text:p>391</text:p>
          </table:table-cell>
          <table:table-cell table:formula="of:=MAX(0; MIN([.B$7] + ([.$A22] - [.D$4]) * [.C$7]; 1))" office:value-type="percentage" office:value="1">
            <text:p>100.0%</text:p>
          </table:table-cell>
          <table:table-cell/>
          <table:table-cell table:formula="of:=MAX(0; ROUND(POWER([.$A22] - [.F$4]; [.F$5]) * [.G$5]))" office:value-type="float" office:value="80">
            <text:p>80</text:p>
          </table:table-cell>
          <table:table-cell table:formula="of:=MAX(0; ROUND(POWER([.$A22] - [.F$4]; [.F$6]) * [.G$6]))" office:value-type="float" office:value="160">
            <text:p>160</text:p>
          </table:table-cell>
          <table:table-cell table:formula="of:=MAX(0; MIN([.F$7] + ([.$A22] - [.H$4]) * [.G$7]; 1))" office:value-type="percentage" office:value="1">
            <text:p>100.0%</text:p>
          </table:table-cell>
          <table:table-cell/>
          <table:table-cell table:formula="of:=MAX(0; ROUND(POWER([.$A22] - [.J$4]; [.J$5]) * [.K$5]))" office:value-type="float" office:value="132">
            <text:p>132</text:p>
          </table:table-cell>
          <table:table-cell table:formula="of:=MAX(0; ROUND(POWER([.$A22] - [.J$4]; [.J$6]) * [.K$6]))" office:value-type="float" office:value="394">
            <text:p>394</text:p>
          </table:table-cell>
          <table:table-cell table:formula="of:=MAX(0; MIN([.J$7] + ([.$A22] - [.L$4]) * [.K$7]; 1))" office:value-type="percentage" office:value="1">
            <text:p>100.0%</text:p>
          </table:table-cell>
          <table:table-cell/>
          <table:table-cell table:formula="of:=MAX(0; ROUND(POWER([.$A22] - [.N$4]; [.N$5]) * [.O$5]))" office:value-type="float" office:value="62">
            <text:p>62</text:p>
          </table:table-cell>
          <table:table-cell table:formula="of:=MAX(0; ROUND(POWER([.$A22] - [.N$4]; [.N$6]) * [.O$6]))" office:value-type="float" office:value="129">
            <text:p>129</text:p>
          </table:table-cell>
          <table:table-cell table:formula="of:=MAX(0; MIN([.N$7] + ([.$A22] - [.P$4]) * [.O$7]; 1))" office:value-type="percentage" office:value="0.9">
            <text:p>90.0%</text:p>
          </table:table-cell>
          <table:table-cell/>
          <table:table-cell table:formula="of:=MAX(0; ROUND(POWER([.$A22] - [.R$4]; [.R$5]) * [.S$5]))" office:value-type="float" office:value="85">
            <text:p>85</text:p>
          </table:table-cell>
          <table:table-cell table:formula="of:=MAX(0; ROUND(POWER([.$A22] - [.R$4]; [.R$6]) * [.S$6]))" office:value-type="float" office:value="195">
            <text:p>195</text:p>
          </table:table-cell>
          <table:table-cell table:formula="of:=MAX(0; MIN([.R$7] + ([.$A22] - [.T$4]) * [.S$7]; 1))" office:value-type="percentage" office:value="0.95">
            <text:p>95.0%</text:p>
          </table:table-cell>
          <table:table-cell/>
          <table:table-cell table:formula="of:=MAX(0; ROUND(POWER([.$A22] - [.V$4]; [.V$5]) * [.W$5]))" office:value-type="float" office:value="62">
            <text:p>62</text:p>
          </table:table-cell>
          <table:table-cell table:formula="of:=MAX(0; ROUND(POWER([.$A22] - [.V$4]; [.V$6]) * [.W$6]))" office:value-type="float" office:value="279">
            <text:p>279</text:p>
          </table:table-cell>
          <table:table-cell table:formula="of:=MAX(0; MIN([.V$7] + ([.$A22] - [.X$4]) * [.W$7]; 1))" office:value-type="percentage" office:value="0.8">
            <text:p>80.0%</text:p>
          </table:table-cell>
          <table:table-cell/>
          <table:table-cell table:formula="of:=MAX(0; ROUND(POWER([.$A22] - [.Z$4]; [.Z$5]) * [.AA$5]))" office:value-type="float" office:value="28">
            <text:p>28</text:p>
          </table:table-cell>
          <table:table-cell table:formula="of:=MAX(0; ROUND(POWER([.$A22] - [.Z$4]; [.Z$6]) * [.AA$6]))" office:value-type="float" office:value="59">
            <text:p>59</text:p>
          </table:table-cell>
          <table:table-cell table:formula="of:=MAX(0; MIN([.Z$7] + ([.$A22] - [.AB$4]) * [.AA$7]; 1))" office:value-type="percentage" office:value="0.65">
            <text:p>65.0%</text:p>
          </table:table-cell>
          <table:table-cell table:number-columns-repeated="996"/>
        </table:table-row>
        <table:table-row table:style-name="ro1">
          <table:table-cell office:value-type="float" office:value="15">
            <text:p>15</text:p>
          </table:table-cell>
          <table:table-cell table:formula="of:=MAX(0; ROUND(POWER([.$A23] - [.B$4]; [.B$5]) * [.C$5]))" office:value-type="float" office:value="239">
            <text:p>239</text:p>
          </table:table-cell>
          <table:table-cell table:formula="of:=MAX(0; ROUND(POWER([.$A23] - [.B$4]; [.B$6]) * [.C$6]))" office:value-type="float" office:value="444">
            <text:p>444</text:p>
          </table:table-cell>
          <table:table-cell table:formula="of:=MAX(0; MIN([.B$7] + ([.$A23] - [.D$4]) * [.C$7]; 1))" office:value-type="percentage" office:value="1">
            <text:p>100.0%</text:p>
          </table:table-cell>
          <table:table-cell/>
          <table:table-cell table:formula="of:=MAX(0; ROUND(POWER([.$A23] - [.F$4]; [.F$5]) * [.G$5]))" office:value-type="float" office:value="89">
            <text:p>89</text:p>
          </table:table-cell>
          <table:table-cell table:formula="of:=MAX(0; ROUND(POWER([.$A23] - [.F$4]; [.F$6]) * [.G$6]))" office:value-type="float" office:value="179">
            <text:p>179</text:p>
          </table:table-cell>
          <table:table-cell table:formula="of:=MAX(0; MIN([.F$7] + ([.$A23] - [.H$4]) * [.G$7]; 1))" office:value-type="percentage" office:value="1">
            <text:p>100.0%</text:p>
          </table:table-cell>
          <table:table-cell/>
          <table:table-cell table:formula="of:=MAX(0; ROUND(POWER([.$A23] - [.J$4]; [.J$5]) * [.K$5]))" office:value-type="float" office:value="151">
            <text:p>151</text:p>
          </table:table-cell>
          <table:table-cell table:formula="of:=MAX(0; ROUND(POWER([.$A23] - [.J$4]; [.J$6]) * [.K$6]))" office:value-type="float" office:value="455">
            <text:p>455</text:p>
          </table:table-cell>
          <table:table-cell table:formula="of:=MAX(0; MIN([.J$7] + ([.$A23] - [.L$4]) * [.K$7]; 1))" office:value-type="percentage" office:value="1">
            <text:p>100.0%</text:p>
          </table:table-cell>
          <table:table-cell/>
          <table:table-cell table:formula="of:=MAX(0; ROUND(POWER([.$A23] - [.N$4]; [.N$5]) * [.O$5]))" office:value-type="float" office:value="69">
            <text:p>69</text:p>
          </table:table-cell>
          <table:table-cell table:formula="of:=MAX(0; ROUND(POWER([.$A23] - [.N$4]; [.N$6]) * [.O$6]))" office:value-type="float" office:value="145">
            <text:p>145</text:p>
          </table:table-cell>
          <table:table-cell table:formula="of:=MAX(0; MIN([.N$7] + ([.$A23] - [.P$4]) * [.O$7]; 1))" office:value-type="percentage" office:value="0.95">
            <text:p>95.0%</text:p>
          </table:table-cell>
          <table:table-cell/>
          <table:table-cell table:formula="of:=MAX(0; ROUND(POWER([.$A23] - [.R$4]; [.R$5]) * [.S$5]))" office:value-type="float" office:value="95">
            <text:p>95</text:p>
          </table:table-cell>
          <table:table-cell table:formula="of:=MAX(0; ROUND(POWER([.$A23] - [.R$4]; [.R$6]) * [.S$6]))" office:value-type="float" office:value="220">
            <text:p>220</text:p>
          </table:table-cell>
          <table:table-cell table:formula="of:=MAX(0; MIN([.R$7] + ([.$A23] - [.T$4]) * [.S$7]; 1))" office:value-type="percentage" office:value="1">
            <text:p>100.0%</text:p>
          </table:table-cell>
          <table:table-cell/>
          <table:table-cell table:formula="of:=MAX(0; ROUND(POWER([.$A23] - [.V$4]; [.V$5]) * [.W$5]))" office:value-type="float" office:value="70">
            <text:p>70</text:p>
          </table:table-cell>
          <table:table-cell table:formula="of:=MAX(0; ROUND(POWER([.$A23] - [.V$4]; [.V$6]) * [.W$6]))" office:value-type="float" office:value="316">
            <text:p>316</text:p>
          </table:table-cell>
          <table:table-cell table:formula="of:=MAX(0; MIN([.V$7] + ([.$A23] - [.X$4]) * [.W$7]; 1))" office:value-type="percentage" office:value="0.85">
            <text:p>85.0%</text:p>
          </table:table-cell>
          <table:table-cell/>
          <table:table-cell table:formula="of:=MAX(0; ROUND(POWER([.$A23] - [.Z$4]; [.Z$5]) * [.AA$5]))" office:value-type="float" office:value="31">
            <text:p>31</text:p>
          </table:table-cell>
          <table:table-cell table:formula="of:=MAX(0; ROUND(POWER([.$A23] - [.Z$4]; [.Z$6]) * [.AA$6]))" office:value-type="float" office:value="67">
            <text:p>67</text:p>
          </table:table-cell>
          <table:table-cell table:formula="of:=MAX(0; MIN([.Z$7] + ([.$A23] - [.AB$4]) * [.AA$7]; 1))" office:value-type="percentage" office:value="0.7">
            <text:p>70.0%</text:p>
          </table:table-cell>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ulsar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4.4941in" draw:caption-point-x="-0.2402in" draw:caption-point-y="0.3476in">
              <dc:creator>AŠ</dc:creator>
              <dc:date>2011-11-21T00:00:00</dc:date>
              <text:p text:style-name="P4"><text:span text:style-name="T2">Min planets coef</text:span></text:p>
            </office:annotation>
            <text:p>0</text:p>
          </table:table-cell>
          <table:table-cell/>
          <table:table-cell table:style-name="Default" office:value-type="float" office:value="2">
            <office:annotation draw:style-name="gr4" draw:text-style-name="P4" svg:width="1.1413in" svg:height="0.3902in" svg:x="1.6953in" svg:y="4.4941in" draw:caption-point-x="-0.2402in" draw:caption-point-y="0.3476in">
              <dc:creator>AŠ</dc:creator>
              <dc:date>2011-11-21T00:00:00</dc:date>
              <text:p text:style-name="P4"><text:span text:style-name="T2">Min planets chance coef</text:span></text:p>
            </office:annotation>
            <text:p>2</text:p>
          </table:table-cell>
          <table:table-cell/>
          <table:table-cell office:value-type="float" office:value="0">
            <text:p>0</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3">
            <text:p>3</text:p>
          </table:table-cell>
          <table:table-cell/>
          <table:table-cell office:value-type="float" office:value="2">
            <text:p>2</text:p>
          </table:table-cell>
          <table:table-cell/>
          <table:table-cell table:style-name="Default" office:value-type="float" office:value="4">
            <text:p>4</text:p>
          </table:table-cell>
          <table:table-cell/>
          <table:table-cell office:value-type="float" office:value="3">
            <text:p>3</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4.5016in" draw:caption-point-x="-0.2402in" draw:caption-point-y="0.5193in">
              <dc:creator>AŠ</dc:creator>
              <dc:date>2011-11-21T00:00:00</dc:date>
              <text:p text:style-name="P4"><text:span text:style-name="T2">Range start power coef</text:span></text:p>
            </office:annotation>
            <text:p>1.6</text:p>
          </table:table-cell>
          <table:table-cell office:value-type="float" office:value="5">
            <office:annotation draw:style-name="gr4" draw:text-style-name="P4" svg:width="1.1413in" svg:height="0.3902in" svg:x="1.1528in" svg:y="4.5016in" draw:caption-point-x="-0.2402in" draw:caption-point-y="0.5193in">
              <dc:creator>AŠ</dc:creator>
              <dc:date>2011-11-21T00:00:00</dc:date>
              <text:p text:style-name="P4"><text:span text:style-name="T2">Range start multiplier</text:span></text:p>
            </office:annotation>
            <text:p>5</text:p>
          </table:table-cell>
          <table:table-cell table:style-name="Default"/>
          <table:table-cell/>
          <table:table-cell office:value-type="float" office:value="1.5">
            <text:p>1.5</text:p>
          </table:table-cell>
          <table:table-cell office:value-type="float" office:value="3.5">
            <text:p>3.5</text:p>
          </table:table-cell>
          <table:table-cell table:style-name="Default"/>
          <table:table-cell/>
          <table:table-cell office:value-type="float" office:value="1.6">
            <text:p>1.6</text:p>
          </table:table-cell>
          <table:table-cell office:value-type="float" office:value="2.1">
            <text:p>2.1</text:p>
          </table:table-cell>
          <table:table-cell table:style-name="Default"/>
          <table:table-cell/>
          <table:table-cell office:value-type="float" office:value="1.4">
            <text:p>1.4</text:p>
          </table:table-cell>
          <table:table-cell office:value-type="float" office:value="2.1">
            <text:p>2.1</text:p>
          </table:table-cell>
          <table:table-cell table:style-name="Default"/>
          <table:table-cell/>
          <table:table-cell office:value-type="float" office:value="1.3">
            <text:p>1.3</text:p>
          </table:table-cell>
          <table:table-cell office:value-type="float" office:value="4.8">
            <text:p>4.8</text:p>
          </table:table-cell>
          <table:table-cell table:style-name="Default"/>
          <table:table-cell/>
          <table:table-cell office:value-type="float" office:value="1.35">
            <text:p>1.35</text:p>
          </table:table-cell>
          <table:table-cell office:value-type="float" office:value="3.5">
            <text:p>3.5</text:p>
          </table:table-cell>
          <table:table-cell table:style-name="Default"/>
          <table:table-cell/>
          <table:table-cell office:value-type="float" office:value="1.25">
            <text:p>1.25</text:p>
          </table:table-cell>
          <table:table-cell office:value-type="float" office:value="2">
            <text:p>2</text:p>
          </table:table-cell>
          <table:table-cell table:style-name="Default"/>
          <table:table-cell table:number-columns-repeated="996"/>
        </table:table-row>
        <table:table-row table:style-name="ro1">
          <table:table-cell table:style-name="Default"/>
          <table:table-cell office:value-type="float" office:value="1.7">
            <office:annotation draw:style-name="gr4" draw:text-style-name="P4" svg:width="1.1413in" svg:height="0.3902in" svg:x="0.811in" svg:y="4.6051in" draw:caption-point-x="-0.2402in" draw:caption-point-y="0.5953in">
              <dc:creator>AŠ</dc:creator>
              <dc:date>2011-11-21T00:00:00</dc:date>
              <text:p text:style-name="P4"><text:span text:style-name="T2">Range end power coef</text:span></text:p>
            </office:annotation>
            <text:p>1.7</text:p>
          </table:table-cell>
          <table:table-cell office:value-type="float" office:value="8">
            <office:annotation draw:style-name="gr4" draw:text-style-name="P4" svg:width="1.1413in" svg:height="0.3902in" svg:x="1.1528in" svg:y="4.6051in" draw:caption-point-x="-0.2402in" draw:caption-point-y="0.5953in">
              <dc:creator>AŠ</dc:creator>
              <dc:date>2011-11-21T00:00:00</dc:date>
              <text:p text:style-name="P4"><text:span text:style-name="T2">Range end multiplier</text:span></text:p>
            </office:annotation>
            <text:p>8</text:p>
          </table:table-cell>
          <table:table-cell table:style-name="Default"/>
          <table:table-cell/>
          <table:table-cell office:value-type="float" office:value="1.55">
            <text:p>1.55</text:p>
          </table:table-cell>
          <table:table-cell office:value-type="float" office:value="6.45">
            <text:p>6.45</text:p>
          </table:table-cell>
          <table:table-cell table:style-name="Default"/>
          <table:table-cell/>
          <table:table-cell office:value-type="float" office:value="1.65">
            <text:p>1.65</text:p>
          </table:table-cell>
          <table:table-cell office:value-type="float" office:value="6.5">
            <text:p>6.5</text:p>
          </table:table-cell>
          <table:table-cell table:style-name="Default"/>
          <table:table-cell/>
          <table:table-cell office:value-type="float" office:value="1.5">
            <text:p>1.5</text:p>
          </table:table-cell>
          <table:table-cell office:value-type="float" office:value="3.6">
            <text:p>3.6</text:p>
          </table:table-cell>
          <table:table-cell table:style-name="Default"/>
          <table:table-cell/>
          <table:table-cell office:value-type="float" office:value="1.55">
            <text:p>1.55</text:p>
          </table:table-cell>
          <table:table-cell office:value-type="float" office:value="6.8">
            <text:p>6.8</text:p>
          </table:table-cell>
          <table:table-cell table:style-name="Default"/>
          <table:table-cell/>
          <table:table-cell office:value-type="float" office:value="1.45">
            <text:p>1.45</text:p>
          </table:table-cell>
          <table:table-cell office:value-type="float" office:value="10">
            <text:p>10</text:p>
          </table:table-cell>
          <table:table-cell table:style-name="Default"/>
          <table:table-cell/>
          <table:table-cell office:value-type="float" office:value="1.45">
            <text:p>1.45</text:p>
          </table:table-cell>
          <table:table-cell office:value-type="float" office:value="6">
            <text:p>6</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4.7843in" draw:caption-point-x="-0.2402in" draw:caption-point-y="0.5953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4.7843in" draw:caption-point-x="-0.2402in" draw:caption-point-y="0.5953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5.1425in" draw:caption-point-x="-0.2402in" draw:caption-point-y="0.5953in">
              <dc:creator>AŠ</dc:creator>
              <dc:date>2011-11-21T00:00:00</dc:date>
              <text:p text:style-name="P4"><text:span text:style-name="T2">Planet count</text:span></text:p>
            </office:annotation>
            <text:p>1</text:p>
          </table:table-cell>
          <table:table-cell table:formula="of:=MAX(0; ROUND(POWER([.$A33] - [.B$28]; [.B$29]) * [.C$29]))" office:value-type="float" office:value="5">
            <office:annotation draw:style-name="gr4" draw:text-style-name="P4" svg:width="1.1413in" svg:height="0.2346in" svg:x="0.811in" svg:y="5.1425in" draw:caption-point-x="-0.2402in" draw:caption-point-y="0.5953in">
              <dc:creator>AŠ</dc:creator>
              <dc:date>2011-11-21T00:00:00</dc:date>
              <text:p text:style-name="P4"><text:span text:style-name="T2">Range start</text:span></text:p>
            </office:annotation>
            <text:p>5</text:p>
          </table:table-cell>
          <table:table-cell table:formula="of:=MAX(0; ROUND(POWER([.$A33] - [.B$28]; [.B$30]) * [.C$30]))" office:value-type="float" office:value="8">
            <office:annotation draw:style-name="gr4" draw:text-style-name="P4" svg:width="1.1413in" svg:height="0.3902in" svg:x="1.1528in" svg:y="5.1425in" draw:caption-point-x="-0.2402in" draw:caption-point-y="0.5953in">
              <dc:creator>AŠ</dc:creator>
              <dc:date>2011-11-21T00:00:00</dc:date>
              <text:p text:style-name="P4"><text:span text:style-name="T2">Range end</text:span></text:p>
              <text:p text:style-name="P4"><text:span text:style-name="T2"/></text:p>
            </office:annotation>
            <text:p>8</text:p>
          </table:table-cell>
          <table:table-cell table:formula="of:=MAX(0; MIN([.B$31] + ([.$A33] - [.D$28]) * [.C$31]; 1))" office:value-type="percentage" office:value="0.1">
            <office:annotation draw:style-name="gr4" draw:text-style-name="P4" svg:width="1.1413in" svg:height="0.2346in" svg:x="1.6953in" svg:y="5.1425in" draw:caption-point-x="-0.2402in" draw:caption-point-y="0.5953in">
              <dc:creator>AŠ</dc:creator>
              <dc:date>2011-11-21T00:00:00</dc:date>
              <text:p text:style-name="P4"><text:span text:style-name="T2">Unit chance</text:span></text:p>
            </office:annotation>
            <text:p>10.0%</text:p>
          </table:table-cell>
          <table:table-cell/>
          <table:table-cell table:formula="of:=MAX(0; ROUND(POWER([.$A33] - [.F$28]; [.F$29]) * [.G$29]))" office:value-type="float" office:value="4">
            <office:annotation draw:style-name="gr4" draw:text-style-name="P4" svg:width="1.1413in" svg:height="0.2346in" svg:x="2.1146in" svg:y="5.1425in" draw:caption-point-x="-0.2402in" draw:caption-point-y="0.5953in">
              <dc:creator>AŠ</dc:creator>
              <dc:date>2011-11-21T00:00:00</dc:date>
              <text:p text:style-name="P4"><text:span text:style-name="T2">Range start</text:span></text:p>
            </office:annotation>
            <text:p>4</text:p>
          </table:table-cell>
          <table:table-cell table:formula="of:=MAX(0; ROUND(POWER([.$A33] - [.F$28]; [.F$30]) * [.G$30]))" office:value-type="float" office:value="6">
            <office:annotation draw:style-name="gr4" draw:text-style-name="P4" svg:width="1.1413in" svg:height="0.3902in" svg:x="2.4563in" svg:y="5.1425in" draw:caption-point-x="-0.2402in" draw:caption-point-y="0.5953in">
              <dc:creator>AŠ</dc:creator>
              <dc:date>2011-11-21T00:00:00</dc:date>
              <text:p text:style-name="P4"><text:span text:style-name="T2">Range end</text:span></text:p>
              <text:p text:style-name="P4"><text:span text:style-name="T2"/></text:p>
            </office:annotation>
            <text:p>6</text:p>
          </table:table-cell>
          <table:table-cell table:formula="of:=MAX(0; MIN([.F$31] + ([.$A33] - [.H$28]) * [.G$31]; 1))" office:value-type="percentage" office:value="0.15">
            <office:annotation draw:style-name="gr4" draw:text-style-name="P4" svg:width="1.1413in" svg:height="0.2346in" svg:x="3.0677in" svg:y="5.1425in" draw:caption-point-x="-0.2402in" draw:caption-point-y="0.5953in">
              <dc:creator>AŠ</dc:creator>
              <dc:date>2011-11-21T00:00:00</dc:date>
              <text:p text:style-name="P4"><text:span text:style-name="T2">Unit chance</text:span></text:p>
            </office:annotation>
            <text:p>15.0%</text:p>
          </table:table-cell>
          <table:table-cell/>
          <table:table-cell table:formula="of:=MAX(0; ROUND(POWER([.$A33] - [.J$28]; [.J$29]) * [.K$29]))" office:value-type="float" office:value="0">
            <office:annotation draw:style-name="gr4" draw:text-style-name="P4" svg:width="1.1413in" svg:height="0.2346in" svg:x="3.487in" svg:y="5.1425in" draw:caption-point-x="-0.2402in" draw:caption-point-y="0.5953in">
              <dc:creator>AŠ</dc:creator>
              <dc:date>2011-11-21T00:00:00</dc:date>
              <text:p text:style-name="P4"><text:span text:style-name="T2">Range start</text:span></text:p>
            </office:annotation>
            <text:p>0</text:p>
          </table:table-cell>
          <table:table-cell table:formula="of:=MAX(0; ROUND(POWER([.$A33] - [.J$28]; [.J$30]) * [.K$30]))" office:value-type="float" office:value="0">
            <office:annotation draw:style-name="gr4" draw:text-style-name="P4" svg:width="1.1413in" svg:height="0.3902in" svg:x="3.8287in" svg:y="5.1425in" draw:caption-point-x="-0.2402in" draw:caption-point-y="0.5953in">
              <dc:creator>AŠ</dc:creator>
              <dc:date>2011-11-21T00:00:00</dc:date>
              <text:p text:style-name="P4"><text:span text:style-name="T2">Range end</text:span></text:p>
              <text:p text:style-name="P4"><text:span text:style-name="T2"/></text:p>
            </office:annotation>
            <text:p>0</text:p>
          </table:table-cell>
          <table:table-cell table:formula="of:=MAX(0; MIN([.J$31] + ([.$A33] - [.L$28]) * [.K$31]; 1))" office:value-type="percentage" office:value="0">
            <office:annotation draw:style-name="gr4" draw:text-style-name="P4" svg:width="1.1413in" svg:height="0.2346in" svg:x="4.3886in" svg:y="5.1425in" draw:caption-point-x="-0.2402in" draw:caption-point-y="0.5953in">
              <dc:creator>AŠ</dc:creator>
              <dc:date>2011-11-21T00:00:00</dc:date>
              <text:p text:style-name="P4"><text:span text:style-name="T2">Unit chance</text:span></text:p>
            </office:annotation>
            <text:p>0.0%</text:p>
          </table:table-cell>
          <table:table-cell/>
          <table:table-cell table:formula="of:=MAX(0; ROUND(POWER([.$A33] - [.N$28]; [.N$29]) * [.O$29]))" office:value-type="float" office:value="0">
            <office:annotation draw:style-name="gr4" draw:text-style-name="P4" svg:width="1.1413in" svg:height="0.2346in" svg:x="4.8079in" svg:y="5.1425in" draw:caption-point-x="-0.2402in" draw:caption-point-y="0.5953in">
              <dc:creator>AŠ</dc:creator>
              <dc:date>2011-11-21T00:00:00</dc:date>
              <text:p text:style-name="P4"><text:span text:style-name="T2">Range start</text:span></text:p>
            </office:annotation>
            <text:p>0</text:p>
          </table:table-cell>
          <table:table-cell table:formula="of:=MAX(0; ROUND(POWER([.$A33] - [.N$28]; [.N$30]) * [.O$30]))" office:value-type="float" office:value="0">
            <office:annotation draw:style-name="gr4" draw:text-style-name="P4" svg:width="1.1413in" svg:height="0.3902in" svg:x="5.1496in" svg:y="5.1425in" draw:caption-point-x="-0.2402in" draw:caption-point-y="0.5953in">
              <dc:creator>AŠ</dc:creator>
              <dc:date>2011-11-21T00:00:00</dc:date>
              <text:p text:style-name="P4"><text:span text:style-name="T2">Range end</text:span></text:p>
              <text:p text:style-name="P4"><text:span text:style-name="T2"/></text:p>
            </office:annotation>
            <text:p>0</text:p>
          </table:table-cell>
          <table:table-cell table:formula="of:=MAX(0; MIN([.N$31] + ([.$A33] - [.P$28]) * [.O$31]; 1))" office:value-type="percentage" office:value="0.25">
            <office:annotation draw:style-name="gr4" draw:text-style-name="P4" svg:width="1.1413in" svg:height="0.2346in" svg:x="5.6547in" svg:y="5.1425in" draw:caption-point-x="-0.2402in" draw:caption-point-y="0.5953in">
              <dc:creator>AŠ</dc:creator>
              <dc:date>2011-11-21T00:00:00</dc:date>
              <text:p text:style-name="P4"><text:span text:style-name="T2">Unit chance</text:span></text:p>
            </office:annotation>
            <text:p>25.0%</text:p>
          </table:table-cell>
          <table:table-cell/>
          <table:table-cell table:formula="of:=MAX(0; ROUND(POWER([.$A33] - [.R$28]; [.R$29]) * [.S$29]))" office:value-type="float" office:value="0">
            <office:annotation draw:style-name="gr4" draw:text-style-name="P4" svg:width="1.1413in" svg:height="0.2346in" svg:x="6.074in" svg:y="5.1425in" draw:caption-point-x="-0.2402in" draw:caption-point-y="0.5953in">
              <dc:creator>AŠ</dc:creator>
              <dc:date>2011-11-21T00:00:00</dc:date>
              <text:p text:style-name="P4"><text:span text:style-name="T2">Range start</text:span></text:p>
            </office:annotation>
            <text:p>#VALUE!</text:p>
          </table:table-cell>
          <table:table-cell table:formula="of:=MAX(0; ROUND(POWER([.$A33] - [.R$28]; [.R$30]) * [.S$30]))" office:value-type="float" office:value="0">
            <office:annotation draw:style-name="gr4" draw:text-style-name="P4" svg:width="1.1413in" svg:height="0.3902in" svg:x="6.4157in" svg:y="5.1425in" draw:caption-point-x="-0.2402in" draw:caption-point-y="0.5953in">
              <dc:creator>AŠ</dc:creator>
              <dc:date>2011-11-21T00:00:00</dc:date>
              <text:p text:style-name="P4"><text:span text:style-name="T2">Range end</text:span></text:p>
              <text:p text:style-name="P4"><text:span text:style-name="T2"/></text:p>
            </office:annotation>
            <text:p>#VALUE!</text:p>
          </table:table-cell>
          <table:table-cell table:formula="of:=MAX(0; MIN([.R$31] + ([.$A33] - [.T$28]) * [.S$31]; 1))" office:value-type="percentage" office:value="0.3">
            <office:annotation draw:style-name="gr4" draw:text-style-name="P4" svg:width="1.1413in" svg:height="0.2346in" svg:x="6.9669in" svg:y="5.1425in" draw:caption-point-x="-0.2402in" draw:caption-point-y="0.5953in">
              <dc:creator>AŠ</dc:creator>
              <dc:date>2011-11-21T00:00:00</dc:date>
              <text:p text:style-name="P4"><text:span text:style-name="T2">Unit chance</text:span></text:p>
            </office:annotation>
            <text:p>30.0%</text:p>
          </table:table-cell>
          <table:table-cell/>
          <table:table-cell table:formula="of:=MAX(0; ROUND(POWER([.$A33] - [.V$28]; [.V$29]) * [.W$29]))" office:value-type="float" office:value="0">
            <office:annotation draw:style-name="gr4" draw:text-style-name="P4" svg:width="1.1413in" svg:height="0.2346in" svg:x="7.3862in" svg:y="5.1425in" draw:caption-point-x="-0.2402in" draw:caption-point-y="0.5953in">
              <dc:creator>AŠ</dc:creator>
              <dc:date>2011-11-21T00:00:00</dc:date>
              <text:p text:style-name="P4"><text:span text:style-name="T2">Range start</text:span></text:p>
            </office:annotation>
            <text:p>#VALUE!</text:p>
          </table:table-cell>
          <table:table-cell table:formula="of:=MAX(0; ROUND(POWER([.$A33] - [.V$28]; [.V$30]) * [.W$30]))" office:value-type="float" office:value="0">
            <office:annotation draw:style-name="gr4" draw:text-style-name="P4" svg:width="1.1413in" svg:height="0.3902in" svg:x="7.728in" svg:y="5.1425in" draw:caption-point-x="-0.2402in" draw:caption-point-y="0.5953in">
              <dc:creator>AŠ</dc:creator>
              <dc:date>2011-11-21T00:00:00</dc:date>
              <text:p text:style-name="P4"><text:span text:style-name="T2">Range end</text:span></text:p>
              <text:p text:style-name="P4"><text:span text:style-name="T2"/></text:p>
            </office:annotation>
            <text:p>#VALUE!</text:p>
          </table:table-cell>
          <table:table-cell table:formula="of:=MAX(0; MIN([.V$31] + ([.$A33] - [.X$28]) * [.W$31]; 1))" office:value-type="percentage" office:value="0.15">
            <office:annotation draw:style-name="gr4" draw:text-style-name="P4" svg:width="1.1413in" svg:height="0.2346in" svg:x="8.2331in" svg:y="5.1425in" draw:caption-point-x="-0.2402in" draw:caption-point-y="0.5953in">
              <dc:creator>AŠ</dc:creator>
              <dc:date>2011-11-21T00:00:00</dc:date>
              <text:p text:style-name="P4"><text:span text:style-name="T2">Unit chance</text:span></text:p>
            </office:annotation>
            <text:p>15.0%</text:p>
          </table:table-cell>
          <table:table-cell/>
          <table:table-cell table:formula="of:=MAX(0; ROUND(POWER([.$A33] - [.Z$28]; [.Z$29]) * [.AA$29]))" office:value-type="float" office:value="0">
            <office:annotation draw:style-name="gr4" draw:text-style-name="P4" svg:width="1.1413in" svg:height="0.2346in" svg:x="8.6524in" svg:y="5.1425in" draw:caption-point-x="-0.2402in" draw:caption-point-y="0.5953in">
              <dc:creator>AŠ</dc:creator>
              <dc:date>2011-11-21T00:00:00</dc:date>
              <text:p text:style-name="P4"><text:span text:style-name="T2">Range start</text:span></text:p>
            </office:annotation>
            <text:p>#VALUE!</text:p>
          </table:table-cell>
          <table:table-cell table:formula="of:=MAX(0; ROUND(POWER([.$A33] - [.Z$28]; [.Z$30]) * [.AA$30]))" office:value-type="float" office:value="0">
            <office:annotation draw:style-name="gr4" draw:text-style-name="P4" svg:width="1.1413in" svg:height="0.3902in" svg:x="8.9941in" svg:y="5.1425in" draw:caption-point-x="-0.2402in" draw:caption-point-y="0.5953in">
              <dc:creator>AŠ</dc:creator>
              <dc:date>2011-11-21T00:00:00</dc:date>
              <text:p text:style-name="P4"><text:span text:style-name="T2">Range end</text:span></text:p>
              <text:p text:style-name="P4"><text:span text:style-name="T2"/></text:p>
            </office:annotation>
            <text:p>#VALUE!</text:p>
          </table:table-cell>
          <table:table-cell table:formula="of:=MAX(0; MIN([.Z$31] + ([.$A33] - [.AB$28]) * [.AA$31]; 1))" office:value-type="percentage" office:value="0.2">
            <office:annotation draw:style-name="gr4" draw:text-style-name="P4" svg:width="1.1413in" svg:height="0.2346in" svg:x="9.4992in" svg:y="5.1425in" draw:caption-point-x="-0.2402in" draw:caption-point-y="0.5953in">
              <dc:creator>AŠ</dc:creator>
              <dc:date>2011-11-21T00:00:00</dc:date>
              <text:p text:style-name="P4"><text:span text:style-name="T2">Unit chance</text:span></text:p>
            </office:annotation>
            <text:p>20.0%</text:p>
          </table:table-cell>
          <table:table-cell table:number-columns-repeated="996"/>
        </table:table-row>
        <table:table-row table:style-name="ro1">
          <table:table-cell office:value-type="float" office:value="2">
            <text:p>2</text:p>
          </table:table-cell>
          <table:table-cell table:formula="of:=MAX(0; ROUND(POWER([.$A34] - [.B$28]; [.B$29]) * [.C$29]))" office:value-type="float" office:value="15">
            <text:p>15</text:p>
          </table:table-cell>
          <table:table-cell table:formula="of:=MAX(0; ROUND(POWER([.$A34] - [.B$28]; [.B$30]) * [.C$30]))" office:value-type="float" office:value="26">
            <text:p>26</text:p>
          </table:table-cell>
          <table:table-cell table:formula="of:=MAX(0; MIN([.B$31] + ([.$A34] - [.D$28]) * [.C$31]; 1))" office:value-type="percentage" office:value="0.2">
            <text:p>20.0%</text:p>
          </table:table-cell>
          <table:table-cell/>
          <table:table-cell table:formula="of:=MAX(0; ROUND(POWER([.$A34] - [.F$28]; [.F$29]) * [.G$29]))" office:value-type="float" office:value="10">
            <text:p>10</text:p>
          </table:table-cell>
          <table:table-cell table:formula="of:=MAX(0; ROUND(POWER([.$A34] - [.F$28]; [.F$30]) * [.G$30]))" office:value-type="float" office:value="19">
            <text:p>19</text:p>
          </table:table-cell>
          <table:table-cell table:formula="of:=MAX(0; MIN([.F$31] + ([.$A34] - [.H$28]) * [.G$31]; 1))" office:value-type="percentage" office:value="0.2">
            <text:p>20.0%</text:p>
          </table:table-cell>
          <table:table-cell/>
          <table:table-cell table:formula="of:=MAX(0; ROUND(POWER([.$A34] - [.J$28]; [.J$29]) * [.K$29]))" office:value-type="float" office:value="2">
            <text:p>2</text:p>
          </table:table-cell>
          <table:table-cell table:formula="of:=MAX(0; ROUND(POWER([.$A34] - [.J$28]; [.J$30]) * [.K$30]))" office:value-type="float" office:value="7">
            <text:p>7</text:p>
          </table:table-cell>
          <table:table-cell table:formula="of:=MAX(0; MIN([.J$31] + ([.$A34] - [.L$28]) * [.K$31]; 1))" office:value-type="percentage" office:value="0.05">
            <text:p>5.0%</text:p>
          </table:table-cell>
          <table:table-cell/>
          <table:table-cell table:formula="of:=MAX(0; ROUND(POWER([.$A34] - [.N$28]; [.N$29]) * [.O$29]))" office:value-type="float" office:value="2">
            <text:p>2</text:p>
          </table:table-cell>
          <table:table-cell table:formula="of:=MAX(0; ROUND(POWER([.$A34] - [.N$28]; [.N$30]) * [.O$30]))" office:value-type="float" office:value="4">
            <text:p>4</text:p>
          </table:table-cell>
          <table:table-cell table:formula="of:=MAX(0; MIN([.N$31] + ([.$A34] - [.P$28]) * [.O$31]; 1))" office:value-type="percentage" office:value="0.3">
            <text:p>30.0%</text:p>
          </table:table-cell>
          <table:table-cell/>
          <table:table-cell table:formula="of:=MAX(0; ROUND(POWER([.$A34] - [.R$28]; [.R$29]) * [.S$29]))" office:value-type="float" office:value="0">
            <text:p>0</text:p>
          </table:table-cell>
          <table:table-cell table:formula="of:=MAX(0; ROUND(POWER([.$A34] - [.R$28]; [.R$30]) * [.S$30]))" office:value-type="float" office:value="0">
            <text:p>0</text:p>
          </table:table-cell>
          <table:table-cell table:formula="of:=MAX(0; MIN([.R$31] + ([.$A34] - [.T$28]) * [.S$31]; 1))" office:value-type="percentage" office:value="0.35">
            <text:p>35.0%</text:p>
          </table:table-cell>
          <table:table-cell/>
          <table:table-cell table:formula="of:=MAX(0; ROUND(POWER([.$A34] - [.V$28]; [.V$29]) * [.W$29]))" office:value-type="float" office:value="0">
            <text:p>0</text:p>
          </table:table-cell>
          <table:table-cell table:formula="of:=MAX(0; ROUND(POWER([.$A34] - [.V$28]; [.V$30]) * [.W$30]))" office:value-type="float" office:value="0">
            <text:p>0</text:p>
          </table:table-cell>
          <table:table-cell table:formula="of:=MAX(0; MIN([.V$31] + ([.$A34] - [.X$28]) * [.W$31]; 1))" office:value-type="percentage" office:value="0.2">
            <text:p>20.0%</text:p>
          </table:table-cell>
          <table:table-cell/>
          <table:table-cell table:formula="of:=MAX(0; ROUND(POWER([.$A34] - [.Z$28]; [.Z$29]) * [.AA$29]))" office:value-type="float" office:value="0">
            <text:p>#VALUE!</text:p>
          </table:table-cell>
          <table:table-cell table:formula="of:=MAX(0; ROUND(POWER([.$A34] - [.Z$28]; [.Z$30]) * [.AA$30]))" office:value-type="float" office:value="0">
            <text:p>#VALUE!</text:p>
          </table:table-cell>
          <table:table-cell table:formula="of:=MAX(0; MIN([.Z$31] + ([.$A34] - [.AB$28]) * [.AA$31]; 1))" office:value-type="percentage" office:value="0.25">
            <text:p>25.0%</text:p>
          </table:table-cell>
          <table:table-cell table:number-columns-repeated="996"/>
        </table:table-row>
        <table:table-row table:style-name="ro1">
          <table:table-cell office:value-type="float" office:value="3">
            <text:p>3</text:p>
          </table:table-cell>
          <table:table-cell table:formula="of:=MAX(0; ROUND(POWER([.$A35] - [.B$28]; [.B$29]) * [.C$29]))" office:value-type="float" office:value="29">
            <text:p>29</text:p>
          </table:table-cell>
          <table:table-cell table:formula="of:=MAX(0; ROUND(POWER([.$A35] - [.B$28]; [.B$30]) * [.C$30]))" office:value-type="float" office:value="52">
            <text:p>52</text:p>
          </table:table-cell>
          <table:table-cell table:formula="of:=MAX(0; MIN([.B$31] + ([.$A35] - [.D$28]) * [.C$31]; 1))" office:value-type="percentage" office:value="0.3">
            <text:p>30.0%</text:p>
          </table:table-cell>
          <table:table-cell/>
          <table:table-cell table:formula="of:=MAX(0; ROUND(POWER([.$A35] - [.F$28]; [.F$29]) * [.G$29]))" office:value-type="float" office:value="18">
            <text:p>18</text:p>
          </table:table-cell>
          <table:table-cell table:formula="of:=MAX(0; ROUND(POWER([.$A35] - [.F$28]; [.F$30]) * [.G$30]))" office:value-type="float" office:value="35">
            <text:p>35</text:p>
          </table:table-cell>
          <table:table-cell table:formula="of:=MAX(0; MIN([.F$31] + ([.$A35] - [.H$28]) * [.G$31]; 1))" office:value-type="percentage" office:value="0.25">
            <text:p>25.0%</text:p>
          </table:table-cell>
          <table:table-cell/>
          <table:table-cell table:formula="of:=MAX(0; ROUND(POWER([.$A35] - [.J$28]; [.J$29]) * [.K$29]))" office:value-type="float" office:value="6">
            <text:p>6</text:p>
          </table:table-cell>
          <table:table-cell table:formula="of:=MAX(0; ROUND(POWER([.$A35] - [.J$28]; [.J$30]) * [.K$30]))" office:value-type="float" office:value="20">
            <text:p>20</text:p>
          </table:table-cell>
          <table:table-cell table:formula="of:=MAX(0; MIN([.J$31] + ([.$A35] - [.L$28]) * [.K$31]; 1))" office:value-type="percentage" office:value="0.15">
            <text:p>15.0%</text:p>
          </table:table-cell>
          <table:table-cell/>
          <table:table-cell table:formula="of:=MAX(0; ROUND(POWER([.$A35] - [.N$28]; [.N$29]) * [.O$29]))" office:value-type="float" office:value="6">
            <text:p>6</text:p>
          </table:table-cell>
          <table:table-cell table:formula="of:=MAX(0; ROUND(POWER([.$A35] - [.N$28]; [.N$30]) * [.O$30]))" office:value-type="float" office:value="10">
            <text:p>10</text:p>
          </table:table-cell>
          <table:table-cell table:formula="of:=MAX(0; MIN([.N$31] + ([.$A35] - [.P$28]) * [.O$31]; 1))" office:value-type="percentage" office:value="0.35">
            <text:p>35.0%</text:p>
          </table:table-cell>
          <table:table-cell/>
          <table:table-cell table:formula="of:=MAX(0; ROUND(POWER([.$A35] - [.R$28]; [.R$29]) * [.S$29]))" office:value-type="float" office:value="5">
            <text:p>5</text:p>
          </table:table-cell>
          <table:table-cell table:formula="of:=MAX(0; ROUND(POWER([.$A35] - [.R$28]; [.R$30]) * [.S$30]))" office:value-type="float" office:value="7">
            <text:p>7</text:p>
          </table:table-cell>
          <table:table-cell table:formula="of:=MAX(0; MIN([.R$31] + ([.$A35] - [.T$28]) * [.S$31]; 1))" office:value-type="percentage" office:value="0.4">
            <text:p>40.0%</text:p>
          </table:table-cell>
          <table:table-cell/>
          <table:table-cell table:formula="of:=MAX(0; ROUND(POWER([.$A35] - [.V$28]; [.V$29]) * [.W$29]))" office:value-type="float" office:value="4">
            <text:p>4</text:p>
          </table:table-cell>
          <table:table-cell table:formula="of:=MAX(0; ROUND(POWER([.$A35] - [.V$28]; [.V$30]) * [.W$30]))" office:value-type="float" office:value="10">
            <text:p>10</text:p>
          </table:table-cell>
          <table:table-cell table:formula="of:=MAX(0; MIN([.V$31] + ([.$A35] - [.X$28]) * [.W$31]; 1))" office:value-type="percentage" office:value="0.25">
            <text:p>25.0%</text:p>
          </table:table-cell>
          <table:table-cell/>
          <table:table-cell table:formula="of:=MAX(0; ROUND(POWER([.$A35] - [.Z$28]; [.Z$29]) * [.AA$29]))" office:value-type="float" office:value="0">
            <text:p>0</text:p>
          </table:table-cell>
          <table:table-cell table:formula="of:=MAX(0; ROUND(POWER([.$A35] - [.Z$28]; [.Z$30]) * [.AA$30]))" office:value-type="float" office:value="0">
            <text:p>0</text:p>
          </table:table-cell>
          <table:table-cell table:formula="of:=MAX(0; MIN([.Z$31] + ([.$A35] - [.AB$28]) * [.AA$31]; 1))" office:value-type="percentage" office:value="0.3">
            <text:p>30.0%</text:p>
          </table:table-cell>
          <table:table-cell table:number-columns-repeated="996"/>
        </table:table-row>
        <table:table-row table:style-name="ro1">
          <table:table-cell office:value-type="float" office:value="4">
            <text:p>4</text:p>
          </table:table-cell>
          <table:table-cell table:formula="of:=MAX(0; ROUND(POWER([.$A36] - [.B$28]; [.B$29]) * [.C$29]))" office:value-type="float" office:value="46">
            <text:p>46</text:p>
          </table:table-cell>
          <table:table-cell table:formula="of:=MAX(0; ROUND(POWER([.$A36] - [.B$28]; [.B$30]) * [.C$30]))" office:value-type="float" office:value="84">
            <text:p>84</text:p>
          </table:table-cell>
          <table:table-cell table:formula="of:=MAX(0; MIN([.B$31] + ([.$A36] - [.D$28]) * [.C$31]; 1))" office:value-type="percentage" office:value="0.4">
            <text:p>40.0%</text:p>
          </table:table-cell>
          <table:table-cell/>
          <table:table-cell table:formula="of:=MAX(0; ROUND(POWER([.$A36] - [.F$28]; [.F$29]) * [.G$29]))" office:value-type="float" office:value="28">
            <text:p>28</text:p>
          </table:table-cell>
          <table:table-cell table:formula="of:=MAX(0; ROUND(POWER([.$A36] - [.F$28]; [.F$30]) * [.G$30]))" office:value-type="float" office:value="55">
            <text:p>55</text:p>
          </table:table-cell>
          <table:table-cell table:formula="of:=MAX(0; MIN([.F$31] + ([.$A36] - [.H$28]) * [.G$31]; 1))" office:value-type="percentage" office:value="0.3">
            <text:p>30.0%</text:p>
          </table:table-cell>
          <table:table-cell/>
          <table:table-cell table:formula="of:=MAX(0; ROUND(POWER([.$A36] - [.J$28]; [.J$29]) * [.K$29]))" office:value-type="float" office:value="12">
            <text:p>12</text:p>
          </table:table-cell>
          <table:table-cell table:formula="of:=MAX(0; ROUND(POWER([.$A36] - [.J$28]; [.J$30]) * [.K$30]))" office:value-type="float" office:value="40">
            <text:p>40</text:p>
          </table:table-cell>
          <table:table-cell table:formula="of:=MAX(0; MIN([.J$31] + ([.$A36] - [.L$28]) * [.K$31]; 1))" office:value-type="percentage" office:value="0.25">
            <text:p>25.0%</text:p>
          </table:table-cell>
          <table:table-cell/>
          <table:table-cell table:formula="of:=MAX(0; ROUND(POWER([.$A36] - [.N$28]; [.N$29]) * [.O$29]))" office:value-type="float" office:value="10">
            <text:p>10</text:p>
          </table:table-cell>
          <table:table-cell table:formula="of:=MAX(0; ROUND(POWER([.$A36] - [.N$28]; [.N$30]) * [.O$30]))" office:value-type="float" office:value="19">
            <text:p>19</text:p>
          </table:table-cell>
          <table:table-cell table:formula="of:=MAX(0; MIN([.N$31] + ([.$A36] - [.P$28]) * [.O$31]; 1))" office:value-type="percentage" office:value="0.4">
            <text:p>40.0%</text:p>
          </table:table-cell>
          <table:table-cell/>
          <table:table-cell table:formula="of:=MAX(0; ROUND(POWER([.$A36] - [.R$28]; [.R$29]) * [.S$29]))" office:value-type="float" office:value="12">
            <text:p>12</text:p>
          </table:table-cell>
          <table:table-cell table:formula="of:=MAX(0; ROUND(POWER([.$A36] - [.R$28]; [.R$30]) * [.S$30]))" office:value-type="float" office:value="20">
            <text:p>20</text:p>
          </table:table-cell>
          <table:table-cell table:formula="of:=MAX(0; MIN([.R$31] + ([.$A36] - [.T$28]) * [.S$31]; 1))" office:value-type="percentage" office:value="0.45">
            <text:p>45.0%</text:p>
          </table:table-cell>
          <table:table-cell/>
          <table:table-cell table:formula="of:=MAX(0; ROUND(POWER([.$A36] - [.V$28]; [.V$29]) * [.W$29]))" office:value-type="float" office:value="9">
            <text:p>9</text:p>
          </table:table-cell>
          <table:table-cell table:formula="of:=MAX(0; ROUND(POWER([.$A36] - [.V$28]; [.V$30]) * [.W$30]))" office:value-type="float" office:value="27">
            <text:p>27</text:p>
          </table:table-cell>
          <table:table-cell table:formula="of:=MAX(0; MIN([.V$31] + ([.$A36] - [.X$28]) * [.W$31]; 1))" office:value-type="percentage" office:value="0.3">
            <text:p>30.0%</text:p>
          </table:table-cell>
          <table:table-cell/>
          <table:table-cell table:formula="of:=MAX(0; ROUND(POWER([.$A36] - [.Z$28]; [.Z$29]) * [.AA$29]))" office:value-type="float" office:value="2">
            <text:p>2</text:p>
          </table:table-cell>
          <table:table-cell table:formula="of:=MAX(0; ROUND(POWER([.$A36] - [.Z$28]; [.Z$30]) * [.AA$30]))" office:value-type="float" office:value="6">
            <text:p>6</text:p>
          </table:table-cell>
          <table:table-cell table:formula="of:=MAX(0; MIN([.Z$31] + ([.$A36] - [.AB$28]) * [.AA$31]; 1))" office:value-type="percentage" office:value="0.35">
            <text:p>35.0%</text:p>
          </table:table-cell>
          <table:table-cell table:number-columns-repeated="996"/>
        </table:table-row>
        <table:table-row table:style-name="ro1">
          <table:table-cell office:value-type="float" office:value="5">
            <text:p>5</text:p>
          </table:table-cell>
          <table:table-cell table:formula="of:=MAX(0; ROUND(POWER([.$A37] - [.B$28]; [.B$29]) * [.C$29]))" office:value-type="float" office:value="66">
            <text:p>66</text:p>
          </table:table-cell>
          <table:table-cell table:formula="of:=MAX(0; ROUND(POWER([.$A37] - [.B$28]; [.B$30]) * [.C$30]))" office:value-type="float" office:value="123">
            <text:p>123</text:p>
          </table:table-cell>
          <table:table-cell table:formula="of:=MAX(0; MIN([.B$31] + ([.$A37] - [.D$28]) * [.C$31]; 1))" office:value-type="percentage" office:value="0.5">
            <text:p>50.0%</text:p>
          </table:table-cell>
          <table:table-cell/>
          <table:table-cell table:formula="of:=MAX(0; ROUND(POWER([.$A37] - [.F$28]; [.F$29]) * [.G$29]))" office:value-type="float" office:value="39">
            <text:p>39</text:p>
          </table:table-cell>
          <table:table-cell table:formula="of:=MAX(0; ROUND(POWER([.$A37] - [.F$28]; [.F$30]) * [.G$30]))" office:value-type="float" office:value="78">
            <text:p>78</text:p>
          </table:table-cell>
          <table:table-cell table:formula="of:=MAX(0; MIN([.F$31] + ([.$A37] - [.H$28]) * [.G$31]; 1))" office:value-type="percentage" office:value="0.35">
            <text:p>35.0%</text:p>
          </table:table-cell>
          <table:table-cell/>
          <table:table-cell table:formula="of:=MAX(0; ROUND(POWER([.$A37] - [.J$28]; [.J$29]) * [.K$29]))" office:value-type="float" office:value="19">
            <text:p>19</text:p>
          </table:table-cell>
          <table:table-cell table:formula="of:=MAX(0; ROUND(POWER([.$A37] - [.J$28]; [.J$30]) * [.K$30]))" office:value-type="float" office:value="64">
            <text:p>64</text:p>
          </table:table-cell>
          <table:table-cell table:formula="of:=MAX(0; MIN([.J$31] + ([.$A37] - [.L$28]) * [.K$31]; 1))" office:value-type="percentage" office:value="0.35">
            <text:p>35.0%</text:p>
          </table:table-cell>
          <table:table-cell/>
          <table:table-cell table:formula="of:=MAX(0; ROUND(POWER([.$A37] - [.N$28]; [.N$29]) * [.O$29]))" office:value-type="float" office:value="15">
            <text:p>15</text:p>
          </table:table-cell>
          <table:table-cell table:formula="of:=MAX(0; ROUND(POWER([.$A37] - [.N$28]; [.N$30]) * [.O$30]))" office:value-type="float" office:value="29">
            <text:p>29</text:p>
          </table:table-cell>
          <table:table-cell table:formula="of:=MAX(0; MIN([.N$31] + ([.$A37] - [.P$28]) * [.O$31]; 1))" office:value-type="percentage" office:value="0.45">
            <text:p>45.0%</text:p>
          </table:table-cell>
          <table:table-cell/>
          <table:table-cell table:formula="of:=MAX(0; ROUND(POWER([.$A37] - [.R$28]; [.R$29]) * [.S$29]))" office:value-type="float" office:value="20">
            <text:p>20</text:p>
          </table:table-cell>
          <table:table-cell table:formula="of:=MAX(0; ROUND(POWER([.$A37] - [.R$28]; [.R$30]) * [.S$30]))" office:value-type="float" office:value="37">
            <text:p>37</text:p>
          </table:table-cell>
          <table:table-cell table:formula="of:=MAX(0; MIN([.R$31] + ([.$A37] - [.T$28]) * [.S$31]; 1))" office:value-type="percentage" office:value="0.5">
            <text:p>50.0%</text:p>
          </table:table-cell>
          <table:table-cell/>
          <table:table-cell table:formula="of:=MAX(0; ROUND(POWER([.$A37] - [.V$28]; [.V$29]) * [.W$29]))" office:value-type="float" office:value="15">
            <text:p>15</text:p>
          </table:table-cell>
          <table:table-cell table:formula="of:=MAX(0; ROUND(POWER([.$A37] - [.V$28]; [.V$30]) * [.W$30]))" office:value-type="float" office:value="49">
            <text:p>49</text:p>
          </table:table-cell>
          <table:table-cell table:formula="of:=MAX(0; MIN([.V$31] + ([.$A37] - [.X$28]) * [.W$31]; 1))" office:value-type="percentage" office:value="0.35">
            <text:p>35.0%</text:p>
          </table:table-cell>
          <table:table-cell/>
          <table:table-cell table:formula="of:=MAX(0; ROUND(POWER([.$A37] - [.Z$28]; [.Z$29]) * [.AA$29]))" office:value-type="float" office:value="5">
            <text:p>5</text:p>
          </table:table-cell>
          <table:table-cell table:formula="of:=MAX(0; ROUND(POWER([.$A37] - [.Z$28]; [.Z$30]) * [.AA$30]))" office:value-type="float" office:value="16">
            <text:p>16</text:p>
          </table:table-cell>
          <table:table-cell table:formula="of:=MAX(0; MIN([.Z$31] + ([.$A37] - [.AB$28]) * [.AA$31]; 1))" office:value-type="percentage" office:value="0.4">
            <text:p>40.0%</text:p>
          </table:table-cell>
          <table:table-cell table:number-columns-repeated="996"/>
        </table:table-row>
        <table:table-row table:style-name="ro1">
          <table:table-cell office:value-type="float" office:value="6">
            <text:p>6</text:p>
          </table:table-cell>
          <table:table-cell table:formula="of:=MAX(0; ROUND(POWER([.$A38] - [.B$28]; [.B$29]) * [.C$29]))" office:value-type="float" office:value="88">
            <text:p>88</text:p>
          </table:table-cell>
          <table:table-cell table:formula="of:=MAX(0; ROUND(POWER([.$A38] - [.B$28]; [.B$30]) * [.C$30]))" office:value-type="float" office:value="168">
            <text:p>168</text:p>
          </table:table-cell>
          <table:table-cell table:formula="of:=MAX(0; MIN([.B$31] + ([.$A38] - [.D$28]) * [.C$31]; 1))" office:value-type="percentage" office:value="0.6">
            <text:p>60.0%</text:p>
          </table:table-cell>
          <table:table-cell/>
          <table:table-cell table:formula="of:=MAX(0; ROUND(POWER([.$A38] - [.F$28]; [.F$29]) * [.G$29]))" office:value-type="float" office:value="51">
            <text:p>51</text:p>
          </table:table-cell>
          <table:table-cell table:formula="of:=MAX(0; ROUND(POWER([.$A38] - [.F$28]; [.F$30]) * [.G$30]))" office:value-type="float" office:value="104">
            <text:p>104</text:p>
          </table:table-cell>
          <table:table-cell table:formula="of:=MAX(0; MIN([.F$31] + ([.$A38] - [.H$28]) * [.G$31]; 1))" office:value-type="percentage" office:value="0.4">
            <text:p>40.0%</text:p>
          </table:table-cell>
          <table:table-cell/>
          <table:table-cell table:formula="of:=MAX(0; ROUND(POWER([.$A38] - [.J$28]; [.J$29]) * [.K$29]))" office:value-type="float" office:value="28">
            <text:p>28</text:p>
          </table:table-cell>
          <table:table-cell table:formula="of:=MAX(0; ROUND(POWER([.$A38] - [.J$28]; [.J$30]) * [.K$30]))" office:value-type="float" office:value="93">
            <text:p>93</text:p>
          </table:table-cell>
          <table:table-cell table:formula="of:=MAX(0; MIN([.J$31] + ([.$A38] - [.L$28]) * [.K$31]; 1))" office:value-type="percentage" office:value="0.45">
            <text:p>45.0%</text:p>
          </table:table-cell>
          <table:table-cell/>
          <table:table-cell table:formula="of:=MAX(0; ROUND(POWER([.$A38] - [.N$28]; [.N$29]) * [.O$29]))" office:value-type="float" office:value="20">
            <text:p>20</text:p>
          </table:table-cell>
          <table:table-cell table:formula="of:=MAX(0; ROUND(POWER([.$A38] - [.N$28]; [.N$30]) * [.O$30]))" office:value-type="float" office:value="40">
            <text:p>40</text:p>
          </table:table-cell>
          <table:table-cell table:formula="of:=MAX(0; MIN([.N$31] + ([.$A38] - [.P$28]) * [.O$31]; 1))" office:value-type="percentage" office:value="0.5">
            <text:p>50.0%</text:p>
          </table:table-cell>
          <table:table-cell/>
          <table:table-cell table:formula="of:=MAX(0; ROUND(POWER([.$A38] - [.R$28]; [.R$29]) * [.S$29]))" office:value-type="float" office:value="29">
            <text:p>29</text:p>
          </table:table-cell>
          <table:table-cell table:formula="of:=MAX(0; ROUND(POWER([.$A38] - [.R$28]; [.R$30]) * [.S$30]))" office:value-type="float" office:value="58">
            <text:p>58</text:p>
          </table:table-cell>
          <table:table-cell table:formula="of:=MAX(0; MIN([.R$31] + ([.$A38] - [.T$28]) * [.S$31]; 1))" office:value-type="percentage" office:value="0.55">
            <text:p>55.0%</text:p>
          </table:table-cell>
          <table:table-cell/>
          <table:table-cell table:formula="of:=MAX(0; ROUND(POWER([.$A38] - [.V$28]; [.V$29]) * [.W$29]))" office:value-type="float" office:value="23">
            <text:p>23</text:p>
          </table:table-cell>
          <table:table-cell table:formula="of:=MAX(0; ROUND(POWER([.$A38] - [.V$28]; [.V$30]) * [.W$30]))" office:value-type="float" office:value="75">
            <text:p>75</text:p>
          </table:table-cell>
          <table:table-cell table:formula="of:=MAX(0; MIN([.V$31] + ([.$A38] - [.X$28]) * [.W$31]; 1))" office:value-type="percentage" office:value="0.4">
            <text:p>40.0%</text:p>
          </table:table-cell>
          <table:table-cell/>
          <table:table-cell table:formula="of:=MAX(0; ROUND(POWER([.$A38] - [.Z$28]; [.Z$29]) * [.AA$29]))" office:value-type="float" office:value="8">
            <text:p>8</text:p>
          </table:table-cell>
          <table:table-cell table:formula="of:=MAX(0; ROUND(POWER([.$A38] - [.Z$28]; [.Z$30]) * [.AA$30]))" office:value-type="float" office:value="30">
            <text:p>30</text:p>
          </table:table-cell>
          <table:table-cell table:formula="of:=MAX(0; MIN([.Z$31] + ([.$A38] - [.AB$28]) * [.AA$31]; 1))" office:value-type="percentage" office:value="0.45">
            <text:p>45.0%</text:p>
          </table:table-cell>
          <table:table-cell table:number-columns-repeated="996"/>
        </table:table-row>
        <table:table-row table:style-name="ro1">
          <table:table-cell office:value-type="float" office:value="7">
            <text:p>7</text:p>
          </table:table-cell>
          <table:table-cell table:formula="of:=MAX(0; ROUND(POWER([.$A39] - [.B$28]; [.B$29]) * [.C$29]))" office:value-type="float" office:value="112">
            <text:p>112</text:p>
          </table:table-cell>
          <table:table-cell table:formula="of:=MAX(0; ROUND(POWER([.$A39] - [.B$28]; [.B$30]) * [.C$30]))" office:value-type="float" office:value="219">
            <text:p>219</text:p>
          </table:table-cell>
          <table:table-cell table:formula="of:=MAX(0; MIN([.B$31] + ([.$A39] - [.D$28]) * [.C$31]; 1))" office:value-type="percentage" office:value="0.7">
            <text:p>70.0%</text:p>
          </table:table-cell>
          <table:table-cell/>
          <table:table-cell table:formula="of:=MAX(0; ROUND(POWER([.$A39] - [.F$28]; [.F$29]) * [.G$29]))" office:value-type="float" office:value="65">
            <text:p>65</text:p>
          </table:table-cell>
          <table:table-cell table:formula="of:=MAX(0; ROUND(POWER([.$A39] - [.F$28]; [.F$30]) * [.G$30]))" office:value-type="float" office:value="132">
            <text:p>132</text:p>
          </table:table-cell>
          <table:table-cell table:formula="of:=MAX(0; MIN([.F$31] + ([.$A39] - [.H$28]) * [.G$31]; 1))" office:value-type="percentage" office:value="0.45">
            <text:p>45.0%</text:p>
          </table:table-cell>
          <table:table-cell/>
          <table:table-cell table:formula="of:=MAX(0; ROUND(POWER([.$A39] - [.J$28]; [.J$29]) * [.K$29]))" office:value-type="float" office:value="37">
            <text:p>37</text:p>
          </table:table-cell>
          <table:table-cell table:formula="of:=MAX(0; ROUND(POWER([.$A39] - [.J$28]; [.J$30]) * [.K$30]))" office:value-type="float" office:value="125">
            <text:p>125</text:p>
          </table:table-cell>
          <table:table-cell table:formula="of:=MAX(0; MIN([.J$31] + ([.$A39] - [.L$28]) * [.K$31]; 1))" office:value-type="percentage" office:value="0.55">
            <text:p>55.0%</text:p>
          </table:table-cell>
          <table:table-cell/>
          <table:table-cell table:formula="of:=MAX(0; ROUND(POWER([.$A39] - [.N$28]; [.N$29]) * [.O$29]))" office:value-type="float" office:value="26">
            <text:p>26</text:p>
          </table:table-cell>
          <table:table-cell table:formula="of:=MAX(0; ROUND(POWER([.$A39] - [.N$28]; [.N$30]) * [.O$30]))" office:value-type="float" office:value="53">
            <text:p>53</text:p>
          </table:table-cell>
          <table:table-cell table:formula="of:=MAX(0; MIN([.N$31] + ([.$A39] - [.P$28]) * [.O$31]; 1))" office:value-type="percentage" office:value="0.55">
            <text:p>55.0%</text:p>
          </table:table-cell>
          <table:table-cell/>
          <table:table-cell table:formula="of:=MAX(0; ROUND(POWER([.$A39] - [.R$28]; [.R$29]) * [.S$29]))" office:value-type="float" office:value="39">
            <text:p>39</text:p>
          </table:table-cell>
          <table:table-cell table:formula="of:=MAX(0; ROUND(POWER([.$A39] - [.R$28]; [.R$30]) * [.S$30]))" office:value-type="float" office:value="82">
            <text:p>82</text:p>
          </table:table-cell>
          <table:table-cell table:formula="of:=MAX(0; MIN([.R$31] + ([.$A39] - [.T$28]) * [.S$31]; 1))" office:value-type="percentage" office:value="0.6">
            <text:p>60.0%</text:p>
          </table:table-cell>
          <table:table-cell/>
          <table:table-cell table:formula="of:=MAX(0; ROUND(POWER([.$A39] - [.V$28]; [.V$29]) * [.W$29]))" office:value-type="float" office:value="31">
            <text:p>31</text:p>
          </table:table-cell>
          <table:table-cell table:formula="of:=MAX(0; ROUND(POWER([.$A39] - [.V$28]; [.V$30]) * [.W$30]))" office:value-type="float" office:value="103">
            <text:p>103</text:p>
          </table:table-cell>
          <table:table-cell table:formula="of:=MAX(0; MIN([.V$31] + ([.$A39] - [.X$28]) * [.W$31]; 1))" office:value-type="percentage" office:value="0.45">
            <text:p>45.0%</text:p>
          </table:table-cell>
          <table:table-cell/>
          <table:table-cell table:formula="of:=MAX(0; ROUND(POWER([.$A39] - [.Z$28]; [.Z$29]) * [.AA$29]))" office:value-type="float" office:value="11">
            <text:p>11</text:p>
          </table:table-cell>
          <table:table-cell table:formula="of:=MAX(0; ROUND(POWER([.$A39] - [.Z$28]; [.Z$30]) * [.AA$30]))" office:value-type="float" office:value="45">
            <text:p>45</text:p>
          </table:table-cell>
          <table:table-cell table:formula="of:=MAX(0; MIN([.Z$31] + ([.$A39] - [.AB$28]) * [.AA$31]; 1))" office:value-type="percentage" office:value="0.5">
            <text:p>50.0%</text:p>
          </table:table-cell>
          <table:table-cell table:number-columns-repeated="996"/>
        </table:table-row>
        <table:table-row table:style-name="ro1">
          <table:table-cell office:value-type="float" office:value="8">
            <text:p>8</text:p>
          </table:table-cell>
          <table:table-cell table:formula="of:=MAX(0; ROUND(POWER([.$A40] - [.B$28]; [.B$29]) * [.C$29]))" office:value-type="float" office:value="139">
            <text:p>139</text:p>
          </table:table-cell>
          <table:table-cell table:formula="of:=MAX(0; ROUND(POWER([.$A40] - [.B$28]; [.B$30]) * [.C$30]))" office:value-type="float" office:value="274">
            <text:p>274</text:p>
          </table:table-cell>
          <table:table-cell table:formula="of:=MAX(0; MIN([.B$31] + ([.$A40] - [.D$28]) * [.C$31]; 1))" office:value-type="percentage" office:value="0.8">
            <text:p>80.0%</text:p>
          </table:table-cell>
          <table:table-cell/>
          <table:table-cell table:formula="of:=MAX(0; ROUND(POWER([.$A40] - [.F$28]; [.F$29]) * [.G$29]))" office:value-type="float" office:value="79">
            <text:p>79</text:p>
          </table:table-cell>
          <table:table-cell table:formula="of:=MAX(0; ROUND(POWER([.$A40] - [.F$28]; [.F$30]) * [.G$30]))" office:value-type="float" office:value="162">
            <text:p>162</text:p>
          </table:table-cell>
          <table:table-cell table:formula="of:=MAX(0; MIN([.F$31] + ([.$A40] - [.H$28]) * [.G$31]; 1))" office:value-type="percentage" office:value="0.5">
            <text:p>50.0%</text:p>
          </table:table-cell>
          <table:table-cell/>
          <table:table-cell table:formula="of:=MAX(0; ROUND(POWER([.$A40] - [.J$28]; [.J$29]) * [.K$29]))" office:value-type="float" office:value="47">
            <text:p>47</text:p>
          </table:table-cell>
          <table:table-cell table:formula="of:=MAX(0; ROUND(POWER([.$A40] - [.J$28]; [.J$30]) * [.K$30]))" office:value-type="float" office:value="161">
            <text:p>161</text:p>
          </table:table-cell>
          <table:table-cell table:formula="of:=MAX(0; MIN([.J$31] + ([.$A40] - [.L$28]) * [.K$31]; 1))" office:value-type="percentage" office:value="0.65">
            <text:p>65.0%</text:p>
          </table:table-cell>
          <table:table-cell/>
          <table:table-cell table:formula="of:=MAX(0; ROUND(POWER([.$A40] - [.N$28]; [.N$29]) * [.O$29]))" office:value-type="float" office:value="32">
            <text:p>32</text:p>
          </table:table-cell>
          <table:table-cell table:formula="of:=MAX(0; ROUND(POWER([.$A40] - [.N$28]; [.N$30]) * [.O$30]))" office:value-type="float" office:value="67">
            <text:p>67</text:p>
          </table:table-cell>
          <table:table-cell table:formula="of:=MAX(0; MIN([.N$31] + ([.$A40] - [.P$28]) * [.O$31]; 1))" office:value-type="percentage" office:value="0.6">
            <text:p>60.0%</text:p>
          </table:table-cell>
          <table:table-cell/>
          <table:table-cell table:formula="of:=MAX(0; ROUND(POWER([.$A40] - [.R$28]; [.R$29]) * [.S$29]))" office:value-type="float" office:value="49">
            <text:p>49</text:p>
          </table:table-cell>
          <table:table-cell table:formula="of:=MAX(0; ROUND(POWER([.$A40] - [.R$28]; [.R$30]) * [.S$30]))" office:value-type="float" office:value="109">
            <text:p>109</text:p>
          </table:table-cell>
          <table:table-cell table:formula="of:=MAX(0; MIN([.R$31] + ([.$A40] - [.T$28]) * [.S$31]; 1))" office:value-type="percentage" office:value="0.65">
            <text:p>65.0%</text:p>
          </table:table-cell>
          <table:table-cell/>
          <table:table-cell table:formula="of:=MAX(0; ROUND(POWER([.$A40] - [.V$28]; [.V$29]) * [.W$29]))" office:value-type="float" office:value="39">
            <text:p>39</text:p>
          </table:table-cell>
          <table:table-cell table:formula="of:=MAX(0; ROUND(POWER([.$A40] - [.V$28]; [.V$30]) * [.W$30]))" office:value-type="float" office:value="134">
            <text:p>134</text:p>
          </table:table-cell>
          <table:table-cell table:formula="of:=MAX(0; MIN([.V$31] + ([.$A40] - [.X$28]) * [.W$31]; 1))" office:value-type="percentage" office:value="0.5">
            <text:p>50.0%</text:p>
          </table:table-cell>
          <table:table-cell/>
          <table:table-cell table:formula="of:=MAX(0; ROUND(POWER([.$A40] - [.Z$28]; [.Z$29]) * [.AA$29]))" office:value-type="float" office:value="15">
            <text:p>15</text:p>
          </table:table-cell>
          <table:table-cell table:formula="of:=MAX(0; ROUND(POWER([.$A40] - [.Z$28]; [.Z$30]) * [.AA$30]))" office:value-type="float" office:value="62">
            <text:p>62</text:p>
          </table:table-cell>
          <table:table-cell table:formula="of:=MAX(0; MIN([.Z$31] + ([.$A40] - [.AB$28]) * [.AA$31]; 1))" office:value-type="percentage" office:value="0.55">
            <text:p>55.0%</text:p>
          </table:table-cell>
          <table:table-cell table:number-columns-repeated="996"/>
        </table:table-row>
        <table:table-row table:style-name="ro1">
          <table:table-cell office:value-type="float" office:value="9">
            <text:p>9</text:p>
          </table:table-cell>
          <table:table-cell table:formula="of:=MAX(0; ROUND(POWER([.$A41] - [.B$28]; [.B$29]) * [.C$29]))" office:value-type="float" office:value="168">
            <text:p>168</text:p>
          </table:table-cell>
          <table:table-cell table:formula="of:=MAX(0; ROUND(POWER([.$A41] - [.B$28]; [.B$30]) * [.C$30]))" office:value-type="float" office:value="335">
            <text:p>335</text:p>
          </table:table-cell>
          <table:table-cell table:formula="of:=MAX(0; MIN([.B$31] + ([.$A41] - [.D$28]) * [.C$31]; 1))" office:value-type="percentage" office:value="0.9">
            <text:p>90.0%</text:p>
          </table:table-cell>
          <table:table-cell/>
          <table:table-cell table:formula="of:=MAX(0; ROUND(POWER([.$A41] - [.F$28]; [.F$29]) * [.G$29]))" office:value-type="float" office:value="95">
            <text:p>95</text:p>
          </table:table-cell>
          <table:table-cell table:formula="of:=MAX(0; ROUND(POWER([.$A41] - [.F$28]; [.F$30]) * [.G$30]))" office:value-type="float" office:value="194">
            <text:p>194</text:p>
          </table:table-cell>
          <table:table-cell table:formula="of:=MAX(0; MIN([.F$31] + ([.$A41] - [.H$28]) * [.G$31]; 1))" office:value-type="percentage" office:value="0.55">
            <text:p>55.0%</text:p>
          </table:table-cell>
          <table:table-cell/>
          <table:table-cell table:formula="of:=MAX(0; ROUND(POWER([.$A41] - [.J$28]; [.J$29]) * [.K$29]))" office:value-type="float" office:value="59">
            <text:p>59</text:p>
          </table:table-cell>
          <table:table-cell table:formula="of:=MAX(0; ROUND(POWER([.$A41] - [.J$28]; [.J$30]) * [.K$30]))" office:value-type="float" office:value="201">
            <text:p>201</text:p>
          </table:table-cell>
          <table:table-cell table:formula="of:=MAX(0; MIN([.J$31] + ([.$A41] - [.L$28]) * [.K$31]; 1))" office:value-type="percentage" office:value="0.75">
            <text:p>75.0%</text:p>
          </table:table-cell>
          <table:table-cell/>
          <table:table-cell table:formula="of:=MAX(0; ROUND(POWER([.$A41] - [.N$28]; [.N$29]) * [.O$29]))" office:value-type="float" office:value="39">
            <text:p>39</text:p>
          </table:table-cell>
          <table:table-cell table:formula="of:=MAX(0; ROUND(POWER([.$A41] - [.N$28]; [.N$30]) * [.O$30]))" office:value-type="float" office:value="81">
            <text:p>81</text:p>
          </table:table-cell>
          <table:table-cell table:formula="of:=MAX(0; MIN([.N$31] + ([.$A41] - [.P$28]) * [.O$31]; 1))" office:value-type="percentage" office:value="0.65">
            <text:p>65.0%</text:p>
          </table:table-cell>
          <table:table-cell/>
          <table:table-cell table:formula="of:=MAX(0; ROUND(POWER([.$A41] - [.R$28]; [.R$29]) * [.S$29]))" office:value-type="float" office:value="60">
            <text:p>60</text:p>
          </table:table-cell>
          <table:table-cell table:formula="of:=MAX(0; ROUND(POWER([.$A41] - [.R$28]; [.R$30]) * [.S$30]))" office:value-type="float" office:value="139">
            <text:p>139</text:p>
          </table:table-cell>
          <table:table-cell table:formula="of:=MAX(0; MIN([.R$31] + ([.$A41] - [.T$28]) * [.S$31]; 1))" office:value-type="percentage" office:value="0.7">
            <text:p>70.0%</text:p>
          </table:table-cell>
          <table:table-cell/>
          <table:table-cell table:formula="of:=MAX(0; ROUND(POWER([.$A41] - [.V$28]; [.V$29]) * [.W$29]))" office:value-type="float" office:value="48">
            <text:p>48</text:p>
          </table:table-cell>
          <table:table-cell table:formula="of:=MAX(0; ROUND(POWER([.$A41] - [.V$28]; [.V$30]) * [.W$30]))" office:value-type="float" office:value="168">
            <text:p>168</text:p>
          </table:table-cell>
          <table:table-cell table:formula="of:=MAX(0; MIN([.V$31] + ([.$A41] - [.X$28]) * [.W$31]; 1))" office:value-type="percentage" office:value="0.55">
            <text:p>55.0%</text:p>
          </table:table-cell>
          <table:table-cell/>
          <table:table-cell table:formula="of:=MAX(0; ROUND(POWER([.$A41] - [.Z$28]; [.Z$29]) * [.AA$29]))" office:value-type="float" office:value="19">
            <text:p>19</text:p>
          </table:table-cell>
          <table:table-cell table:formula="of:=MAX(0; ROUND(POWER([.$A41] - [.Z$28]; [.Z$30]) * [.AA$30]))" office:value-type="float" office:value="81">
            <text:p>81</text:p>
          </table:table-cell>
          <table:table-cell table:formula="of:=MAX(0; MIN([.Z$31] + ([.$A41] - [.AB$28]) * [.AA$31]; 1))" office:value-type="percentage" office:value="0.6">
            <text:p>60.0%</text:p>
          </table:table-cell>
          <table:table-cell table:number-columns-repeated="996"/>
        </table:table-row>
        <table:table-row table:style-name="ro1">
          <table:table-cell office:value-type="float" office:value="10">
            <text:p>10</text:p>
          </table:table-cell>
          <table:table-cell table:formula="of:=MAX(0; ROUND(POWER([.$A42] - [.B$28]; [.B$29]) * [.C$29]))" office:value-type="float" office:value="199">
            <text:p>199</text:p>
          </table:table-cell>
          <table:table-cell table:formula="of:=MAX(0; ROUND(POWER([.$A42] - [.B$28]; [.B$30]) * [.C$30]))" office:value-type="float" office:value="401">
            <text:p>401</text:p>
          </table:table-cell>
          <table:table-cell table:formula="of:=MAX(0; MIN([.B$31] + ([.$A42] - [.D$28]) * [.C$31]; 1))" office:value-type="percentage" office:value="1">
            <text:p>100.0%</text:p>
          </table:table-cell>
          <table:table-cell/>
          <table:table-cell table:formula="of:=MAX(0; ROUND(POWER([.$A42] - [.F$28]; [.F$29]) * [.G$29]))" office:value-type="float" office:value="111">
            <text:p>111</text:p>
          </table:table-cell>
          <table:table-cell table:formula="of:=MAX(0; ROUND(POWER([.$A42] - [.F$28]; [.F$30]) * [.G$30]))" office:value-type="float" office:value="229">
            <text:p>229</text:p>
          </table:table-cell>
          <table:table-cell table:formula="of:=MAX(0; MIN([.F$31] + ([.$A42] - [.H$28]) * [.G$31]; 1))" office:value-type="percentage" office:value="0.6">
            <text:p>60.0%</text:p>
          </table:table-cell>
          <table:table-cell/>
          <table:table-cell table:formula="of:=MAX(0; ROUND(POWER([.$A42] - [.J$28]; [.J$29]) * [.K$29]))" office:value-type="float" office:value="71">
            <text:p>71</text:p>
          </table:table-cell>
          <table:table-cell table:formula="of:=MAX(0; ROUND(POWER([.$A42] - [.J$28]; [.J$30]) * [.K$30]))" office:value-type="float" office:value="244">
            <text:p>244</text:p>
          </table:table-cell>
          <table:table-cell table:formula="of:=MAX(0; MIN([.J$31] + ([.$A42] - [.L$28]) * [.K$31]; 1))" office:value-type="percentage" office:value="0.85">
            <text:p>85.0%</text:p>
          </table:table-cell>
          <table:table-cell/>
          <table:table-cell table:formula="of:=MAX(0; ROUND(POWER([.$A42] - [.N$28]; [.N$29]) * [.O$29]))" office:value-type="float" office:value="46">
            <text:p>46</text:p>
          </table:table-cell>
          <table:table-cell table:formula="of:=MAX(0; ROUND(POWER([.$A42] - [.N$28]; [.N$30]) * [.O$30]))" office:value-type="float" office:value="97">
            <text:p>97</text:p>
          </table:table-cell>
          <table:table-cell table:formula="of:=MAX(0; MIN([.N$31] + ([.$A42] - [.P$28]) * [.O$31]; 1))" office:value-type="percentage" office:value="0.7">
            <text:p>70.0%</text:p>
          </table:table-cell>
          <table:table-cell/>
          <table:table-cell table:formula="of:=MAX(0; ROUND(POWER([.$A42] - [.R$28]; [.R$29]) * [.S$29]))" office:value-type="float" office:value="72">
            <text:p>72</text:p>
          </table:table-cell>
          <table:table-cell table:formula="of:=MAX(0; ROUND(POWER([.$A42] - [.R$28]; [.R$30]) * [.S$30]))" office:value-type="float" office:value="171">
            <text:p>171</text:p>
          </table:table-cell>
          <table:table-cell table:formula="of:=MAX(0; MIN([.R$31] + ([.$A42] - [.T$28]) * [.S$31]; 1))" office:value-type="percentage" office:value="0.75">
            <text:p>75.0%</text:p>
          </table:table-cell>
          <table:table-cell/>
          <table:table-cell table:formula="of:=MAX(0; ROUND(POWER([.$A42] - [.V$28]; [.V$29]) * [.W$29]))" office:value-type="float" office:value="58">
            <text:p>58</text:p>
          </table:table-cell>
          <table:table-cell table:formula="of:=MAX(0; ROUND(POWER([.$A42] - [.V$28]; [.V$30]) * [.W$30]))" office:value-type="float" office:value="204">
            <text:p>204</text:p>
          </table:table-cell>
          <table:table-cell table:formula="of:=MAX(0; MIN([.V$31] + ([.$A42] - [.X$28]) * [.W$31]; 1))" office:value-type="percentage" office:value="0.6">
            <text:p>60.0%</text:p>
          </table:table-cell>
          <table:table-cell/>
          <table:table-cell table:formula="of:=MAX(0; ROUND(POWER([.$A42] - [.Z$28]; [.Z$29]) * [.AA$29]))" office:value-type="float" office:value="23">
            <text:p>23</text:p>
          </table:table-cell>
          <table:table-cell table:formula="of:=MAX(0; ROUND(POWER([.$A42] - [.Z$28]; [.Z$30]) * [.AA$30]))" office:value-type="float" office:value="101">
            <text:p>101</text:p>
          </table:table-cell>
          <table:table-cell table:formula="of:=MAX(0; MIN([.Z$31] + ([.$A42] - [.AB$28]) * [.AA$31]; 1))" office:value-type="percentage" office:value="0.65">
            <text:p>65.0%</text:p>
          </table:table-cell>
          <table:table-cell table:number-columns-repeated="996"/>
        </table:table-row>
        <table:table-row table:style-name="ro1">
          <table:table-cell office:value-type="float" office:value="11">
            <text:p>11</text:p>
          </table:table-cell>
          <table:table-cell table:formula="of:=MAX(0; ROUND(POWER([.$A43] - [.B$28]; [.B$29]) * [.C$29]))" office:value-type="float" office:value="232">
            <text:p>232</text:p>
          </table:table-cell>
          <table:table-cell table:formula="of:=MAX(0; ROUND(POWER([.$A43] - [.B$28]; [.B$30]) * [.C$30]))" office:value-type="float" office:value="471">
            <text:p>471</text:p>
          </table:table-cell>
          <table:table-cell table:formula="of:=MAX(0; MIN([.B$31] + ([.$A43] - [.D$28]) * [.C$31]; 1))" office:value-type="percentage" office:value="1">
            <text:p>100.0%</text:p>
          </table:table-cell>
          <table:table-cell/>
          <table:table-cell table:formula="of:=MAX(0; ROUND(POWER([.$A43] - [.F$28]; [.F$29]) * [.G$29]))" office:value-type="float" office:value="128">
            <text:p>128</text:p>
          </table:table-cell>
          <table:table-cell table:formula="of:=MAX(0; ROUND(POWER([.$A43] - [.F$28]; [.F$30]) * [.G$30]))" office:value-type="float" office:value="265">
            <text:p>265</text:p>
          </table:table-cell>
          <table:table-cell table:formula="of:=MAX(0; MIN([.F$31] + ([.$A43] - [.H$28]) * [.G$31]; 1))" office:value-type="percentage" office:value="0.65">
            <text:p>65.0%</text:p>
          </table:table-cell>
          <table:table-cell/>
          <table:table-cell table:formula="of:=MAX(0; ROUND(POWER([.$A43] - [.J$28]; [.J$29]) * [.K$29]))" office:value-type="float" office:value="84">
            <text:p>84</text:p>
          </table:table-cell>
          <table:table-cell table:formula="of:=MAX(0; ROUND(POWER([.$A43] - [.J$28]; [.J$30]) * [.K$30]))" office:value-type="float" office:value="290">
            <text:p>290</text:p>
          </table:table-cell>
          <table:table-cell table:formula="of:=MAX(0; MIN([.J$31] + ([.$A43] - [.L$28]) * [.K$31]; 1))" office:value-type="percentage" office:value="0.95">
            <text:p>95.0%</text:p>
          </table:table-cell>
          <table:table-cell/>
          <table:table-cell table:formula="of:=MAX(0; ROUND(POWER([.$A43] - [.N$28]; [.N$29]) * [.O$29]))" office:value-type="float" office:value="53">
            <text:p>53</text:p>
          </table:table-cell>
          <table:table-cell table:formula="of:=MAX(0; ROUND(POWER([.$A43] - [.N$28]; [.N$30]) * [.O$30]))" office:value-type="float" office:value="114">
            <text:p>114</text:p>
          </table:table-cell>
          <table:table-cell table:formula="of:=MAX(0; MIN([.N$31] + ([.$A43] - [.P$28]) * [.O$31]; 1))" office:value-type="percentage" office:value="0.75">
            <text:p>75.0%</text:p>
          </table:table-cell>
          <table:table-cell/>
          <table:table-cell table:formula="of:=MAX(0; ROUND(POWER([.$A43] - [.R$28]; [.R$29]) * [.S$29]))" office:value-type="float" office:value="84">
            <text:p>84</text:p>
          </table:table-cell>
          <table:table-cell table:formula="of:=MAX(0; ROUND(POWER([.$A43] - [.R$28]; [.R$30]) * [.S$30]))" office:value-type="float" office:value="205">
            <text:p>205</text:p>
          </table:table-cell>
          <table:table-cell table:formula="of:=MAX(0; MIN([.R$31] + ([.$A43] - [.T$28]) * [.S$31]; 1))" office:value-type="percentage" office:value="0.8">
            <text:p>80.0%</text:p>
          </table:table-cell>
          <table:table-cell/>
          <table:table-cell table:formula="of:=MAX(0; ROUND(POWER([.$A43] - [.V$28]; [.V$29]) * [.W$29]))" office:value-type="float" office:value="68">
            <text:p>68</text:p>
          </table:table-cell>
          <table:table-cell table:formula="of:=MAX(0; ROUND(POWER([.$A43] - [.V$28]; [.V$30]) * [.W$30]))" office:value-type="float" office:value="242">
            <text:p>242</text:p>
          </table:table-cell>
          <table:table-cell table:formula="of:=MAX(0; MIN([.V$31] + ([.$A43] - [.X$28]) * [.W$31]; 1))" office:value-type="percentage" office:value="0.65">
            <text:p>65.0%</text:p>
          </table:table-cell>
          <table:table-cell/>
          <table:table-cell table:formula="of:=MAX(0; ROUND(POWER([.$A43] - [.Z$28]; [.Z$29]) * [.AA$29]))" office:value-type="float" office:value="27">
            <text:p>27</text:p>
          </table:table-cell>
          <table:table-cell table:formula="of:=MAX(0; ROUND(POWER([.$A43] - [.Z$28]; [.Z$30]) * [.AA$30]))" office:value-type="float" office:value="122">
            <text:p>122</text:p>
          </table:table-cell>
          <table:table-cell table:formula="of:=MAX(0; MIN([.Z$31] + ([.$A43] - [.AB$28]) * [.AA$31]; 1))" office:value-type="percentage" office:value="0.7">
            <text:p>70.0%</text:p>
          </table:table-cell>
          <table:table-cell table:number-columns-repeated="996"/>
        </table:table-row>
        <table:table-row table:style-name="ro1">
          <table:table-cell office:value-type="float" office:value="12">
            <text:p>12</text:p>
          </table:table-cell>
          <table:table-cell table:formula="of:=MAX(0; ROUND(POWER([.$A44] - [.B$28]; [.B$29]) * [.C$29]))" office:value-type="float" office:value="266">
            <text:p>266</text:p>
          </table:table-cell>
          <table:table-cell table:formula="of:=MAX(0; ROUND(POWER([.$A44] - [.B$28]; [.B$30]) * [.C$30]))" office:value-type="float" office:value="547">
            <text:p>547</text:p>
          </table:table-cell>
          <table:table-cell table:formula="of:=MAX(0; MIN([.B$31] + ([.$A44] - [.D$28]) * [.C$31]; 1))" office:value-type="percentage" office:value="1">
            <text:p>100.0%</text:p>
          </table:table-cell>
          <table:table-cell/>
          <table:table-cell table:formula="of:=MAX(0; ROUND(POWER([.$A44] - [.F$28]; [.F$29]) * [.G$29]))" office:value-type="float" office:value="145">
            <text:p>145</text:p>
          </table:table-cell>
          <table:table-cell table:formula="of:=MAX(0; ROUND(POWER([.$A44] - [.F$28]; [.F$30]) * [.G$30]))" office:value-type="float" office:value="304">
            <text:p>304</text:p>
          </table:table-cell>
          <table:table-cell table:formula="of:=MAX(0; MIN([.F$31] + ([.$A44] - [.H$28]) * [.G$31]; 1))" office:value-type="percentage" office:value="0.7">
            <text:p>70.0%</text:p>
          </table:table-cell>
          <table:table-cell/>
          <table:table-cell table:formula="of:=MAX(0; ROUND(POWER([.$A44] - [.J$28]; [.J$29]) * [.K$29]))" office:value-type="float" office:value="97">
            <text:p>97</text:p>
          </table:table-cell>
          <table:table-cell table:formula="of:=MAX(0; ROUND(POWER([.$A44] - [.J$28]; [.J$30]) * [.K$30]))" office:value-type="float" office:value="340">
            <text:p>340</text:p>
          </table:table-cell>
          <table:table-cell table:formula="of:=MAX(0; MIN([.J$31] + ([.$A44] - [.L$28]) * [.K$31]; 1))" office:value-type="percentage" office:value="1">
            <text:p>100.0%</text:p>
          </table:table-cell>
          <table:table-cell/>
          <table:table-cell table:formula="of:=MAX(0; ROUND(POWER([.$A44] - [.N$28]; [.N$29]) * [.O$29]))" office:value-type="float" office:value="60">
            <text:p>60</text:p>
          </table:table-cell>
          <table:table-cell table:formula="of:=MAX(0; ROUND(POWER([.$A44] - [.N$28]; [.N$30]) * [.O$30]))" office:value-type="float" office:value="131">
            <text:p>131</text:p>
          </table:table-cell>
          <table:table-cell table:formula="of:=MAX(0; MIN([.N$31] + ([.$A44] - [.P$28]) * [.O$31]; 1))" office:value-type="percentage" office:value="0.8">
            <text:p>80.0%</text:p>
          </table:table-cell>
          <table:table-cell/>
          <table:table-cell table:formula="of:=MAX(0; ROUND(POWER([.$A44] - [.R$28]; [.R$29]) * [.S$29]))" office:value-type="float" office:value="96">
            <text:p>96</text:p>
          </table:table-cell>
          <table:table-cell table:formula="of:=MAX(0; ROUND(POWER([.$A44] - [.R$28]; [.R$30]) * [.S$30]))" office:value-type="float" office:value="241">
            <text:p>241</text:p>
          </table:table-cell>
          <table:table-cell table:formula="of:=MAX(0; MIN([.R$31] + ([.$A44] - [.T$28]) * [.S$31]; 1))" office:value-type="percentage" office:value="0.85">
            <text:p>85.0%</text:p>
          </table:table-cell>
          <table:table-cell/>
          <table:table-cell table:formula="of:=MAX(0; ROUND(POWER([.$A44] - [.V$28]; [.V$29]) * [.W$29]))" office:value-type="float" office:value="78">
            <text:p>78</text:p>
          </table:table-cell>
          <table:table-cell table:formula="of:=MAX(0; ROUND(POWER([.$A44] - [.V$28]; [.V$30]) * [.W$30]))" office:value-type="float" office:value="282">
            <text:p>282</text:p>
          </table:table-cell>
          <table:table-cell table:formula="of:=MAX(0; MIN([.V$31] + ([.$A44] - [.X$28]) * [.W$31]; 1))" office:value-type="percentage" office:value="0.7">
            <text:p>70.0%</text:p>
          </table:table-cell>
          <table:table-cell/>
          <table:table-cell table:formula="of:=MAX(0; ROUND(POWER([.$A44] - [.Z$28]; [.Z$29]) * [.AA$29]))" office:value-type="float" office:value="31">
            <text:p>31</text:p>
          </table:table-cell>
          <table:table-cell table:formula="of:=MAX(0; ROUND(POWER([.$A44] - [.Z$28]; [.Z$30]) * [.AA$30]))" office:value-type="float" office:value="145">
            <text:p>145</text:p>
          </table:table-cell>
          <table:table-cell table:formula="of:=MAX(0; MIN([.Z$31] + ([.$A44] - [.AB$28]) * [.AA$31]; 1))" office:value-type="percentage" office:value="0.75">
            <text:p>75.0%</text:p>
          </table:table-cell>
          <table:table-cell table:number-columns-repeated="996"/>
        </table:table-row>
        <table:table-row table:style-name="ro1">
          <table:table-cell office:value-type="float" office:value="13">
            <text:p>13</text:p>
          </table:table-cell>
          <table:table-cell table:formula="of:=MAX(0; ROUND(POWER([.$A45] - [.B$28]; [.B$29]) * [.C$29]))" office:value-type="float" office:value="303">
            <text:p>303</text:p>
          </table:table-cell>
          <table:table-cell table:formula="of:=MAX(0; ROUND(POWER([.$A45] - [.B$28]; [.B$30]) * [.C$30]))" office:value-type="float" office:value="626">
            <text:p>626</text:p>
          </table:table-cell>
          <table:table-cell table:formula="of:=MAX(0; MIN([.B$31] + ([.$A45] - [.D$28]) * [.C$31]; 1))" office:value-type="percentage" office:value="1">
            <text:p>100.0%</text:p>
          </table:table-cell>
          <table:table-cell/>
          <table:table-cell table:formula="of:=MAX(0; ROUND(POWER([.$A45] - [.F$28]; [.F$29]) * [.G$29]))" office:value-type="float" office:value="164">
            <text:p>164</text:p>
          </table:table-cell>
          <table:table-cell table:formula="of:=MAX(0; ROUND(POWER([.$A45] - [.F$28]; [.F$30]) * [.G$30]))" office:value-type="float" office:value="344">
            <text:p>344</text:p>
          </table:table-cell>
          <table:table-cell table:formula="of:=MAX(0; MIN([.F$31] + ([.$A45] - [.H$28]) * [.G$31]; 1))" office:value-type="percentage" office:value="0.75">
            <text:p>75.0%</text:p>
          </table:table-cell>
          <table:table-cell/>
          <table:table-cell table:formula="of:=MAX(0; ROUND(POWER([.$A45] - [.J$28]; [.J$29]) * [.K$29]))" office:value-type="float" office:value="112">
            <text:p>112</text:p>
          </table:table-cell>
          <table:table-cell table:formula="of:=MAX(0; ROUND(POWER([.$A45] - [.J$28]; [.J$30]) * [.K$30]))" office:value-type="float" office:value="392">
            <text:p>392</text:p>
          </table:table-cell>
          <table:table-cell table:formula="of:=MAX(0; MIN([.J$31] + ([.$A45] - [.L$28]) * [.K$31]; 1))" office:value-type="percentage" office:value="1">
            <text:p>100.0%</text:p>
          </table:table-cell>
          <table:table-cell/>
          <table:table-cell table:formula="of:=MAX(0; ROUND(POWER([.$A45] - [.N$28]; [.N$29]) * [.O$29]))" office:value-type="float" office:value="68">
            <text:p>68</text:p>
          </table:table-cell>
          <table:table-cell table:formula="of:=MAX(0; ROUND(POWER([.$A45] - [.N$28]; [.N$30]) * [.O$30]))" office:value-type="float" office:value="150">
            <text:p>150</text:p>
          </table:table-cell>
          <table:table-cell table:formula="of:=MAX(0; MIN([.N$31] + ([.$A45] - [.P$28]) * [.O$31]; 1))" office:value-type="percentage" office:value="0.85">
            <text:p>85.0%</text:p>
          </table:table-cell>
          <table:table-cell/>
          <table:table-cell table:formula="of:=MAX(0; ROUND(POWER([.$A45] - [.R$28]; [.R$29]) * [.S$29]))" office:value-type="float" office:value="108">
            <text:p>108</text:p>
          </table:table-cell>
          <table:table-cell table:formula="of:=MAX(0; ROUND(POWER([.$A45] - [.R$28]; [.R$30]) * [.S$30]))" office:value-type="float" office:value="280">
            <text:p>280</text:p>
          </table:table-cell>
          <table:table-cell table:formula="of:=MAX(0; MIN([.R$31] + ([.$A45] - [.T$28]) * [.S$31]; 1))" office:value-type="percentage" office:value="0.9">
            <text:p>90.0%</text:p>
          </table:table-cell>
          <table:table-cell/>
          <table:table-cell table:formula="of:=MAX(0; ROUND(POWER([.$A45] - [.V$28]; [.V$29]) * [.W$29]))" office:value-type="float" office:value="89">
            <text:p>89</text:p>
          </table:table-cell>
          <table:table-cell table:formula="of:=MAX(0; ROUND(POWER([.$A45] - [.V$28]; [.V$30]) * [.W$30]))" office:value-type="float" office:value="324">
            <text:p>324</text:p>
          </table:table-cell>
          <table:table-cell table:formula="of:=MAX(0; MIN([.V$31] + ([.$A45] - [.X$28]) * [.W$31]; 1))" office:value-type="percentage" office:value="0.75">
            <text:p>75.0%</text:p>
          </table:table-cell>
          <table:table-cell/>
          <table:table-cell table:formula="of:=MAX(0; ROUND(POWER([.$A45] - [.Z$28]; [.Z$29]) * [.AA$29]))" office:value-type="float" office:value="36">
            <text:p>36</text:p>
          </table:table-cell>
          <table:table-cell table:formula="of:=MAX(0; ROUND(POWER([.$A45] - [.Z$28]; [.Z$30]) * [.AA$30]))" office:value-type="float" office:value="169">
            <text:p>169</text:p>
          </table:table-cell>
          <table:table-cell table:formula="of:=MAX(0; MIN([.Z$31] + ([.$A45] - [.AB$28]) * [.AA$31]; 1))" office:value-type="percentage" office:value="0.8">
            <text:p>80.0%</text:p>
          </table:table-cell>
          <table:table-cell table:number-columns-repeated="996"/>
        </table:table-row>
        <table:table-row table:style-name="ro1">
          <table:table-cell office:value-type="float" office:value="14">
            <text:p>14</text:p>
          </table:table-cell>
          <table:table-cell table:formula="of:=MAX(0; ROUND(POWER([.$A46] - [.B$28]; [.B$29]) * [.C$29]))" office:value-type="float" office:value="341">
            <text:p>341</text:p>
          </table:table-cell>
          <table:table-cell table:formula="of:=MAX(0; ROUND(POWER([.$A46] - [.B$28]; [.B$30]) * [.C$30]))" office:value-type="float" office:value="710">
            <text:p>710</text:p>
          </table:table-cell>
          <table:table-cell table:formula="of:=MAX(0; MIN([.B$31] + ([.$A46] - [.D$28]) * [.C$31]; 1))" office:value-type="percentage" office:value="1">
            <text:p>100.0%</text:p>
          </table:table-cell>
          <table:table-cell/>
          <table:table-cell table:formula="of:=MAX(0; ROUND(POWER([.$A46] - [.F$28]; [.F$29]) * [.G$29]))" office:value-type="float" office:value="183">
            <text:p>183</text:p>
          </table:table-cell>
          <table:table-cell table:formula="of:=MAX(0; ROUND(POWER([.$A46] - [.F$28]; [.F$30]) * [.G$30]))" office:value-type="float" office:value="386">
            <text:p>386</text:p>
          </table:table-cell>
          <table:table-cell table:formula="of:=MAX(0; MIN([.F$31] + ([.$A46] - [.H$28]) * [.G$31]; 1))" office:value-type="percentage" office:value="0.8">
            <text:p>80.0%</text:p>
          </table:table-cell>
          <table:table-cell/>
          <table:table-cell table:formula="of:=MAX(0; ROUND(POWER([.$A46] - [.J$28]; [.J$29]) * [.K$29]))" office:value-type="float" office:value="127">
            <text:p>127</text:p>
          </table:table-cell>
          <table:table-cell table:formula="of:=MAX(0; ROUND(POWER([.$A46] - [.J$28]; [.J$30]) * [.K$30]))" office:value-type="float" office:value="448">
            <text:p>448</text:p>
          </table:table-cell>
          <table:table-cell table:formula="of:=MAX(0; MIN([.J$31] + ([.$A46] - [.L$28]) * [.K$31]; 1))" office:value-type="percentage" office:value="1">
            <text:p>100.0%</text:p>
          </table:table-cell>
          <table:table-cell/>
          <table:table-cell table:formula="of:=MAX(0; ROUND(POWER([.$A46] - [.N$28]; [.N$29]) * [.O$29]))" office:value-type="float" office:value="76">
            <text:p>76</text:p>
          </table:table-cell>
          <table:table-cell table:formula="of:=MAX(0; ROUND(POWER([.$A46] - [.N$28]; [.N$30]) * [.O$30]))" office:value-type="float" office:value="169">
            <text:p>169</text:p>
          </table:table-cell>
          <table:table-cell table:formula="of:=MAX(0; MIN([.N$31] + ([.$A46] - [.P$28]) * [.O$31]; 1))" office:value-type="percentage" office:value="0.9">
            <text:p>90.0%</text:p>
          </table:table-cell>
          <table:table-cell/>
          <table:table-cell table:formula="of:=MAX(0; ROUND(POWER([.$A46] - [.R$28]; [.R$29]) * [.S$29]))" office:value-type="float" office:value="121">
            <text:p>121</text:p>
          </table:table-cell>
          <table:table-cell table:formula="of:=MAX(0; ROUND(POWER([.$A46] - [.R$28]; [.R$30]) * [.S$30]))" office:value-type="float" office:value="320">
            <text:p>320</text:p>
          </table:table-cell>
          <table:table-cell table:formula="of:=MAX(0; MIN([.R$31] + ([.$A46] - [.T$28]) * [.S$31]; 1))" office:value-type="percentage" office:value="0.95">
            <text:p>95.0%</text:p>
          </table:table-cell>
          <table:table-cell/>
          <table:table-cell table:formula="of:=MAX(0; ROUND(POWER([.$A46] - [.V$28]; [.V$29]) * [.W$29]))" office:value-type="float" office:value="100">
            <text:p>100</text:p>
          </table:table-cell>
          <table:table-cell table:formula="of:=MAX(0; ROUND(POWER([.$A46] - [.V$28]; [.V$30]) * [.W$30]))" office:value-type="float" office:value="367">
            <text:p>367</text:p>
          </table:table-cell>
          <table:table-cell table:formula="of:=MAX(0; MIN([.V$31] + ([.$A46] - [.X$28]) * [.W$31]; 1))" office:value-type="percentage" office:value="0.8">
            <text:p>80.0%</text:p>
          </table:table-cell>
          <table:table-cell/>
          <table:table-cell table:formula="of:=MAX(0; ROUND(POWER([.$A46] - [.Z$28]; [.Z$29]) * [.AA$29]))" office:value-type="float" office:value="40">
            <text:p>40</text:p>
          </table:table-cell>
          <table:table-cell table:formula="of:=MAX(0; ROUND(POWER([.$A46] - [.Z$28]; [.Z$30]) * [.AA$30]))" office:value-type="float" office:value="194">
            <text:p>194</text:p>
          </table:table-cell>
          <table:table-cell table:formula="of:=MAX(0; MIN([.Z$31] + ([.$A46] - [.AB$28]) * [.AA$31]; 1))" office:value-type="percentage" office:value="0.85">
            <text:p>85.0%</text:p>
          </table:table-cell>
          <table:table-cell table:number-columns-repeated="996"/>
        </table:table-row>
        <table:table-row table:style-name="ro1">
          <table:table-cell office:value-type="float" office:value="15">
            <text:p>15</text:p>
          </table:table-cell>
          <table:table-cell table:formula="of:=MAX(0; ROUND(POWER([.$A47] - [.B$28]; [.B$29]) * [.C$29]))" office:value-type="float" office:value="381">
            <text:p>381</text:p>
          </table:table-cell>
          <table:table-cell table:formula="of:=MAX(0; ROUND(POWER([.$A47] - [.B$28]; [.B$30]) * [.C$30]))" office:value-type="float" office:value="799">
            <text:p>799</text:p>
          </table:table-cell>
          <table:table-cell table:formula="of:=MAX(0; MIN([.B$31] + ([.$A47] - [.D$28]) * [.C$31]; 1))" office:value-type="percentage" office:value="1">
            <text:p>100.0%</text:p>
          </table:table-cell>
          <table:table-cell/>
          <table:table-cell table:formula="of:=MAX(0; ROUND(POWER([.$A47] - [.F$28]; [.F$29]) * [.G$29]))" office:value-type="float" office:value="203">
            <text:p>203</text:p>
          </table:table-cell>
          <table:table-cell table:formula="of:=MAX(0; ROUND(POWER([.$A47] - [.F$28]; [.F$30]) * [.G$30]))" office:value-type="float" office:value="429">
            <text:p>429</text:p>
          </table:table-cell>
          <table:table-cell table:formula="of:=MAX(0; MIN([.F$31] + ([.$A47] - [.H$28]) * [.G$31]; 1))" office:value-type="percentage" office:value="0.85">
            <text:p>85.0%</text:p>
          </table:table-cell>
          <table:table-cell/>
          <table:table-cell table:formula="of:=MAX(0; ROUND(POWER([.$A47] - [.J$28]; [.J$29]) * [.K$29]))" office:value-type="float" office:value="143">
            <text:p>143</text:p>
          </table:table-cell>
          <table:table-cell table:formula="of:=MAX(0; ROUND(POWER([.$A47] - [.J$28]; [.J$30]) * [.K$30]))" office:value-type="float" office:value="506">
            <text:p>506</text:p>
          </table:table-cell>
          <table:table-cell table:formula="of:=MAX(0; MIN([.J$31] + ([.$A47] - [.L$28]) * [.K$31]; 1))" office:value-type="percentage" office:value="1">
            <text:p>100.0%</text:p>
          </table:table-cell>
          <table:table-cell/>
          <table:table-cell table:formula="of:=MAX(0; ROUND(POWER([.$A47] - [.N$28]; [.N$29]) * [.O$29]))" office:value-type="float" office:value="84">
            <text:p>84</text:p>
          </table:table-cell>
          <table:table-cell table:formula="of:=MAX(0; ROUND(POWER([.$A47] - [.N$28]; [.N$30]) * [.O$30]))" office:value-type="float" office:value="189">
            <text:p>189</text:p>
          </table:table-cell>
          <table:table-cell table:formula="of:=MAX(0; MIN([.N$31] + ([.$A47] - [.P$28]) * [.O$31]; 1))" office:value-type="percentage" office:value="0.95">
            <text:p>95.0%</text:p>
          </table:table-cell>
          <table:table-cell/>
          <table:table-cell table:formula="of:=MAX(0; ROUND(POWER([.$A47] - [.R$28]; [.R$29]) * [.S$29]))" office:value-type="float" office:value="135">
            <text:p>135</text:p>
          </table:table-cell>
          <table:table-cell table:formula="of:=MAX(0; ROUND(POWER([.$A47] - [.R$28]; [.R$30]) * [.S$30]))" office:value-type="float" office:value="362">
            <text:p>362</text:p>
          </table:table-cell>
          <table:table-cell table:formula="of:=MAX(0; MIN([.R$31] + ([.$A47] - [.T$28]) * [.S$31]; 1))" office:value-type="percentage" office:value="1">
            <text:p>100.0%</text:p>
          </table:table-cell>
          <table:table-cell/>
          <table:table-cell table:formula="of:=MAX(0; ROUND(POWER([.$A47] - [.V$28]; [.V$29]) * [.W$29]))" office:value-type="float" office:value="112">
            <text:p>112</text:p>
          </table:table-cell>
          <table:table-cell table:formula="of:=MAX(0; ROUND(POWER([.$A47] - [.V$28]; [.V$30]) * [.W$30]))" office:value-type="float" office:value="412">
            <text:p>412</text:p>
          </table:table-cell>
          <table:table-cell table:formula="of:=MAX(0; MIN([.V$31] + ([.$A47] - [.X$28]) * [.W$31]; 1))" office:value-type="percentage" office:value="0.85">
            <text:p>85.0%</text:p>
          </table:table-cell>
          <table:table-cell/>
          <table:table-cell table:formula="of:=MAX(0; ROUND(POWER([.$A47] - [.Z$28]; [.Z$29]) * [.AA$29]))" office:value-type="float" office:value="45">
            <text:p>45</text:p>
          </table:table-cell>
          <table:table-cell table:formula="of:=MAX(0; ROUND(POWER([.$A47] - [.Z$28]; [.Z$30]) * [.AA$30]))" office:value-type="float" office:value="220">
            <text:p>220</text:p>
          </table:table-cell>
          <table:table-cell table:formula="of:=MAX(0; MIN([.Z$31] + ([.$A47] - [.AB$28]) * [.AA$31]; 1))" office:value-type="percentage" office:value="0.9">
            <text:p>90.0%</text:p>
          </table:table-cell>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Apocalypse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8.7949in" draw:caption-point-x="-0.2402in" draw:caption-point-y="0.3476in">
              <dc:creator>AŠ</dc:creator>
              <dc:date>2011-11-21T00:00:00</dc:date>
              <text:p text:style-name="P4"><text:span text:style-name="T2">Min planets coef</text:span></text:p>
            </office:annotation>
            <text:p>0</text:p>
          </table:table-cell>
          <table:table-cell/>
          <table:table-cell table:style-name="Default" office:value-type="float" office:value="0">
            <office:annotation draw:style-name="gr4" draw:text-style-name="P4" svg:width="1.1413in" svg:height="0.3902in" svg:x="1.6953in" svg:y="8.7949in" draw:caption-point-x="-0.2402in" draw:caption-point-y="0.3476in">
              <dc:creator>AŠ</dc:creator>
              <dc:date>2011-11-21T00:00:00</dc:date>
              <text:p text:style-name="P4"><text:span text:style-name="T2">Min planets chance coef</text:span></text:p>
            </office:annotation>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number-columns-repeated="996"/>
        </table:table-row>
        <table:table-row table:style-name="ro1">
          <table:table-cell table:style-name="Default"/>
          <table:table-cell office:value-type="float" office:value="1.42">
            <office:annotation draw:style-name="gr4" draw:text-style-name="P4" svg:width="1.1413in" svg:height="0.3902in" svg:x="0.811in" svg:y="8.8024in" draw:caption-point-x="-0.2402in" draw:caption-point-y="0.5193in">
              <dc:creator>AŠ</dc:creator>
              <dc:date>2011-11-21T00:00:00</dc:date>
              <text:p text:style-name="P4"><text:span text:style-name="T2">Range start power coef</text:span></text:p>
            </office:annotation>
            <text:p>1.42</text:p>
          </table:table-cell>
          <table:table-cell office:value-type="float" office:value="4">
            <office:annotation draw:style-name="gr4" draw:text-style-name="P4" svg:width="1.1413in" svg:height="0.3902in" svg:x="1.1528in" svg:y="8.8024in" draw:caption-point-x="-0.2402in" draw:caption-point-y="0.5193in">
              <dc:creator>AŠ</dc:creator>
              <dc:date>2011-11-21T00:00:00</dc:date>
              <text:p text:style-name="P4"><text:span text:style-name="T2">Range start multiplier</text:span></text:p>
            </office:annotation>
            <text:p>4</text:p>
          </table:table-cell>
          <table:table-cell table:style-name="Default"/>
          <table:table-cell/>
          <table:table-cell office:value-type="float" office:value="1.5">
            <text:p>1.5</text:p>
          </table:table-cell>
          <table:table-cell office:value-type="float" office:value="1.6">
            <text:p>1.6</text:p>
          </table:table-cell>
          <table:table-cell table:style-name="Default"/>
          <table:table-cell/>
          <table:table-cell office:value-type="float" office:value="1.75">
            <text:p>1.75</text:p>
          </table:table-cell>
          <table:table-cell office:value-type="float" office:value="1.2">
            <text:p>1.2</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2.8">
            <text:p>2.8</text:p>
          </table:table-cell>
          <table:table-cell table:style-name="Default"/>
          <table:table-cell/>
          <table:table-cell office:value-type="float" office:value="1.25">
            <text:p>1.25</text:p>
          </table:table-cell>
          <table:table-cell office:value-type="float" office:value="2.9">
            <text:p>2.9</text:p>
          </table:table-cell>
          <table:table-cell table:style-name="Default"/>
          <table:table-cell/>
          <table:table-cell office:value-type="float" office:value="1.1">
            <text:p>1.1</text:p>
          </table:table-cell>
          <table:table-cell office:value-type="float" office:value="2.2">
            <text:p>2.2</text:p>
          </table:table-cell>
          <table:table-cell table:style-name="Default"/>
          <table:table-cell table:number-columns-repeated="996"/>
        </table:table-row>
        <table:table-row table:style-name="ro1">
          <table:table-cell table:style-name="Default"/>
          <table:table-cell office:value-type="float" office:value="1.48">
            <office:annotation draw:style-name="gr4" draw:text-style-name="P4" svg:width="1.1413in" svg:height="0.3902in" svg:x="0.811in" svg:y="8.9055in" draw:caption-point-x="-0.2402in" draw:caption-point-y="0.5953in">
              <dc:creator>AŠ</dc:creator>
              <dc:date>2011-11-21T00:00:00</dc:date>
              <text:p text:style-name="P4"><text:span text:style-name="T2">Range end power coef</text:span></text:p>
            </office:annotation>
            <text:p>1.48</text:p>
          </table:table-cell>
          <table:table-cell office:value-type="float" office:value="4.5">
            <office:annotation draw:style-name="gr4" draw:text-style-name="P4" svg:width="1.1413in" svg:height="0.3902in" svg:x="1.1528in" svg:y="8.9055in" draw:caption-point-x="-0.2402in" draw:caption-point-y="0.5953in">
              <dc:creator>AŠ</dc:creator>
              <dc:date>2011-11-21T00:00:00</dc:date>
              <text:p text:style-name="P4"><text:span text:style-name="T2">Range end multiplier</text:span></text:p>
            </office:annotation>
            <text:p>4.5</text:p>
          </table:table-cell>
          <table:table-cell table:style-name="Default"/>
          <table:table-cell/>
          <table:table-cell office:value-type="float" office:value="1.55">
            <text:p>1.55</text:p>
          </table:table-cell>
          <table:table-cell office:value-type="float" office:value="1.75">
            <text:p>1.75</text:p>
          </table:table-cell>
          <table:table-cell table:style-name="Default"/>
          <table:table-cell/>
          <table:table-cell office:value-type="float" office:value="1.76">
            <text:p>1.76</text:p>
          </table:table-cell>
          <table:table-cell office:value-type="float" office:value="1.4">
            <text:p>1.4</text:p>
          </table:table-cell>
          <table:table-cell table:style-name="Default"/>
          <table:table-cell/>
          <table:table-cell office:value-type="float" office:value="1.5">
            <text:p>1.5</text:p>
          </table:table-cell>
          <table:table-cell office:value-type="float" office:value="2.9">
            <text:p>2.9</text:p>
          </table:table-cell>
          <table:table-cell table:style-name="Default"/>
          <table:table-cell/>
          <table:table-cell office:value-type="float" office:value="1.4">
            <text:p>1.4</text:p>
          </table:table-cell>
          <table:table-cell office:value-type="float" office:value="3.8">
            <text:p>3.8</text:p>
          </table:table-cell>
          <table:table-cell table:style-name="Default"/>
          <table:table-cell/>
          <table:table-cell office:value-type="float" office:value="1.3">
            <text:p>1.3</text:p>
          </table:table-cell>
          <table:table-cell office:value-type="float" office:value="3.9">
            <text:p>3.9</text:p>
          </table:table-cell>
          <table:table-cell table:style-name="Default"/>
          <table:table-cell/>
          <table:table-cell office:value-type="float" office:value="1.2">
            <text:p>1.2</text:p>
          </table:table-cell>
          <table:table-cell office:value-type="float" office:value="3.7">
            <text:p>3.7</text:p>
          </table:table-cell>
          <table:table-cell table:style-name="Default"/>
          <table:table-cell table:number-columns-repeated="996"/>
        </table:table-row>
        <table:table-row table:style-name="ro1">
          <table:table-cell table:style-name="Default"/>
          <table:table-cell office:value-type="float" office:value="0">
            <office:annotation draw:style-name="gr4" draw:text-style-name="P4" svg:width="1.1413in" svg:height="0.3902in" svg:x="0.811in" svg:y="9.0846in" draw:caption-point-x="-0.2402in" draw:caption-point-y="0.5953in">
              <dc:creator>AŠ</dc:creator>
              <dc:date>2011-11-21T00:00:00</dc:date>
              <text:p text:style-name="P4"><text:span text:style-name="T2">Chance start coef</text:span></text:p>
            </office:annotation>
            <text:p>0</text:p>
          </table:table-cell>
          <table:table-cell office:value-type="float" office:value="0.025">
            <office:annotation draw:style-name="gr4" draw:text-style-name="P4" svg:width="1.1413in" svg:height="0.5457in" svg:x="1.1528in" svg:y="9.0846in" draw:caption-point-x="-0.2402in" draw:caption-point-y="0.5953in">
              <dc:creator>AŠ</dc:creator>
              <dc:date>2011-11-21T00:00:00</dc:date>
              <text:p text:style-name="P4"><text:span text:style-name="T2">Per planet chance increasement</text:span></text:p>
            </office:annotation>
            <text:p>0.03</text:p>
          </table:table-cell>
          <table:table-cell table:style-name="Default"/>
          <table:table-cell/>
          <table:table-cell office:value-type="float" office:value="0">
            <text:p>0</text:p>
          </table:table-cell>
          <table:table-cell office:value-type="float" office:value="0.04">
            <text:p>0.04</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table-cell office:value-type="float" office:value="0">
            <text:p>0</text:p>
          </table:table-cell>
          <table:table-cell office:value-type="float" office:value="0.025">
            <text:p>0.03</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number-columns-repeated="996"/>
        </table:table-row>
        <table:table-row table:style-name="ro1">
          <table:table-cell table:style-name="ce93" table:number-columns-spanned="1024"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number-columns-repeated="992"/>
        </table:table-row>
        <table:table-row table:style-name="ro1">
          <table:table-cell office:value-type="float" office:value="1">
            <office:annotation draw:style-name="gr4" draw:text-style-name="P4" svg:width="1.1413in" svg:height="0.2346in" svg:x="0.4693in" svg:y="9.4429in" draw:caption-point-x="-0.2402in" draw:caption-point-y="0.5953in">
              <dc:creator>AŠ</dc:creator>
              <dc:date>2011-11-21T00:00:00</dc:date>
              <text:p text:style-name="P4"><text:span text:style-name="T2">Planet count</text:span></text:p>
            </office:annotation>
            <text:p>1</text:p>
          </table:table-cell>
          <table:table-cell table:formula="of:=MAX(0; ROUND(POWER([.$A57] - [.B$52]; [.B$53]) * [.C$53]))" office:value-type="float" office:value="4">
            <office:annotation draw:style-name="gr4" draw:text-style-name="P4" svg:width="1.1413in" svg:height="0.2346in" svg:x="0.811in" svg:y="9.4429in" draw:caption-point-x="-0.2402in" draw:caption-point-y="0.5953in">
              <dc:creator>AŠ</dc:creator>
              <dc:date>2011-11-21T00:00:00</dc:date>
              <text:p text:style-name="P4"><text:span text:style-name="T2">Range start</text:span></text:p>
            </office:annotation>
            <text:p>4</text:p>
          </table:table-cell>
          <table:table-cell table:formula="of:=MAX(0; ROUND(POWER([.$A57] - [.B$52]; [.B$54]) * [.C$54]))" office:value-type="float" office:value="5">
            <office:annotation draw:style-name="gr4" draw:text-style-name="P4" svg:width="1.1413in" svg:height="0.3902in" svg:x="1.1528in" svg:y="9.4429in" draw:caption-point-x="-0.2402in" draw:caption-point-y="0.5953in">
              <dc:creator>AŠ</dc:creator>
              <dc:date>2011-11-21T00:00:00</dc:date>
              <text:p text:style-name="P4"><text:span text:style-name="T2">Range end</text:span></text:p>
              <text:p text:style-name="P4"><text:span text:style-name="T2"/></text:p>
            </office:annotation>
            <text:p>5</text:p>
          </table:table-cell>
          <table:table-cell table:formula="of:=MAX(0; MIN([.B$55] + ([.$A57] - [.D$52]) * [.C$55]; 1))" office:value-type="percentage" office:value="0.025">
            <office:annotation draw:style-name="gr4" draw:text-style-name="P4" svg:width="1.1413in" svg:height="0.2346in" svg:x="1.6953in" svg:y="9.4429in" draw:caption-point-x="-0.2402in" draw:caption-point-y="0.5953in">
              <dc:creator>AŠ</dc:creator>
              <dc:date>2011-11-21T00:00:00</dc:date>
              <text:p text:style-name="P4"><text:span text:style-name="T2">Unit chance</text:span></text:p>
            </office:annotation>
            <text:p>2.5%</text:p>
          </table:table-cell>
          <table:table-cell/>
          <table:table-cell table:formula="of:=MAX(0; ROUND(POWER([.$A57] - [.F$52]; [.F$53]) * [.G$53]))" office:value-type="float" office:value="2">
            <office:annotation draw:style-name="gr4" draw:text-style-name="P4" svg:width="1.1413in" svg:height="0.2346in" svg:x="2.1146in" svg:y="9.4429in" draw:caption-point-x="-0.2402in" draw:caption-point-y="0.5953in">
              <dc:creator>AŠ</dc:creator>
              <dc:date>2011-11-21T00:00:00</dc:date>
              <text:p text:style-name="P4"><text:span text:style-name="T2">Range start</text:span></text:p>
            </office:annotation>
            <text:p>2</text:p>
          </table:table-cell>
          <table:table-cell table:formula="of:=MAX(0; ROUND(POWER([.$A57] - [.F$52]; [.F$54]) * [.G$54]))" office:value-type="float" office:value="2">
            <office:annotation draw:style-name="gr4" draw:text-style-name="P4" svg:width="1.1413in" svg:height="0.3902in" svg:x="2.4563in" svg:y="9.4429in" draw:caption-point-x="-0.2402in" draw:caption-point-y="0.5953in">
              <dc:creator>AŠ</dc:creator>
              <dc:date>2011-11-21T00:00:00</dc:date>
              <text:p text:style-name="P4"><text:span text:style-name="T2">Range end</text:span></text:p>
              <text:p text:style-name="P4"><text:span text:style-name="T2"/></text:p>
            </office:annotation>
            <text:p>2</text:p>
          </table:table-cell>
          <table:table-cell table:formula="of:=MAX(0; MIN([.F$55] + ([.$A57] - [.H$52]) * [.G$55]; 1))" office:value-type="percentage" office:value="0.04">
            <office:annotation draw:style-name="gr4" draw:text-style-name="P4" svg:width="1.1413in" svg:height="0.2346in" svg:x="3.0677in" svg:y="9.4429in" draw:caption-point-x="-0.2402in" draw:caption-point-y="0.5953in">
              <dc:creator>AŠ</dc:creator>
              <dc:date>2011-11-21T00:00:00</dc:date>
              <text:p text:style-name="P4"><text:span text:style-name="T2">Unit chance</text:span></text:p>
            </office:annotation>
            <text:p>4.0%</text:p>
          </table:table-cell>
          <table:table-cell/>
          <table:table-cell table:formula="of:=MAX(0; ROUND(POWER([.$A57] - [.J$52]; [.J$53]) * [.K$53]))" office:value-type="float" office:value="1">
            <office:annotation draw:style-name="gr4" draw:text-style-name="P4" svg:width="1.1413in" svg:height="0.2346in" svg:x="3.487in" svg:y="9.4429in" draw:caption-point-x="-0.2402in" draw:caption-point-y="0.5953in">
              <dc:creator>AŠ</dc:creator>
              <dc:date>2011-11-21T00:00:00</dc:date>
              <text:p text:style-name="P4"><text:span text:style-name="T2">Range start</text:span></text:p>
            </office:annotation>
            <text:p>1</text:p>
          </table:table-cell>
          <table:table-cell table:formula="of:=MAX(0; ROUND(POWER([.$A57] - [.J$52]; [.J$54]) * [.K$54]))" office:value-type="float" office:value="1">
            <office:annotation draw:style-name="gr4" draw:text-style-name="P4" svg:width="1.1413in" svg:height="0.3902in" svg:x="3.8287in" svg:y="9.4429in" draw:caption-point-x="-0.2402in" draw:caption-point-y="0.5953in">
              <dc:creator>AŠ</dc:creator>
              <dc:date>2011-11-21T00:00:00</dc:date>
              <text:p text:style-name="P4"><text:span text:style-name="T2">Range end</text:span></text:p>
              <text:p text:style-name="P4"><text:span text:style-name="T2"/></text:p>
            </office:annotation>
            <text:p>1</text:p>
          </table:table-cell>
          <table:table-cell table:formula="of:=MAX(0; MIN([.J$55] + ([.$A57] - [.L$52]) * [.K$55]; 1))" office:value-type="percentage" office:value="0.03">
            <office:annotation draw:style-name="gr4" draw:text-style-name="P4" svg:width="1.1413in" svg:height="0.2346in" svg:x="4.3886in" svg:y="9.4429in" draw:caption-point-x="-0.2402in" draw:caption-point-y="0.5953in">
              <dc:creator>AŠ</dc:creator>
              <dc:date>2011-11-21T00:00:00</dc:date>
              <text:p text:style-name="P4"><text:span text:style-name="T2">Unit chance</text:span></text:p>
            </office:annotation>
            <text:p>3.0%</text:p>
          </table:table-cell>
          <table:table-cell/>
          <table:table-cell table:formula="of:=MAX(0; ROUND(POWER([.$A57] - [.N$52]; [.N$53]) * [.O$53]))" office:value-type="float" office:value="2">
            <office:annotation draw:style-name="gr4" draw:text-style-name="P4" svg:width="1.1413in" svg:height="0.2346in" svg:x="4.8079in" svg:y="9.4429in" draw:caption-point-x="-0.2402in" draw:caption-point-y="0.5953in">
              <dc:creator>AŠ</dc:creator>
              <dc:date>2011-11-21T00:00:00</dc:date>
              <text:p text:style-name="P4"><text:span text:style-name="T2">Range start</text:span></text:p>
            </office:annotation>
            <text:p>2</text:p>
          </table:table-cell>
          <table:table-cell table:formula="of:=MAX(0; ROUND(POWER([.$A57] - [.N$52]; [.N$54]) * [.O$54]))" office:value-type="float" office:value="3">
            <office:annotation draw:style-name="gr4" draw:text-style-name="P4" svg:width="1.1413in" svg:height="0.3902in" svg:x="5.1496in" svg:y="9.4429in" draw:caption-point-x="-0.2402in" draw:caption-point-y="0.5953in">
              <dc:creator>AŠ</dc:creator>
              <dc:date>2011-11-21T00:00:00</dc:date>
              <text:p text:style-name="P4"><text:span text:style-name="T2">Range end</text:span></text:p>
              <text:p text:style-name="P4"><text:span text:style-name="T2"/></text:p>
            </office:annotation>
            <text:p>3</text:p>
          </table:table-cell>
          <table:table-cell table:formula="of:=MAX(0; MIN([.N$55] + ([.$A57] - [.P$52]) * [.O$55]; 1))" office:value-type="percentage" office:value="0.02">
            <office:annotation draw:style-name="gr4" draw:text-style-name="P4" svg:width="1.1413in" svg:height="0.2346in" svg:x="5.6547in" svg:y="9.4429in" draw:caption-point-x="-0.2402in" draw:caption-point-y="0.5953in">
              <dc:creator>AŠ</dc:creator>
              <dc:date>2011-11-21T00:00:00</dc:date>
              <text:p text:style-name="P4"><text:span text:style-name="T2">Unit chance</text:span></text:p>
            </office:annotation>
            <text:p>2.0%</text:p>
          </table:table-cell>
          <table:table-cell/>
          <table:table-cell table:formula="of:=MAX(0; ROUND(POWER([.$A57] - [.R$52]; [.R$53]) * [.S$53]))" office:value-type="float" office:value="3">
            <office:annotation draw:style-name="gr4" draw:text-style-name="P4" svg:width="1.1413in" svg:height="0.2346in" svg:x="6.074in" svg:y="9.4429in" draw:caption-point-x="-0.2402in" draw:caption-point-y="0.5953in">
              <dc:creator>AŠ</dc:creator>
              <dc:date>2011-11-21T00:00:00</dc:date>
              <text:p text:style-name="P4"><text:span text:style-name="T2">Range start</text:span></text:p>
            </office:annotation>
            <text:p>3</text:p>
          </table:table-cell>
          <table:table-cell table:formula="of:=MAX(0; ROUND(POWER([.$A57] - [.R$52]; [.R$54]) * [.S$54]))" office:value-type="float" office:value="4">
            <office:annotation draw:style-name="gr4" draw:text-style-name="P4" svg:width="1.1413in" svg:height="0.3902in" svg:x="6.4157in" svg:y="9.4429in" draw:caption-point-x="-0.2402in" draw:caption-point-y="0.5953in">
              <dc:creator>AŠ</dc:creator>
              <dc:date>2011-11-21T00:00:00</dc:date>
              <text:p text:style-name="P4"><text:span text:style-name="T2">Range end</text:span></text:p>
              <text:p text:style-name="P4"><text:span text:style-name="T2"/></text:p>
            </office:annotation>
            <text:p>4</text:p>
          </table:table-cell>
          <table:table-cell table:formula="of:=MAX(0; MIN([.R$55] + ([.$A57] - [.T$52]) * [.S$55]; 1))" office:value-type="percentage" office:value="0.025">
            <office:annotation draw:style-name="gr4" draw:text-style-name="P4" svg:width="1.1413in" svg:height="0.2346in" svg:x="6.9669in" svg:y="9.4429in" draw:caption-point-x="-0.2402in" draw:caption-point-y="0.5953in">
              <dc:creator>AŠ</dc:creator>
              <dc:date>2011-11-21T00:00:00</dc:date>
              <text:p text:style-name="P4"><text:span text:style-name="T2">Unit chance</text:span></text:p>
            </office:annotation>
            <text:p>2.5%</text:p>
          </table:table-cell>
          <table:table-cell/>
          <table:table-cell table:formula="of:=MAX(0; ROUND(POWER([.$A57] - [.V$52]; [.V$53]) * [.W$53]))" office:value-type="float" office:value="3">
            <office:annotation draw:style-name="gr4" draw:text-style-name="P4" svg:width="1.1413in" svg:height="0.2346in" svg:x="7.3862in" svg:y="9.4429in" draw:caption-point-x="-0.2402in" draw:caption-point-y="0.5953in">
              <dc:creator>AŠ</dc:creator>
              <dc:date>2011-11-21T00:00:00</dc:date>
              <text:p text:style-name="P4"><text:span text:style-name="T2">Range start</text:span></text:p>
            </office:annotation>
            <text:p>3</text:p>
          </table:table-cell>
          <table:table-cell table:formula="of:=MAX(0; ROUND(POWER([.$A57] - [.V$52]; [.V$54]) * [.W$54]))" office:value-type="float" office:value="4">
            <office:annotation draw:style-name="gr4" draw:text-style-name="P4" svg:width="1.1413in" svg:height="0.3902in" svg:x="7.728in" svg:y="9.4429in" draw:caption-point-x="-0.2402in" draw:caption-point-y="0.5953in">
              <dc:creator>AŠ</dc:creator>
              <dc:date>2011-11-21T00:00:00</dc:date>
              <text:p text:style-name="P4"><text:span text:style-name="T2">Range end</text:span></text:p>
              <text:p text:style-name="P4"><text:span text:style-name="T2"/></text:p>
            </office:annotation>
            <text:p>4</text:p>
          </table:table-cell>
          <table:table-cell table:formula="of:=MAX(0; MIN([.V$55] + ([.$A57] - [.X$52]) * [.W$55]; 1))" office:value-type="percentage" office:value="0.03">
            <office:annotation draw:style-name="gr4" draw:text-style-name="P4" svg:width="1.1413in" svg:height="0.2346in" svg:x="8.2331in" svg:y="9.4429in" draw:caption-point-x="-0.2402in" draw:caption-point-y="0.5953in">
              <dc:creator>AŠ</dc:creator>
              <dc:date>2011-11-21T00:00:00</dc:date>
              <text:p text:style-name="P4"><text:span text:style-name="T2">Unit chance</text:span></text:p>
            </office:annotation>
            <text:p>3.0%</text:p>
          </table:table-cell>
          <table:table-cell/>
          <table:table-cell table:formula="of:=MAX(0; ROUND(POWER([.$A57] - [.Z$52]; [.Z$53]) * [.AA$53]))" office:value-type="float" office:value="2">
            <office:annotation draw:style-name="gr4" draw:text-style-name="P4" svg:width="1.1413in" svg:height="0.2346in" svg:x="8.6524in" svg:y="9.4429in" draw:caption-point-x="-0.2402in" draw:caption-point-y="0.5953in">
              <dc:creator>AŠ</dc:creator>
              <dc:date>2011-11-21T00:00:00</dc:date>
              <text:p text:style-name="P4"><text:span text:style-name="T2">Range start</text:span></text:p>
            </office:annotation>
            <text:p>2</text:p>
          </table:table-cell>
          <table:table-cell table:formula="of:=MAX(0; ROUND(POWER([.$A57] - [.Z$52]; [.Z$54]) * [.AA$54]))" office:value-type="float" office:value="4">
            <office:annotation draw:style-name="gr4" draw:text-style-name="P4" svg:width="1.1413in" svg:height="0.3902in" svg:x="8.9941in" svg:y="9.4429in" draw:caption-point-x="-0.2402in" draw:caption-point-y="0.5953in">
              <dc:creator>AŠ</dc:creator>
              <dc:date>2011-11-21T00:00:00</dc:date>
              <text:p text:style-name="P4"><text:span text:style-name="T2">Range end</text:span></text:p>
              <text:p text:style-name="P4"><text:span text:style-name="T2"/></text:p>
            </office:annotation>
            <text:p>4</text:p>
          </table:table-cell>
          <table:table-cell table:formula="of:=MAX(0; MIN([.Z$55] + ([.$A57] - [.AB$52]) * [.AA$55]; 1))" office:value-type="percentage" office:value="0.02">
            <office:annotation draw:style-name="gr4" draw:text-style-name="P4" svg:width="1.1413in" svg:height="0.2346in" svg:x="9.4992in" svg:y="9.4429in" draw:caption-point-x="-0.2402in" draw:caption-point-y="0.5953in">
              <dc:creator>AŠ</dc:creator>
              <dc:date>2011-11-21T00:00:00</dc:date>
              <text:p text:style-name="P4"><text:span text:style-name="T2">Unit chance</text:span></text:p>
            </office:annotation>
            <text:p>2.0%</text:p>
          </table:table-cell>
          <table:table-cell table:number-columns-repeated="3"/>
          <table:table-cell table:style-name="ce95"/>
          <table:table-cell table:number-columns-repeated="992"/>
        </table:table-row>
        <table:table-row table:style-name="ro1">
          <table:table-cell office:value-type="float" office:value="2">
            <text:p>2</text:p>
          </table:table-cell>
          <table:table-cell table:formula="of:=MAX(0; ROUND(POWER([.$A58] - [.B$52]; [.B$53]) * [.C$53]))" office:value-type="float" office:value="11">
            <text:p>11</text:p>
          </table:table-cell>
          <table:table-cell table:formula="of:=MAX(0; ROUND(POWER([.$A58] - [.B$52]; [.B$54]) * [.C$54]))" office:value-type="float" office:value="13">
            <text:p>13</text:p>
          </table:table-cell>
          <table:table-cell table:formula="of:=MAX(0; MIN([.B$55] + ([.$A58] - [.D$52]) * [.C$55]; 1))" office:value-type="percentage" office:value="0.05">
            <text:p>5.0%</text:p>
          </table:table-cell>
          <table:table-cell/>
          <table:table-cell table:formula="of:=MAX(0; ROUND(POWER([.$A58] - [.F$52]; [.F$53]) * [.G$53]))" office:value-type="float" office:value="5">
            <text:p>5</text:p>
          </table:table-cell>
          <table:table-cell table:formula="of:=MAX(0; ROUND(POWER([.$A58] - [.F$52]; [.F$54]) * [.G$54]))" office:value-type="float" office:value="5">
            <text:p>5</text:p>
          </table:table-cell>
          <table:table-cell table:formula="of:=MAX(0; MIN([.F$55] + ([.$A58] - [.H$52]) * [.G$55]; 1))" office:value-type="percentage" office:value="0.08">
            <text:p>8.0%</text:p>
          </table:table-cell>
          <table:table-cell/>
          <table:table-cell table:formula="of:=MAX(0; ROUND(POWER([.$A58] - [.J$52]; [.J$53]) * [.K$53]))" office:value-type="float" office:value="4">
            <text:p>4</text:p>
          </table:table-cell>
          <table:table-cell table:formula="of:=MAX(0; ROUND(POWER([.$A58] - [.J$52]; [.J$54]) * [.K$54]))" office:value-type="float" office:value="5">
            <text:p>5</text:p>
          </table:table-cell>
          <table:table-cell table:formula="of:=MAX(0; MIN([.J$55] + ([.$A58] - [.L$52]) * [.K$55]; 1))" office:value-type="percentage" office:value="0.06">
            <text:p>6.0%</text:p>
          </table:table-cell>
          <table:table-cell/>
          <table:table-cell table:formula="of:=MAX(0; ROUND(POWER([.$A58] - [.N$52]; [.N$53]) * [.O$53]))" office:value-type="float" office:value="5">
            <text:p>5</text:p>
          </table:table-cell>
          <table:table-cell table:formula="of:=MAX(0; ROUND(POWER([.$A58] - [.N$52]; [.N$54]) * [.O$54]))" office:value-type="float" office:value="8">
            <text:p>8</text:p>
          </table:table-cell>
          <table:table-cell table:formula="of:=MAX(0; MIN([.N$55] + ([.$A58] - [.P$52]) * [.O$55]; 1))" office:value-type="percentage" office:value="0.04">
            <text:p>4.0%</text:p>
          </table:table-cell>
          <table:table-cell/>
          <table:table-cell table:formula="of:=MAX(0; ROUND(POWER([.$A58] - [.R$52]; [.R$53]) * [.S$53]))" office:value-type="float" office:value="6">
            <text:p>6</text:p>
          </table:table-cell>
          <table:table-cell table:formula="of:=MAX(0; ROUND(POWER([.$A58] - [.R$52]; [.R$54]) * [.S$54]))" office:value-type="float" office:value="10">
            <text:p>10</text:p>
          </table:table-cell>
          <table:table-cell table:formula="of:=MAX(0; MIN([.R$55] + ([.$A58] - [.T$52]) * [.S$55]; 1))" office:value-type="percentage" office:value="0.05">
            <text:p>5.0%</text:p>
          </table:table-cell>
          <table:table-cell/>
          <table:table-cell table:formula="of:=MAX(0; ROUND(POWER([.$A58] - [.V$52]; [.V$53]) * [.W$53]))" office:value-type="float" office:value="7">
            <text:p>7</text:p>
          </table:table-cell>
          <table:table-cell table:formula="of:=MAX(0; ROUND(POWER([.$A58] - [.V$52]; [.V$54]) * [.W$54]))" office:value-type="float" office:value="10">
            <text:p>10</text:p>
          </table:table-cell>
          <table:table-cell table:formula="of:=MAX(0; MIN([.V$55] + ([.$A58] - [.X$52]) * [.W$55]; 1))" office:value-type="percentage" office:value="0.06">
            <text:p>6.0%</text:p>
          </table:table-cell>
          <table:table-cell/>
          <table:table-cell table:formula="of:=MAX(0; ROUND(POWER([.$A58] - [.Z$52]; [.Z$53]) * [.AA$53]))" office:value-type="float" office:value="5">
            <text:p>5</text:p>
          </table:table-cell>
          <table:table-cell table:formula="of:=MAX(0; ROUND(POWER([.$A58] - [.Z$52]; [.Z$54]) * [.AA$54]))" office:value-type="float" office:value="9">
            <text:p>9</text:p>
          </table:table-cell>
          <table:table-cell table:formula="of:=MAX(0; MIN([.Z$55] + ([.$A58] - [.AB$52]) * [.AA$55]; 1))" office:value-type="percentage" office:value="0.04">
            <text:p>4.0%</text:p>
          </table:table-cell>
          <table:table-cell table:number-columns-repeated="3"/>
          <table:table-cell table:style-name="ce95"/>
          <table:table-cell table:number-columns-repeated="992"/>
        </table:table-row>
        <table:table-row table:style-name="ro1">
          <table:table-cell office:value-type="float" office:value="3">
            <text:p>3</text:p>
          </table:table-cell>
          <table:table-cell table:formula="of:=MAX(0; ROUND(POWER([.$A59] - [.B$52]; [.B$53]) * [.C$53]))" office:value-type="float" office:value="19">
            <text:p>19</text:p>
          </table:table-cell>
          <table:table-cell table:formula="of:=MAX(0; ROUND(POWER([.$A59] - [.B$52]; [.B$54]) * [.C$54]))" office:value-type="float" office:value="23">
            <text:p>23</text:p>
          </table:table-cell>
          <table:table-cell table:formula="of:=MAX(0; MIN([.B$55] + ([.$A59] - [.D$52]) * [.C$55]; 1))" office:value-type="percentage" office:value="0.075">
            <text:p>7.5%</text:p>
          </table:table-cell>
          <table:table-cell/>
          <table:table-cell table:formula="of:=MAX(0; ROUND(POWER([.$A59] - [.F$52]; [.F$53]) * [.G$53]))" office:value-type="float" office:value="8">
            <text:p>8</text:p>
          </table:table-cell>
          <table:table-cell table:formula="of:=MAX(0; ROUND(POWER([.$A59] - [.F$52]; [.F$54]) * [.G$54]))" office:value-type="float" office:value="10">
            <text:p>10</text:p>
          </table:table-cell>
          <table:table-cell table:formula="of:=MAX(0; MIN([.F$55] + ([.$A59] - [.H$52]) * [.G$55]; 1))" office:value-type="percentage" office:value="0.12">
            <text:p>12.0%</text:p>
          </table:table-cell>
          <table:table-cell/>
          <table:table-cell table:formula="of:=MAX(0; ROUND(POWER([.$A59] - [.J$52]; [.J$53]) * [.K$53]))" office:value-type="float" office:value="8">
            <text:p>8</text:p>
          </table:table-cell>
          <table:table-cell table:formula="of:=MAX(0; ROUND(POWER([.$A59] - [.J$52]; [.J$54]) * [.K$54]))" office:value-type="float" office:value="10">
            <text:p>10</text:p>
          </table:table-cell>
          <table:table-cell table:formula="of:=MAX(0; MIN([.J$55] + ([.$A59] - [.L$52]) * [.K$55]; 1))" office:value-type="percentage" office:value="0.09">
            <text:p>9.0%</text:p>
          </table:table-cell>
          <table:table-cell/>
          <table:table-cell table:formula="of:=MAX(0; ROUND(POWER([.$A59] - [.N$52]; [.N$53]) * [.O$53]))" office:value-type="float" office:value="9">
            <text:p>9</text:p>
          </table:table-cell>
          <table:table-cell table:formula="of:=MAX(0; ROUND(POWER([.$A59] - [.N$52]; [.N$54]) * [.O$54]))" office:value-type="float" office:value="15">
            <text:p>15</text:p>
          </table:table-cell>
          <table:table-cell table:formula="of:=MAX(0; MIN([.N$55] + ([.$A59] - [.P$52]) * [.O$55]; 1))" office:value-type="percentage" office:value="0.06">
            <text:p>6.0%</text:p>
          </table:table-cell>
          <table:table-cell/>
          <table:table-cell table:formula="of:=MAX(0; ROUND(POWER([.$A59] - [.R$52]; [.R$53]) * [.S$53]))" office:value-type="float" office:value="10">
            <text:p>10</text:p>
          </table:table-cell>
          <table:table-cell table:formula="of:=MAX(0; ROUND(POWER([.$A59] - [.R$52]; [.R$54]) * [.S$54]))" office:value-type="float" office:value="18">
            <text:p>18</text:p>
          </table:table-cell>
          <table:table-cell table:formula="of:=MAX(0; MIN([.R$55] + ([.$A59] - [.T$52]) * [.S$55]; 1))" office:value-type="percentage" office:value="0.075">
            <text:p>7.5%</text:p>
          </table:table-cell>
          <table:table-cell/>
          <table:table-cell table:formula="of:=MAX(0; ROUND(POWER([.$A59] - [.V$52]; [.V$53]) * [.W$53]))" office:value-type="float" office:value="11">
            <text:p>11</text:p>
          </table:table-cell>
          <table:table-cell table:formula="of:=MAX(0; ROUND(POWER([.$A59] - [.V$52]; [.V$54]) * [.W$54]))" office:value-type="float" office:value="16">
            <text:p>16</text:p>
          </table:table-cell>
          <table:table-cell table:formula="of:=MAX(0; MIN([.V$55] + ([.$A59] - [.X$52]) * [.W$55]; 1))" office:value-type="percentage" office:value="0.09">
            <text:p>9.0%</text:p>
          </table:table-cell>
          <table:table-cell/>
          <table:table-cell table:formula="of:=MAX(0; ROUND(POWER([.$A59] - [.Z$52]; [.Z$53]) * [.AA$53]))" office:value-type="float" office:value="7">
            <text:p>7</text:p>
          </table:table-cell>
          <table:table-cell table:formula="of:=MAX(0; ROUND(POWER([.$A59] - [.Z$52]; [.Z$54]) * [.AA$54]))" office:value-type="float" office:value="14">
            <text:p>14</text:p>
          </table:table-cell>
          <table:table-cell table:formula="of:=MAX(0; MIN([.Z$55] + ([.$A59] - [.AB$52]) * [.AA$55]; 1))" office:value-type="percentage" office:value="0.06">
            <text:p>6.0%</text:p>
          </table:table-cell>
          <table:table-cell table:number-columns-repeated="3"/>
          <table:table-cell table:style-name="ce95"/>
          <table:table-cell table:number-columns-repeated="992"/>
        </table:table-row>
        <table:table-row table:style-name="ro1">
          <table:table-cell office:value-type="float" office:value="4">
            <text:p>4</text:p>
          </table:table-cell>
          <table:table-cell table:formula="of:=MAX(0; ROUND(POWER([.$A60] - [.B$52]; [.B$53]) * [.C$53]))" office:value-type="float" office:value="29">
            <text:p>29</text:p>
          </table:table-cell>
          <table:table-cell table:formula="of:=MAX(0; ROUND(POWER([.$A60] - [.B$52]; [.B$54]) * [.C$54]))" office:value-type="float" office:value="35">
            <text:p>35</text:p>
          </table:table-cell>
          <table:table-cell table:formula="of:=MAX(0; MIN([.B$55] + ([.$A60] - [.D$52]) * [.C$55]; 1))" office:value-type="percentage" office:value="0.1">
            <text:p>10.0%</text:p>
          </table:table-cell>
          <table:table-cell/>
          <table:table-cell table:formula="of:=MAX(0; ROUND(POWER([.$A60] - [.F$52]; [.F$53]) * [.G$53]))" office:value-type="float" office:value="13">
            <text:p>13</text:p>
          </table:table-cell>
          <table:table-cell table:formula="of:=MAX(0; ROUND(POWER([.$A60] - [.F$52]; [.F$54]) * [.G$54]))" office:value-type="float" office:value="15">
            <text:p>15</text:p>
          </table:table-cell>
          <table:table-cell table:formula="of:=MAX(0; MIN([.F$55] + ([.$A60] - [.H$52]) * [.G$55]; 1))" office:value-type="percentage" office:value="0.16">
            <text:p>16.0%</text:p>
          </table:table-cell>
          <table:table-cell/>
          <table:table-cell table:formula="of:=MAX(0; ROUND(POWER([.$A60] - [.J$52]; [.J$53]) * [.K$53]))" office:value-type="float" office:value="14">
            <text:p>14</text:p>
          </table:table-cell>
          <table:table-cell table:formula="of:=MAX(0; ROUND(POWER([.$A60] - [.J$52]; [.J$54]) * [.K$54]))" office:value-type="float" office:value="16">
            <text:p>16</text:p>
          </table:table-cell>
          <table:table-cell table:formula="of:=MAX(0; MIN([.J$55] + ([.$A60] - [.L$52]) * [.K$55]; 1))" office:value-type="percentage" office:value="0.12">
            <text:p>12.0%</text:p>
          </table:table-cell>
          <table:table-cell/>
          <table:table-cell table:formula="of:=MAX(0; ROUND(POWER([.$A60] - [.N$52]; [.N$53]) * [.O$53]))" office:value-type="float" office:value="13">
            <text:p>13</text:p>
          </table:table-cell>
          <table:table-cell table:formula="of:=MAX(0; ROUND(POWER([.$A60] - [.N$52]; [.N$54]) * [.O$54]))" office:value-type="float" office:value="23">
            <text:p>23</text:p>
          </table:table-cell>
          <table:table-cell table:formula="of:=MAX(0; MIN([.N$55] + ([.$A60] - [.P$52]) * [.O$55]; 1))" office:value-type="percentage" office:value="0.08">
            <text:p>8.0%</text:p>
          </table:table-cell>
          <table:table-cell/>
          <table:table-cell table:formula="of:=MAX(0; ROUND(POWER([.$A60] - [.R$52]; [.R$53]) * [.S$53]))" office:value-type="float" office:value="15">
            <text:p>15</text:p>
          </table:table-cell>
          <table:table-cell table:formula="of:=MAX(0; ROUND(POWER([.$A60] - [.R$52]; [.R$54]) * [.S$54]))" office:value-type="float" office:value="26">
            <text:p>26</text:p>
          </table:table-cell>
          <table:table-cell table:formula="of:=MAX(0; MIN([.R$55] + ([.$A60] - [.T$52]) * [.S$55]; 1))" office:value-type="percentage" office:value="0.1">
            <text:p>10.0%</text:p>
          </table:table-cell>
          <table:table-cell/>
          <table:table-cell table:formula="of:=MAX(0; ROUND(POWER([.$A60] - [.V$52]; [.V$53]) * [.W$53]))" office:value-type="float" office:value="16">
            <text:p>16</text:p>
          </table:table-cell>
          <table:table-cell table:formula="of:=MAX(0; ROUND(POWER([.$A60] - [.V$52]; [.V$54]) * [.W$54]))" office:value-type="float" office:value="24">
            <text:p>24</text:p>
          </table:table-cell>
          <table:table-cell table:formula="of:=MAX(0; MIN([.V$55] + ([.$A60] - [.X$52]) * [.W$55]; 1))" office:value-type="percentage" office:value="0.12">
            <text:p>12.0%</text:p>
          </table:table-cell>
          <table:table-cell/>
          <table:table-cell table:formula="of:=MAX(0; ROUND(POWER([.$A60] - [.Z$52]; [.Z$53]) * [.AA$53]))" office:value-type="float" office:value="10">
            <text:p>10</text:p>
          </table:table-cell>
          <table:table-cell table:formula="of:=MAX(0; ROUND(POWER([.$A60] - [.Z$52]; [.Z$54]) * [.AA$54]))" office:value-type="float" office:value="20">
            <text:p>20</text:p>
          </table:table-cell>
          <table:table-cell table:formula="of:=MAX(0; MIN([.Z$55] + ([.$A60] - [.AB$52]) * [.AA$55]; 1))" office:value-type="percentage" office:value="0.08">
            <text:p>8.0%</text:p>
          </table:table-cell>
          <table:table-cell table:number-columns-repeated="3"/>
          <table:table-cell table:style-name="ce95"/>
          <table:table-cell table:number-columns-repeated="992"/>
        </table:table-row>
        <table:table-row table:style-name="ro1">
          <table:table-cell office:value-type="float" office:value="5">
            <text:p>5</text:p>
          </table:table-cell>
          <table:table-cell table:formula="of:=MAX(0; ROUND(POWER([.$A61] - [.B$52]; [.B$53]) * [.C$53]))" office:value-type="float" office:value="39">
            <text:p>39</text:p>
          </table:table-cell>
          <table:table-cell table:formula="of:=MAX(0; ROUND(POWER([.$A61] - [.B$52]; [.B$54]) * [.C$54]))" office:value-type="float" office:value="49">
            <text:p>49</text:p>
          </table:table-cell>
          <table:table-cell table:formula="of:=MAX(0; MIN([.B$55] + ([.$A61] - [.D$52]) * [.C$55]; 1))" office:value-type="percentage" office:value="0.125">
            <text:p>12.5%</text:p>
          </table:table-cell>
          <table:table-cell/>
          <table:table-cell table:formula="of:=MAX(0; ROUND(POWER([.$A61] - [.F$52]; [.F$53]) * [.G$53]))" office:value-type="float" office:value="18">
            <text:p>18</text:p>
          </table:table-cell>
          <table:table-cell table:formula="of:=MAX(0; ROUND(POWER([.$A61] - [.F$52]; [.F$54]) * [.G$54]))" office:value-type="float" office:value="21">
            <text:p>21</text:p>
          </table:table-cell>
          <table:table-cell table:formula="of:=MAX(0; MIN([.F$55] + ([.$A61] - [.H$52]) * [.G$55]; 1))" office:value-type="percentage" office:value="0.2">
            <text:p>20.0%</text:p>
          </table:table-cell>
          <table:table-cell/>
          <table:table-cell table:formula="of:=MAX(0; ROUND(POWER([.$A61] - [.J$52]; [.J$53]) * [.K$53]))" office:value-type="float" office:value="20">
            <text:p>20</text:p>
          </table:table-cell>
          <table:table-cell table:formula="of:=MAX(0; ROUND(POWER([.$A61] - [.J$52]; [.J$54]) * [.K$54]))" office:value-type="float" office:value="24">
            <text:p>24</text:p>
          </table:table-cell>
          <table:table-cell table:formula="of:=MAX(0; MIN([.J$55] + ([.$A61] - [.L$52]) * [.K$55]; 1))" office:value-type="percentage" office:value="0.15">
            <text:p>15.0%</text:p>
          </table:table-cell>
          <table:table-cell/>
          <table:table-cell table:formula="of:=MAX(0; ROUND(POWER([.$A61] - [.N$52]; [.N$53]) * [.O$53]))" office:value-type="float" office:value="18">
            <text:p>18</text:p>
          </table:table-cell>
          <table:table-cell table:formula="of:=MAX(0; ROUND(POWER([.$A61] - [.N$52]; [.N$54]) * [.O$54]))" office:value-type="float" office:value="32">
            <text:p>32</text:p>
          </table:table-cell>
          <table:table-cell table:formula="of:=MAX(0; MIN([.N$55] + ([.$A61] - [.P$52]) * [.O$55]; 1))" office:value-type="percentage" office:value="0.1">
            <text:p>10.0%</text:p>
          </table:table-cell>
          <table:table-cell/>
          <table:table-cell table:formula="of:=MAX(0; ROUND(POWER([.$A61] - [.R$52]; [.R$53]) * [.S$53]))" office:value-type="float" office:value="19">
            <text:p>19</text:p>
          </table:table-cell>
          <table:table-cell table:formula="of:=MAX(0; ROUND(POWER([.$A61] - [.R$52]; [.R$54]) * [.S$54]))" office:value-type="float" office:value="36">
            <text:p>36</text:p>
          </table:table-cell>
          <table:table-cell table:formula="of:=MAX(0; MIN([.R$55] + ([.$A61] - [.T$52]) * [.S$55]; 1))" office:value-type="percentage" office:value="0.125">
            <text:p>12.5%</text:p>
          </table:table-cell>
          <table:table-cell/>
          <table:table-cell table:formula="of:=MAX(0; ROUND(POWER([.$A61] - [.V$52]; [.V$53]) * [.W$53]))" office:value-type="float" office:value="22">
            <text:p>22</text:p>
          </table:table-cell>
          <table:table-cell table:formula="of:=MAX(0; ROUND(POWER([.$A61] - [.V$52]; [.V$54]) * [.W$54]))" office:value-type="float" office:value="32">
            <text:p>32</text:p>
          </table:table-cell>
          <table:table-cell table:formula="of:=MAX(0; MIN([.V$55] + ([.$A61] - [.X$52]) * [.W$55]; 1))" office:value-type="percentage" office:value="0.15">
            <text:p>15.0%</text:p>
          </table:table-cell>
          <table:table-cell/>
          <table:table-cell table:formula="of:=MAX(0; ROUND(POWER([.$A61] - [.Z$52]; [.Z$53]) * [.AA$53]))" office:value-type="float" office:value="13">
            <text:p>13</text:p>
          </table:table-cell>
          <table:table-cell table:formula="of:=MAX(0; ROUND(POWER([.$A61] - [.Z$52]; [.Z$54]) * [.AA$54]))" office:value-type="float" office:value="26">
            <text:p>26</text:p>
          </table:table-cell>
          <table:table-cell table:formula="of:=MAX(0; MIN([.Z$55] + ([.$A61] - [.AB$52]) * [.AA$55]; 1))" office:value-type="percentage" office:value="0.1">
            <text:p>10.0%</text:p>
          </table:table-cell>
          <table:table-cell table:number-columns-repeated="3"/>
          <table:table-cell table:style-name="ce95"/>
          <table:table-cell table:number-columns-repeated="992"/>
        </table:table-row>
        <table:table-row table:style-name="ro1">
          <table:table-cell office:value-type="float" office:value="6">
            <text:p>6</text:p>
          </table:table-cell>
          <table:table-cell table:formula="of:=MAX(0; ROUND(POWER([.$A62] - [.B$52]; [.B$53]) * [.C$53]))" office:value-type="float" office:value="51">
            <text:p>51</text:p>
          </table:table-cell>
          <table:table-cell table:formula="of:=MAX(0; ROUND(POWER([.$A62] - [.B$52]; [.B$54]) * [.C$54]))" office:value-type="float" office:value="64">
            <text:p>64</text:p>
          </table:table-cell>
          <table:table-cell table:formula="of:=MAX(0; MIN([.B$55] + ([.$A62] - [.D$52]) * [.C$55]; 1))" office:value-type="percentage" office:value="0.15">
            <text:p>15.0%</text:p>
          </table:table-cell>
          <table:table-cell/>
          <table:table-cell table:formula="of:=MAX(0; ROUND(POWER([.$A62] - [.F$52]; [.F$53]) * [.G$53]))" office:value-type="float" office:value="24">
            <text:p>24</text:p>
          </table:table-cell>
          <table:table-cell table:formula="of:=MAX(0; ROUND(POWER([.$A62] - [.F$52]; [.F$54]) * [.G$54]))" office:value-type="float" office:value="28">
            <text:p>28</text:p>
          </table:table-cell>
          <table:table-cell table:formula="of:=MAX(0; MIN([.F$55] + ([.$A62] - [.H$52]) * [.G$55]; 1))" office:value-type="percentage" office:value="0.24">
            <text:p>24.0%</text:p>
          </table:table-cell>
          <table:table-cell/>
          <table:table-cell table:formula="of:=MAX(0; ROUND(POWER([.$A62] - [.J$52]; [.J$53]) * [.K$53]))" office:value-type="float" office:value="28">
            <text:p>28</text:p>
          </table:table-cell>
          <table:table-cell table:formula="of:=MAX(0; ROUND(POWER([.$A62] - [.J$52]; [.J$54]) * [.K$54]))" office:value-type="float" office:value="33">
            <text:p>33</text:p>
          </table:table-cell>
          <table:table-cell table:formula="of:=MAX(0; MIN([.J$55] + ([.$A62] - [.L$52]) * [.K$55]; 1))" office:value-type="percentage" office:value="0.18">
            <text:p>18.0%</text:p>
          </table:table-cell>
          <table:table-cell/>
          <table:table-cell table:formula="of:=MAX(0; ROUND(POWER([.$A62] - [.N$52]; [.N$53]) * [.O$53]))" office:value-type="float" office:value="23">
            <text:p>23</text:p>
          </table:table-cell>
          <table:table-cell table:formula="of:=MAX(0; ROUND(POWER([.$A62] - [.N$52]; [.N$54]) * [.O$54]))" office:value-type="float" office:value="43">
            <text:p>43</text:p>
          </table:table-cell>
          <table:table-cell table:formula="of:=MAX(0; MIN([.N$55] + ([.$A62] - [.P$52]) * [.O$55]; 1))" office:value-type="percentage" office:value="0.12">
            <text:p>12.0%</text:p>
          </table:table-cell>
          <table:table-cell/>
          <table:table-cell table:formula="of:=MAX(0; ROUND(POWER([.$A62] - [.R$52]; [.R$53]) * [.S$53]))" office:value-type="float" office:value="24">
            <text:p>24</text:p>
          </table:table-cell>
          <table:table-cell table:formula="of:=MAX(0; ROUND(POWER([.$A62] - [.R$52]; [.R$54]) * [.S$54]))" office:value-type="float" office:value="47">
            <text:p>47</text:p>
          </table:table-cell>
          <table:table-cell table:formula="of:=MAX(0; MIN([.R$55] + ([.$A62] - [.T$52]) * [.S$55]; 1))" office:value-type="percentage" office:value="0.15">
            <text:p>15.0%</text:p>
          </table:table-cell>
          <table:table-cell/>
          <table:table-cell table:formula="of:=MAX(0; ROUND(POWER([.$A62] - [.V$52]; [.V$53]) * [.W$53]))" office:value-type="float" office:value="27">
            <text:p>27</text:p>
          </table:table-cell>
          <table:table-cell table:formula="of:=MAX(0; ROUND(POWER([.$A62] - [.V$52]; [.V$54]) * [.W$54]))" office:value-type="float" office:value="40">
            <text:p>40</text:p>
          </table:table-cell>
          <table:table-cell table:formula="of:=MAX(0; MIN([.V$55] + ([.$A62] - [.X$52]) * [.W$55]; 1))" office:value-type="percentage" office:value="0.18">
            <text:p>18.0%</text:p>
          </table:table-cell>
          <table:table-cell/>
          <table:table-cell table:formula="of:=MAX(0; ROUND(POWER([.$A62] - [.Z$52]; [.Z$53]) * [.AA$53]))" office:value-type="float" office:value="16">
            <text:p>16</text:p>
          </table:table-cell>
          <table:table-cell table:formula="of:=MAX(0; ROUND(POWER([.$A62] - [.Z$52]; [.Z$54]) * [.AA$54]))" office:value-type="float" office:value="32">
            <text:p>32</text:p>
          </table:table-cell>
          <table:table-cell table:formula="of:=MAX(0; MIN([.Z$55] + ([.$A62] - [.AB$52]) * [.AA$55]; 1))" office:value-type="percentage" office:value="0.12">
            <text:p>12.0%</text:p>
          </table:table-cell>
          <table:table-cell table:number-columns-repeated="3"/>
          <table:table-cell table:style-name="ce95"/>
          <table:table-cell table:number-columns-repeated="992"/>
        </table:table-row>
        <table:table-row table:style-name="ro1">
          <table:table-cell office:value-type="float" office:value="7">
            <text:p>7</text:p>
          </table:table-cell>
          <table:table-cell table:formula="of:=MAX(0; ROUND(POWER([.$A63] - [.B$52]; [.B$53]) * [.C$53]))" office:value-type="float" office:value="63">
            <text:p>63</text:p>
          </table:table-cell>
          <table:table-cell table:formula="of:=MAX(0; ROUND(POWER([.$A63] - [.B$52]; [.B$54]) * [.C$54]))" office:value-type="float" office:value="80">
            <text:p>80</text:p>
          </table:table-cell>
          <table:table-cell table:formula="of:=MAX(0; MIN([.B$55] + ([.$A63] - [.D$52]) * [.C$55]; 1))" office:value-type="percentage" office:value="0.175">
            <text:p>17.5%</text:p>
          </table:table-cell>
          <table:table-cell/>
          <table:table-cell table:formula="of:=MAX(0; ROUND(POWER([.$A63] - [.F$52]; [.F$53]) * [.G$53]))" office:value-type="float" office:value="30">
            <text:p>30</text:p>
          </table:table-cell>
          <table:table-cell table:formula="of:=MAX(0; ROUND(POWER([.$A63] - [.F$52]; [.F$54]) * [.G$54]))" office:value-type="float" office:value="36">
            <text:p>36</text:p>
          </table:table-cell>
          <table:table-cell table:formula="of:=MAX(0; MIN([.F$55] + ([.$A63] - [.H$52]) * [.G$55]; 1))" office:value-type="percentage" office:value="0.28">
            <text:p>28.0%</text:p>
          </table:table-cell>
          <table:table-cell/>
          <table:table-cell table:formula="of:=MAX(0; ROUND(POWER([.$A63] - [.J$52]; [.J$53]) * [.K$53]))" office:value-type="float" office:value="36">
            <text:p>36</text:p>
          </table:table-cell>
          <table:table-cell table:formula="of:=MAX(0; ROUND(POWER([.$A63] - [.J$52]; [.J$54]) * [.K$54]))" office:value-type="float" office:value="43">
            <text:p>43</text:p>
          </table:table-cell>
          <table:table-cell table:formula="of:=MAX(0; MIN([.J$55] + ([.$A63] - [.L$52]) * [.K$55]; 1))" office:value-type="percentage" office:value="0.21">
            <text:p>21.0%</text:p>
          </table:table-cell>
          <table:table-cell/>
          <table:table-cell table:formula="of:=MAX(0; ROUND(POWER([.$A63] - [.N$52]; [.N$53]) * [.O$53]))" office:value-type="float" office:value="29">
            <text:p>29</text:p>
          </table:table-cell>
          <table:table-cell table:formula="of:=MAX(0; ROUND(POWER([.$A63] - [.N$52]; [.N$54]) * [.O$54]))" office:value-type="float" office:value="54">
            <text:p>54</text:p>
          </table:table-cell>
          <table:table-cell table:formula="of:=MAX(0; MIN([.N$55] + ([.$A63] - [.P$52]) * [.O$55]; 1))" office:value-type="percentage" office:value="0.14">
            <text:p>14.0%</text:p>
          </table:table-cell>
          <table:table-cell/>
          <table:table-cell table:formula="of:=MAX(0; ROUND(POWER([.$A63] - [.R$52]; [.R$53]) * [.S$53]))" office:value-type="float" office:value="29">
            <text:p>29</text:p>
          </table:table-cell>
          <table:table-cell table:formula="of:=MAX(0; ROUND(POWER([.$A63] - [.R$52]; [.R$54]) * [.S$54]))" office:value-type="float" office:value="58">
            <text:p>58</text:p>
          </table:table-cell>
          <table:table-cell table:formula="of:=MAX(0; MIN([.R$55] + ([.$A63] - [.T$52]) * [.S$55]; 1))" office:value-type="percentage" office:value="0.175">
            <text:p>17.5%</text:p>
          </table:table-cell>
          <table:table-cell/>
          <table:table-cell table:formula="of:=MAX(0; ROUND(POWER([.$A63] - [.V$52]; [.V$53]) * [.W$53]))" office:value-type="float" office:value="33">
            <text:p>33</text:p>
          </table:table-cell>
          <table:table-cell table:formula="of:=MAX(0; ROUND(POWER([.$A63] - [.V$52]; [.V$54]) * [.W$54]))" office:value-type="float" office:value="49">
            <text:p>49</text:p>
          </table:table-cell>
          <table:table-cell table:formula="of:=MAX(0; MIN([.V$55] + ([.$A63] - [.X$52]) * [.W$55]; 1))" office:value-type="percentage" office:value="0.21">
            <text:p>21.0%</text:p>
          </table:table-cell>
          <table:table-cell/>
          <table:table-cell table:formula="of:=MAX(0; ROUND(POWER([.$A63] - [.Z$52]; [.Z$53]) * [.AA$53]))" office:value-type="float" office:value="19">
            <text:p>19</text:p>
          </table:table-cell>
          <table:table-cell table:formula="of:=MAX(0; ROUND(POWER([.$A63] - [.Z$52]; [.Z$54]) * [.AA$54]))" office:value-type="float" office:value="38">
            <text:p>38</text:p>
          </table:table-cell>
          <table:table-cell table:formula="of:=MAX(0; MIN([.Z$55] + ([.$A63] - [.AB$52]) * [.AA$55]; 1))" office:value-type="percentage" office:value="0.14">
            <text:p>14.0%</text:p>
          </table:table-cell>
          <table:table-cell table:number-columns-repeated="3"/>
          <table:table-cell table:style-name="ce95"/>
          <table:table-cell table:number-columns-repeated="992"/>
        </table:table-row>
        <table:table-row table:style-name="ro1">
          <table:table-cell office:value-type="float" office:value="8">
            <text:p>8</text:p>
          </table:table-cell>
          <table:table-cell table:formula="of:=MAX(0; ROUND(POWER([.$A64] - [.B$52]; [.B$53]) * [.C$53]))" office:value-type="float" office:value="77">
            <text:p>77</text:p>
          </table:table-cell>
          <table:table-cell table:formula="of:=MAX(0; ROUND(POWER([.$A64] - [.B$52]; [.B$54]) * [.C$54]))" office:value-type="float" office:value="98">
            <text:p>98</text:p>
          </table:table-cell>
          <table:table-cell table:formula="of:=MAX(0; MIN([.B$55] + ([.$A64] - [.D$52]) * [.C$55]; 1))" office:value-type="percentage" office:value="0.2">
            <text:p>20.0%</text:p>
          </table:table-cell>
          <table:table-cell/>
          <table:table-cell table:formula="of:=MAX(0; ROUND(POWER([.$A64] - [.F$52]; [.F$53]) * [.G$53]))" office:value-type="float" office:value="36">
            <text:p>36</text:p>
          </table:table-cell>
          <table:table-cell table:formula="of:=MAX(0; ROUND(POWER([.$A64] - [.F$52]; [.F$54]) * [.G$54]))" office:value-type="float" office:value="44">
            <text:p>44</text:p>
          </table:table-cell>
          <table:table-cell table:formula="of:=MAX(0; MIN([.F$55] + ([.$A64] - [.H$52]) * [.G$55]; 1))" office:value-type="percentage" office:value="0.32">
            <text:p>32.0%</text:p>
          </table:table-cell>
          <table:table-cell/>
          <table:table-cell table:formula="of:=MAX(0; ROUND(POWER([.$A64] - [.J$52]; [.J$53]) * [.K$53]))" office:value-type="float" office:value="46">
            <text:p>46</text:p>
          </table:table-cell>
          <table:table-cell table:formula="of:=MAX(0; ROUND(POWER([.$A64] - [.J$52]; [.J$54]) * [.K$54]))" office:value-type="float" office:value="54">
            <text:p>54</text:p>
          </table:table-cell>
          <table:table-cell table:formula="of:=MAX(0; MIN([.J$55] + ([.$A64] - [.L$52]) * [.K$55]; 1))" office:value-type="percentage" office:value="0.24">
            <text:p>24.0%</text:p>
          </table:table-cell>
          <table:table-cell/>
          <table:table-cell table:formula="of:=MAX(0; ROUND(POWER([.$A64] - [.N$52]; [.N$53]) * [.O$53]))" office:value-type="float" office:value="35">
            <text:p>35</text:p>
          </table:table-cell>
          <table:table-cell table:formula="of:=MAX(0; ROUND(POWER([.$A64] - [.N$52]; [.N$54]) * [.O$54]))" office:value-type="float" office:value="66">
            <text:p>66</text:p>
          </table:table-cell>
          <table:table-cell table:formula="of:=MAX(0; MIN([.N$55] + ([.$A64] - [.P$52]) * [.O$55]; 1))" office:value-type="percentage" office:value="0.16">
            <text:p>16.0%</text:p>
          </table:table-cell>
          <table:table-cell/>
          <table:table-cell table:formula="of:=MAX(0; ROUND(POWER([.$A64] - [.R$52]; [.R$53]) * [.S$53]))" office:value-type="float" office:value="34">
            <text:p>34</text:p>
          </table:table-cell>
          <table:table-cell table:formula="of:=MAX(0; ROUND(POWER([.$A64] - [.R$52]; [.R$54]) * [.S$54]))" office:value-type="float" office:value="70">
            <text:p>70</text:p>
          </table:table-cell>
          <table:table-cell table:formula="of:=MAX(0; MIN([.R$55] + ([.$A64] - [.T$52]) * [.S$55]; 1))" office:value-type="percentage" office:value="0.2">
            <text:p>20.0%</text:p>
          </table:table-cell>
          <table:table-cell/>
          <table:table-cell table:formula="of:=MAX(0; ROUND(POWER([.$A64] - [.V$52]; [.V$53]) * [.W$53]))" office:value-type="float" office:value="39">
            <text:p>39</text:p>
          </table:table-cell>
          <table:table-cell table:formula="of:=MAX(0; ROUND(POWER([.$A64] - [.V$52]; [.V$54]) * [.W$54]))" office:value-type="float" office:value="58">
            <text:p>58</text:p>
          </table:table-cell>
          <table:table-cell table:formula="of:=MAX(0; MIN([.V$55] + ([.$A64] - [.X$52]) * [.W$55]; 1))" office:value-type="percentage" office:value="0.24">
            <text:p>24.0%</text:p>
          </table:table-cell>
          <table:table-cell/>
          <table:table-cell table:formula="of:=MAX(0; ROUND(POWER([.$A64] - [.Z$52]; [.Z$53]) * [.AA$53]))" office:value-type="float" office:value="22">
            <text:p>22</text:p>
          </table:table-cell>
          <table:table-cell table:formula="of:=MAX(0; ROUND(POWER([.$A64] - [.Z$52]; [.Z$54]) * [.AA$54]))" office:value-type="float" office:value="45">
            <text:p>45</text:p>
          </table:table-cell>
          <table:table-cell table:formula="of:=MAX(0; MIN([.Z$55] + ([.$A64] - [.AB$52]) * [.AA$55]; 1))" office:value-type="percentage" office:value="0.16">
            <text:p>16.0%</text:p>
          </table:table-cell>
          <table:table-cell table:number-columns-repeated="3"/>
          <table:table-cell table:style-name="ce95"/>
          <table:table-cell table:number-columns-repeated="992"/>
        </table:table-row>
        <table:table-row table:style-name="ro1">
          <table:table-cell office:value-type="float" office:value="9">
            <text:p>9</text:p>
          </table:table-cell>
          <table:table-cell table:formula="of:=MAX(0; ROUND(POWER([.$A65] - [.B$52]; [.B$53]) * [.C$53]))" office:value-type="float" office:value="91">
            <text:p>91</text:p>
          </table:table-cell>
          <table:table-cell table:formula="of:=MAX(0; ROUND(POWER([.$A65] - [.B$52]; [.B$54]) * [.C$54]))" office:value-type="float" office:value="116">
            <text:p>116</text:p>
          </table:table-cell>
          <table:table-cell table:formula="of:=MAX(0; MIN([.B$55] + ([.$A65] - [.D$52]) * [.C$55]; 1))" office:value-type="percentage" office:value="0.225">
            <text:p>22.5%</text:p>
          </table:table-cell>
          <table:table-cell/>
          <table:table-cell table:formula="of:=MAX(0; ROUND(POWER([.$A65] - [.F$52]; [.F$53]) * [.G$53]))" office:value-type="float" office:value="43">
            <text:p>43</text:p>
          </table:table-cell>
          <table:table-cell table:formula="of:=MAX(0; ROUND(POWER([.$A65] - [.F$52]; [.F$54]) * [.G$54]))" office:value-type="float" office:value="53">
            <text:p>53</text:p>
          </table:table-cell>
          <table:table-cell table:formula="of:=MAX(0; MIN([.F$55] + ([.$A65] - [.H$52]) * [.G$55]; 1))" office:value-type="percentage" office:value="0.36">
            <text:p>36.0%</text:p>
          </table:table-cell>
          <table:table-cell/>
          <table:table-cell table:formula="of:=MAX(0; ROUND(POWER([.$A65] - [.J$52]; [.J$53]) * [.K$53]))" office:value-type="float" office:value="56">
            <text:p>56</text:p>
          </table:table-cell>
          <table:table-cell table:formula="of:=MAX(0; ROUND(POWER([.$A65] - [.J$52]; [.J$54]) * [.K$54]))" office:value-type="float" office:value="67">
            <text:p>67</text:p>
          </table:table-cell>
          <table:table-cell table:formula="of:=MAX(0; MIN([.J$55] + ([.$A65] - [.L$52]) * [.K$55]; 1))" office:value-type="percentage" office:value="0.27">
            <text:p>27.0%</text:p>
          </table:table-cell>
          <table:table-cell/>
          <table:table-cell table:formula="of:=MAX(0; ROUND(POWER([.$A65] - [.N$52]; [.N$53]) * [.O$53]))" office:value-type="float" office:value="41">
            <text:p>41</text:p>
          </table:table-cell>
          <table:table-cell table:formula="of:=MAX(0; ROUND(POWER([.$A65] - [.N$52]; [.N$54]) * [.O$54]))" office:value-type="float" office:value="78">
            <text:p>78</text:p>
          </table:table-cell>
          <table:table-cell table:formula="of:=MAX(0; MIN([.N$55] + ([.$A65] - [.P$52]) * [.O$55]; 1))" office:value-type="percentage" office:value="0.18">
            <text:p>18.0%</text:p>
          </table:table-cell>
          <table:table-cell/>
          <table:table-cell table:formula="of:=MAX(0; ROUND(POWER([.$A65] - [.R$52]; [.R$53]) * [.S$53]))" office:value-type="float" office:value="39">
            <text:p>39</text:p>
          </table:table-cell>
          <table:table-cell table:formula="of:=MAX(0; ROUND(POWER([.$A65] - [.R$52]; [.R$54]) * [.S$54]))" office:value-type="float" office:value="82">
            <text:p>82</text:p>
          </table:table-cell>
          <table:table-cell table:formula="of:=MAX(0; MIN([.R$55] + ([.$A65] - [.T$52]) * [.S$55]; 1))" office:value-type="percentage" office:value="0.225">
            <text:p>22.5%</text:p>
          </table:table-cell>
          <table:table-cell/>
          <table:table-cell table:formula="of:=MAX(0; ROUND(POWER([.$A65] - [.V$52]; [.V$53]) * [.W$53]))" office:value-type="float" office:value="45">
            <text:p>45</text:p>
          </table:table-cell>
          <table:table-cell table:formula="of:=MAX(0; ROUND(POWER([.$A65] - [.V$52]; [.V$54]) * [.W$54]))" office:value-type="float" office:value="68">
            <text:p>68</text:p>
          </table:table-cell>
          <table:table-cell table:formula="of:=MAX(0; MIN([.V$55] + ([.$A65] - [.X$52]) * [.W$55]; 1))" office:value-type="percentage" office:value="0.27">
            <text:p>27.0%</text:p>
          </table:table-cell>
          <table:table-cell/>
          <table:table-cell table:formula="of:=MAX(0; ROUND(POWER([.$A65] - [.Z$52]; [.Z$53]) * [.AA$53]))" office:value-type="float" office:value="25">
            <text:p>25</text:p>
          </table:table-cell>
          <table:table-cell table:formula="of:=MAX(0; ROUND(POWER([.$A65] - [.Z$52]; [.Z$54]) * [.AA$54]))" office:value-type="float" office:value="52">
            <text:p>52</text:p>
          </table:table-cell>
          <table:table-cell table:formula="of:=MAX(0; MIN([.Z$55] + ([.$A65] - [.AB$52]) * [.AA$55]; 1))" office:value-type="percentage" office:value="0.18">
            <text:p>18.0%</text:p>
          </table:table-cell>
          <table:table-cell table:number-columns-repeated="3"/>
          <table:table-cell table:style-name="ce95"/>
          <table:table-cell table:number-columns-repeated="992"/>
        </table:table-row>
        <table:table-row table:style-name="ro1">
          <table:table-cell office:value-type="float" office:value="10">
            <text:p>10</text:p>
          </table:table-cell>
          <table:table-cell table:formula="of:=MAX(0; ROUND(POWER([.$A66] - [.B$52]; [.B$53]) * [.C$53]))" office:value-type="float" office:value="105">
            <text:p>105</text:p>
          </table:table-cell>
          <table:table-cell table:formula="of:=MAX(0; ROUND(POWER([.$A66] - [.B$52]; [.B$54]) * [.C$54]))" office:value-type="float" office:value="136">
            <text:p>136</text:p>
          </table:table-cell>
          <table:table-cell table:formula="of:=MAX(0; MIN([.B$55] + ([.$A66] - [.D$52]) * [.C$55]; 1))" office:value-type="percentage" office:value="0.25">
            <text:p>25.0%</text:p>
          </table:table-cell>
          <table:table-cell/>
          <table:table-cell table:formula="of:=MAX(0; ROUND(POWER([.$A66] - [.F$52]; [.F$53]) * [.G$53]))" office:value-type="float" office:value="51">
            <text:p>51</text:p>
          </table:table-cell>
          <table:table-cell table:formula="of:=MAX(0; ROUND(POWER([.$A66] - [.F$52]; [.F$54]) * [.G$54]))" office:value-type="float" office:value="62">
            <text:p>62</text:p>
          </table:table-cell>
          <table:table-cell table:formula="of:=MAX(0; MIN([.F$55] + ([.$A66] - [.H$52]) * [.G$55]; 1))" office:value-type="percentage" office:value="0.4">
            <text:p>40.0%</text:p>
          </table:table-cell>
          <table:table-cell/>
          <table:table-cell table:formula="of:=MAX(0; ROUND(POWER([.$A66] - [.J$52]; [.J$53]) * [.K$53]))" office:value-type="float" office:value="67">
            <text:p>67</text:p>
          </table:table-cell>
          <table:table-cell table:formula="of:=MAX(0; ROUND(POWER([.$A66] - [.J$52]; [.J$54]) * [.K$54]))" office:value-type="float" office:value="81">
            <text:p>81</text:p>
          </table:table-cell>
          <table:table-cell table:formula="of:=MAX(0; MIN([.J$55] + ([.$A66] - [.L$52]) * [.K$55]; 1))" office:value-type="percentage" office:value="0.3">
            <text:p>30.0%</text:p>
          </table:table-cell>
          <table:table-cell/>
          <table:table-cell table:formula="of:=MAX(0; ROUND(POWER([.$A66] - [.N$52]; [.N$53]) * [.O$53]))" office:value-type="float" office:value="48">
            <text:p>48</text:p>
          </table:table-cell>
          <table:table-cell table:formula="of:=MAX(0; ROUND(POWER([.$A66] - [.N$52]; [.N$54]) * [.O$54]))" office:value-type="float" office:value="92">
            <text:p>92</text:p>
          </table:table-cell>
          <table:table-cell table:formula="of:=MAX(0; MIN([.N$55] + ([.$A66] - [.P$52]) * [.O$55]; 1))" office:value-type="percentage" office:value="0.2">
            <text:p>20.0%</text:p>
          </table:table-cell>
          <table:table-cell/>
          <table:table-cell table:formula="of:=MAX(0; ROUND(POWER([.$A66] - [.R$52]; [.R$53]) * [.S$53]))" office:value-type="float" office:value="44">
            <text:p>44</text:p>
          </table:table-cell>
          <table:table-cell table:formula="of:=MAX(0; ROUND(POWER([.$A66] - [.R$52]; [.R$54]) * [.S$54]))" office:value-type="float" office:value="95">
            <text:p>95</text:p>
          </table:table-cell>
          <table:table-cell table:formula="of:=MAX(0; MIN([.R$55] + ([.$A66] - [.T$52]) * [.S$55]; 1))" office:value-type="percentage" office:value="0.25">
            <text:p>25.0%</text:p>
          </table:table-cell>
          <table:table-cell/>
          <table:table-cell table:formula="of:=MAX(0; ROUND(POWER([.$A66] - [.V$52]; [.V$53]) * [.W$53]))" office:value-type="float" office:value="52">
            <text:p>52</text:p>
          </table:table-cell>
          <table:table-cell table:formula="of:=MAX(0; ROUND(POWER([.$A66] - [.V$52]; [.V$54]) * [.W$54]))" office:value-type="float" office:value="78">
            <text:p>78</text:p>
          </table:table-cell>
          <table:table-cell table:formula="of:=MAX(0; MIN([.V$55] + ([.$A66] - [.X$52]) * [.W$55]; 1))" office:value-type="percentage" office:value="0.3">
            <text:p>30.0%</text:p>
          </table:table-cell>
          <table:table-cell/>
          <table:table-cell table:formula="of:=MAX(0; ROUND(POWER([.$A66] - [.Z$52]; [.Z$53]) * [.AA$53]))" office:value-type="float" office:value="28">
            <text:p>28</text:p>
          </table:table-cell>
          <table:table-cell table:formula="of:=MAX(0; ROUND(POWER([.$A66] - [.Z$52]; [.Z$54]) * [.AA$54]))" office:value-type="float" office:value="59">
            <text:p>59</text:p>
          </table:table-cell>
          <table:table-cell table:formula="of:=MAX(0; MIN([.Z$55] + ([.$A66] - [.AB$52]) * [.AA$55]; 1))" office:value-type="percentage" office:value="0.2">
            <text:p>20.0%</text:p>
          </table:table-cell>
          <table:table-cell table:number-columns-repeated="3"/>
          <table:table-cell table:style-name="ce95"/>
          <table:table-cell table:number-columns-repeated="992"/>
        </table:table-row>
        <table:table-row table:style-name="ro1">
          <table:table-cell office:value-type="float" office:value="11">
            <text:p>11</text:p>
          </table:table-cell>
          <table:table-cell table:formula="of:=MAX(0; ROUND(POWER([.$A67] - [.B$52]; [.B$53]) * [.C$53]))" office:value-type="float" office:value="120">
            <text:p>120</text:p>
          </table:table-cell>
          <table:table-cell table:formula="of:=MAX(0; ROUND(POWER([.$A67] - [.B$52]; [.B$54]) * [.C$54]))" office:value-type="float" office:value="156">
            <text:p>156</text:p>
          </table:table-cell>
          <table:table-cell table:formula="of:=MAX(0; MIN([.B$55] + ([.$A67] - [.D$52]) * [.C$55]; 1))" office:value-type="percentage" office:value="0.275">
            <text:p>27.5%</text:p>
          </table:table-cell>
          <table:table-cell/>
          <table:table-cell table:formula="of:=MAX(0; ROUND(POWER([.$A67] - [.F$52]; [.F$53]) * [.G$53]))" office:value-type="float" office:value="58">
            <text:p>58</text:p>
          </table:table-cell>
          <table:table-cell table:formula="of:=MAX(0; ROUND(POWER([.$A67] - [.F$52]; [.F$54]) * [.G$54]))" office:value-type="float" office:value="72">
            <text:p>72</text:p>
          </table:table-cell>
          <table:table-cell table:formula="of:=MAX(0; MIN([.F$55] + ([.$A67] - [.H$52]) * [.G$55]; 1))" office:value-type="percentage" office:value="0.44">
            <text:p>44.0%</text:p>
          </table:table-cell>
          <table:table-cell/>
          <table:table-cell table:formula="of:=MAX(0; ROUND(POWER([.$A67] - [.J$52]; [.J$53]) * [.K$53]))" office:value-type="float" office:value="80">
            <text:p>80</text:p>
          </table:table-cell>
          <table:table-cell table:formula="of:=MAX(0; ROUND(POWER([.$A67] - [.J$52]; [.J$54]) * [.K$54]))" office:value-type="float" office:value="95">
            <text:p>95</text:p>
          </table:table-cell>
          <table:table-cell table:formula="of:=MAX(0; MIN([.J$55] + ([.$A67] - [.L$52]) * [.K$55]; 1))" office:value-type="percentage" office:value="0.33">
            <text:p>33.0%</text:p>
          </table:table-cell>
          <table:table-cell/>
          <table:table-cell table:formula="of:=MAX(0; ROUND(POWER([.$A67] - [.N$52]; [.N$53]) * [.O$53]))" office:value-type="float" office:value="55">
            <text:p>55</text:p>
          </table:table-cell>
          <table:table-cell table:formula="of:=MAX(0; ROUND(POWER([.$A67] - [.N$52]; [.N$54]) * [.O$54]))" office:value-type="float" office:value="106">
            <text:p>106</text:p>
          </table:table-cell>
          <table:table-cell table:formula="of:=MAX(0; MIN([.N$55] + ([.$A67] - [.P$52]) * [.O$55]; 1))" office:value-type="percentage" office:value="0.22">
            <text:p>22.0%</text:p>
          </table:table-cell>
          <table:table-cell/>
          <table:table-cell table:formula="of:=MAX(0; ROUND(POWER([.$A67] - [.R$52]; [.R$53]) * [.S$53]))" office:value-type="float" office:value="50">
            <text:p>50</text:p>
          </table:table-cell>
          <table:table-cell table:formula="of:=MAX(0; ROUND(POWER([.$A67] - [.R$52]; [.R$54]) * [.S$54]))" office:value-type="float" office:value="109">
            <text:p>109</text:p>
          </table:table-cell>
          <table:table-cell table:formula="of:=MAX(0; MIN([.R$55] + ([.$A67] - [.T$52]) * [.S$55]; 1))" office:value-type="percentage" office:value="0.275">
            <text:p>27.5%</text:p>
          </table:table-cell>
          <table:table-cell/>
          <table:table-cell table:formula="of:=MAX(0; ROUND(POWER([.$A67] - [.V$52]; [.V$53]) * [.W$53]))" office:value-type="float" office:value="58">
            <text:p>58</text:p>
          </table:table-cell>
          <table:table-cell table:formula="of:=MAX(0; ROUND(POWER([.$A67] - [.V$52]; [.V$54]) * [.W$54]))" office:value-type="float" office:value="88">
            <text:p>88</text:p>
          </table:table-cell>
          <table:table-cell table:formula="of:=MAX(0; MIN([.V$55] + ([.$A67] - [.X$52]) * [.W$55]; 1))" office:value-type="percentage" office:value="0.33">
            <text:p>33.0%</text:p>
          </table:table-cell>
          <table:table-cell/>
          <table:table-cell table:formula="of:=MAX(0; ROUND(POWER([.$A67] - [.Z$52]; [.Z$53]) * [.AA$53]))" office:value-type="float" office:value="31">
            <text:p>31</text:p>
          </table:table-cell>
          <table:table-cell table:formula="of:=MAX(0; ROUND(POWER([.$A67] - [.Z$52]; [.Z$54]) * [.AA$54]))" office:value-type="float" office:value="66">
            <text:p>66</text:p>
          </table:table-cell>
          <table:table-cell table:formula="of:=MAX(0; MIN([.Z$55] + ([.$A67] - [.AB$52]) * [.AA$55]; 1))" office:value-type="percentage" office:value="0.22">
            <text:p>22.0%</text:p>
          </table:table-cell>
          <table:table-cell table:number-columns-repeated="3"/>
          <table:table-cell table:style-name="ce95"/>
          <table:table-cell table:number-columns-repeated="992"/>
        </table:table-row>
        <table:table-row table:style-name="ro1">
          <table:table-cell office:value-type="float" office:value="12">
            <text:p>12</text:p>
          </table:table-cell>
          <table:table-cell table:formula="of:=MAX(0; ROUND(POWER([.$A68] - [.B$52]; [.B$53]) * [.C$53]))" office:value-type="float" office:value="136">
            <text:p>136</text:p>
          </table:table-cell>
          <table:table-cell table:formula="of:=MAX(0; ROUND(POWER([.$A68] - [.B$52]; [.B$54]) * [.C$54]))" office:value-type="float" office:value="178">
            <text:p>178</text:p>
          </table:table-cell>
          <table:table-cell table:formula="of:=MAX(0; MIN([.B$55] + ([.$A68] - [.D$52]) * [.C$55]; 1))" office:value-type="percentage" office:value="0.3">
            <text:p>30.0%</text:p>
          </table:table-cell>
          <table:table-cell/>
          <table:table-cell table:formula="of:=MAX(0; ROUND(POWER([.$A68] - [.F$52]; [.F$53]) * [.G$53]))" office:value-type="float" office:value="67">
            <text:p>67</text:p>
          </table:table-cell>
          <table:table-cell table:formula="of:=MAX(0; ROUND(POWER([.$A68] - [.F$52]; [.F$54]) * [.G$54]))" office:value-type="float" office:value="82">
            <text:p>82</text:p>
          </table:table-cell>
          <table:table-cell table:formula="of:=MAX(0; MIN([.F$55] + ([.$A68] - [.H$52]) * [.G$55]; 1))" office:value-type="percentage" office:value="0.48">
            <text:p>48.0%</text:p>
          </table:table-cell>
          <table:table-cell/>
          <table:table-cell table:formula="of:=MAX(0; ROUND(POWER([.$A68] - [.J$52]; [.J$53]) * [.K$53]))" office:value-type="float" office:value="93">
            <text:p>93</text:p>
          </table:table-cell>
          <table:table-cell table:formula="of:=MAX(0; ROUND(POWER([.$A68] - [.J$52]; [.J$54]) * [.K$54]))" office:value-type="float" office:value="111">
            <text:p>111</text:p>
          </table:table-cell>
          <table:table-cell table:formula="of:=MAX(0; MIN([.J$55] + ([.$A68] - [.L$52]) * [.K$55]; 1))" office:value-type="percentage" office:value="0.36">
            <text:p>36.0%</text:p>
          </table:table-cell>
          <table:table-cell/>
          <table:table-cell table:formula="of:=MAX(0; ROUND(POWER([.$A68] - [.N$52]; [.N$53]) * [.O$53]))" office:value-type="float" office:value="62">
            <text:p>62</text:p>
          </table:table-cell>
          <table:table-cell table:formula="of:=MAX(0; ROUND(POWER([.$A68] - [.N$52]; [.N$54]) * [.O$54]))" office:value-type="float" office:value="121">
            <text:p>121</text:p>
          </table:table-cell>
          <table:table-cell table:formula="of:=MAX(0; MIN([.N$55] + ([.$A68] - [.P$52]) * [.O$55]; 1))" office:value-type="percentage" office:value="0.24">
            <text:p>24.0%</text:p>
          </table:table-cell>
          <table:table-cell/>
          <table:table-cell table:formula="of:=MAX(0; ROUND(POWER([.$A68] - [.R$52]; [.R$53]) * [.S$53]))" office:value-type="float" office:value="55">
            <text:p>55</text:p>
          </table:table-cell>
          <table:table-cell table:formula="of:=MAX(0; ROUND(POWER([.$A68] - [.R$52]; [.R$54]) * [.S$54]))" office:value-type="float" office:value="123">
            <text:p>123</text:p>
          </table:table-cell>
          <table:table-cell table:formula="of:=MAX(0; MIN([.R$55] + ([.$A68] - [.T$52]) * [.S$55]; 1))" office:value-type="percentage" office:value="0.3">
            <text:p>30.0%</text:p>
          </table:table-cell>
          <table:table-cell/>
          <table:table-cell table:formula="of:=MAX(0; ROUND(POWER([.$A68] - [.V$52]; [.V$53]) * [.W$53]))" office:value-type="float" office:value="65">
            <text:p>65</text:p>
          </table:table-cell>
          <table:table-cell table:formula="of:=MAX(0; ROUND(POWER([.$A68] - [.V$52]; [.V$54]) * [.W$54]))" office:value-type="float" office:value="99">
            <text:p>99</text:p>
          </table:table-cell>
          <table:table-cell table:formula="of:=MAX(0; MIN([.V$55] + ([.$A68] - [.X$52]) * [.W$55]; 1))" office:value-type="percentage" office:value="0.36">
            <text:p>36.0%</text:p>
          </table:table-cell>
          <table:table-cell/>
          <table:table-cell table:formula="of:=MAX(0; ROUND(POWER([.$A68] - [.Z$52]; [.Z$53]) * [.AA$53]))" office:value-type="float" office:value="34">
            <text:p>34</text:p>
          </table:table-cell>
          <table:table-cell table:formula="of:=MAX(0; ROUND(POWER([.$A68] - [.Z$52]; [.Z$54]) * [.AA$54]))" office:value-type="float" office:value="73">
            <text:p>73</text:p>
          </table:table-cell>
          <table:table-cell table:formula="of:=MAX(0; MIN([.Z$55] + ([.$A68] - [.AB$52]) * [.AA$55]; 1))" office:value-type="percentage" office:value="0.24">
            <text:p>24.0%</text:p>
          </table:table-cell>
          <table:table-cell table:number-columns-repeated="3"/>
          <table:table-cell table:style-name="ce95"/>
          <table:table-cell table:number-columns-repeated="992"/>
        </table:table-row>
        <table:table-row table:style-name="ro1">
          <table:table-cell office:value-type="float" office:value="13">
            <text:p>13</text:p>
          </table:table-cell>
          <table:table-cell table:formula="of:=MAX(0; ROUND(POWER([.$A69] - [.B$52]; [.B$53]) * [.C$53]))" office:value-type="float" office:value="153">
            <text:p>153</text:p>
          </table:table-cell>
          <table:table-cell table:formula="of:=MAX(0; ROUND(POWER([.$A69] - [.B$52]; [.B$54]) * [.C$54]))" office:value-type="float" office:value="200">
            <text:p>200</text:p>
          </table:table-cell>
          <table:table-cell table:formula="of:=MAX(0; MIN([.B$55] + ([.$A69] - [.D$52]) * [.C$55]; 1))" office:value-type="percentage" office:value="0.325">
            <text:p>32.5%</text:p>
          </table:table-cell>
          <table:table-cell/>
          <table:table-cell table:formula="of:=MAX(0; ROUND(POWER([.$A69] - [.F$52]; [.F$53]) * [.G$53]))" office:value-type="float" office:value="75">
            <text:p>75</text:p>
          </table:table-cell>
          <table:table-cell table:formula="of:=MAX(0; ROUND(POWER([.$A69] - [.F$52]; [.F$54]) * [.G$54]))" office:value-type="float" office:value="93">
            <text:p>93</text:p>
          </table:table-cell>
          <table:table-cell table:formula="of:=MAX(0; MIN([.F$55] + ([.$A69] - [.H$52]) * [.G$55]; 1))" office:value-type="percentage" office:value="0.52">
            <text:p>52.0%</text:p>
          </table:table-cell>
          <table:table-cell/>
          <table:table-cell table:formula="of:=MAX(0; ROUND(POWER([.$A69] - [.J$52]; [.J$53]) * [.K$53]))" office:value-type="float" office:value="107">
            <text:p>107</text:p>
          </table:table-cell>
          <table:table-cell table:formula="of:=MAX(0; ROUND(POWER([.$A69] - [.J$52]; [.J$54]) * [.K$54]))" office:value-type="float" office:value="128">
            <text:p>128</text:p>
          </table:table-cell>
          <table:table-cell table:formula="of:=MAX(0; MIN([.J$55] + ([.$A69] - [.L$52]) * [.K$55]; 1))" office:value-type="percentage" office:value="0.39">
            <text:p>39.0%</text:p>
          </table:table-cell>
          <table:table-cell/>
          <table:table-cell table:formula="of:=MAX(0; ROUND(POWER([.$A69] - [.N$52]; [.N$53]) * [.O$53]))" office:value-type="float" office:value="69">
            <text:p>69</text:p>
          </table:table-cell>
          <table:table-cell table:formula="of:=MAX(0; ROUND(POWER([.$A69] - [.N$52]; [.N$54]) * [.O$54]))" office:value-type="float" office:value="136">
            <text:p>136</text:p>
          </table:table-cell>
          <table:table-cell table:formula="of:=MAX(0; MIN([.N$55] + ([.$A69] - [.P$52]) * [.O$55]; 1))" office:value-type="percentage" office:value="0.26">
            <text:p>26.0%</text:p>
          </table:table-cell>
          <table:table-cell/>
          <table:table-cell table:formula="of:=MAX(0; ROUND(POWER([.$A69] - [.R$52]; [.R$53]) * [.S$53]))" office:value-type="float" office:value="61">
            <text:p>61</text:p>
          </table:table-cell>
          <table:table-cell table:formula="of:=MAX(0; ROUND(POWER([.$A69] - [.R$52]; [.R$54]) * [.S$54]))" office:value-type="float" office:value="138">
            <text:p>138</text:p>
          </table:table-cell>
          <table:table-cell table:formula="of:=MAX(0; MIN([.R$55] + ([.$A69] - [.T$52]) * [.S$55]; 1))" office:value-type="percentage" office:value="0.325">
            <text:p>32.5%</text:p>
          </table:table-cell>
          <table:table-cell/>
          <table:table-cell table:formula="of:=MAX(0; ROUND(POWER([.$A69] - [.V$52]; [.V$53]) * [.W$53]))" office:value-type="float" office:value="72">
            <text:p>72</text:p>
          </table:table-cell>
          <table:table-cell table:formula="of:=MAX(0; ROUND(POWER([.$A69] - [.V$52]; [.V$54]) * [.W$54]))" office:value-type="float" office:value="109">
            <text:p>109</text:p>
          </table:table-cell>
          <table:table-cell table:formula="of:=MAX(0; MIN([.V$55] + ([.$A69] - [.X$52]) * [.W$55]; 1))" office:value-type="percentage" office:value="0.39">
            <text:p>39.0%</text:p>
          </table:table-cell>
          <table:table-cell/>
          <table:table-cell table:formula="of:=MAX(0; ROUND(POWER([.$A69] - [.Z$52]; [.Z$53]) * [.AA$53]))" office:value-type="float" office:value="37">
            <text:p>37</text:p>
          </table:table-cell>
          <table:table-cell table:formula="of:=MAX(0; ROUND(POWER([.$A69] - [.Z$52]; [.Z$54]) * [.AA$54]))" office:value-type="float" office:value="80">
            <text:p>80</text:p>
          </table:table-cell>
          <table:table-cell table:formula="of:=MAX(0; MIN([.Z$55] + ([.$A69] - [.AB$52]) * [.AA$55]; 1))" office:value-type="percentage" office:value="0.26">
            <text:p>26.0%</text:p>
          </table:table-cell>
          <table:table-cell table:number-columns-repeated="3"/>
          <table:table-cell table:style-name="ce95"/>
          <table:table-cell table:number-columns-repeated="992"/>
        </table:table-row>
        <table:table-row table:style-name="ro1">
          <table:table-cell office:value-type="float" office:value="14">
            <text:p>14</text:p>
          </table:table-cell>
          <table:table-cell table:formula="of:=MAX(0; ROUND(POWER([.$A70] - [.B$52]; [.B$53]) * [.C$53]))" office:value-type="float" office:value="170">
            <text:p>170</text:p>
          </table:table-cell>
          <table:table-cell table:formula="of:=MAX(0; ROUND(POWER([.$A70] - [.B$52]; [.B$54]) * [.C$54]))" office:value-type="float" office:value="224">
            <text:p>224</text:p>
          </table:table-cell>
          <table:table-cell table:formula="of:=MAX(0; MIN([.B$55] + ([.$A70] - [.D$52]) * [.C$55]; 1))" office:value-type="percentage" office:value="0.35">
            <text:p>35.0%</text:p>
          </table:table-cell>
          <table:table-cell/>
          <table:table-cell table:formula="of:=MAX(0; ROUND(POWER([.$A70] - [.F$52]; [.F$53]) * [.G$53]))" office:value-type="float" office:value="84">
            <text:p>84</text:p>
          </table:table-cell>
          <table:table-cell table:formula="of:=MAX(0; ROUND(POWER([.$A70] - [.F$52]; [.F$54]) * [.G$54]))" office:value-type="float" office:value="105">
            <text:p>105</text:p>
          </table:table-cell>
          <table:table-cell table:formula="of:=MAX(0; MIN([.F$55] + ([.$A70] - [.H$52]) * [.G$55]; 1))" office:value-type="percentage" office:value="0.56">
            <text:p>56.0%</text:p>
          </table:table-cell>
          <table:table-cell/>
          <table:table-cell table:formula="of:=MAX(0; ROUND(POWER([.$A70] - [.J$52]; [.J$53]) * [.K$53]))" office:value-type="float" office:value="122">
            <text:p>122</text:p>
          </table:table-cell>
          <table:table-cell table:formula="of:=MAX(0; ROUND(POWER([.$A70] - [.J$52]; [.J$54]) * [.K$54]))" office:value-type="float" office:value="146">
            <text:p>146</text:p>
          </table:table-cell>
          <table:table-cell table:formula="of:=MAX(0; MIN([.J$55] + ([.$A70] - [.L$52]) * [.K$55]; 1))" office:value-type="percentage" office:value="0.42">
            <text:p>42.0%</text:p>
          </table:table-cell>
          <table:table-cell/>
          <table:table-cell table:formula="of:=MAX(0; ROUND(POWER([.$A70] - [.N$52]; [.N$53]) * [.O$53]))" office:value-type="float" office:value="76">
            <text:p>76</text:p>
          </table:table-cell>
          <table:table-cell table:formula="of:=MAX(0; ROUND(POWER([.$A70] - [.N$52]; [.N$54]) * [.O$54]))" office:value-type="float" office:value="152">
            <text:p>152</text:p>
          </table:table-cell>
          <table:table-cell table:formula="of:=MAX(0; MIN([.N$55] + ([.$A70] - [.P$52]) * [.O$55]; 1))" office:value-type="percentage" office:value="0.28">
            <text:p>28.0%</text:p>
          </table:table-cell>
          <table:table-cell/>
          <table:table-cell table:formula="of:=MAX(0; ROUND(POWER([.$A70] - [.R$52]; [.R$53]) * [.S$53]))" office:value-type="float" office:value="66">
            <text:p>66</text:p>
          </table:table-cell>
          <table:table-cell table:formula="of:=MAX(0; ROUND(POWER([.$A70] - [.R$52]; [.R$54]) * [.S$54]))" office:value-type="float" office:value="153">
            <text:p>153</text:p>
          </table:table-cell>
          <table:table-cell table:formula="of:=MAX(0; MIN([.R$55] + ([.$A70] - [.T$52]) * [.S$55]; 1))" office:value-type="percentage" office:value="0.35">
            <text:p>35.0%</text:p>
          </table:table-cell>
          <table:table-cell/>
          <table:table-cell table:formula="of:=MAX(0; ROUND(POWER([.$A70] - [.V$52]; [.V$53]) * [.W$53]))" office:value-type="float" office:value="79">
            <text:p>79</text:p>
          </table:table-cell>
          <table:table-cell table:formula="of:=MAX(0; ROUND(POWER([.$A70] - [.V$52]; [.V$54]) * [.W$54]))" office:value-type="float" office:value="121">
            <text:p>121</text:p>
          </table:table-cell>
          <table:table-cell table:formula="of:=MAX(0; MIN([.V$55] + ([.$A70] - [.X$52]) * [.W$55]; 1))" office:value-type="percentage" office:value="0.42">
            <text:p>42.0%</text:p>
          </table:table-cell>
          <table:table-cell/>
          <table:table-cell table:formula="of:=MAX(0; ROUND(POWER([.$A70] - [.Z$52]; [.Z$53]) * [.AA$53]))" office:value-type="float" office:value="40">
            <text:p>40</text:p>
          </table:table-cell>
          <table:table-cell table:formula="of:=MAX(0; ROUND(POWER([.$A70] - [.Z$52]; [.Z$54]) * [.AA$54]))" office:value-type="float" office:value="88">
            <text:p>88</text:p>
          </table:table-cell>
          <table:table-cell table:formula="of:=MAX(0; MIN([.Z$55] + ([.$A70] - [.AB$52]) * [.AA$55]; 1))" office:value-type="percentage" office:value="0.28">
            <text:p>28.0%</text:p>
          </table:table-cell>
          <table:table-cell table:number-columns-repeated="3"/>
          <table:table-cell table:style-name="ce95"/>
          <table:table-cell table:number-columns-repeated="992"/>
        </table:table-row>
        <table:table-row table:style-name="ro1">
          <table:table-cell office:value-type="float" office:value="15">
            <text:p>15</text:p>
          </table:table-cell>
          <table:table-cell table:formula="of:=MAX(0; ROUND(POWER([.$A71] - [.B$52]; [.B$53]) * [.C$53]))" office:value-type="float" office:value="187">
            <text:p>187</text:p>
          </table:table-cell>
          <table:table-cell table:formula="of:=MAX(0; ROUND(POWER([.$A71] - [.B$52]; [.B$54]) * [.C$54]))" office:value-type="float" office:value="248">
            <text:p>248</text:p>
          </table:table-cell>
          <table:table-cell table:formula="of:=MAX(0; MIN([.B$55] + ([.$A71] - [.D$52]) * [.C$55]; 1))" office:value-type="percentage" office:value="0.375">
            <text:p>37.5%</text:p>
          </table:table-cell>
          <table:table-cell/>
          <table:table-cell table:formula="of:=MAX(0; ROUND(POWER([.$A71] - [.F$52]; [.F$53]) * [.G$53]))" office:value-type="float" office:value="93">
            <text:p>93</text:p>
          </table:table-cell>
          <table:table-cell table:formula="of:=MAX(0; ROUND(POWER([.$A71] - [.F$52]; [.F$54]) * [.G$54]))" office:value-type="float" office:value="116">
            <text:p>116</text:p>
          </table:table-cell>
          <table:table-cell table:formula="of:=MAX(0; MIN([.F$55] + ([.$A71] - [.H$52]) * [.G$55]; 1))" office:value-type="percentage" office:value="0.6">
            <text:p>60.0%</text:p>
          </table:table-cell>
          <table:table-cell/>
          <table:table-cell table:formula="of:=MAX(0; ROUND(POWER([.$A71] - [.J$52]; [.J$53]) * [.K$53]))" office:value-type="float" office:value="137">
            <text:p>137</text:p>
          </table:table-cell>
          <table:table-cell table:formula="of:=MAX(0; ROUND(POWER([.$A71] - [.J$52]; [.J$54]) * [.K$54]))" office:value-type="float" office:value="164">
            <text:p>164</text:p>
          </table:table-cell>
          <table:table-cell table:formula="of:=MAX(0; MIN([.J$55] + ([.$A71] - [.L$52]) * [.K$55]; 1))" office:value-type="percentage" office:value="0.45">
            <text:p>45.0%</text:p>
          </table:table-cell>
          <table:table-cell/>
          <table:table-cell table:formula="of:=MAX(0; ROUND(POWER([.$A71] - [.N$52]; [.N$53]) * [.O$53]))" office:value-type="float" office:value="84">
            <text:p>84</text:p>
          </table:table-cell>
          <table:table-cell table:formula="of:=MAX(0; ROUND(POWER([.$A71] - [.N$52]; [.N$54]) * [.O$54]))" office:value-type="float" office:value="168">
            <text:p>168</text:p>
          </table:table-cell>
          <table:table-cell table:formula="of:=MAX(0; MIN([.N$55] + ([.$A71] - [.P$52]) * [.O$55]; 1))" office:value-type="percentage" office:value="0.3">
            <text:p>30.0%</text:p>
          </table:table-cell>
          <table:table-cell/>
          <table:table-cell table:formula="of:=MAX(0; ROUND(POWER([.$A71] - [.R$52]; [.R$53]) * [.S$53]))" office:value-type="float" office:value="72">
            <text:p>72</text:p>
          </table:table-cell>
          <table:table-cell table:formula="of:=MAX(0; ROUND(POWER([.$A71] - [.R$52]; [.R$54]) * [.S$54]))" office:value-type="float" office:value="168">
            <text:p>168</text:p>
          </table:table-cell>
          <table:table-cell table:formula="of:=MAX(0; MIN([.R$55] + ([.$A71] - [.T$52]) * [.S$55]; 1))" office:value-type="percentage" office:value="0.375">
            <text:p>37.5%</text:p>
          </table:table-cell>
          <table:table-cell/>
          <table:table-cell table:formula="of:=MAX(0; ROUND(POWER([.$A71] - [.V$52]; [.V$53]) * [.W$53]))" office:value-type="float" office:value="86">
            <text:p>86</text:p>
          </table:table-cell>
          <table:table-cell table:formula="of:=MAX(0; ROUND(POWER([.$A71] - [.V$52]; [.V$54]) * [.W$54]))" office:value-type="float" office:value="132">
            <text:p>132</text:p>
          </table:table-cell>
          <table:table-cell table:formula="of:=MAX(0; MIN([.V$55] + ([.$A71] - [.X$52]) * [.W$55]; 1))" office:value-type="percentage" office:value="0.45">
            <text:p>45.0%</text:p>
          </table:table-cell>
          <table:table-cell/>
          <table:table-cell table:formula="of:=MAX(0; ROUND(POWER([.$A71] - [.Z$52]; [.Z$53]) * [.AA$53]))" office:value-type="float" office:value="43">
            <text:p>43</text:p>
          </table:table-cell>
          <table:table-cell table:formula="of:=MAX(0; ROUND(POWER([.$A71] - [.Z$52]; [.Z$54]) * [.AA$54]))" office:value-type="float" office:value="95">
            <text:p>95</text:p>
          </table:table-cell>
          <table:table-cell table:formula="of:=MAX(0; MIN([.Z$55] + ([.$A71] - [.AB$52]) * [.AA$55]; 1))" office:value-type="percentage" office:value="0.3">
            <text:p>30.0%</text:p>
          </table:table-cell>
          <table:table-cell table:number-columns-repeated="3"/>
          <table:table-cell table:style-name="ce95"/>
          <table:table-cell table:number-columns-repeated="992"/>
        </table:table-row>
        <table:table-row table:style-name="ro1">
          <table:table-cell office:value-type="float" office:value="16">
            <text:p>16</text:p>
          </table:table-cell>
          <table:table-cell table:formula="of:=MAX(0; ROUND(POWER([.$A72] - [.B$52]; [.B$53]) * [.C$53]))" office:value-type="float" office:value="205">
            <text:p>205</text:p>
          </table:table-cell>
          <table:table-cell table:formula="of:=MAX(0; ROUND(POWER([.$A72] - [.B$52]; [.B$54]) * [.C$54]))" office:value-type="float" office:value="272">
            <text:p>272</text:p>
          </table:table-cell>
          <table:table-cell table:formula="of:=MAX(0; MIN([.B$55] + ([.$A72] - [.D$52]) * [.C$55]; 1))" office:value-type="percentage" office:value="0.4">
            <text:p>40.0%</text:p>
          </table:table-cell>
          <table:table-cell/>
          <table:table-cell table:formula="of:=MAX(0; ROUND(POWER([.$A72] - [.F$52]; [.F$53]) * [.G$53]))" office:value-type="float" office:value="102">
            <text:p>102</text:p>
          </table:table-cell>
          <table:table-cell table:formula="of:=MAX(0; ROUND(POWER([.$A72] - [.F$52]; [.F$54]) * [.G$54]))" office:value-type="float" office:value="129">
            <text:p>129</text:p>
          </table:table-cell>
          <table:table-cell table:formula="of:=MAX(0; MIN([.F$55] + ([.$A72] - [.H$52]) * [.G$55]; 1))" office:value-type="percentage" office:value="0.64">
            <text:p>64.0%</text:p>
          </table:table-cell>
          <table:table-cell/>
          <table:table-cell table:formula="of:=MAX(0; ROUND(POWER([.$A72] - [.J$52]; [.J$53]) * [.K$53]))" office:value-type="float" office:value="154">
            <text:p>154</text:p>
          </table:table-cell>
          <table:table-cell table:formula="of:=MAX(0; ROUND(POWER([.$A72] - [.J$52]; [.J$54]) * [.K$54]))" office:value-type="float" office:value="184">
            <text:p>184</text:p>
          </table:table-cell>
          <table:table-cell table:formula="of:=MAX(0; MIN([.J$55] + ([.$A72] - [.L$52]) * [.K$55]; 1))" office:value-type="percentage" office:value="0.48">
            <text:p>48.0%</text:p>
          </table:table-cell>
          <table:table-cell/>
          <table:table-cell table:formula="of:=MAX(0; ROUND(POWER([.$A72] - [.N$52]; [.N$53]) * [.O$53]))" office:value-type="float" office:value="92">
            <text:p>92</text:p>
          </table:table-cell>
          <table:table-cell table:formula="of:=MAX(0; ROUND(POWER([.$A72] - [.N$52]; [.N$54]) * [.O$54]))" office:value-type="float" office:value="186">
            <text:p>186</text:p>
          </table:table-cell>
          <table:table-cell table:formula="of:=MAX(0; MIN([.N$55] + ([.$A72] - [.P$52]) * [.O$55]; 1))" office:value-type="percentage" office:value="0.32">
            <text:p>32.0%</text:p>
          </table:table-cell>
          <table:table-cell/>
          <table:table-cell table:formula="of:=MAX(0; ROUND(POWER([.$A72] - [.R$52]; [.R$53]) * [.S$53]))" office:value-type="float" office:value="78">
            <text:p>78</text:p>
          </table:table-cell>
          <table:table-cell table:formula="of:=MAX(0; ROUND(POWER([.$A72] - [.R$52]; [.R$54]) * [.S$54]))" office:value-type="float" office:value="184">
            <text:p>184</text:p>
          </table:table-cell>
          <table:table-cell table:formula="of:=MAX(0; MIN([.R$55] + ([.$A72] - [.T$52]) * [.S$55]; 1))" office:value-type="percentage" office:value="0.4">
            <text:p>40.0%</text:p>
          </table:table-cell>
          <table:table-cell/>
          <table:table-cell table:formula="of:=MAX(0; ROUND(POWER([.$A72] - [.V$52]; [.V$53]) * [.W$53]))" office:value-type="float" office:value="93">
            <text:p>93</text:p>
          </table:table-cell>
          <table:table-cell table:formula="of:=MAX(0; ROUND(POWER([.$A72] - [.V$52]; [.V$54]) * [.W$54]))" office:value-type="float" office:value="143">
            <text:p>143</text:p>
          </table:table-cell>
          <table:table-cell table:formula="of:=MAX(0; MIN([.V$55] + ([.$A72] - [.X$52]) * [.W$55]; 1))" office:value-type="percentage" office:value="0.48">
            <text:p>48.0%</text:p>
          </table:table-cell>
          <table:table-cell/>
          <table:table-cell table:formula="of:=MAX(0; ROUND(POWER([.$A72] - [.Z$52]; [.Z$53]) * [.AA$53]))" office:value-type="float" office:value="46">
            <text:p>46</text:p>
          </table:table-cell>
          <table:table-cell table:formula="of:=MAX(0; ROUND(POWER([.$A72] - [.Z$52]; [.Z$54]) * [.AA$54]))" office:value-type="float" office:value="103">
            <text:p>103</text:p>
          </table:table-cell>
          <table:table-cell table:formula="of:=MAX(0; MIN([.Z$55] + ([.$A72] - [.AB$52]) * [.AA$55]; 1))" office:value-type="percentage" office:value="0.32">
            <text:p>32.0%</text:p>
          </table:table-cell>
          <table:table-cell table:number-columns-repeated="3"/>
          <table:table-cell table:style-name="ce95"/>
          <table:table-cell table:number-columns-repeated="992"/>
        </table:table-row>
        <table:table-row table:style-name="ro1">
          <table:table-cell office:value-type="float" office:value="17">
            <text:p>17</text:p>
          </table:table-cell>
          <table:table-cell table:formula="of:=MAX(0; ROUND(POWER([.$A73] - [.B$52]; [.B$53]) * [.C$53]))" office:value-type="float" office:value="224">
            <text:p>224</text:p>
          </table:table-cell>
          <table:table-cell table:formula="of:=MAX(0; ROUND(POWER([.$A73] - [.B$52]; [.B$54]) * [.C$54]))" office:value-type="float" office:value="298">
            <text:p>298</text:p>
          </table:table-cell>
          <table:table-cell table:formula="of:=MAX(0; MIN([.B$55] + ([.$A73] - [.D$52]) * [.C$55]; 1))" office:value-type="percentage" office:value="0.425">
            <text:p>42.5%</text:p>
          </table:table-cell>
          <table:table-cell/>
          <table:table-cell table:formula="of:=MAX(0; ROUND(POWER([.$A73] - [.F$52]; [.F$53]) * [.G$53]))" office:value-type="float" office:value="112">
            <text:p>112</text:p>
          </table:table-cell>
          <table:table-cell table:formula="of:=MAX(0; ROUND(POWER([.$A73] - [.F$52]; [.F$54]) * [.G$54]))" office:value-type="float" office:value="141">
            <text:p>141</text:p>
          </table:table-cell>
          <table:table-cell table:formula="of:=MAX(0; MIN([.F$55] + ([.$A73] - [.H$52]) * [.G$55]; 1))" office:value-type="percentage" office:value="0.68">
            <text:p>68.0%</text:p>
          </table:table-cell>
          <table:table-cell/>
          <table:table-cell table:formula="of:=MAX(0; ROUND(POWER([.$A73] - [.J$52]; [.J$53]) * [.K$53]))" office:value-type="float" office:value="171">
            <text:p>171</text:p>
          </table:table-cell>
          <table:table-cell table:formula="of:=MAX(0; ROUND(POWER([.$A73] - [.J$52]; [.J$54]) * [.K$54]))" office:value-type="float" office:value="205">
            <text:p>205</text:p>
          </table:table-cell>
          <table:table-cell table:formula="of:=MAX(0; MIN([.J$55] + ([.$A73] - [.L$52]) * [.K$55]; 1))" office:value-type="percentage" office:value="0.51">
            <text:p>51.0%</text:p>
          </table:table-cell>
          <table:table-cell/>
          <table:table-cell table:formula="of:=MAX(0; ROUND(POWER([.$A73] - [.N$52]; [.N$53]) * [.O$53]))" office:value-type="float" office:value="100">
            <text:p>100</text:p>
          </table:table-cell>
          <table:table-cell table:formula="of:=MAX(0; ROUND(POWER([.$A73] - [.N$52]; [.N$54]) * [.O$54]))" office:value-type="float" office:value="203">
            <text:p>203</text:p>
          </table:table-cell>
          <table:table-cell table:formula="of:=MAX(0; MIN([.N$55] + ([.$A73] - [.P$52]) * [.O$55]; 1))" office:value-type="percentage" office:value="0.34">
            <text:p>34.0%</text:p>
          </table:table-cell>
          <table:table-cell/>
          <table:table-cell table:formula="of:=MAX(0; ROUND(POWER([.$A73] - [.R$52]; [.R$53]) * [.S$53]))" office:value-type="float" office:value="84">
            <text:p>84</text:p>
          </table:table-cell>
          <table:table-cell table:formula="of:=MAX(0; ROUND(POWER([.$A73] - [.R$52]; [.R$54]) * [.S$54]))" office:value-type="float" office:value="201">
            <text:p>201</text:p>
          </table:table-cell>
          <table:table-cell table:formula="of:=MAX(0; MIN([.R$55] + ([.$A73] - [.T$52]) * [.S$55]; 1))" office:value-type="percentage" office:value="0.425">
            <text:p>42.5%</text:p>
          </table:table-cell>
          <table:table-cell/>
          <table:table-cell table:formula="of:=MAX(0; ROUND(POWER([.$A73] - [.V$52]; [.V$53]) * [.W$53]))" office:value-type="float" office:value="100">
            <text:p>100</text:p>
          </table:table-cell>
          <table:table-cell table:formula="of:=MAX(0; ROUND(POWER([.$A73] - [.V$52]; [.V$54]) * [.W$54]))" office:value-type="float" office:value="155">
            <text:p>155</text:p>
          </table:table-cell>
          <table:table-cell table:formula="of:=MAX(0; MIN([.V$55] + ([.$A73] - [.X$52]) * [.W$55]; 1))" office:value-type="percentage" office:value="0.51">
            <text:p>51.0%</text:p>
          </table:table-cell>
          <table:table-cell/>
          <table:table-cell table:formula="of:=MAX(0; ROUND(POWER([.$A73] - [.Z$52]; [.Z$53]) * [.AA$53]))" office:value-type="float" office:value="50">
            <text:p>50</text:p>
          </table:table-cell>
          <table:table-cell table:formula="of:=MAX(0; ROUND(POWER([.$A73] - [.Z$52]; [.Z$54]) * [.AA$54]))" office:value-type="float" office:value="111">
            <text:p>111</text:p>
          </table:table-cell>
          <table:table-cell table:formula="of:=MAX(0; MIN([.Z$55] + ([.$A73] - [.AB$52]) * [.AA$55]; 1))" office:value-type="percentage" office:value="0.34">
            <text:p>34.0%</text:p>
          </table:table-cell>
          <table:table-cell table:number-columns-repeated="3"/>
          <table:table-cell table:style-name="ce95"/>
          <table:table-cell table:number-columns-repeated="992"/>
        </table:table-row>
        <table:table-row table:style-name="ro1">
          <table:table-cell office:value-type="float" office:value="18">
            <text:p>18</text:p>
          </table:table-cell>
          <table:table-cell table:formula="of:=MAX(0; ROUND(POWER([.$A74] - [.B$52]; [.B$53]) * [.C$53]))" office:value-type="float" office:value="242">
            <text:p>242</text:p>
          </table:table-cell>
          <table:table-cell table:formula="of:=MAX(0; ROUND(POWER([.$A74] - [.B$52]; [.B$54]) * [.C$54]))" office:value-type="float" office:value="324">
            <text:p>324</text:p>
          </table:table-cell>
          <table:table-cell table:formula="of:=MAX(0; MIN([.B$55] + ([.$A74] - [.D$52]) * [.C$55]; 1))" office:value-type="percentage" office:value="0.45">
            <text:p>45.0%</text:p>
          </table:table-cell>
          <table:table-cell/>
          <table:table-cell table:formula="of:=MAX(0; ROUND(POWER([.$A74] - [.F$52]; [.F$53]) * [.G$53]))" office:value-type="float" office:value="122">
            <text:p>122</text:p>
          </table:table-cell>
          <table:table-cell table:formula="of:=MAX(0; ROUND(POWER([.$A74] - [.F$52]; [.F$54]) * [.G$54]))" office:value-type="float" office:value="154">
            <text:p>154</text:p>
          </table:table-cell>
          <table:table-cell table:formula="of:=MAX(0; MIN([.F$55] + ([.$A74] - [.H$52]) * [.G$55]; 1))" office:value-type="percentage" office:value="0.72">
            <text:p>72.0%</text:p>
          </table:table-cell>
          <table:table-cell/>
          <table:table-cell table:formula="of:=MAX(0; ROUND(POWER([.$A74] - [.J$52]; [.J$53]) * [.K$53]))" office:value-type="float" office:value="189">
            <text:p>189</text:p>
          </table:table-cell>
          <table:table-cell table:formula="of:=MAX(0; ROUND(POWER([.$A74] - [.J$52]; [.J$54]) * [.K$54]))" office:value-type="float" office:value="227">
            <text:p>227</text:p>
          </table:table-cell>
          <table:table-cell table:formula="of:=MAX(0; MIN([.J$55] + ([.$A74] - [.L$52]) * [.K$55]; 1))" office:value-type="percentage" office:value="0.54">
            <text:p>54.0%</text:p>
          </table:table-cell>
          <table:table-cell/>
          <table:table-cell table:formula="of:=MAX(0; ROUND(POWER([.$A74] - [.N$52]; [.N$53]) * [.O$53]))" office:value-type="float" office:value="109">
            <text:p>109</text:p>
          </table:table-cell>
          <table:table-cell table:formula="of:=MAX(0; ROUND(POWER([.$A74] - [.N$52]; [.N$54]) * [.O$54]))" office:value-type="float" office:value="221">
            <text:p>221</text:p>
          </table:table-cell>
          <table:table-cell table:formula="of:=MAX(0; MIN([.N$55] + ([.$A74] - [.P$52]) * [.O$55]; 1))" office:value-type="percentage" office:value="0.36">
            <text:p>36.0%</text:p>
          </table:table-cell>
          <table:table-cell/>
          <table:table-cell table:formula="of:=MAX(0; ROUND(POWER([.$A74] - [.R$52]; [.R$53]) * [.S$53]))" office:value-type="float" office:value="90">
            <text:p>90</text:p>
          </table:table-cell>
          <table:table-cell table:formula="of:=MAX(0; ROUND(POWER([.$A74] - [.R$52]; [.R$54]) * [.S$54]))" office:value-type="float" office:value="217">
            <text:p>217</text:p>
          </table:table-cell>
          <table:table-cell table:formula="of:=MAX(0; MIN([.R$55] + ([.$A74] - [.T$52]) * [.S$55]; 1))" office:value-type="percentage" office:value="0.45">
            <text:p>45.0%</text:p>
          </table:table-cell>
          <table:table-cell/>
          <table:table-cell table:formula="of:=MAX(0; ROUND(POWER([.$A74] - [.V$52]; [.V$53]) * [.W$53]))" office:value-type="float" office:value="108">
            <text:p>108</text:p>
          </table:table-cell>
          <table:table-cell table:formula="of:=MAX(0; ROUND(POWER([.$A74] - [.V$52]; [.V$54]) * [.W$54]))" office:value-type="float" office:value="167">
            <text:p>167</text:p>
          </table:table-cell>
          <table:table-cell table:formula="of:=MAX(0; MIN([.V$55] + ([.$A74] - [.X$52]) * [.W$55]; 1))" office:value-type="percentage" office:value="0.54">
            <text:p>54.0%</text:p>
          </table:table-cell>
          <table:table-cell/>
          <table:table-cell table:formula="of:=MAX(0; ROUND(POWER([.$A74] - [.Z$52]; [.Z$53]) * [.AA$53]))" office:value-type="float" office:value="53">
            <text:p>53</text:p>
          </table:table-cell>
          <table:table-cell table:formula="of:=MAX(0; ROUND(POWER([.$A74] - [.Z$52]; [.Z$54]) * [.AA$54]))" office:value-type="float" office:value="119">
            <text:p>119</text:p>
          </table:table-cell>
          <table:table-cell table:formula="of:=MAX(0; MIN([.Z$55] + ([.$A74] - [.AB$52]) * [.AA$55]; 1))" office:value-type="percentage" office:value="0.36">
            <text:p>36.0%</text:p>
          </table:table-cell>
          <table:table-cell table:number-columns-repeated="3"/>
          <table:table-cell table:style-name="ce95"/>
          <table:table-cell table:number-columns-repeated="992"/>
        </table:table-row>
        <table:table-row table:style-name="ro1">
          <table:table-cell office:value-type="float" office:value="19">
            <text:p>19</text:p>
          </table:table-cell>
          <table:table-cell table:formula="of:=MAX(0; ROUND(POWER([.$A75] - [.B$52]; [.B$53]) * [.C$53]))" office:value-type="float" office:value="262">
            <text:p>262</text:p>
          </table:table-cell>
          <table:table-cell table:formula="of:=MAX(0; ROUND(POWER([.$A75] - [.B$52]; [.B$54]) * [.C$54]))" office:value-type="float" office:value="351">
            <text:p>351</text:p>
          </table:table-cell>
          <table:table-cell table:formula="of:=MAX(0; MIN([.B$55] + ([.$A75] - [.D$52]) * [.C$55]; 1))" office:value-type="percentage" office:value="0.475">
            <text:p>47.5%</text:p>
          </table:table-cell>
          <table:table-cell/>
          <table:table-cell table:formula="of:=MAX(0; ROUND(POWER([.$A75] - [.F$52]; [.F$53]) * [.G$53]))" office:value-type="float" office:value="133">
            <text:p>133</text:p>
          </table:table-cell>
          <table:table-cell table:formula="of:=MAX(0; ROUND(POWER([.$A75] - [.F$52]; [.F$54]) * [.G$54]))" office:value-type="float" office:value="168">
            <text:p>168</text:p>
          </table:table-cell>
          <table:table-cell table:formula="of:=MAX(0; MIN([.F$55] + ([.$A75] - [.H$52]) * [.G$55]; 1))" office:value-type="percentage" office:value="0.76">
            <text:p>76.0%</text:p>
          </table:table-cell>
          <table:table-cell/>
          <table:table-cell table:formula="of:=MAX(0; ROUND(POWER([.$A75] - [.J$52]; [.J$53]) * [.K$53]))" office:value-type="float" office:value="207">
            <text:p>207</text:p>
          </table:table-cell>
          <table:table-cell table:formula="of:=MAX(0; ROUND(POWER([.$A75] - [.J$52]; [.J$54]) * [.K$54]))" office:value-type="float" office:value="249">
            <text:p>249</text:p>
          </table:table-cell>
          <table:table-cell table:formula="of:=MAX(0; MIN([.J$55] + ([.$A75] - [.L$52]) * [.K$55]; 1))" office:value-type="percentage" office:value="0.57">
            <text:p>57.0%</text:p>
          </table:table-cell>
          <table:table-cell/>
          <table:table-cell table:formula="of:=MAX(0; ROUND(POWER([.$A75] - [.N$52]; [.N$53]) * [.O$53]))" office:value-type="float" office:value="117">
            <text:p>117</text:p>
          </table:table-cell>
          <table:table-cell table:formula="of:=MAX(0; ROUND(POWER([.$A75] - [.N$52]; [.N$54]) * [.O$54]))" office:value-type="float" office:value="240">
            <text:p>240</text:p>
          </table:table-cell>
          <table:table-cell table:formula="of:=MAX(0; MIN([.N$55] + ([.$A75] - [.P$52]) * [.O$55]; 1))" office:value-type="percentage" office:value="0.38">
            <text:p>38.0%</text:p>
          </table:table-cell>
          <table:table-cell/>
          <table:table-cell table:formula="of:=MAX(0; ROUND(POWER([.$A75] - [.R$52]; [.R$53]) * [.S$53]))" office:value-type="float" office:value="96">
            <text:p>96</text:p>
          </table:table-cell>
          <table:table-cell table:formula="of:=MAX(0; ROUND(POWER([.$A75] - [.R$52]; [.R$54]) * [.S$54]))" office:value-type="float" office:value="234">
            <text:p>234</text:p>
          </table:table-cell>
          <table:table-cell table:formula="of:=MAX(0; MIN([.R$55] + ([.$A75] - [.T$52]) * [.S$55]; 1))" office:value-type="percentage" office:value="0.475">
            <text:p>47.5%</text:p>
          </table:table-cell>
          <table:table-cell/>
          <table:table-cell table:formula="of:=MAX(0; ROUND(POWER([.$A75] - [.V$52]; [.V$53]) * [.W$53]))" office:value-type="float" office:value="115">
            <text:p>115</text:p>
          </table:table-cell>
          <table:table-cell table:formula="of:=MAX(0; ROUND(POWER([.$A75] - [.V$52]; [.V$54]) * [.W$54]))" office:value-type="float" office:value="179">
            <text:p>179</text:p>
          </table:table-cell>
          <table:table-cell table:formula="of:=MAX(0; MIN([.V$55] + ([.$A75] - [.X$52]) * [.W$55]; 1))" office:value-type="percentage" office:value="0.57">
            <text:p>57.0%</text:p>
          </table:table-cell>
          <table:table-cell/>
          <table:table-cell table:formula="of:=MAX(0; ROUND(POWER([.$A75] - [.Z$52]; [.Z$53]) * [.AA$53]))" office:value-type="float" office:value="56">
            <text:p>56</text:p>
          </table:table-cell>
          <table:table-cell table:formula="of:=MAX(0; ROUND(POWER([.$A75] - [.Z$52]; [.Z$54]) * [.AA$54]))" office:value-type="float" office:value="127">
            <text:p>127</text:p>
          </table:table-cell>
          <table:table-cell table:formula="of:=MAX(0; MIN([.Z$55] + ([.$A75] - [.AB$52]) * [.AA$55]; 1))" office:value-type="percentage" office:value="0.38">
            <text:p>38.0%</text:p>
          </table:table-cell>
          <table:table-cell table:number-columns-repeated="3"/>
          <table:table-cell table:style-name="ce95"/>
          <table:table-cell table:number-columns-repeated="992"/>
        </table:table-row>
        <table:table-row table:style-name="ro1">
          <table:table-cell office:value-type="float" office:value="20">
            <text:p>20</text:p>
          </table:table-cell>
          <table:table-cell table:formula="of:=MAX(0; ROUND(POWER([.$A76] - [.B$52]; [.B$53]) * [.C$53]))" office:value-type="float" office:value="282">
            <text:p>282</text:p>
          </table:table-cell>
          <table:table-cell table:formula="of:=MAX(0; ROUND(POWER([.$A76] - [.B$52]; [.B$54]) * [.C$54]))" office:value-type="float" office:value="379">
            <text:p>379</text:p>
          </table:table-cell>
          <table:table-cell table:formula="of:=MAX(0; MIN([.B$55] + ([.$A76] - [.D$52]) * [.C$55]; 1))" office:value-type="percentage" office:value="0.5">
            <text:p>50.0%</text:p>
          </table:table-cell>
          <table:table-cell/>
          <table:table-cell table:formula="of:=MAX(0; ROUND(POWER([.$A76] - [.F$52]; [.F$53]) * [.G$53]))" office:value-type="float" office:value="143">
            <text:p>143</text:p>
          </table:table-cell>
          <table:table-cell table:formula="of:=MAX(0; ROUND(POWER([.$A76] - [.F$52]; [.F$54]) * [.G$54]))" office:value-type="float" office:value="182">
            <text:p>182</text:p>
          </table:table-cell>
          <table:table-cell table:formula="of:=MAX(0; MIN([.F$55] + ([.$A76] - [.H$52]) * [.G$55]; 1))" office:value-type="percentage" office:value="0.8">
            <text:p>80.0%</text:p>
          </table:table-cell>
          <table:table-cell/>
          <table:table-cell table:formula="of:=MAX(0; ROUND(POWER([.$A76] - [.J$52]; [.J$53]) * [.K$53]))" office:value-type="float" office:value="227">
            <text:p>227</text:p>
          </table:table-cell>
          <table:table-cell table:formula="of:=MAX(0; ROUND(POWER([.$A76] - [.J$52]; [.J$54]) * [.K$54]))" office:value-type="float" office:value="273">
            <text:p>273</text:p>
          </table:table-cell>
          <table:table-cell table:formula="of:=MAX(0; MIN([.J$55] + ([.$A76] - [.L$52]) * [.K$55]; 1))" office:value-type="percentage" office:value="0.6">
            <text:p>60.0%</text:p>
          </table:table-cell>
          <table:table-cell/>
          <table:table-cell table:formula="of:=MAX(0; ROUND(POWER([.$A76] - [.N$52]; [.N$53]) * [.O$53]))" office:value-type="float" office:value="126">
            <text:p>126</text:p>
          </table:table-cell>
          <table:table-cell table:formula="of:=MAX(0; ROUND(POWER([.$A76] - [.N$52]; [.N$54]) * [.O$54]))" office:value-type="float" office:value="259">
            <text:p>259</text:p>
          </table:table-cell>
          <table:table-cell table:formula="of:=MAX(0; MIN([.N$55] + ([.$A76] - [.P$52]) * [.O$55]; 1))" office:value-type="percentage" office:value="0.4">
            <text:p>40.0%</text:p>
          </table:table-cell>
          <table:table-cell/>
          <table:table-cell table:formula="of:=MAX(0; ROUND(POWER([.$A76] - [.R$52]; [.R$53]) * [.S$53]))" office:value-type="float" office:value="102">
            <text:p>102</text:p>
          </table:table-cell>
          <table:table-cell table:formula="of:=MAX(0; ROUND(POWER([.$A76] - [.R$52]; [.R$54]) * [.S$54]))" office:value-type="float" office:value="252">
            <text:p>252</text:p>
          </table:table-cell>
          <table:table-cell table:formula="of:=MAX(0; MIN([.R$55] + ([.$A76] - [.T$52]) * [.S$55]; 1))" office:value-type="percentage" office:value="0.5">
            <text:p>50.0%</text:p>
          </table:table-cell>
          <table:table-cell/>
          <table:table-cell table:formula="of:=MAX(0; ROUND(POWER([.$A76] - [.V$52]; [.V$53]) * [.W$53]))" office:value-type="float" office:value="123">
            <text:p>123</text:p>
          </table:table-cell>
          <table:table-cell table:formula="of:=MAX(0; ROUND(POWER([.$A76] - [.V$52]; [.V$54]) * [.W$54]))" office:value-type="float" office:value="192">
            <text:p>192</text:p>
          </table:table-cell>
          <table:table-cell table:formula="of:=MAX(0; MIN([.V$55] + ([.$A76] - [.X$52]) * [.W$55]; 1))" office:value-type="percentage" office:value="0.6">
            <text:p>60.0%</text:p>
          </table:table-cell>
          <table:table-cell/>
          <table:table-cell table:formula="of:=MAX(0; ROUND(POWER([.$A76] - [.Z$52]; [.Z$53]) * [.AA$53]))" office:value-type="float" office:value="59">
            <text:p>59</text:p>
          </table:table-cell>
          <table:table-cell table:formula="of:=MAX(0; ROUND(POWER([.$A76] - [.Z$52]; [.Z$54]) * [.AA$54]))" office:value-type="float" office:value="135">
            <text:p>135</text:p>
          </table:table-cell>
          <table:table-cell table:formula="of:=MAX(0; MIN([.Z$55] + ([.$A76] - [.AB$52]) * [.AA$55]; 1))" office:value-type="percentage" office:value="0.4">
            <text:p>40.0%</text:p>
          </table:table-cell>
          <table:table-cell table:number-columns-repeated="3"/>
          <table:table-cell table:style-name="ce95"/>
          <table:table-cell table:number-columns-repeated="992"/>
        </table:table-row>
        <table:table-row table:style-name="ro1">
          <table:table-cell office:value-type="float" office:value="21">
            <text:p>21</text:p>
          </table:table-cell>
          <table:table-cell table:formula="of:=MAX(0; ROUND(POWER([.$A77] - [.B$52]; [.B$53]) * [.C$53]))" office:value-type="float" office:value="302">
            <text:p>302</text:p>
          </table:table-cell>
          <table:table-cell table:formula="of:=MAX(0; ROUND(POWER([.$A77] - [.B$52]; [.B$54]) * [.C$54]))" office:value-type="float" office:value="407">
            <text:p>407</text:p>
          </table:table-cell>
          <table:table-cell table:formula="of:=MAX(0; MIN([.B$55] + ([.$A77] - [.D$52]) * [.C$55]; 1))" office:value-type="percentage" office:value="0.525">
            <text:p>52.5%</text:p>
          </table:table-cell>
          <table:table-cell/>
          <table:table-cell table:formula="of:=MAX(0; ROUND(POWER([.$A77] - [.F$52]; [.F$53]) * [.G$53]))" office:value-type="float" office:value="154">
            <text:p>154</text:p>
          </table:table-cell>
          <table:table-cell table:formula="of:=MAX(0; ROUND(POWER([.$A77] - [.F$52]; [.F$54]) * [.G$54]))" office:value-type="float" office:value="196">
            <text:p>196</text:p>
          </table:table-cell>
          <table:table-cell table:formula="of:=MAX(0; MIN([.F$55] + ([.$A77] - [.H$52]) * [.G$55]; 1))" office:value-type="percentage" office:value="0.84">
            <text:p>84.0%</text:p>
          </table:table-cell>
          <table:table-cell/>
          <table:table-cell table:formula="of:=MAX(0; ROUND(POWER([.$A77] - [.J$52]; [.J$53]) * [.K$53]))" office:value-type="float" office:value="247">
            <text:p>247</text:p>
          </table:table-cell>
          <table:table-cell table:formula="of:=MAX(0; ROUND(POWER([.$A77] - [.J$52]; [.J$54]) * [.K$54]))" office:value-type="float" office:value="297">
            <text:p>297</text:p>
          </table:table-cell>
          <table:table-cell table:formula="of:=MAX(0; MIN([.J$55] + ([.$A77] - [.L$52]) * [.K$55]; 1))" office:value-type="percentage" office:value="0.63">
            <text:p>63.0%</text:p>
          </table:table-cell>
          <table:table-cell/>
          <table:table-cell table:formula="of:=MAX(0; ROUND(POWER([.$A77] - [.N$52]; [.N$53]) * [.O$53]))" office:value-type="float" office:value="135">
            <text:p>135</text:p>
          </table:table-cell>
          <table:table-cell table:formula="of:=MAX(0; ROUND(POWER([.$A77] - [.N$52]; [.N$54]) * [.O$54]))" office:value-type="float" office:value="279">
            <text:p>279</text:p>
          </table:table-cell>
          <table:table-cell table:formula="of:=MAX(0; MIN([.N$55] + ([.$A77] - [.P$52]) * [.O$55]; 1))" office:value-type="percentage" office:value="0.42">
            <text:p>42.0%</text:p>
          </table:table-cell>
          <table:table-cell/>
          <table:table-cell table:formula="of:=MAX(0; ROUND(POWER([.$A77] - [.R$52]; [.R$53]) * [.S$53]))" office:value-type="float" office:value="108">
            <text:p>108</text:p>
          </table:table-cell>
          <table:table-cell table:formula="of:=MAX(0; ROUND(POWER([.$A77] - [.R$52]; [.R$54]) * [.S$54]))" office:value-type="float" office:value="270">
            <text:p>270</text:p>
          </table:table-cell>
          <table:table-cell table:formula="of:=MAX(0; MIN([.R$55] + ([.$A77] - [.T$52]) * [.S$55]; 1))" office:value-type="percentage" office:value="0.525">
            <text:p>52.5%</text:p>
          </table:table-cell>
          <table:table-cell/>
          <table:table-cell table:formula="of:=MAX(0; ROUND(POWER([.$A77] - [.V$52]; [.V$53]) * [.W$53]))" office:value-type="float" office:value="130">
            <text:p>130</text:p>
          </table:table-cell>
          <table:table-cell table:formula="of:=MAX(0; ROUND(POWER([.$A77] - [.V$52]; [.V$54]) * [.W$54]))" office:value-type="float" office:value="204">
            <text:p>204</text:p>
          </table:table-cell>
          <table:table-cell table:formula="of:=MAX(0; MIN([.V$55] + ([.$A77] - [.X$52]) * [.W$55]; 1))" office:value-type="percentage" office:value="0.63">
            <text:p>63.0%</text:p>
          </table:table-cell>
          <table:table-cell/>
          <table:table-cell table:formula="of:=MAX(0; ROUND(POWER([.$A77] - [.Z$52]; [.Z$53]) * [.AA$53]))" office:value-type="float" office:value="63">
            <text:p>63</text:p>
          </table:table-cell>
          <table:table-cell table:formula="of:=MAX(0; ROUND(POWER([.$A77] - [.Z$52]; [.Z$54]) * [.AA$54]))" office:value-type="float" office:value="143">
            <text:p>143</text:p>
          </table:table-cell>
          <table:table-cell table:formula="of:=MAX(0; MIN([.Z$55] + ([.$A77] - [.AB$52]) * [.AA$55]; 1))" office:value-type="percentage" office:value="0.42">
            <text:p>42.0%</text:p>
          </table:table-cell>
          <table:table-cell table:number-columns-repeated="3"/>
          <table:table-cell table:style-name="ce95"/>
          <table:table-cell table:number-columns-repeated="992"/>
        </table:table-row>
        <table:table-row table:style-name="ro1">
          <table:table-cell office:value-type="float" office:value="22">
            <text:p>22</text:p>
          </table:table-cell>
          <table:table-cell table:formula="of:=MAX(0; ROUND(POWER([.$A78] - [.B$52]; [.B$53]) * [.C$53]))" office:value-type="float" office:value="322">
            <text:p>322</text:p>
          </table:table-cell>
          <table:table-cell table:formula="of:=MAX(0; ROUND(POWER([.$A78] - [.B$52]; [.B$54]) * [.C$54]))" office:value-type="float" office:value="437">
            <text:p>437</text:p>
          </table:table-cell>
          <table:table-cell table:formula="of:=MAX(0; MIN([.B$55] + ([.$A78] - [.D$52]) * [.C$55]; 1))" office:value-type="percentage" office:value="0.55">
            <text:p>55.0%</text:p>
          </table:table-cell>
          <table:table-cell/>
          <table:table-cell table:formula="of:=MAX(0; ROUND(POWER([.$A78] - [.F$52]; [.F$53]) * [.G$53]))" office:value-type="float" office:value="165">
            <text:p>165</text:p>
          </table:table-cell>
          <table:table-cell table:formula="of:=MAX(0; ROUND(POWER([.$A78] - [.F$52]; [.F$54]) * [.G$54]))" office:value-type="float" office:value="211">
            <text:p>211</text:p>
          </table:table-cell>
          <table:table-cell table:formula="of:=MAX(0; MIN([.F$55] + ([.$A78] - [.H$52]) * [.G$55]; 1))" office:value-type="percentage" office:value="0.88">
            <text:p>88.0%</text:p>
          </table:table-cell>
          <table:table-cell/>
          <table:table-cell table:formula="of:=MAX(0; ROUND(POWER([.$A78] - [.J$52]; [.J$53]) * [.K$53]))" office:value-type="float" office:value="268">
            <text:p>268</text:p>
          </table:table-cell>
          <table:table-cell table:formula="of:=MAX(0; ROUND(POWER([.$A78] - [.J$52]; [.J$54]) * [.K$54]))" office:value-type="float" office:value="323">
            <text:p>323</text:p>
          </table:table-cell>
          <table:table-cell table:formula="of:=MAX(0; MIN([.J$55] + ([.$A78] - [.L$52]) * [.K$55]; 1))" office:value-type="percentage" office:value="0.66">
            <text:p>66.0%</text:p>
          </table:table-cell>
          <table:table-cell/>
          <table:table-cell table:formula="of:=MAX(0; ROUND(POWER([.$A78] - [.N$52]; [.N$53]) * [.O$53]))" office:value-type="float" office:value="144">
            <text:p>144</text:p>
          </table:table-cell>
          <table:table-cell table:formula="of:=MAX(0; ROUND(POWER([.$A78] - [.N$52]; [.N$54]) * [.O$54]))" office:value-type="float" office:value="299">
            <text:p>299</text:p>
          </table:table-cell>
          <table:table-cell table:formula="of:=MAX(0; MIN([.N$55] + ([.$A78] - [.P$52]) * [.O$55]; 1))" office:value-type="percentage" office:value="0.44">
            <text:p>44.0%</text:p>
          </table:table-cell>
          <table:table-cell/>
          <table:table-cell table:formula="of:=MAX(0; ROUND(POWER([.$A78] - [.R$52]; [.R$53]) * [.S$53]))" office:value-type="float" office:value="114">
            <text:p>114</text:p>
          </table:table-cell>
          <table:table-cell table:formula="of:=MAX(0; ROUND(POWER([.$A78] - [.R$52]; [.R$54]) * [.S$54]))" office:value-type="float" office:value="288">
            <text:p>288</text:p>
          </table:table-cell>
          <table:table-cell table:formula="of:=MAX(0; MIN([.R$55] + ([.$A78] - [.T$52]) * [.S$55]; 1))" office:value-type="percentage" office:value="0.55">
            <text:p>55.0%</text:p>
          </table:table-cell>
          <table:table-cell/>
          <table:table-cell table:formula="of:=MAX(0; ROUND(POWER([.$A78] - [.V$52]; [.V$53]) * [.W$53]))" office:value-type="float" office:value="138">
            <text:p>138</text:p>
          </table:table-cell>
          <table:table-cell table:formula="of:=MAX(0; ROUND(POWER([.$A78] - [.V$52]; [.V$54]) * [.W$54]))" office:value-type="float" office:value="217">
            <text:p>217</text:p>
          </table:table-cell>
          <table:table-cell table:formula="of:=MAX(0; MIN([.V$55] + ([.$A78] - [.X$52]) * [.W$55]; 1))" office:value-type="percentage" office:value="0.66">
            <text:p>66.0%</text:p>
          </table:table-cell>
          <table:table-cell/>
          <table:table-cell table:formula="of:=MAX(0; ROUND(POWER([.$A78] - [.Z$52]; [.Z$53]) * [.AA$53]))" office:value-type="float" office:value="66">
            <text:p>66</text:p>
          </table:table-cell>
          <table:table-cell table:formula="of:=MAX(0; ROUND(POWER([.$A78] - [.Z$52]; [.Z$54]) * [.AA$54]))" office:value-type="float" office:value="151">
            <text:p>151</text:p>
          </table:table-cell>
          <table:table-cell table:formula="of:=MAX(0; MIN([.Z$55] + ([.$A78] - [.AB$52]) * [.AA$55]; 1))" office:value-type="percentage" office:value="0.44">
            <text:p>44.0%</text:p>
          </table:table-cell>
          <table:table-cell table:number-columns-repeated="3"/>
          <table:table-cell table:style-name="ce95"/>
          <table:table-cell table:number-columns-repeated="992"/>
        </table:table-row>
        <table:table-row table:style-name="ro1">
          <table:table-cell office:value-type="float" office:value="23">
            <text:p>23</text:p>
          </table:table-cell>
          <table:table-cell table:formula="of:=MAX(0; ROUND(POWER([.$A79] - [.B$52]; [.B$53]) * [.C$53]))" office:value-type="float" office:value="343">
            <text:p>343</text:p>
          </table:table-cell>
          <table:table-cell table:formula="of:=MAX(0; ROUND(POWER([.$A79] - [.B$52]; [.B$54]) * [.C$54]))" office:value-type="float" office:value="466">
            <text:p>466</text:p>
          </table:table-cell>
          <table:table-cell table:formula="of:=MAX(0; MIN([.B$55] + ([.$A79] - [.D$52]) * [.C$55]; 1))" office:value-type="percentage" office:value="0.575">
            <text:p>57.5%</text:p>
          </table:table-cell>
          <table:table-cell/>
          <table:table-cell table:formula="of:=MAX(0; ROUND(POWER([.$A79] - [.F$52]; [.F$53]) * [.G$53]))" office:value-type="float" office:value="176">
            <text:p>176</text:p>
          </table:table-cell>
          <table:table-cell table:formula="of:=MAX(0; ROUND(POWER([.$A79] - [.F$52]; [.F$54]) * [.G$54]))" office:value-type="float" office:value="226">
            <text:p>226</text:p>
          </table:table-cell>
          <table:table-cell table:formula="of:=MAX(0; MIN([.F$55] + ([.$A79] - [.H$52]) * [.G$55]; 1))" office:value-type="percentage" office:value="0.92">
            <text:p>92.0%</text:p>
          </table:table-cell>
          <table:table-cell/>
          <table:table-cell table:formula="of:=MAX(0; ROUND(POWER([.$A79] - [.J$52]; [.J$53]) * [.K$53]))" office:value-type="float" office:value="290">
            <text:p>290</text:p>
          </table:table-cell>
          <table:table-cell table:formula="of:=MAX(0; ROUND(POWER([.$A79] - [.J$52]; [.J$54]) * [.K$54]))" office:value-type="float" office:value="349">
            <text:p>349</text:p>
          </table:table-cell>
          <table:table-cell table:formula="of:=MAX(0; MIN([.J$55] + ([.$A79] - [.L$52]) * [.K$55]; 1))" office:value-type="percentage" office:value="0.69">
            <text:p>69.0%</text:p>
          </table:table-cell>
          <table:table-cell/>
          <table:table-cell table:formula="of:=MAX(0; ROUND(POWER([.$A79] - [.N$52]; [.N$53]) * [.O$53]))" office:value-type="float" office:value="153">
            <text:p>153</text:p>
          </table:table-cell>
          <table:table-cell table:formula="of:=MAX(0; ROUND(POWER([.$A79] - [.N$52]; [.N$54]) * [.O$54]))" office:value-type="float" office:value="320">
            <text:p>320</text:p>
          </table:table-cell>
          <table:table-cell table:formula="of:=MAX(0; MIN([.N$55] + ([.$A79] - [.P$52]) * [.O$55]; 1))" office:value-type="percentage" office:value="0.46">
            <text:p>46.0%</text:p>
          </table:table-cell>
          <table:table-cell/>
          <table:table-cell table:formula="of:=MAX(0; ROUND(POWER([.$A79] - [.R$52]; [.R$53]) * [.S$53]))" office:value-type="float" office:value="121">
            <text:p>121</text:p>
          </table:table-cell>
          <table:table-cell table:formula="of:=MAX(0; ROUND(POWER([.$A79] - [.R$52]; [.R$54]) * [.S$54]))" office:value-type="float" office:value="306">
            <text:p>306</text:p>
          </table:table-cell>
          <table:table-cell table:formula="of:=MAX(0; MIN([.R$55] + ([.$A79] - [.T$52]) * [.S$55]; 1))" office:value-type="percentage" office:value="0.575">
            <text:p>57.5%</text:p>
          </table:table-cell>
          <table:table-cell/>
          <table:table-cell table:formula="of:=MAX(0; ROUND(POWER([.$A79] - [.V$52]; [.V$53]) * [.W$53]))" office:value-type="float" office:value="146">
            <text:p>146</text:p>
          </table:table-cell>
          <table:table-cell table:formula="of:=MAX(0; ROUND(POWER([.$A79] - [.V$52]; [.V$54]) * [.W$54]))" office:value-type="float" office:value="230">
            <text:p>230</text:p>
          </table:table-cell>
          <table:table-cell table:formula="of:=MAX(0; MIN([.V$55] + ([.$A79] - [.X$52]) * [.W$55]; 1))" office:value-type="percentage" office:value="0.69">
            <text:p>69.0%</text:p>
          </table:table-cell>
          <table:table-cell/>
          <table:table-cell table:formula="of:=MAX(0; ROUND(POWER([.$A79] - [.Z$52]; [.Z$53]) * [.AA$53]))" office:value-type="float" office:value="69">
            <text:p>69</text:p>
          </table:table-cell>
          <table:table-cell table:formula="of:=MAX(0; ROUND(POWER([.$A79] - [.Z$52]; [.Z$54]) * [.AA$54]))" office:value-type="float" office:value="159">
            <text:p>159</text:p>
          </table:table-cell>
          <table:table-cell table:formula="of:=MAX(0; MIN([.Z$55] + ([.$A79] - [.AB$52]) * [.AA$55]; 1))" office:value-type="percentage" office:value="0.46">
            <text:p>46.0%</text:p>
          </table:table-cell>
          <table:table-cell table:number-columns-repeated="3"/>
          <table:table-cell table:style-name="ce95"/>
          <table:table-cell table:number-columns-repeated="992"/>
        </table:table-row>
        <table:table-row table:style-name="ro1">
          <table:table-cell office:value-type="float" office:value="24">
            <text:p>24</text:p>
          </table:table-cell>
          <table:table-cell table:formula="of:=MAX(0; ROUND(POWER([.$A80] - [.B$52]; [.B$53]) * [.C$53]))" office:value-type="float" office:value="365">
            <text:p>365</text:p>
          </table:table-cell>
          <table:table-cell table:formula="of:=MAX(0; ROUND(POWER([.$A80] - [.B$52]; [.B$54]) * [.C$54]))" office:value-type="float" office:value="497">
            <text:p>497</text:p>
          </table:table-cell>
          <table:table-cell table:formula="of:=MAX(0; MIN([.B$55] + ([.$A80] - [.D$52]) * [.C$55]; 1))" office:value-type="percentage" office:value="0.6">
            <text:p>60.0%</text:p>
          </table:table-cell>
          <table:table-cell/>
          <table:table-cell table:formula="of:=MAX(0; ROUND(POWER([.$A80] - [.F$52]; [.F$53]) * [.G$53]))" office:value-type="float" office:value="188">
            <text:p>188</text:p>
          </table:table-cell>
          <table:table-cell table:formula="of:=MAX(0; ROUND(POWER([.$A80] - [.F$52]; [.F$54]) * [.G$54]))" office:value-type="float" office:value="241">
            <text:p>241</text:p>
          </table:table-cell>
          <table:table-cell table:formula="of:=MAX(0; MIN([.F$55] + ([.$A80] - [.H$52]) * [.G$55]; 1))" office:value-type="percentage" office:value="0.96">
            <text:p>96.0%</text:p>
          </table:table-cell>
          <table:table-cell/>
          <table:table-cell table:formula="of:=MAX(0; ROUND(POWER([.$A80] - [.J$52]; [.J$53]) * [.K$53]))" office:value-type="float" office:value="312">
            <text:p>312</text:p>
          </table:table-cell>
          <table:table-cell table:formula="of:=MAX(0; ROUND(POWER([.$A80] - [.J$52]; [.J$54]) * [.K$54]))" office:value-type="float" office:value="376">
            <text:p>376</text:p>
          </table:table-cell>
          <table:table-cell table:formula="of:=MAX(0; MIN([.J$55] + ([.$A80] - [.L$52]) * [.K$55]; 1))" office:value-type="percentage" office:value="0.72">
            <text:p>72.0%</text:p>
          </table:table-cell>
          <table:table-cell/>
          <table:table-cell table:formula="of:=MAX(0; ROUND(POWER([.$A80] - [.N$52]; [.N$53]) * [.O$53]))" office:value-type="float" office:value="163">
            <text:p>163</text:p>
          </table:table-cell>
          <table:table-cell table:formula="of:=MAX(0; ROUND(POWER([.$A80] - [.N$52]; [.N$54]) * [.O$54]))" office:value-type="float" office:value="341">
            <text:p>341</text:p>
          </table:table-cell>
          <table:table-cell table:formula="of:=MAX(0; MIN([.N$55] + ([.$A80] - [.P$52]) * [.O$55]; 1))" office:value-type="percentage" office:value="0.48">
            <text:p>48.0%</text:p>
          </table:table-cell>
          <table:table-cell/>
          <table:table-cell table:formula="of:=MAX(0; ROUND(POWER([.$A80] - [.R$52]; [.R$53]) * [.S$53]))" office:value-type="float" office:value="127">
            <text:p>127</text:p>
          </table:table-cell>
          <table:table-cell table:formula="of:=MAX(0; ROUND(POWER([.$A80] - [.R$52]; [.R$54]) * [.S$54]))" office:value-type="float" office:value="325">
            <text:p>325</text:p>
          </table:table-cell>
          <table:table-cell table:formula="of:=MAX(0; MIN([.R$55] + ([.$A80] - [.T$52]) * [.S$55]; 1))" office:value-type="percentage" office:value="0.6">
            <text:p>60.0%</text:p>
          </table:table-cell>
          <table:table-cell/>
          <table:table-cell table:formula="of:=MAX(0; ROUND(POWER([.$A80] - [.V$52]; [.V$53]) * [.W$53]))" office:value-type="float" office:value="154">
            <text:p>154</text:p>
          </table:table-cell>
          <table:table-cell table:formula="of:=MAX(0; ROUND(POWER([.$A80] - [.V$52]; [.V$54]) * [.W$54]))" office:value-type="float" office:value="243">
            <text:p>243</text:p>
          </table:table-cell>
          <table:table-cell table:formula="of:=MAX(0; MIN([.V$55] + ([.$A80] - [.X$52]) * [.W$55]; 1))" office:value-type="percentage" office:value="0.72">
            <text:p>72.0%</text:p>
          </table:table-cell>
          <table:table-cell/>
          <table:table-cell table:formula="of:=MAX(0; ROUND(POWER([.$A80] - [.Z$52]; [.Z$53]) * [.AA$53]))" office:value-type="float" office:value="73">
            <text:p>73</text:p>
          </table:table-cell>
          <table:table-cell table:formula="of:=MAX(0; ROUND(POWER([.$A80] - [.Z$52]; [.Z$54]) * [.AA$54]))" office:value-type="float" office:value="168">
            <text:p>168</text:p>
          </table:table-cell>
          <table:table-cell table:formula="of:=MAX(0; MIN([.Z$55] + ([.$A80] - [.AB$52]) * [.AA$55]; 1))" office:value-type="percentage" office:value="0.48">
            <text:p>48.0%</text:p>
          </table:table-cell>
          <table:table-cell table:number-columns-repeated="3"/>
          <table:table-cell table:style-name="ce95"/>
          <table:table-cell table:number-columns-repeated="992"/>
        </table:table-row>
        <table:table-row table:style-name="ro1">
          <table:table-cell office:value-type="float" office:value="25">
            <text:p>25</text:p>
          </table:table-cell>
          <table:table-cell table:formula="of:=MAX(0; ROUND(POWER([.$A81] - [.B$52]; [.B$53]) * [.C$53]))" office:value-type="float" office:value="386">
            <text:p>386</text:p>
          </table:table-cell>
          <table:table-cell table:formula="of:=MAX(0; ROUND(POWER([.$A81] - [.B$52]; [.B$54]) * [.C$54]))" office:value-type="float" office:value="527">
            <text:p>527</text:p>
          </table:table-cell>
          <table:table-cell table:formula="of:=MAX(0; MIN([.B$55] + ([.$A81] - [.D$52]) * [.C$55]; 1))" office:value-type="percentage" office:value="0.625">
            <text:p>62.5%</text:p>
          </table:table-cell>
          <table:table-cell/>
          <table:table-cell table:formula="of:=MAX(0; ROUND(POWER([.$A81] - [.F$52]; [.F$53]) * [.G$53]))" office:value-type="float" office:value="200">
            <text:p>200</text:p>
          </table:table-cell>
          <table:table-cell table:formula="of:=MAX(0; ROUND(POWER([.$A81] - [.F$52]; [.F$54]) * [.G$54]))" office:value-type="float" office:value="257">
            <text:p>257</text:p>
          </table:table-cell>
          <table:table-cell table:formula="of:=MAX(0; MIN([.F$55] + ([.$A81] - [.H$52]) * [.G$55]; 1))" office:value-type="percentage" office:value="1">
            <text:p>100.0%</text:p>
          </table:table-cell>
          <table:table-cell/>
          <table:table-cell table:formula="of:=MAX(0; ROUND(POWER([.$A81] - [.J$52]; [.J$53]) * [.K$53]))" office:value-type="float" office:value="335">
            <text:p>335</text:p>
          </table:table-cell>
          <table:table-cell table:formula="of:=MAX(0; ROUND(POWER([.$A81] - [.J$52]; [.J$54]) * [.K$54]))" office:value-type="float" office:value="404">
            <text:p>404</text:p>
          </table:table-cell>
          <table:table-cell table:formula="of:=MAX(0; MIN([.J$55] + ([.$A81] - [.L$52]) * [.K$55]; 1))" office:value-type="percentage" office:value="0.75">
            <text:p>75.0%</text:p>
          </table:table-cell>
          <table:table-cell/>
          <table:table-cell table:formula="of:=MAX(0; ROUND(POWER([.$A81] - [.N$52]; [.N$53]) * [.O$53]))" office:value-type="float" office:value="172">
            <text:p>172</text:p>
          </table:table-cell>
          <table:table-cell table:formula="of:=MAX(0; ROUND(POWER([.$A81] - [.N$52]; [.N$54]) * [.O$54]))" office:value-type="float" office:value="363">
            <text:p>363</text:p>
          </table:table-cell>
          <table:table-cell table:formula="of:=MAX(0; MIN([.N$55] + ([.$A81] - [.P$52]) * [.O$55]; 1))" office:value-type="percentage" office:value="0.5">
            <text:p>50.0%</text:p>
          </table:table-cell>
          <table:table-cell/>
          <table:table-cell table:formula="of:=MAX(0; ROUND(POWER([.$A81] - [.R$52]; [.R$53]) * [.S$53]))" office:value-type="float" office:value="133">
            <text:p>133</text:p>
          </table:table-cell>
          <table:table-cell table:formula="of:=MAX(0; ROUND(POWER([.$A81] - [.R$52]; [.R$54]) * [.S$54]))" office:value-type="float" office:value="344">
            <text:p>344</text:p>
          </table:table-cell>
          <table:table-cell table:formula="of:=MAX(0; MIN([.R$55] + ([.$A81] - [.T$52]) * [.S$55]; 1))" office:value-type="percentage" office:value="0.625">
            <text:p>62.5%</text:p>
          </table:table-cell>
          <table:table-cell/>
          <table:table-cell table:formula="of:=MAX(0; ROUND(POWER([.$A81] - [.V$52]; [.V$53]) * [.W$53]))" office:value-type="float" office:value="162">
            <text:p>162</text:p>
          </table:table-cell>
          <table:table-cell table:formula="of:=MAX(0; ROUND(POWER([.$A81] - [.V$52]; [.V$54]) * [.W$54]))" office:value-type="float" office:value="256">
            <text:p>256</text:p>
          </table:table-cell>
          <table:table-cell table:formula="of:=MAX(0; MIN([.V$55] + ([.$A81] - [.X$52]) * [.W$55]; 1))" office:value-type="percentage" office:value="0.75">
            <text:p>75.0%</text:p>
          </table:table-cell>
          <table:table-cell/>
          <table:table-cell table:formula="of:=MAX(0; ROUND(POWER([.$A81] - [.Z$52]; [.Z$53]) * [.AA$53]))" office:value-type="float" office:value="76">
            <text:p>76</text:p>
          </table:table-cell>
          <table:table-cell table:formula="of:=MAX(0; ROUND(POWER([.$A81] - [.Z$52]; [.Z$54]) * [.AA$54]))" office:value-type="float" office:value="176">
            <text:p>176</text:p>
          </table:table-cell>
          <table:table-cell table:formula="of:=MAX(0; MIN([.Z$55] + ([.$A81] - [.AB$52]) * [.AA$55]; 1))" office:value-type="percentage" office:value="0.5">
            <text:p>50.0%</text:p>
          </table:table-cell>
          <table:table-cell table:number-columns-repeated="3"/>
          <table:table-cell table:style-name="ce95"/>
          <table:table-cell table:number-columns-repeated="992"/>
        </table:table-row>
        <table:table-row table:style-name="ro1">
          <table:table-cell office:value-type="float" office:value="26">
            <text:p>26</text:p>
          </table:table-cell>
          <table:table-cell table:formula="of:=MAX(0; ROUND(POWER([.$A82] - [.B$52]; [.B$53]) * [.C$53]))" office:value-type="float" office:value="409">
            <text:p>409</text:p>
          </table:table-cell>
          <table:table-cell table:formula="of:=MAX(0; ROUND(POWER([.$A82] - [.B$52]; [.B$54]) * [.C$54]))" office:value-type="float" office:value="559">
            <text:p>559</text:p>
          </table:table-cell>
          <table:table-cell table:formula="of:=MAX(0; MIN([.B$55] + ([.$A82] - [.D$52]) * [.C$55]; 1))" office:value-type="percentage" office:value="0.65">
            <text:p>65.0%</text:p>
          </table:table-cell>
          <table:table-cell/>
          <table:table-cell table:formula="of:=MAX(0; ROUND(POWER([.$A82] - [.F$52]; [.F$53]) * [.G$53]))" office:value-type="float" office:value="212">
            <text:p>212</text:p>
          </table:table-cell>
          <table:table-cell table:formula="of:=MAX(0; ROUND(POWER([.$A82] - [.F$52]; [.F$54]) * [.G$54]))" office:value-type="float" office:value="273">
            <text:p>273</text:p>
          </table:table-cell>
          <table:table-cell table:formula="of:=MAX(0; MIN([.F$55] + ([.$A82] - [.H$52]) * [.G$55]; 1))" office:value-type="percentage" office:value="1">
            <text:p>100.0%</text:p>
          </table:table-cell>
          <table:table-cell/>
          <table:table-cell table:formula="of:=MAX(0; ROUND(POWER([.$A82] - [.J$52]; [.J$53]) * [.K$53]))" office:value-type="float" office:value="359">
            <text:p>359</text:p>
          </table:table-cell>
          <table:table-cell table:formula="of:=MAX(0; ROUND(POWER([.$A82] - [.J$52]; [.J$54]) * [.K$54]))" office:value-type="float" office:value="433">
            <text:p>433</text:p>
          </table:table-cell>
          <table:table-cell table:formula="of:=MAX(0; MIN([.J$55] + ([.$A82] - [.L$52]) * [.K$55]; 1))" office:value-type="percentage" office:value="0.78">
            <text:p>78.0%</text:p>
          </table:table-cell>
          <table:table-cell/>
          <table:table-cell table:formula="of:=MAX(0; ROUND(POWER([.$A82] - [.N$52]; [.N$53]) * [.O$53]))" office:value-type="float" office:value="182">
            <text:p>182</text:p>
          </table:table-cell>
          <table:table-cell table:formula="of:=MAX(0; ROUND(POWER([.$A82] - [.N$52]; [.N$54]) * [.O$54]))" office:value-type="float" office:value="384">
            <text:p>384</text:p>
          </table:table-cell>
          <table:table-cell table:formula="of:=MAX(0; MIN([.N$55] + ([.$A82] - [.P$52]) * [.O$55]; 1))" office:value-type="percentage" office:value="0.52">
            <text:p>52.0%</text:p>
          </table:table-cell>
          <table:table-cell/>
          <table:table-cell table:formula="of:=MAX(0; ROUND(POWER([.$A82] - [.R$52]; [.R$53]) * [.S$53]))" office:value-type="float" office:value="140">
            <text:p>140</text:p>
          </table:table-cell>
          <table:table-cell table:formula="of:=MAX(0; ROUND(POWER([.$A82] - [.R$52]; [.R$54]) * [.S$54]))" office:value-type="float" office:value="364">
            <text:p>364</text:p>
          </table:table-cell>
          <table:table-cell table:formula="of:=MAX(0; MIN([.R$55] + ([.$A82] - [.T$52]) * [.S$55]; 1))" office:value-type="percentage" office:value="0.65">
            <text:p>65.0%</text:p>
          </table:table-cell>
          <table:table-cell/>
          <table:table-cell table:formula="of:=MAX(0; ROUND(POWER([.$A82] - [.V$52]; [.V$53]) * [.W$53]))" office:value-type="float" office:value="170">
            <text:p>170</text:p>
          </table:table-cell>
          <table:table-cell table:formula="of:=MAX(0; ROUND(POWER([.$A82] - [.V$52]; [.V$54]) * [.W$54]))" office:value-type="float" office:value="269">
            <text:p>269</text:p>
          </table:table-cell>
          <table:table-cell table:formula="of:=MAX(0; MIN([.V$55] + ([.$A82] - [.X$52]) * [.W$55]; 1))" office:value-type="percentage" office:value="0.78">
            <text:p>78.0%</text:p>
          </table:table-cell>
          <table:table-cell/>
          <table:table-cell table:formula="of:=MAX(0; ROUND(POWER([.$A82] - [.Z$52]; [.Z$53]) * [.AA$53]))" office:value-type="float" office:value="79">
            <text:p>79</text:p>
          </table:table-cell>
          <table:table-cell table:formula="of:=MAX(0; ROUND(POWER([.$A82] - [.Z$52]; [.Z$54]) * [.AA$54]))" office:value-type="float" office:value="185">
            <text:p>185</text:p>
          </table:table-cell>
          <table:table-cell table:formula="of:=MAX(0; MIN([.Z$55] + ([.$A82] - [.AB$52]) * [.AA$55]; 1))" office:value-type="percentage" office:value="0.52">
            <text:p>52.0%</text:p>
          </table:table-cell>
          <table:table-cell table:number-columns-repeated="3"/>
          <table:table-cell table:style-name="ce95"/>
          <table:table-cell table:number-columns-repeated="992"/>
        </table:table-row>
        <table:table-row table:style-name="ro1">
          <table:table-cell office:value-type="float" office:value="27">
            <text:p>27</text:p>
          </table:table-cell>
          <table:table-cell table:formula="of:=MAX(0; ROUND(POWER([.$A83] - [.B$52]; [.B$53]) * [.C$53]))" office:value-type="float" office:value="431">
            <text:p>431</text:p>
          </table:table-cell>
          <table:table-cell table:formula="of:=MAX(0; ROUND(POWER([.$A83] - [.B$52]; [.B$54]) * [.C$54]))" office:value-type="float" office:value="591">
            <text:p>591</text:p>
          </table:table-cell>
          <table:table-cell table:formula="of:=MAX(0; MIN([.B$55] + ([.$A83] - [.D$52]) * [.C$55]; 1))" office:value-type="percentage" office:value="0.675">
            <text:p>67.5%</text:p>
          </table:table-cell>
          <table:table-cell/>
          <table:table-cell table:formula="of:=MAX(0; ROUND(POWER([.$A83] - [.F$52]; [.F$53]) * [.G$53]))" office:value-type="float" office:value="224">
            <text:p>224</text:p>
          </table:table-cell>
          <table:table-cell table:formula="of:=MAX(0; ROUND(POWER([.$A83] - [.F$52]; [.F$54]) * [.G$54]))" office:value-type="float" office:value="290">
            <text:p>290</text:p>
          </table:table-cell>
          <table:table-cell table:formula="of:=MAX(0; MIN([.F$55] + ([.$A83] - [.H$52]) * [.G$55]; 1))" office:value-type="percentage" office:value="1">
            <text:p>100.0%</text:p>
          </table:table-cell>
          <table:table-cell/>
          <table:table-cell table:formula="of:=MAX(0; ROUND(POWER([.$A83] - [.J$52]; [.J$53]) * [.K$53]))" office:value-type="float" office:value="384">
            <text:p>384</text:p>
          </table:table-cell>
          <table:table-cell table:formula="of:=MAX(0; ROUND(POWER([.$A83] - [.J$52]; [.J$54]) * [.K$54]))" office:value-type="float" office:value="463">
            <text:p>463</text:p>
          </table:table-cell>
          <table:table-cell table:formula="of:=MAX(0; MIN([.J$55] + ([.$A83] - [.L$52]) * [.K$55]; 1))" office:value-type="percentage" office:value="0.81">
            <text:p>81.0%</text:p>
          </table:table-cell>
          <table:table-cell/>
          <table:table-cell table:formula="of:=MAX(0; ROUND(POWER([.$A83] - [.N$52]; [.N$53]) * [.O$53]))" office:value-type="float" office:value="192">
            <text:p>192</text:p>
          </table:table-cell>
          <table:table-cell table:formula="of:=MAX(0; ROUND(POWER([.$A83] - [.N$52]; [.N$54]) * [.O$54]))" office:value-type="float" office:value="407">
            <text:p>407</text:p>
          </table:table-cell>
          <table:table-cell table:formula="of:=MAX(0; MIN([.N$55] + ([.$A83] - [.P$52]) * [.O$55]; 1))" office:value-type="percentage" office:value="0.54">
            <text:p>54.0%</text:p>
          </table:table-cell>
          <table:table-cell/>
          <table:table-cell table:formula="of:=MAX(0; ROUND(POWER([.$A83] - [.R$52]; [.R$53]) * [.S$53]))" office:value-type="float" office:value="146">
            <text:p>146</text:p>
          </table:table-cell>
          <table:table-cell table:formula="of:=MAX(0; ROUND(POWER([.$A83] - [.R$52]; [.R$54]) * [.S$54]))" office:value-type="float" office:value="383">
            <text:p>383</text:p>
          </table:table-cell>
          <table:table-cell table:formula="of:=MAX(0; MIN([.R$55] + ([.$A83] - [.T$52]) * [.S$55]; 1))" office:value-type="percentage" office:value="0.675">
            <text:p>67.5%</text:p>
          </table:table-cell>
          <table:table-cell/>
          <table:table-cell table:formula="of:=MAX(0; ROUND(POWER([.$A83] - [.V$52]; [.V$53]) * [.W$53]))" office:value-type="float" office:value="178">
            <text:p>178</text:p>
          </table:table-cell>
          <table:table-cell table:formula="of:=MAX(0; ROUND(POWER([.$A83] - [.V$52]; [.V$54]) * [.W$54]))" office:value-type="float" office:value="283">
            <text:p>283</text:p>
          </table:table-cell>
          <table:table-cell table:formula="of:=MAX(0; MIN([.V$55] + ([.$A83] - [.X$52]) * [.W$55]; 1))" office:value-type="percentage" office:value="0.81">
            <text:p>81.0%</text:p>
          </table:table-cell>
          <table:table-cell/>
          <table:table-cell table:formula="of:=MAX(0; ROUND(POWER([.$A83] - [.Z$52]; [.Z$53]) * [.AA$53]))" office:value-type="float" office:value="83">
            <text:p>83</text:p>
          </table:table-cell>
          <table:table-cell table:formula="of:=MAX(0; ROUND(POWER([.$A83] - [.Z$52]; [.Z$54]) * [.AA$54]))" office:value-type="float" office:value="193">
            <text:p>193</text:p>
          </table:table-cell>
          <table:table-cell table:formula="of:=MAX(0; MIN([.Z$55] + ([.$A83] - [.AB$52]) * [.AA$55]; 1))" office:value-type="percentage" office:value="0.54">
            <text:p>54.0%</text:p>
          </table:table-cell>
          <table:table-cell table:number-columns-repeated="3"/>
          <table:table-cell table:style-name="ce95"/>
          <table:table-cell table:number-columns-repeated="992"/>
        </table:table-row>
        <table:table-row table:style-name="ro1">
          <table:table-cell office:value-type="float" office:value="28">
            <text:p>28</text:p>
          </table:table-cell>
          <table:table-cell table:formula="of:=MAX(0; ROUND(POWER([.$A84] - [.B$52]; [.B$53]) * [.C$53]))" office:value-type="float" office:value="454">
            <text:p>454</text:p>
          </table:table-cell>
          <table:table-cell table:formula="of:=MAX(0; ROUND(POWER([.$A84] - [.B$52]; [.B$54]) * [.C$54]))" office:value-type="float" office:value="624">
            <text:p>624</text:p>
          </table:table-cell>
          <table:table-cell table:formula="of:=MAX(0; MIN([.B$55] + ([.$A84] - [.D$52]) * [.C$55]; 1))" office:value-type="percentage" office:value="0.7">
            <text:p>70.0%</text:p>
          </table:table-cell>
          <table:table-cell/>
          <table:table-cell table:formula="of:=MAX(0; ROUND(POWER([.$A84] - [.F$52]; [.F$53]) * [.G$53]))" office:value-type="float" office:value="237">
            <text:p>237</text:p>
          </table:table-cell>
          <table:table-cell table:formula="of:=MAX(0; ROUND(POWER([.$A84] - [.F$52]; [.F$54]) * [.G$54]))" office:value-type="float" office:value="306">
            <text:p>306</text:p>
          </table:table-cell>
          <table:table-cell table:formula="of:=MAX(0; MIN([.F$55] + ([.$A84] - [.H$52]) * [.G$55]; 1))" office:value-type="percentage" office:value="1">
            <text:p>100.0%</text:p>
          </table:table-cell>
          <table:table-cell/>
          <table:table-cell table:formula="of:=MAX(0; ROUND(POWER([.$A84] - [.J$52]; [.J$53]) * [.K$53]))" office:value-type="float" office:value="409">
            <text:p>409</text:p>
          </table:table-cell>
          <table:table-cell table:formula="of:=MAX(0; ROUND(POWER([.$A84] - [.J$52]; [.J$54]) * [.K$54]))" office:value-type="float" office:value="493">
            <text:p>493</text:p>
          </table:table-cell>
          <table:table-cell table:formula="of:=MAX(0; MIN([.J$55] + ([.$A84] - [.L$52]) * [.K$55]; 1))" office:value-type="percentage" office:value="0.84">
            <text:p>84.0%</text:p>
          </table:table-cell>
          <table:table-cell/>
          <table:table-cell table:formula="of:=MAX(0; ROUND(POWER([.$A84] - [.N$52]; [.N$53]) * [.O$53]))" office:value-type="float" office:value="202">
            <text:p>202</text:p>
          </table:table-cell>
          <table:table-cell table:formula="of:=MAX(0; ROUND(POWER([.$A84] - [.N$52]; [.N$54]) * [.O$54]))" office:value-type="float" office:value="430">
            <text:p>430</text:p>
          </table:table-cell>
          <table:table-cell table:formula="of:=MAX(0; MIN([.N$55] + ([.$A84] - [.P$52]) * [.O$55]; 1))" office:value-type="percentage" office:value="0.56">
            <text:p>56.0%</text:p>
          </table:table-cell>
          <table:table-cell/>
          <table:table-cell table:formula="of:=MAX(0; ROUND(POWER([.$A84] - [.R$52]; [.R$53]) * [.S$53]))" office:value-type="float" office:value="153">
            <text:p>153</text:p>
          </table:table-cell>
          <table:table-cell table:formula="of:=MAX(0; ROUND(POWER([.$A84] - [.R$52]; [.R$54]) * [.S$54]))" office:value-type="float" office:value="403">
            <text:p>403</text:p>
          </table:table-cell>
          <table:table-cell table:formula="of:=MAX(0; MIN([.R$55] + ([.$A84] - [.T$52]) * [.S$55]; 1))" office:value-type="percentage" office:value="0.7">
            <text:p>70.0%</text:p>
          </table:table-cell>
          <table:table-cell/>
          <table:table-cell table:formula="of:=MAX(0; ROUND(POWER([.$A84] - [.V$52]; [.V$53]) * [.W$53]))" office:value-type="float" office:value="187">
            <text:p>187</text:p>
          </table:table-cell>
          <table:table-cell table:formula="of:=MAX(0; ROUND(POWER([.$A84] - [.V$52]; [.V$54]) * [.W$54]))" office:value-type="float" office:value="297">
            <text:p>297</text:p>
          </table:table-cell>
          <table:table-cell table:formula="of:=MAX(0; MIN([.V$55] + ([.$A84] - [.X$52]) * [.W$55]; 1))" office:value-type="percentage" office:value="0.84">
            <text:p>84.0%</text:p>
          </table:table-cell>
          <table:table-cell/>
          <table:table-cell table:formula="of:=MAX(0; ROUND(POWER([.$A84] - [.Z$52]; [.Z$53]) * [.AA$53]))" office:value-type="float" office:value="86">
            <text:p>86</text:p>
          </table:table-cell>
          <table:table-cell table:formula="of:=MAX(0; ROUND(POWER([.$A84] - [.Z$52]; [.Z$54]) * [.AA$54]))" office:value-type="float" office:value="202">
            <text:p>202</text:p>
          </table:table-cell>
          <table:table-cell table:formula="of:=MAX(0; MIN([.Z$55] + ([.$A84] - [.AB$52]) * [.AA$55]; 1))" office:value-type="percentage" office:value="0.56">
            <text:p>56.0%</text:p>
          </table:table-cell>
          <table:table-cell table:number-columns-repeated="3"/>
          <table:table-cell table:style-name="ce95"/>
          <table:table-cell table:number-columns-repeated="992"/>
        </table:table-row>
        <table:table-row table:style-name="ro1">
          <table:table-cell office:value-type="float" office:value="29">
            <text:p>29</text:p>
          </table:table-cell>
          <table:table-cell table:formula="of:=MAX(0; ROUND(POWER([.$A85] - [.B$52]; [.B$53]) * [.C$53]))" office:value-type="float" office:value="477">
            <text:p>477</text:p>
          </table:table-cell>
          <table:table-cell table:formula="of:=MAX(0; ROUND(POWER([.$A85] - [.B$52]; [.B$54]) * [.C$54]))" office:value-type="float" office:value="657">
            <text:p>657</text:p>
          </table:table-cell>
          <table:table-cell table:formula="of:=MAX(0; MIN([.B$55] + ([.$A85] - [.D$52]) * [.C$55]; 1))" office:value-type="percentage" office:value="0.725">
            <text:p>72.5%</text:p>
          </table:table-cell>
          <table:table-cell/>
          <table:table-cell table:formula="of:=MAX(0; ROUND(POWER([.$A85] - [.F$52]; [.F$53]) * [.G$53]))" office:value-type="float" office:value="250">
            <text:p>250</text:p>
          </table:table-cell>
          <table:table-cell table:formula="of:=MAX(0; ROUND(POWER([.$A85] - [.F$52]; [.F$54]) * [.G$54]))" office:value-type="float" office:value="323">
            <text:p>323</text:p>
          </table:table-cell>
          <table:table-cell table:formula="of:=MAX(0; MIN([.F$55] + ([.$A85] - [.H$52]) * [.G$55]; 1))" office:value-type="percentage" office:value="1">
            <text:p>100.0%</text:p>
          </table:table-cell>
          <table:table-cell/>
          <table:table-cell table:formula="of:=MAX(0; ROUND(POWER([.$A85] - [.J$52]; [.J$53]) * [.K$53]))" office:value-type="float" office:value="435">
            <text:p>435</text:p>
          </table:table-cell>
          <table:table-cell table:formula="of:=MAX(0; ROUND(POWER([.$A85] - [.J$52]; [.J$54]) * [.K$54]))" office:value-type="float" office:value="525">
            <text:p>525</text:p>
          </table:table-cell>
          <table:table-cell table:formula="of:=MAX(0; MIN([.J$55] + ([.$A85] - [.L$52]) * [.K$55]; 1))" office:value-type="percentage" office:value="0.87">
            <text:p>87.0%</text:p>
          </table:table-cell>
          <table:table-cell/>
          <table:table-cell table:formula="of:=MAX(0; ROUND(POWER([.$A85] - [.N$52]; [.N$53]) * [.O$53]))" office:value-type="float" office:value="212">
            <text:p>212</text:p>
          </table:table-cell>
          <table:table-cell table:formula="of:=MAX(0; ROUND(POWER([.$A85] - [.N$52]; [.N$54]) * [.O$54]))" office:value-type="float" office:value="453">
            <text:p>453</text:p>
          </table:table-cell>
          <table:table-cell table:formula="of:=MAX(0; MIN([.N$55] + ([.$A85] - [.P$52]) * [.O$55]; 1))" office:value-type="percentage" office:value="0.58">
            <text:p>58.0%</text:p>
          </table:table-cell>
          <table:table-cell/>
          <table:table-cell table:formula="of:=MAX(0; ROUND(POWER([.$A85] - [.R$52]; [.R$53]) * [.S$53]))" office:value-type="float" office:value="159">
            <text:p>159</text:p>
          </table:table-cell>
          <table:table-cell table:formula="of:=MAX(0; ROUND(POWER([.$A85] - [.R$52]; [.R$54]) * [.S$54]))" office:value-type="float" office:value="424">
            <text:p>424</text:p>
          </table:table-cell>
          <table:table-cell table:formula="of:=MAX(0; MIN([.R$55] + ([.$A85] - [.T$52]) * [.S$55]; 1))" office:value-type="percentage" office:value="0.725">
            <text:p>72.5%</text:p>
          </table:table-cell>
          <table:table-cell/>
          <table:table-cell table:formula="of:=MAX(0; ROUND(POWER([.$A85] - [.V$52]; [.V$53]) * [.W$53]))" office:value-type="float" office:value="195">
            <text:p>195</text:p>
          </table:table-cell>
          <table:table-cell table:formula="of:=MAX(0; ROUND(POWER([.$A85] - [.V$52]; [.V$54]) * [.W$54]))" office:value-type="float" office:value="311">
            <text:p>311</text:p>
          </table:table-cell>
          <table:table-cell table:formula="of:=MAX(0; MIN([.V$55] + ([.$A85] - [.X$52]) * [.W$55]; 1))" office:value-type="percentage" office:value="0.87">
            <text:p>87.0%</text:p>
          </table:table-cell>
          <table:table-cell/>
          <table:table-cell table:formula="of:=MAX(0; ROUND(POWER([.$A85] - [.Z$52]; [.Z$53]) * [.AA$53]))" office:value-type="float" office:value="89">
            <text:p>89</text:p>
          </table:table-cell>
          <table:table-cell table:formula="of:=MAX(0; ROUND(POWER([.$A85] - [.Z$52]; [.Z$54]) * [.AA$54]))" office:value-type="float" office:value="210">
            <text:p>210</text:p>
          </table:table-cell>
          <table:table-cell table:formula="of:=MAX(0; MIN([.Z$55] + ([.$A85] - [.AB$52]) * [.AA$55]; 1))" office:value-type="percentage" office:value="0.58">
            <text:p>58.0%</text:p>
          </table:table-cell>
          <table:table-cell table:number-columns-repeated="3"/>
          <table:table-cell table:style-name="ce95"/>
          <table:table-cell table:number-columns-repeated="992"/>
        </table:table-row>
        <table:table-row table:style-name="ro1">
          <table:table-cell office:value-type="float" office:value="30">
            <text:p>30</text:p>
          </table:table-cell>
          <table:table-cell table:formula="of:=MAX(0; ROUND(POWER([.$A86] - [.B$52]; [.B$53]) * [.C$53]))" office:value-type="float" office:value="501">
            <text:p>501</text:p>
          </table:table-cell>
          <table:table-cell table:formula="of:=MAX(0; ROUND(POWER([.$A86] - [.B$52]; [.B$54]) * [.C$54]))" office:value-type="float" office:value="691">
            <text:p>691</text:p>
          </table:table-cell>
          <table:table-cell table:formula="of:=MAX(0; MIN([.B$55] + ([.$A86] - [.D$52]) * [.C$55]; 1))" office:value-type="percentage" office:value="0.75">
            <text:p>75.0%</text:p>
          </table:table-cell>
          <table:table-cell/>
          <table:table-cell table:formula="of:=MAX(0; ROUND(POWER([.$A86] - [.F$52]; [.F$53]) * [.G$53]))" office:value-type="float" office:value="263">
            <text:p>263</text:p>
          </table:table-cell>
          <table:table-cell table:formula="of:=MAX(0; ROUND(POWER([.$A86] - [.F$52]; [.F$54]) * [.G$54]))" office:value-type="float" office:value="341">
            <text:p>341</text:p>
          </table:table-cell>
          <table:table-cell table:formula="of:=MAX(0; MIN([.F$55] + ([.$A86] - [.H$52]) * [.G$55]; 1))" office:value-type="percentage" office:value="1">
            <text:p>100.0%</text:p>
          </table:table-cell>
          <table:table-cell/>
          <table:table-cell table:formula="of:=MAX(0; ROUND(POWER([.$A86] - [.J$52]; [.J$53]) * [.K$53]))" office:value-type="float" office:value="461">
            <text:p>461</text:p>
          </table:table-cell>
          <table:table-cell table:formula="of:=MAX(0; ROUND(POWER([.$A86] - [.J$52]; [.J$54]) * [.K$54]))" office:value-type="float" office:value="557">
            <text:p>557</text:p>
          </table:table-cell>
          <table:table-cell table:formula="of:=MAX(0; MIN([.J$55] + ([.$A86] - [.L$52]) * [.K$55]; 1))" office:value-type="percentage" office:value="0.9">
            <text:p>90.0%</text:p>
          </table:table-cell>
          <table:table-cell/>
          <table:table-cell table:formula="of:=MAX(0; ROUND(POWER([.$A86] - [.N$52]; [.N$53]) * [.O$53]))" office:value-type="float" office:value="222">
            <text:p>222</text:p>
          </table:table-cell>
          <table:table-cell table:formula="of:=MAX(0; ROUND(POWER([.$A86] - [.N$52]; [.N$54]) * [.O$54]))" office:value-type="float" office:value="477">
            <text:p>477</text:p>
          </table:table-cell>
          <table:table-cell table:formula="of:=MAX(0; MIN([.N$55] + ([.$A86] - [.P$52]) * [.O$55]; 1))" office:value-type="percentage" office:value="0.6">
            <text:p>60.0%</text:p>
          </table:table-cell>
          <table:table-cell/>
          <table:table-cell table:formula="of:=MAX(0; ROUND(POWER([.$A86] - [.R$52]; [.R$53]) * [.S$53]))" office:value-type="float" office:value="166">
            <text:p>166</text:p>
          </table:table-cell>
          <table:table-cell table:formula="of:=MAX(0; ROUND(POWER([.$A86] - [.R$52]; [.R$54]) * [.S$54]))" office:value-type="float" office:value="444">
            <text:p>444</text:p>
          </table:table-cell>
          <table:table-cell table:formula="of:=MAX(0; MIN([.R$55] + ([.$A86] - [.T$52]) * [.S$55]; 1))" office:value-type="percentage" office:value="0.75">
            <text:p>75.0%</text:p>
          </table:table-cell>
          <table:table-cell/>
          <table:table-cell table:formula="of:=MAX(0; ROUND(POWER([.$A86] - [.V$52]; [.V$53]) * [.W$53]))" office:value-type="float" office:value="204">
            <text:p>204</text:p>
          </table:table-cell>
          <table:table-cell table:formula="of:=MAX(0; ROUND(POWER([.$A86] - [.V$52]; [.V$54]) * [.W$54]))" office:value-type="float" office:value="325">
            <text:p>325</text:p>
          </table:table-cell>
          <table:table-cell table:formula="of:=MAX(0; MIN([.V$55] + ([.$A86] - [.X$52]) * [.W$55]; 1))" office:value-type="percentage" office:value="0.9">
            <text:p>90.0%</text:p>
          </table:table-cell>
          <table:table-cell/>
          <table:table-cell table:formula="of:=MAX(0; ROUND(POWER([.$A86] - [.Z$52]; [.Z$53]) * [.AA$53]))" office:value-type="float" office:value="93">
            <text:p>93</text:p>
          </table:table-cell>
          <table:table-cell table:formula="of:=MAX(0; ROUND(POWER([.$A86] - [.Z$52]; [.Z$54]) * [.AA$54]))" office:value-type="float" office:value="219">
            <text:p>219</text:p>
          </table:table-cell>
          <table:table-cell table:formula="of:=MAX(0; MIN([.Z$55] + ([.$A86] - [.AB$52]) * [.AA$55]; 1))" office:value-type="percentage" office:value="0.6">
            <text:p>60.0%</text:p>
          </table:table-cell>
          <table:table-cell table:number-columns-repeated="3"/>
          <table:table-cell table:style-name="ce95"/>
          <table:table-cell table:number-columns-repeated="992"/>
        </table:table-row>
        <table:table-row table:style-name="ro1">
          <table:table-cell office:value-type="float" office:value="31">
            <text:p>31</text:p>
          </table:table-cell>
          <table:table-cell table:formula="of:=MAX(0; ROUND(POWER([.$A87] - [.B$52]; [.B$53]) * [.C$53]))" office:value-type="float" office:value="525">
            <text:p>525</text:p>
          </table:table-cell>
          <table:table-cell table:formula="of:=MAX(0; ROUND(POWER([.$A87] - [.B$52]; [.B$54]) * [.C$54]))" office:value-type="float" office:value="725">
            <text:p>725</text:p>
          </table:table-cell>
          <table:table-cell table:formula="of:=MAX(0; MIN([.B$55] + ([.$A87] - [.D$52]) * [.C$55]; 1))" office:value-type="percentage" office:value="0.775">
            <text:p>77.5%</text:p>
          </table:table-cell>
          <table:table-cell/>
          <table:table-cell table:formula="of:=MAX(0; ROUND(POWER([.$A87] - [.F$52]; [.F$53]) * [.G$53]))" office:value-type="float" office:value="276">
            <text:p>276</text:p>
          </table:table-cell>
          <table:table-cell table:formula="of:=MAX(0; ROUND(POWER([.$A87] - [.F$52]; [.F$54]) * [.G$54]))" office:value-type="float" office:value="359">
            <text:p>359</text:p>
          </table:table-cell>
          <table:table-cell table:formula="of:=MAX(0; MIN([.F$55] + ([.$A87] - [.H$52]) * [.G$55]; 1))" office:value-type="percentage" office:value="1">
            <text:p>100.0%</text:p>
          </table:table-cell>
          <table:table-cell/>
          <table:table-cell table:formula="of:=MAX(0; ROUND(POWER([.$A87] - [.J$52]; [.J$53]) * [.K$53]))" office:value-type="float" office:value="489">
            <text:p>489</text:p>
          </table:table-cell>
          <table:table-cell table:formula="of:=MAX(0; ROUND(POWER([.$A87] - [.J$52]; [.J$54]) * [.K$54]))" office:value-type="float" office:value="590">
            <text:p>590</text:p>
          </table:table-cell>
          <table:table-cell table:formula="of:=MAX(0; MIN([.J$55] + ([.$A87] - [.L$52]) * [.K$55]; 1))" office:value-type="percentage" office:value="0.93">
            <text:p>93.0%</text:p>
          </table:table-cell>
          <table:table-cell/>
          <table:table-cell table:formula="of:=MAX(0; ROUND(POWER([.$A87] - [.N$52]; [.N$53]) * [.O$53]))" office:value-type="float" office:value="233">
            <text:p>233</text:p>
          </table:table-cell>
          <table:table-cell table:formula="of:=MAX(0; ROUND(POWER([.$A87] - [.N$52]; [.N$54]) * [.O$54]))" office:value-type="float" office:value="501">
            <text:p>501</text:p>
          </table:table-cell>
          <table:table-cell table:formula="of:=MAX(0; MIN([.N$55] + ([.$A87] - [.P$52]) * [.O$55]; 1))" office:value-type="percentage" office:value="0.62">
            <text:p>62.0%</text:p>
          </table:table-cell>
          <table:table-cell/>
          <table:table-cell table:formula="of:=MAX(0; ROUND(POWER([.$A87] - [.R$52]; [.R$53]) * [.S$53]))" office:value-type="float" office:value="173">
            <text:p>173</text:p>
          </table:table-cell>
          <table:table-cell table:formula="of:=MAX(0; ROUND(POWER([.$A87] - [.R$52]; [.R$54]) * [.S$54]))" office:value-type="float" office:value="465">
            <text:p>465</text:p>
          </table:table-cell>
          <table:table-cell table:formula="of:=MAX(0; MIN([.R$55] + ([.$A87] - [.T$52]) * [.S$55]; 1))" office:value-type="percentage" office:value="0.775">
            <text:p>77.5%</text:p>
          </table:table-cell>
          <table:table-cell/>
          <table:table-cell table:formula="of:=MAX(0; ROUND(POWER([.$A87] - [.V$52]; [.V$53]) * [.W$53]))" office:value-type="float" office:value="212">
            <text:p>212</text:p>
          </table:table-cell>
          <table:table-cell table:formula="of:=MAX(0; ROUND(POWER([.$A87] - [.V$52]; [.V$54]) * [.W$54]))" office:value-type="float" office:value="339">
            <text:p>339</text:p>
          </table:table-cell>
          <table:table-cell table:formula="of:=MAX(0; MIN([.V$55] + ([.$A87] - [.X$52]) * [.W$55]; 1))" office:value-type="percentage" office:value="0.93">
            <text:p>93.0%</text:p>
          </table:table-cell>
          <table:table-cell/>
          <table:table-cell table:formula="of:=MAX(0; ROUND(POWER([.$A87] - [.Z$52]; [.Z$53]) * [.AA$53]))" office:value-type="float" office:value="96">
            <text:p>96</text:p>
          </table:table-cell>
          <table:table-cell table:formula="of:=MAX(0; ROUND(POWER([.$A87] - [.Z$52]; [.Z$54]) * [.AA$54]))" office:value-type="float" office:value="228">
            <text:p>228</text:p>
          </table:table-cell>
          <table:table-cell table:formula="of:=MAX(0; MIN([.Z$55] + ([.$A87] - [.AB$52]) * [.AA$55]; 1))" office:value-type="percentage" office:value="0.62">
            <text:p>62.0%</text:p>
          </table:table-cell>
          <table:table-cell table:number-columns-repeated="3"/>
          <table:table-cell table:style-name="ce95"/>
          <table:table-cell table:number-columns-repeated="992"/>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5" svg:width="1.8035in" svg:height="0.3657in" svg:x="0.8807in" svg:y="0in" draw:control="control3"/>
          </table:table-cell>
        </table:table-row>
      </table:table>
      <table:named-expressions>
        <table:named-range table:name="TitleFilter" table:base-cell-address="$Main.$B$269" table:cell-range-address="$Main.$B$575:.$E$577"/>
      </table:named-expressions>
      <table:database-ranges>
        <table:database-range table:target-range-address="Main.A2:Main.P572" table:contains-header="false">
          <table:filter>
            <table:filter-or>
              <table:filter-condition table:field-number="0" table:value="T Building Repair" table:operator="="/>
              <table:filter-condition table:field-number="0" table:value="B Healing Cente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number:percentage-style style:name="N185">
      <number:number number:decimal-places="1" number:min-integer-digits="0"/>
      <number:text>%</number:text>
    </number:percentage-style>
    <number:percentage-style style:name="N186">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3">11/23/2011</text:date>, <text:time>00:07: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1-23T00:07:56</dc:date>
    <dc:creator>Artūras Šlajus</dc:creator>
    <meta:editing-duration>P4DT7H13M21S</meta:editing-duration>
    <meta:editing-cycles>433</meta:editing-cycles>
    <meta:generator>LibreOffice/3.3$Linux LibreOffice_project/330m19$Build-401</meta:generator>
    <meta:document-statistic meta:table-count="5" meta:cell-count="8778"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export("raiders.txt", "Raider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DepRaw(value1, value2, num_levels)
	linDepRaw = linear_dep_raw(value1, value2, num_levels)
end function

' Given min is 0 and max is passed, return linear dependency where
' first level also counts.
function linDepWithFirstLevel(max, maxLvl)
	coefs = linDepRaw(0, max, maxLvl + 1)
	firstConst = superformula1(2, coefs) - 1
	coefs = linDepRaw(0, max - firstConst, maxLvl)
	coefs(0) = firstConst
	
	linDepWithFirstLevel = coef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lin dep(start: 0, end: 60)
		' Damage mod: lin dep(start: 0, end: 140)
		armorMax = 60
		dmgMax = 140
		
		if isMissing(skipFirstLevel) then
			skipFirstLevel = 1
		end if 
			
		if skipFirstLevel = 1 then
			armorCoefs = linDepRaw(0, armorMax, maxLvl)
			dmgCoefs = linDepRaw(0, dmgMax, maxLvl)
		else
			' Make first level also count
			armorCoefs = linDepWithFirstLevel(armorMax, maxLvl)
			dmgCoefs = lin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lin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